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7.68mm"/>
    </style:style>
    <style:style style:name="co2" style:family="table-column">
      <style:table-column-properties fo:break-before="auto" style:column-width="55.77mm"/>
    </style:style>
    <style:style style:name="co3" style:family="table-column">
      <style:table-column-properties fo:break-before="auto" style:column-width="51.68mm"/>
    </style:style>
    <style:style style:name="co4" style:family="table-column">
      <style:table-column-properties fo:break-before="auto" style:column-width="71.77mm"/>
    </style:style>
    <style:style style:name="co5" style:family="table-column">
      <style:table-column-properties fo:break-before="auto" style:column-width="90.84mm"/>
    </style:style>
    <style:style style:name="co6" style:family="table-column">
      <style:table-column-properties fo:break-before="auto" style:column-width="57.47mm"/>
    </style:style>
    <style:style style:name="co7" style:family="table-column">
      <style:table-column-properties fo:break-before="auto" style:column-width="93.89mm"/>
    </style:style>
    <style:style style:name="co8" style:family="table-column">
      <style:table-column-properties fo:break-before="auto" style:column-width="68.03mm"/>
    </style:style>
    <style:style style:name="co9" style:family="table-column">
      <style:table-column-properties fo:break-before="auto" style:column-width="67.35mm"/>
    </style:style>
    <style:style style:name="co10" style:family="table-column">
      <style:table-column-properties fo:break-before="auto" style:column-width="71.44mm"/>
    </style:style>
    <style:style style:name="co11" style:family="table-column">
      <style:table-column-properties fo:break-before="auto" style:column-width="68.37mm"/>
    </style:style>
    <style:style style:name="co12" style:family="table-column">
      <style:table-column-properties fo:break-before="auto" style:column-width="72.4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64.08mm"/>
    </style:style>
    <style:style style:name="co15" style:family="table-column">
      <style:table-column-properties fo:break-before="auto" style:column-width="53.18mm"/>
    </style:style>
    <style:style style:name="co16" style:family="table-column">
      <style:table-column-properties fo:break-before="auto" style:column-width="64.35mm"/>
    </style:style>
    <style:style style:name="co17" style:family="table-column">
      <style:table-column-properties fo:break-before="auto" style:column-width="49.64mm"/>
    </style:style>
    <style:style style:name="co18" style:family="table-column">
      <style:table-column-properties fo:break-before="auto" style:column-width="88.04mm"/>
    </style:style>
    <style:style style:name="co19" style:family="table-column">
      <style:table-column-properties fo:break-before="auto" style:column-width="53.46mm"/>
    </style:style>
    <style:style style:name="co20" style:family="table-column">
      <style:table-column-properties fo:break-before="auto" style:column-width="89.68mm"/>
    </style:style>
    <style:style style:name="co21" style:family="table-column">
      <style:table-column-properties fo:break-before="auto" style:column-width="63.25mm"/>
    </style:style>
    <style:style style:name="co22" style:family="table-column">
      <style:table-column-properties fo:break-before="auto" style:column-width="67.08mm"/>
    </style:style>
    <style:style style:name="co23" style:family="table-column">
      <style:table-column-properties fo:break-before="auto" style:column-width="68.16mm"/>
    </style:style>
    <style:style style:name="co24" style:family="table-column">
      <style:table-column-properties fo:break-before="auto" style:column-width="70.61mm"/>
    </style:style>
    <style:style style:name="co25" style:family="table-column">
      <style:table-column-properties fo:break-before="auto" style:column-width="62.18mm"/>
    </style:style>
    <style:style style:name="co26" style:family="table-column">
      <style:table-column-properties fo:break-before="auto" style:column-width="61.08mm"/>
    </style:style>
    <style:style style:name="co27" style:family="table-column">
      <style:table-column-properties fo:break-before="auto" style:column-width="64.89mm"/>
    </style:style>
    <style:style style:name="co28" style:family="table-column">
      <style:table-column-properties fo:break-before="auto" style:column-width="66.53mm"/>
    </style:style>
    <style:style style:name="co29" style:family="table-column">
      <style:table-column-properties fo:break-before="auto" style:column-width="39.85mm"/>
    </style:style>
    <style:style style:name="co30" style:family="table-column">
      <style:table-column-properties fo:break-before="auto" style:column-width="106.29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mac_times_externally_calced" table:style-name="ta1">
        <office:forms form:automatic-focus="false" form:apply-design-mode="false"/>
        <table:shapes>
          <draw:frame draw:z-index="0" draw:style-name="gr1" draw:text-style-name="P1" svg:width="176.81mm" svg:height="101.62mm" svg:x="204.18mm" svg:y="440.23mm">
            <loext:p draw:notify-on-update-of-ranges="mac_times_externally_calced.C128:mac_times_externally_calced.T128 mac_times_externally_calced.A129:mac_times_externally_calced.A129 mac_times_externally_calced.B49:mac_times_externally_calced.T49 mac_times_externally_calced.A130:mac_times_externally_calced.A130 mac_times_externally_calced.B50:mac_times_externally_calced.T50 mac_times_externally_calced.A135:mac_times_externally_calced.A135 mac_times_externally_calced.B55:mac_times_externally_calced.T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3" table:default-cell-style-name="ce1"/>
        <table:table-column table:style-name="co11" table:number-columns-repeated="5" table:default-cell-style-name="ce1"/>
        <table:table-column table:style-name="co12" table:default-cell-style-name="ce1"/>
        <table:table-column table:style-name="co13" table:number-columns-repeated="1004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18.69" calcext:value-type="float">
            <text:p>18,69</text:p>
          </table:table-cell>
          <table:table-cell office:value-type="float" office:value="451.69" calcext:value-type="float">
            <text:p>451,69</text:p>
          </table:table-cell>
          <table:table-cell office:value-type="float" office:value="1658.3" calcext:value-type="float">
            <text:p>1658,3</text:p>
          </table:table-cell>
          <table:table-cell office:value-type="float" office:value="1412.7" calcext:value-type="float">
            <text:p>1412,7</text:p>
          </table:table-cell>
          <table:table-cell office:value-type="float" office:value="1129.07" calcext:value-type="float">
            <text:p>1129,07</text:p>
          </table:table-cell>
          <table:table-cell office:value-type="float" office:value="470.25" calcext:value-type="float">
            <text:p>470,25</text:p>
          </table:table-cell>
          <table:table-cell office:value-type="float" office:value="472.5" calcext:value-type="float">
            <text:p>472,5</text:p>
          </table:table-cell>
          <table:table-cell office:value-type="float" office:value="596.6" calcext:value-type="float">
            <text:p>596,6</text:p>
          </table:table-cell>
          <table:table-cell office:value-type="float" office:value="187.12" calcext:value-type="float">
            <text:p>187,12</text:p>
          </table:table-cell>
          <table:table-cell office:value-type="float" office:value="283" calcext:value-type="float">
            <text:p>283</text:p>
          </table:table-cell>
          <table:table-cell office:value-type="float" office:value="1459.639" calcext:value-type="float">
            <text:p>1459,639</text:p>
          </table:table-cell>
          <table:table-cell office:value-type="float" office:value="1459.621" calcext:value-type="float">
            <text:p>1459,621</text:p>
          </table:table-cell>
          <table:table-cell office:value-type="float" office:value="1459.615" calcext:value-type="float">
            <text:p>1459,615</text:p>
          </table:table-cell>
          <table:table-cell office:value-type="float" office:value="1459.602" calcext:value-type="float">
            <text:p>1459,602</text:p>
          </table:table-cell>
          <table:table-cell office:value-type="float" office:value="1459.599" calcext:value-type="float">
            <text:p>1459,599</text:p>
          </table:table-cell>
          <table:table-cell office:value-type="float" office:value="1397.941" calcext:value-type="float">
            <text:p>1397,94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10.7945" calcext:value-type="float">
            <text:p>10,7945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500.1" calcext:value-type="float">
            <text:p>500,1</text:p>
          </table:table-cell>
          <table:table-cell office:value-type="float" office:value="111.45" calcext:value-type="float">
            <text:p>111,4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320.971" calcext:value-type="float">
            <text:p>320,971</text:p>
          </table:table-cell>
          <table:table-cell office:value-type="float" office:value="320.953" calcext:value-type="float">
            <text:p>320,953</text:p>
          </table:table-cell>
          <table:table-cell office:value-type="float" office:value="320.944" calcext:value-type="float">
            <text:p>320,944</text:p>
          </table:table-cell>
          <table:table-cell office:value-type="float" office:value="199.04" calcext:value-type="float">
            <text:p>199,04</text:p>
          </table:table-cell>
          <table:table-cell office:value-type="float" office:value="215.309" calcext:value-type="float">
            <text:p>215,309</text:p>
          </table:table-cell>
          <table:table-cell office:value-type="float" office:value="281.256" calcext:value-type="float">
            <text:p>281,25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1765" calcext:value-type="float">
            <text:p>11,1765</text:p>
          </table:table-cell>
          <table:table-cell office:value-type="float" office:value="10.8445" calcext:value-type="float">
            <text:p>10,8445</text:p>
          </table:table-cell>
          <table:table-cell office:value-type="float" office:value="11.2278" calcext:value-type="float">
            <text:p>11,2278</text:p>
          </table:table-cell>
          <table:table-cell office:value-type="float" office:value="79.0991" calcext:value-type="float">
            <text:p>79,0991</text:p>
          </table:table-cell>
          <table:table-cell office:value-type="float" office:value="437.644" calcext:value-type="float">
            <text:p>437,644</text:p>
          </table:table-cell>
          <table:table-cell office:value-type="float" office:value="0.027" calcext:value-type="float">
            <text:p>0,027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254.377" calcext:value-type="float">
            <text:p>254,377</text:p>
          </table:table-cell>
          <table:table-cell office:value-type="float" office:value="254.359" calcext:value-type="float">
            <text:p>254,359</text:p>
          </table:table-cell>
          <table:table-cell office:value-type="float" office:value="223.522" calcext:value-type="float">
            <text:p>223,522</text:p>
          </table:table-cell>
          <table:table-cell office:value-type="float" office:value="254.322" calcext:value-type="float">
            <text:p>254,322</text:p>
          </table:table-cell>
          <table:table-cell office:value-type="float" office:value="98.688" calcext:value-type="float">
            <text:p>98,688</text:p>
          </table:table-cell>
          <table:table-cell office:value-type="float" office:value="89.45" calcext:value-type="float">
            <text:p>89,4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741" calcext:value-type="float">
            <text:p>10,4741</text:p>
          </table:table-cell>
          <table:table-cell office:value-type="float" office:value="10.7163" calcext:value-type="float">
            <text:p>10,7163</text:p>
          </table:table-cell>
          <table:table-cell office:value-type="float" office:value="10.6622" calcext:value-type="float">
            <text:p>10,6622</text:p>
          </table:table-cell>
          <table:table-cell office:value-type="float" office:value="51.2801" calcext:value-type="float">
            <text:p>51,2801</text:p>
          </table:table-cell>
          <table:table-cell office:value-type="float" office:value="362.057" calcext:value-type="float">
            <text:p>362,057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179.854" calcext:value-type="float">
            <text:p>179,854</text:p>
          </table:table-cell>
          <table:table-cell office:value-type="float" office:value="125.421" calcext:value-type="float">
            <text:p>125,421</text:p>
          </table:table-cell>
          <table:table-cell office:value-type="float" office:value="125.414" calcext:value-type="float">
            <text:p>125,414</text:p>
          </table:table-cell>
          <table:table-cell office:value-type="float" office:value="0.049" calcext:value-type="float">
            <text:p>0,04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55" calcext:value-type="float">
            <text:p>0,05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38" calcext:value-type="float">
            <text:p>10,4638</text:p>
          </table:table-cell>
          <table:table-cell office:value-type="float" office:value="11.1227" calcext:value-type="float">
            <text:p>11,1227</text:p>
          </table:table-cell>
          <table:table-cell office:value-type="float" office:value="10.6104" calcext:value-type="float">
            <text:p>10,6104</text:p>
          </table:table-cell>
          <table:table-cell office:value-type="float" office:value="50.9634" calcext:value-type="float">
            <text:p>50,9634</text:p>
          </table:table-cell>
          <table:table-cell office:value-type="float" office:value="370.11" calcext:value-type="float">
            <text:p>370,11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2" calcext:value-type="float">
            <text:p>188,572</text:p>
          </table:table-cell>
          <table:table-cell office:value-type="float" office:value="134.138" calcext:value-type="float">
            <text:p>134,138</text:p>
          </table:table-cell>
          <table:table-cell office:value-type="float" office:value="134.128" calcext:value-type="float">
            <text:p>134,12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<text:s/>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10.5766" calcext:value-type="float">
            <text:p>10,5766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370.114" calcext:value-type="float">
            <text:p>370,114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5" calcext:value-type="float">
            <text:p>188,575</text:p>
          </table:table-cell>
          <table:table-cell office:value-type="float" office:value="134.142" calcext:value-type="float">
            <text:p>134,142</text:p>
          </table:table-cell>
          <table:table-cell office:value-type="float" office:value="134.133" calcext:value-type="float">
            <text:p>134,13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4" calcext:value-type="float">
            <text:p>0,00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13.95" calcext:value-type="float">
            <text:p>13,95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844.926" calcext:value-type="float">
            <text:p>844,926</text:p>
          </table:table-cell>
          <table:table-cell office:value-type="float" office:value="361.32" calcext:value-type="float">
            <text:p>361,32</text:p>
          </table:table-cell>
          <table:table-cell office:value-type="float" office:value="0.163" calcext:value-type="float">
            <text:p>0,163</text:p>
          </table:table-cell>
          <table:table-cell office:value-type="float" office:value="0.083" calcext:value-type="float">
            <text:p>0,083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655.404" calcext:value-type="float">
            <text:p>655,404</text:p>
          </table:table-cell>
          <table:table-cell office:value-type="float" office:value="655.386" calcext:value-type="float">
            <text:p>655,386</text:p>
          </table:table-cell>
          <table:table-cell office:value-type="float" office:value="655.38" calcext:value-type="float">
            <text:p>655,38</text:p>
          </table:table-cell>
          <table:table-cell office:value-type="float" office:value="655.367" calcext:value-type="float">
            <text:p>655,367</text:p>
          </table:table-cell>
          <table:table-cell office:value-type="float" office:value="655.365" calcext:value-type="float">
            <text:p>655,365</text:p>
          </table:table-cell>
          <table:table-cell office:value-type="float" office:value="595.806" calcext:value-type="float">
            <text:p>595,80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10.9" calcext:value-type="float">
            <text:p>10,9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445.785" calcext:value-type="float">
            <text:p>445,78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63.267" calcext:value-type="float">
            <text:p>263,267</text:p>
          </table:table-cell>
          <table:table-cell office:value-type="float" office:value="263.249" calcext:value-type="float">
            <text:p>263,249</text:p>
          </table:table-cell>
          <table:table-cell office:value-type="float" office:value="175.534" calcext:value-type="float">
            <text:p>175,534</text:p>
          </table:table-cell>
          <table:table-cell office:value-type="float" office:value="87.812" calcext:value-type="float">
            <text:p>87,81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63" calcext:value-type="float">
            <text:p>0,063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11.096" calcext:value-type="float">
            <text:p>11,096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436.925" calcext:value-type="float">
            <text:p>436,92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54.777" calcext:value-type="float">
            <text:p>254,777</text:p>
          </table:table-cell>
          <table:table-cell office:value-type="float" office:value="254.759" calcext:value-type="float">
            <text:p>254,759</text:p>
          </table:table-cell>
          <table:table-cell office:value-type="float" office:value="101.96" calcext:value-type="float">
            <text:p>101,96</text:p>
          </table:table-cell>
          <table:table-cell office:value-type="float" office:value="0.072" calcext:value-type="float">
            <text:p>0,072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3" calcext:value-type="float">
            <text:p>0,03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10.96" calcext:value-type="float">
            <text:p>10,96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485.329" calcext:value-type="float">
            <text:p>485,329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355" calcext:value-type="float">
            <text:p>300,355</text:p>
          </table:table-cell>
          <table:table-cell office:value-type="float" office:value="120.194" calcext:value-type="float">
            <text:p>120,19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2" calcext:value-type="float">
            <text:p>0,0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22.0486" calcext:value-type="float">
            <text:p>22,0486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1584.896" calcext:value-type="float">
            <text:p>1584,896</text:p>
          </table:table-cell>
          <table:table-cell office:value-type="float" office:value="1379.551" calcext:value-type="float">
            <text:p>1379,551</text:p>
          </table:table-cell>
          <table:table-cell office:value-type="float" office:value="1290.738" calcext:value-type="float">
            <text:p>1290,738</text:p>
          </table:table-cell>
          <table:table-cell office:value-type="float" office:value="1126.555" calcext:value-type="float">
            <text:p>1126,555</text:p>
          </table:table-cell>
          <table:table-cell office:value-type="float" office:value="1057.99" calcext:value-type="float">
            <text:p>1057,99</text:p>
          </table:table-cell>
          <table:table-cell office:value-type="float" office:value="830.761" calcext:value-type="float">
            <text:p>830,761</text:p>
          </table:table-cell>
          <table:table-cell office:value-type="float" office:value="736.153" calcext:value-type="float">
            <text:p>736,153</text:p>
          </table:table-cell>
          <table:table-cell office:value-type="float" office:value="448.285" calcext:value-type="float">
            <text:p>448,285</text:p>
          </table:table-cell>
          <table:table-cell office:value-type="float" office:value="1564.365" calcext:value-type="float">
            <text:p>1564,365</text:p>
          </table:table-cell>
          <table:table-cell office:value-type="float" office:value="1555.761" calcext:value-type="float">
            <text:p>1555,761</text:p>
          </table:table-cell>
          <table:table-cell office:value-type="float" office:value="1508.442" calcext:value-type="float">
            <text:p>1508,442</text:p>
          </table:table-cell>
          <table:table-cell office:value-type="float" office:value="1508.727" calcext:value-type="float">
            <text:p>1508,727</text:p>
          </table:table-cell>
          <table:table-cell office:value-type="float" office:value="1470.011" calcext:value-type="float">
            <text:p>1470,011</text:p>
          </table:table-cell>
          <table:table-cell office:value-type="float" office:value="1455.098" calcext:value-type="float">
            <text:p>1455,09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11.1896" calcext:value-type="float">
            <text:p>11,1896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10.73" calcext:value-type="float">
            <text:p>510,73</text:p>
          </table:table-cell>
          <table:table-cell office:value-type="float" office:value="88.9" calcext:value-type="float">
            <text:p>88,9</text:p>
          </table:table-cell>
          <table:table-cell office:value-type="float" office:value="24.4" calcext:value-type="float">
            <text:p>24,4</text:p>
          </table:table-cell>
          <table:table-cell office:value-type="float" office:value="53.964" calcext:value-type="float">
            <text:p>53,96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480.331" calcext:value-type="float">
            <text:p>480,331</text:p>
          </table:table-cell>
          <table:table-cell office:value-type="float" office:value="466.807" calcext:value-type="float">
            <text:p>466,807</text:p>
          </table:table-cell>
          <table:table-cell office:value-type="float" office:value="423.789" calcext:value-type="float">
            <text:p>423,789</text:p>
          </table:table-cell>
          <table:table-cell office:value-type="float" office:value="409.759" calcext:value-type="float">
            <text:p>409,759</text:p>
          </table:table-cell>
          <table:table-cell office:value-type="float" office:value="329.902" calcext:value-type="float">
            <text:p>329,902</text:p>
          </table:table-cell>
          <table:table-cell office:value-type="float" office:value="355.827" calcext:value-type="float">
            <text:p>355,82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241" calcext:value-type="float">
            <text:p>10,4241</text:p>
          </table:table-cell>
          <table:table-cell office:value-type="float" office:value="10.3074" calcext:value-type="float">
            <text:p>10,3074</text:p>
          </table:table-cell>
          <table:table-cell office:value-type="float" office:value="10.8118" calcext:value-type="float">
            <text:p>10,8118</text:p>
          </table:table-cell>
          <table:table-cell office:value-type="float" office:value="75.5655" calcext:value-type="float">
            <text:p>75,5655</text:p>
          </table:table-cell>
          <table:table-cell office:value-type="float" office:value="472.401" calcext:value-type="float">
            <text:p>472,401</text:p>
          </table:table-cell>
          <table:table-cell office:value-type="float" office:value="145.626" calcext:value-type="float">
            <text:p>145,626</text:p>
          </table:table-cell>
          <table:table-cell office:value-type="float" office:value="104.216" calcext:value-type="float">
            <text:p>104,216</text:p>
          </table:table-cell>
          <table:table-cell office:value-type="float" office:value="0.016" calcext:value-type="float">
            <text:p>0,016</text:p>
          </table:table-cell>
          <table:table-cell office:value-type="float" office:value="64.122" calcext:value-type="float">
            <text:p>64,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4.355" calcext:value-type="float">
            <text:p>444,355</text:p>
          </table:table-cell>
          <table:table-cell office:value-type="float" office:value="431.744" calcext:value-type="float">
            <text:p>431,744</text:p>
          </table:table-cell>
          <table:table-cell office:value-type="float" office:value="367.232" calcext:value-type="float">
            <text:p>367,232</text:p>
          </table:table-cell>
          <table:table-cell office:value-type="float" office:value="350.012" calcext:value-type="float">
            <text:p>350,012</text:p>
          </table:table-cell>
          <table:table-cell office:value-type="float" office:value="306.986" calcext:value-type="float">
            <text:p>306,986</text:p>
          </table:table-cell>
          <table:table-cell office:value-type="float" office:value="265.304" calcext:value-type="float">
            <text:p>265,30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5432" calcext:value-type="float">
            <text:p>10,5432</text:p>
          </table:table-cell>
          <table:table-cell office:value-type="float" office:value="10.5061" calcext:value-type="float">
            <text:p>10,5061</text:p>
          </table:table-cell>
          <table:table-cell office:value-type="float" office:value="10.4446" calcext:value-type="float">
            <text:p>10,4446</text:p>
          </table:table-cell>
          <table:table-cell office:value-type="float" office:value="55.9792" calcext:value-type="float">
            <text:p>55,9792</text:p>
          </table:table-cell>
          <table:table-cell office:value-type="float" office:value="416.331" calcext:value-type="float">
            <text:p>416,331</text:p>
          </table:table-cell>
          <table:table-cell office:value-type="float" office:value="65.751" calcext:value-type="float">
            <text:p>65,751</text:p>
          </table:table-cell>
          <table:table-cell office:value-type="float" office:value="30.769" calcext:value-type="float">
            <text:p>30,769</text:p>
          </table:table-cell>
          <table:table-cell office:value-type="float" office:value="30.282" calcext:value-type="float">
            <text:p>30,2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.388" calcext:value-type="float">
            <text:p>390,388</text:p>
          </table:table-cell>
          <table:table-cell office:value-type="float" office:value="367.295" calcext:value-type="float">
            <text:p>367,295</text:p>
          </table:table-cell>
          <table:table-cell office:value-type="float" office:value="314.191" calcext:value-type="float">
            <text:p>314,191</text:p>
          </table:table-cell>
          <table:table-cell office:value-type="float" office:value="303.362" calcext:value-type="float">
            <text:p>303,362</text:p>
          </table:table-cell>
          <table:table-cell office:value-type="float" office:value="251.834" calcext:value-type="float">
            <text:p>251,834</text:p>
          </table:table-cell>
          <table:table-cell office:value-type="float" office:value="222.687" calcext:value-type="float">
            <text:p>222,68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5" calcext:value-type="float">
            <text:p>10,5</text:p>
          </table:table-cell>
          <table:table-cell office:value-type="float" office:value="10.4414" calcext:value-type="float">
            <text:p>10,4414</text:p>
          </table:table-cell>
          <table:table-cell office:value-type="float" office:value="10.1476" calcext:value-type="float">
            <text:p>10,1476</text:p>
          </table:table-cell>
          <table:table-cell office:value-type="float" office:value="50.7638" calcext:value-type="float">
            <text:p>50,7638</text:p>
          </table:table-cell>
          <table:table-cell office:value-type="float" office:value="398.732" calcext:value-type="float">
            <text:p>398,732</text:p>
          </table:table-cell>
          <table:table-cell office:value-type="float" office:value="39.206" calcext:value-type="float">
            <text:p>39,20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1.687" calcext:value-type="float">
            <text:p>371,687</text:p>
          </table:table-cell>
          <table:table-cell office:value-type="float" office:value="351.378" calcext:value-type="float">
            <text:p>351,378</text:p>
          </table:table-cell>
          <table:table-cell office:value-type="float" office:value="258.417" calcext:value-type="float">
            <text:p>258,417</text:p>
          </table:table-cell>
          <table:table-cell office:value-type="float" office:value="225.949" calcext:value-type="float">
            <text:p>225,949</text:p>
          </table:table-cell>
          <table:table-cell office:value-type="float" office:value="183.029" calcext:value-type="float">
            <text:p>183,029</text:p>
          </table:table-cell>
          <table:table-cell office:value-type="float" office:value="171.811" calcext:value-type="float">
            <text:p>171,81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<text:s/>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10.0629" calcext:value-type="float">
            <text:p>10,062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398.83" calcext:value-type="float">
            <text:p>398,83</text:p>
          </table:table-cell>
          <table:table-cell office:value-type="float" office:value="109.417" calcext:value-type="float">
            <text:p>109,417</text:p>
          </table:table-cell>
          <table:table-cell office:value-type="float" office:value="21.877" calcext:value-type="float">
            <text:p>21,877</text:p>
          </table:table-cell>
          <table:table-cell office:value-type="float" office:value="58.354" calcext:value-type="float">
            <text:p>58,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2.519" calcext:value-type="float">
            <text:p>372,519</text:p>
          </table:table-cell>
          <table:table-cell office:value-type="float" office:value="349.426" calcext:value-type="float">
            <text:p>349,426</text:p>
          </table:table-cell>
          <table:table-cell office:value-type="float" office:value="290.53" calcext:value-type="float">
            <text:p>290,53</text:p>
          </table:table-cell>
          <table:table-cell office:value-type="float" office:value="273.605" calcext:value-type="float">
            <text:p>273,605</text:p>
          </table:table-cell>
          <table:table-cell office:value-type="float" office:value="199.19" calcext:value-type="float">
            <text:p>199,19</text:p>
          </table:table-cell>
          <table:table-cell office:value-type="float" office:value="232.66" calcext:value-type="float">
            <text:p>232,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15.4757" calcext:value-type="float">
            <text:p>15,4757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018.177" calcext:value-type="float">
            <text:p>1018,177</text:p>
          </table:table-cell>
          <table:table-cell office:value-type="float" office:value="806.363" calcext:value-type="float">
            <text:p>806,363</text:p>
          </table:table-cell>
          <table:table-cell office:value-type="float" office:value="656.179" calcext:value-type="float">
            <text:p>656,179</text:p>
          </table:table-cell>
          <table:table-cell office:value-type="float" office:value="398.248" calcext:value-type="float">
            <text:p>398,248</text:p>
          </table:table-cell>
          <table:table-cell office:value-type="float" office:value="241.353" calcext:value-type="float">
            <text:p>241,353</text:p>
          </table:table-cell>
          <table:table-cell office:value-type="float" office:value="48.27" calcext:value-type="float">
            <text:p>48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4.492" calcext:value-type="float">
            <text:p>994,492</text:p>
          </table:table-cell>
          <table:table-cell office:value-type="float" office:value="985.888" calcext:value-type="float">
            <text:p>985,888</text:p>
          </table:table-cell>
          <table:table-cell office:value-type="float" office:value="942.871" calcext:value-type="float">
            <text:p>942,871</text:p>
          </table:table-cell>
          <table:table-cell office:value-type="float" office:value="939.099" calcext:value-type="float">
            <text:p>939,099</text:p>
          </table:table-cell>
          <table:table-cell office:value-type="float" office:value="888.538" calcext:value-type="float">
            <text:p>888,538</text:p>
          </table:table-cell>
          <table:table-cell office:value-type="float" office:value="869.711" calcext:value-type="float">
            <text:p>869,71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11.0135" calcext:value-type="float">
            <text:p>11,0135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89.638" calcext:value-type="float">
            <text:p>489,638</text:p>
          </table:table-cell>
          <table:table-cell office:value-type="float" office:value="102.81" calcext:value-type="float">
            <text:p>102,81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1.524" calcext:value-type="float">
            <text:p>461,524</text:p>
          </table:table-cell>
          <table:table-cell office:value-type="float" office:value="447.023" calcext:value-type="float">
            <text:p>447,023</text:p>
          </table:table-cell>
          <table:table-cell office:value-type="float" office:value="380.416" calcext:value-type="float">
            <text:p>380,416</text:p>
          </table:table-cell>
          <table:table-cell office:value-type="float" office:value="361.128" calcext:value-type="float">
            <text:p>361,128</text:p>
          </table:table-cell>
          <table:table-cell office:value-type="float" office:value="314.92" calcext:value-type="float">
            <text:p>314,92</text:p>
          </table:table-cell>
          <table:table-cell office:value-type="float" office:value="292.371" calcext:value-type="float">
            <text:p>292,371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10.8965" calcext:value-type="float">
            <text:p>10,896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475.186" calcext:value-type="float">
            <text:p>475,186</text:p>
          </table:table-cell>
          <table:table-cell office:value-type="float" office:value="34.899" calcext:value-type="float">
            <text:p>34,899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5.647" calcext:value-type="float">
            <text:p>445,647</text:p>
          </table:table-cell>
          <table:table-cell office:value-type="float" office:value="430.12" calcext:value-type="float">
            <text:p>430,12</text:p>
          </table:table-cell>
          <table:table-cell office:value-type="float" office:value="380.179" calcext:value-type="float">
            <text:p>380,179</text:p>
          </table:table-cell>
          <table:table-cell office:value-type="float" office:value="342.94" calcext:value-type="float">
            <text:p>342,94</text:p>
          </table:table-cell>
          <table:table-cell office:value-type="float" office:value="294.679" calcext:value-type="float">
            <text:p>294,679</text:p>
          </table:table-cell>
          <table:table-cell office:value-type="float" office:value="193.92" calcext:value-type="float">
            <text:p>193,9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10.8835" calcext:value-type="float">
            <text:p>10,8835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535.91" calcext:value-type="float">
            <text:p>535,91</text:p>
          </table:table-cell>
          <table:table-cell office:value-type="float" office:value="39.236" calcext:value-type="float">
            <text:p>39,23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6.067" calcext:value-type="float">
            <text:p>496,067</text:p>
          </table:table-cell>
          <table:table-cell office:value-type="float" office:value="479.34" calcext:value-type="float">
            <text:p>479,34</text:p>
          </table:table-cell>
          <table:table-cell office:value-type="float" office:value="428.198" calcext:value-type="float">
            <text:p>428,198</text:p>
          </table:table-cell>
          <table:table-cell office:value-type="float" office:value="383.757" calcext:value-type="float">
            <text:p>383,757</text:p>
          </table:table-cell>
          <table:table-cell office:value-type="float" office:value="333.095" calcext:value-type="float">
            <text:p>333,095</text:p>
          </table:table-cell>
          <table:table-cell office:value-type="float" office:value="216.729" calcext:value-type="float">
            <text:p>216,729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54.6345" calcext:value-type="float">
            <text:p>54,634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3200.102" calcext:value-type="float">
            <text:p>3200,102</text:p>
          </table:table-cell>
          <table:table-cell office:value-type="float" office:value="2847.693" calcext:value-type="float">
            <text:p>2847,693</text:p>
          </table:table-cell>
          <table:table-cell office:value-type="float" office:value="2714.005" calcext:value-type="float">
            <text:p>2714,005</text:p>
          </table:table-cell>
          <table:table-cell office:value-type="float" office:value="2290.806" calcext:value-type="float">
            <text:p>2290,806</text:p>
          </table:table-cell>
          <table:table-cell office:value-type="float" office:value="1504.596" calcext:value-type="float">
            <text:p>1504,596</text:p>
          </table:table-cell>
          <table:table-cell office:value-type="float" office:value="1214.089" calcext:value-type="float">
            <text:p>1214,089</text:p>
          </table:table-cell>
          <table:table-cell office:value-type="float" office:value="845.382" calcext:value-type="float">
            <text:p>845,382</text:p>
          </table:table-cell>
          <table:table-cell office:value-type="float" office:value="244.335" calcext:value-type="float">
            <text:p>244,335</text:p>
          </table:table-cell>
          <table:table-cell office:value-type="float" office:value="3136.864" calcext:value-type="float">
            <text:p>3136,864</text:p>
          </table:table-cell>
          <table:table-cell office:value-type="float" office:value="3043.137" calcext:value-type="float">
            <text:p>3043,137</text:p>
          </table:table-cell>
          <table:table-cell office:value-type="float" office:value="2986.625" calcext:value-type="float">
            <text:p>2986,625</text:p>
          </table:table-cell>
          <table:table-cell office:value-type="float" office:value="2845.909" calcext:value-type="float">
            <text:p>2845,909</text:p>
          </table:table-cell>
          <table:table-cell office:value-type="float" office:value="2826.85" calcext:value-type="float">
            <text:p>2826,85</text:p>
          </table:table-cell>
          <table:table-cell office:value-type="float" office:value="2817.518" calcext:value-type="float">
            <text:p>2817,51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35.474" calcext:value-type="float">
            <text:p>35,474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1032.212" calcext:value-type="float">
            <text:p>1032,212</text:p>
          </table:table-cell>
          <table:table-cell office:value-type="float" office:value="247.378" calcext:value-type="float">
            <text:p>247,378</text:p>
          </table:table-cell>
          <table:table-cell office:value-type="float" office:value="190.12" calcext:value-type="float">
            <text:p>190,12</text:p>
          </table:table-cell>
          <table:table-cell office:value-type="float" office:value="52.058" calcext:value-type="float">
            <text:p>52,058</text:p>
          </table:table-cell>
          <table:table-cell office:value-type="float" office:value="50.303" calcext:value-type="float">
            <text:p>50,303</text:p>
          </table:table-cell>
          <table:table-cell office:value-type="float" office:value="185.405" calcext:value-type="float">
            <text:p>185,405</text:p>
          </table:table-cell>
          <table:table-cell office:value-type="float" office:value="48.639" calcext:value-type="float">
            <text:p>48,639</text:p>
          </table:table-cell>
          <table:table-cell office:value-type="float" office:value="183.981" calcext:value-type="float">
            <text:p>183,981</text:p>
          </table:table-cell>
          <table:table-cell office:value-type="float" office:value="987.748" calcext:value-type="float">
            <text:p>987,748</text:p>
          </table:table-cell>
          <table:table-cell office:value-type="float" office:value="894.021" calcext:value-type="float">
            <text:p>894,021</text:p>
          </table:table-cell>
          <table:table-cell office:value-type="float" office:value="837.462" calcext:value-type="float">
            <text:p>837,462</text:p>
          </table:table-cell>
          <table:table-cell office:value-type="float" office:value="648.434" calcext:value-type="float">
            <text:p>648,434</text:p>
          </table:table-cell>
          <table:table-cell office:value-type="float" office:value="458.389" calcext:value-type="float">
            <text:p>458,389</text:p>
          </table:table-cell>
          <table:table-cell office:value-type="float" office:value="525.426" calcext:value-type="float">
            <text:p>525,4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3.5107" calcext:value-type="float">
            <text:p>33,5107</text:p>
          </table:table-cell>
          <table:table-cell office:value-type="float" office:value="35.6337" calcext:value-type="float">
            <text:p>35,6337</text:p>
          </table:table-cell>
          <table:table-cell office:value-type="float" office:value="34.3179" calcext:value-type="float">
            <text:p>34,3179</text:p>
          </table:table-cell>
          <table:table-cell office:value-type="float" office:value="156.857" calcext:value-type="float">
            <text:p>156,857</text:p>
          </table:table-cell>
          <table:table-cell office:value-type="float" office:value="925.832" calcext:value-type="float">
            <text:p>925,832</text:p>
          </table:table-cell>
          <table:table-cell office:value-type="float" office:value="208.312" calcext:value-type="float">
            <text:p>208,312</text:p>
          </table:table-cell>
          <table:table-cell office:value-type="float" office:value="54.134" calcext:value-type="float">
            <text:p>54,134</text:p>
          </table:table-cell>
          <table:table-cell office:value-type="float" office:value="51.725" calcext:value-type="float">
            <text:p>51,725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81.675" calcext:value-type="float">
            <text:p>881,675</text:p>
          </table:table-cell>
          <table:table-cell office:value-type="float" office:value="787.947" calcext:value-type="float">
            <text:p>787,947</text:p>
          </table:table-cell>
          <table:table-cell office:value-type="float" office:value="686.017" calcext:value-type="float">
            <text:p>686,017</text:p>
          </table:table-cell>
          <table:table-cell office:value-type="float" office:value="489.807" calcext:value-type="float">
            <text:p>489,807</text:p>
          </table:table-cell>
          <table:table-cell office:value-type="float" office:value="341.451" calcext:value-type="float">
            <text:p>341,451</text:p>
          </table:table-cell>
          <table:table-cell office:value-type="float" office:value="431.168" calcext:value-type="float">
            <text:p>431,16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767" calcext:value-type="float">
            <text:p>30,7767</text:p>
          </table:table-cell>
          <table:table-cell office:value-type="float" office:value="35.3118" calcext:value-type="float">
            <text:p>35,3118</text:p>
          </table:table-cell>
          <table:table-cell office:value-type="float" office:value="32.845" calcext:value-type="float">
            <text:p>32,845</text:p>
          </table:table-cell>
          <table:table-cell office:value-type="float" office:value="107.796" calcext:value-type="float">
            <text:p>107,796</text:p>
          </table:table-cell>
          <table:table-cell office:value-type="float" office:value="774.204" calcext:value-type="float">
            <text:p>774,204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31.678" calcext:value-type="float">
            <text:p>731,678</text:p>
          </table:table-cell>
          <table:table-cell office:value-type="float" office:value="637.95" calcext:value-type="float">
            <text:p>637,95</text:p>
          </table:table-cell>
          <table:table-cell office:value-type="float" office:value="377.93" calcext:value-type="float">
            <text:p>377,93</text:p>
          </table:table-cell>
          <table:table-cell office:value-type="float" office:value="373.091" calcext:value-type="float">
            <text:p>373,091</text:p>
          </table:table-cell>
          <table:table-cell office:value-type="float" office:value="95.624" calcext:value-type="float">
            <text:p>95,624</text:p>
          </table:table-cell>
          <table:table-cell office:value-type="float" office:value="208.37" calcext:value-type="float">
            <text:p>208,3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9674" calcext:value-type="float">
            <text:p>30,9674</text:p>
          </table:table-cell>
          <table:table-cell office:value-type="float" office:value="30.9107" calcext:value-type="float">
            <text:p>30,9107</text:p>
          </table:table-cell>
          <table:table-cell office:value-type="float" office:value="32.9575" calcext:value-type="float">
            <text:p>32,9575</text:p>
          </table:table-cell>
          <table:table-cell office:value-type="float" office:value="97.5605" calcext:value-type="float">
            <text:p>97,5605</text:p>
          </table:table-cell>
          <table:table-cell office:value-type="float" office:value="775.008" calcext:value-type="float">
            <text:p>775,008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31.932" calcext:value-type="float">
            <text:p>731,932</text:p>
          </table:table-cell>
          <table:table-cell office:value-type="float" office:value="638.204" calcext:value-type="float">
            <text:p>638,204</text:p>
          </table:table-cell>
          <table:table-cell office:value-type="float" office:value="436.13" calcext:value-type="float">
            <text:p>436,13</text:p>
          </table:table-cell>
          <table:table-cell office:value-type="float" office:value="260.361" calcext:value-type="float">
            <text:p>260,361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86.462" calcext:value-type="float">
            <text:p>86,46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32.7973" calcext:value-type="float">
            <text:p>32,7973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755.657" calcext:value-type="float">
            <text:p>755,65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09.442" calcext:value-type="float">
            <text:p>709,442</text:p>
          </table:table-cell>
          <table:table-cell office:value-type="float" office:value="512.384" calcext:value-type="float">
            <text:p>512,384</text:p>
          </table:table-cell>
          <table:table-cell office:value-type="float" office:value="455.601" calcext:value-type="float">
            <text:p>455,601</text:p>
          </table:table-cell>
          <table:table-cell office:value-type="float" office:value="115.007" calcext:value-type="float">
            <text:p>115,007</text:p>
          </table:table-cell>
          <table:table-cell office:value-type="float" office:value="95.432" calcext:value-type="float">
            <text:p>95,432</text:p>
          </table:table-cell>
          <table:table-cell office:value-type="float" office:value="85.8" calcext:value-type="float">
            <text:p>85,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0.7788" calcext:value-type="float">
            <text:p>40,7788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1833.085" calcext:value-type="float">
            <text:p>1833,085</text:p>
          </table:table-cell>
          <table:table-cell office:value-type="float" office:value="1405.443" calcext:value-type="float">
            <text:p>1405,443</text:p>
          </table:table-cell>
          <table:table-cell office:value-type="float" office:value="423.522" calcext:value-type="float">
            <text:p>423,522</text:p>
          </table:table-cell>
          <table:table-cell office:value-type="float" office:value="53.713" calcext:value-type="float">
            <text:p>53,713</text:p>
          </table:table-cell>
          <table:table-cell office:value-type="float" office:value="50.306" calcext:value-type="float">
            <text:p>50,306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1750.363" calcext:value-type="float">
            <text:p>1750,363</text:p>
          </table:table-cell>
          <table:table-cell office:value-type="float" office:value="1656.635" calcext:value-type="float">
            <text:p>1656,635</text:p>
          </table:table-cell>
          <table:table-cell office:value-type="float" office:value="1600.123" calcext:value-type="float">
            <text:p>1600,123</text:p>
          </table:table-cell>
          <table:table-cell office:value-type="float" office:value="1459.408" calcext:value-type="float">
            <text:p>1459,408</text:p>
          </table:table-cell>
          <table:table-cell office:value-type="float" office:value="1440.349" calcext:value-type="float">
            <text:p>1440,349</text:p>
          </table:table-cell>
          <table:table-cell office:value-type="float" office:value="1431.017" calcext:value-type="float">
            <text:p>1431,01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34.2585" calcext:value-type="float">
            <text:p>34,2585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897.62" calcext:value-type="float">
            <text:p>897,6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57.369" calcext:value-type="float">
            <text:p>857,369</text:p>
          </table:table-cell>
          <table:table-cell office:value-type="float" office:value="763.641" calcext:value-type="float">
            <text:p>763,641</text:p>
          </table:table-cell>
          <table:table-cell office:value-type="float" office:value="707.129" calcext:value-type="float">
            <text:p>707,129</text:p>
          </table:table-cell>
          <table:table-cell office:value-type="float" office:value="476.348" calcext:value-type="float">
            <text:p>476,348</text:p>
          </table:table-cell>
          <table:table-cell office:value-type="float" office:value="276.821" calcext:value-type="float">
            <text:p>276,821</text:p>
          </table:table-cell>
          <table:table-cell office:value-type="float" office:value="87.02" calcext:value-type="float">
            <text:p>87,02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33.2032" calcext:value-type="float">
            <text:p>33,2032</text:p>
          </table:table-cell>
          <table:table-cell office:value-type="float" office:value="125.17" calcext:value-type="float">
            <text:p>125,17</text:p>
          </table:table-cell>
          <table:table-cell office:value-type="float" office:value="819.936" calcext:value-type="float">
            <text:p>819,936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79.015" calcext:value-type="float">
            <text:p>779,015</text:p>
          </table:table-cell>
          <table:table-cell office:value-type="float" office:value="685.287" calcext:value-type="float">
            <text:p>685,287</text:p>
          </table:table-cell>
          <table:table-cell office:value-type="float" office:value="575.598" calcext:value-type="float">
            <text:p>575,598</text:p>
          </table:table-cell>
          <table:table-cell office:value-type="float" office:value="221.838" calcext:value-type="float">
            <text:p>221,838</text:p>
          </table:table-cell>
          <table:table-cell office:value-type="float" office:value="96.023" calcext:value-type="float">
            <text:p>96,023</text:p>
          </table:table-cell>
          <table:table-cell office:value-type="float" office:value="86.425" calcext:value-type="float">
            <text:p>86,42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33.4757" calcext:value-type="float">
            <text:p>33,4757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884.077" calcext:value-type="float">
            <text:p>884,07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52.489" calcext:value-type="float">
            <text:p>852,489</text:p>
          </table:table-cell>
          <table:table-cell office:value-type="float" office:value="758.761" calcext:value-type="float">
            <text:p>758,761</text:p>
          </table:table-cell>
          <table:table-cell office:value-type="float" office:value="638.596" calcext:value-type="float">
            <text:p>638,596</text:p>
          </table:table-cell>
          <table:table-cell office:value-type="float" office:value="242.867" calcext:value-type="float">
            <text:p>242,867</text:p>
          </table:table-cell>
          <table:table-cell office:value-type="float" office:value="95.862" calcext:value-type="float">
            <text:p>95,862</text:p>
          </table:table-cell>
          <table:table-cell office:value-type="float" office:value="86.211" calcext:value-type="float">
            <text:p>86,211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44.382" calcext:value-type="float">
            <text:p>44,382</text:p>
          </table:table-cell>
          <table:table-cell office:value-type="float" office:value="45.0427" calcext:value-type="float">
            <text:p>45,0427</text:p>
          </table:table-cell>
          <table:table-cell office:value-type="float" office:value="46.6887" calcext:value-type="float">
            <text:p>46,6887</text:p>
          </table:table-cell>
          <table:table-cell office:value-type="float" office:value="848.133" calcext:value-type="float">
            <text:p>848,133</text:p>
          </table:table-cell>
          <table:table-cell office:value-type="float" office:value="3111.554" calcext:value-type="float">
            <text:p>3111,554</text:p>
          </table:table-cell>
          <table:table-cell office:value-type="float" office:value="2715.209" calcext:value-type="float">
            <text:p>2715,209</text:p>
          </table:table-cell>
          <table:table-cell office:value-type="float" office:value="2518.164" calcext:value-type="float">
            <text:p>2518,164</text:p>
          </table:table-cell>
          <table:table-cell office:value-type="float" office:value="2352.376" calcext:value-type="float">
            <text:p>2352,376</text:p>
          </table:table-cell>
          <table:table-cell office:value-type="float" office:value="2071.892" calcext:value-type="float">
            <text:p>2071,892</text:p>
          </table:table-cell>
          <table:table-cell office:value-type="float" office:value="1829.787" calcext:value-type="float">
            <text:p>1829,787</text:p>
          </table:table-cell>
          <table:table-cell office:value-type="float" office:value="1522.253" calcext:value-type="float">
            <text:p>1522,253</text:p>
          </table:table-cell>
          <table:table-cell office:value-type="float" office:value="1009.39" calcext:value-type="float">
            <text:p>1009,39</text:p>
          </table:table-cell>
          <table:table-cell office:value-type="float" office:value="3032.821" calcext:value-type="float">
            <text:p>3032,821</text:p>
          </table:table-cell>
          <table:table-cell office:value-type="float" office:value="2994.636" calcext:value-type="float">
            <text:p>2994,636</text:p>
          </table:table-cell>
          <table:table-cell office:value-type="float" office:value="2883.417" calcext:value-type="float">
            <text:p>2883,417</text:p>
          </table:table-cell>
          <table:table-cell office:value-type="float" office:value="2933.071" calcext:value-type="float">
            <text:p>2933,071</text:p>
          </table:table-cell>
          <table:table-cell office:value-type="float" office:value="2828.02" calcext:value-type="float">
            <text:p>2828,02</text:p>
          </table:table-cell>
          <table:table-cell office:value-type="float" office:value="2780.665" calcext:value-type="float">
            <text:p>2780,66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7.7345" calcext:value-type="float">
            <text:p>27,7345</text:p>
          </table:table-cell>
          <table:table-cell office:value-type="float" office:value="28.3023" calcext:value-type="float">
            <text:p>28,3023</text:p>
          </table:table-cell>
          <table:table-cell office:value-type="float" office:value="27.6208" calcext:value-type="float">
            <text:p>27,6208</text:p>
          </table:table-cell>
          <table:table-cell office:value-type="float" office:value="173.433" calcext:value-type="float">
            <text:p>173,433</text:p>
          </table:table-cell>
          <table:table-cell office:value-type="float" office:value="1002.807" calcext:value-type="float">
            <text:p>1002,807</text:p>
          </table:table-cell>
          <table:table-cell office:value-type="float" office:value="387.966" calcext:value-type="float">
            <text:p>387,966</text:p>
          </table:table-cell>
          <table:table-cell office:value-type="float" office:value="195.648" calcext:value-type="float">
            <text:p>195,648</text:p>
          </table:table-cell>
          <table:table-cell office:value-type="float" office:value="129.868" calcext:value-type="float">
            <text:p>129,868</text:p>
          </table:table-cell>
          <table:table-cell office:value-type="float" office:value="77.164" calcext:value-type="float">
            <text:p>77,164</text:p>
          </table:table-cell>
          <table:table-cell office:value-type="float" office:value="86.432" calcext:value-type="float">
            <text:p>86,432</text:p>
          </table:table-cell>
          <table:table-cell office:value-type="float" office:value="23.023" calcext:value-type="float">
            <text:p>23,023</text:p>
          </table:table-cell>
          <table:table-cell office:value-type="float" office:value="47.395" calcext:value-type="float">
            <text:p>47,395</text:p>
          </table:table-cell>
          <table:table-cell office:value-type="float" office:value="902.779" calcext:value-type="float">
            <text:p>902,779</text:p>
          </table:table-cell>
          <table:table-cell office:value-type="float" office:value="864.594" calcext:value-type="float">
            <text:p>864,594</text:p>
          </table:table-cell>
          <table:table-cell office:value-type="float" office:value="724.141" calcext:value-type="float">
            <text:p>724,141</text:p>
          </table:table-cell>
          <table:table-cell office:value-type="float" office:value="741.138" calcext:value-type="float">
            <text:p>741,138</text:p>
          </table:table-cell>
          <table:table-cell office:value-type="float" office:value="648.289" calcext:value-type="float">
            <text:p>648,289</text:p>
          </table:table-cell>
          <table:table-cell office:value-type="float" office:value="516.282" calcext:value-type="float">
            <text:p>516,28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7.4635" calcext:value-type="float">
            <text:p>27,4635</text:p>
          </table:table-cell>
          <table:table-cell office:value-type="float" office:value="25.77" calcext:value-type="float">
            <text:p>25,77</text:p>
          </table:table-cell>
          <table:table-cell office:value-type="float" office:value="26.6355" calcext:value-type="float">
            <text:p>26,6355</text:p>
          </table:table-cell>
          <table:table-cell office:value-type="float" office:value="157.139" calcext:value-type="float">
            <text:p>157,139</text:p>
          </table:table-cell>
          <table:table-cell office:value-type="float" office:value="921.232" calcext:value-type="float">
            <text:p>921,232</text:p>
          </table:table-cell>
          <table:table-cell office:value-type="float" office:value="258.219" calcext:value-type="float">
            <text:p>258,219</text:p>
          </table:table-cell>
          <table:table-cell office:value-type="float" office:value="126.467" calcext:value-type="float">
            <text:p>126,467</text:p>
          </table:table-cell>
          <table:table-cell office:value-type="float" office:value="84.813" calcext:value-type="float">
            <text:p>84,813</text:p>
          </table:table-cell>
          <table:table-cell office:value-type="float" office:value="60.66" calcext:value-type="float">
            <text:p>60,66</text:p>
          </table:table-cell>
          <table:table-cell office:value-type="float" office:value="59.666" calcext:value-type="float">
            <text:p>59,666</text:p>
          </table:table-cell>
          <table:table-cell office:value-type="float" office:value="27.587" calcext:value-type="float">
            <text:p>27,587</text:p>
          </table:table-cell>
          <table:table-cell office:value-type="float" office:value="31.648" calcext:value-type="float">
            <text:p>31,648</text:p>
          </table:table-cell>
          <table:table-cell office:value-type="float" office:value="823.596" calcext:value-type="float">
            <text:p>823,596</text:p>
          </table:table-cell>
          <table:table-cell office:value-type="float" office:value="782.193" calcext:value-type="float">
            <text:p>782,193</text:p>
          </table:table-cell>
          <table:table-cell office:value-type="float" office:value="646.24" calcext:value-type="float">
            <text:p>646,24</text:p>
          </table:table-cell>
          <table:table-cell office:value-type="float" office:value="657.854" calcext:value-type="float">
            <text:p>657,854</text:p>
          </table:table-cell>
          <table:table-cell office:value-type="float" office:value="527.244" calcext:value-type="float">
            <text:p>527,244</text:p>
          </table:table-cell>
          <table:table-cell office:value-type="float" office:value="418.618" calcext:value-type="float">
            <text:p>418,61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5701" calcext:value-type="float">
            <text:p>24,5701</text:p>
          </table:table-cell>
          <table:table-cell office:value-type="float" office:value="25.1263" calcext:value-type="float">
            <text:p>25,1263</text:p>
          </table:table-cell>
          <table:table-cell office:value-type="float" office:value="25.1392" calcext:value-type="float">
            <text:p>25,1392</text:p>
          </table:table-cell>
          <table:table-cell office:value-type="float" office:value="105.362" calcext:value-type="float">
            <text:p>105,362</text:p>
          </table:table-cell>
          <table:table-cell office:value-type="float" office:value="779.336" calcext:value-type="float">
            <text:p>779,336</text:p>
          </table:table-cell>
          <table:table-cell office:value-type="float" office:value="148.21" calcext:value-type="float">
            <text:p>148,21</text:p>
          </table:table-cell>
          <table:table-cell office:value-type="float" office:value="92.3" calcext:value-type="float">
            <text:p>92,3</text:p>
          </table:table-cell>
          <table:table-cell office:value-type="float" office:value="43.067" calcext:value-type="float">
            <text:p>43,067</text:p>
          </table:table-cell>
          <table:table-cell office:value-type="float" office:value="32.251" calcext:value-type="float">
            <text:p>32,251</text:p>
          </table:table-cell>
          <table:table-cell office:value-type="float" office:value="25.897" calcext:value-type="float">
            <text:p>25,897</text:p>
          </table:table-cell>
          <table:table-cell office:value-type="float" office:value="7.896" calcext:value-type="float">
            <text:p>7,896</text:p>
          </table:table-cell>
          <table:table-cell office:value-type="float" office:value="7.285" calcext:value-type="float">
            <text:p>7,285</text:p>
          </table:table-cell>
          <table:table-cell office:value-type="float" office:value="679.619" calcext:value-type="float">
            <text:p>679,619</text:p>
          </table:table-cell>
          <table:table-cell office:value-type="float" office:value="620.734" calcext:value-type="float">
            <text:p>620,734</text:p>
          </table:table-cell>
          <table:table-cell office:value-type="float" office:value="464.008" calcext:value-type="float">
            <text:p>464,008</text:p>
          </table:table-cell>
          <table:table-cell office:value-type="float" office:value="485.093" calcext:value-type="float">
            <text:p>485,093</text:p>
          </table:table-cell>
          <table:table-cell office:value-type="float" office:value="288.359" calcext:value-type="float">
            <text:p>288,359</text:p>
          </table:table-cell>
          <table:table-cell office:value-type="float" office:value="264.556" calcext:value-type="float">
            <text:p>264,55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3.9854" calcext:value-type="float">
            <text:p>23,9854</text:p>
          </table:table-cell>
          <table:table-cell office:value-type="float" office:value="25.3098" calcext:value-type="float">
            <text:p>25,3098</text:p>
          </table:table-cell>
          <table:table-cell office:value-type="float" office:value="24.812" calcext:value-type="float">
            <text:p>24,812</text:p>
          </table:table-cell>
          <table:table-cell office:value-type="float" office:value="96.935" calcext:value-type="float">
            <text:p>96,935</text:p>
          </table:table-cell>
          <table:table-cell office:value-type="float" office:value="775.752" calcext:value-type="float">
            <text:p>775,752</text:p>
          </table:table-cell>
          <table:table-cell office:value-type="float" office:value="102.568" calcext:value-type="float">
            <text:p>102,568</text:p>
          </table:table-cell>
          <table:table-cell office:value-type="float" office:value="52.157" calcext:value-type="float">
            <text:p>52,157</text:p>
          </table:table-cell>
          <table:table-cell office:value-type="float" office:value="20.231" calcext:value-type="float">
            <text:p>20,231</text:p>
          </table:table-cell>
          <table:table-cell office:value-type="float" office:value="14.642" calcext:value-type="float">
            <text:p>14,642</text:p>
          </table:table-cell>
          <table:table-cell office:value-type="float" office:value="28.637" calcext:value-type="float">
            <text:p>28,637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78.646" calcext:value-type="float">
            <text:p>678,646</text:p>
          </table:table-cell>
          <table:table-cell office:value-type="float" office:value="617.433" calcext:value-type="float">
            <text:p>617,433</text:p>
          </table:table-cell>
          <table:table-cell office:value-type="float" office:value="454.733" calcext:value-type="float">
            <text:p>454,733</text:p>
          </table:table-cell>
          <table:table-cell office:value-type="float" office:value="386.552" calcext:value-type="float">
            <text:p>386,552</text:p>
          </table:table-cell>
          <table:table-cell office:value-type="float" office:value="388.387" calcext:value-type="float">
            <text:p>388,387</text:p>
          </table:table-cell>
          <table:table-cell office:value-type="float" office:value="187.3" calcext:value-type="float">
            <text:p>187,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074" calcext:value-type="float">
            <text:p>24,074</text:p>
          </table:table-cell>
          <table:table-cell office:value-type="float" office:value="24.2831" calcext:value-type="float">
            <text:p>24,2831</text:p>
          </table:table-cell>
          <table:table-cell office:value-type="float" office:value="24.6329" calcext:value-type="float">
            <text:p>24,6329</text:p>
          </table:table-cell>
          <table:table-cell office:value-type="float" office:value="92.2556" calcext:value-type="float">
            <text:p>92,2556</text:p>
          </table:table-cell>
          <table:table-cell office:value-type="float" office:value="769.488" calcext:value-type="float">
            <text:p>769,488</text:p>
          </table:table-cell>
          <table:table-cell office:value-type="float" office:value="89.691" calcext:value-type="float">
            <text:p>89,691</text:p>
          </table:table-cell>
          <table:table-cell office:value-type="float" office:value="44.197" calcext:value-type="float">
            <text:p>44,197</text:p>
          </table:table-cell>
          <table:table-cell office:value-type="float" office:value="20.561" calcext:value-type="float">
            <text:p>20,561</text:p>
          </table:table-cell>
          <table:table-cell office:value-type="float" office:value="21.018" calcext:value-type="float">
            <text:p>21,018</text:p>
          </table:table-cell>
          <table:table-cell office:value-type="float" office:value="30.766" calcext:value-type="float">
            <text:p>30,766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70.076" calcext:value-type="float">
            <text:p>670,076</text:p>
          </table:table-cell>
          <table:table-cell office:value-type="float" office:value="609.447" calcext:value-type="float">
            <text:p>609,447</text:p>
          </table:table-cell>
          <table:table-cell office:value-type="float" office:value="451.85" calcext:value-type="float">
            <text:p>451,85</text:p>
          </table:table-cell>
          <table:table-cell office:value-type="float" office:value="391.18" calcext:value-type="float">
            <text:p>391,18</text:p>
          </table:table-cell>
          <table:table-cell office:value-type="float" office:value="272.23" calcext:value-type="float">
            <text:p>272,23</text:p>
          </table:table-cell>
          <table:table-cell office:value-type="float" office:value="186.357" calcext:value-type="float">
            <text:p>186,35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32.2018" calcext:value-type="float">
            <text:p>32,2018</text:p>
          </table:table-cell>
          <table:table-cell office:value-type="float" office:value="30.6068" calcext:value-type="float">
            <text:p>30,6068</text:p>
          </table:table-cell>
          <table:table-cell office:value-type="float" office:value="32.8034" calcext:value-type="float">
            <text:p>32,8034</text:p>
          </table:table-cell>
          <table:table-cell office:value-type="float" office:value="465.906" calcext:value-type="float">
            <text:p>465,906</text:p>
          </table:table-cell>
          <table:table-cell office:value-type="float" office:value="1761.013" calcext:value-type="float">
            <text:p>1761,013</text:p>
          </table:table-cell>
          <table:table-cell office:value-type="float" office:value="1243.047" calcext:value-type="float">
            <text:p>1243,047</text:p>
          </table:table-cell>
          <table:table-cell office:value-type="float" office:value="1015.838" calcext:value-type="float">
            <text:p>1015,838</text:p>
          </table:table-cell>
          <table:table-cell office:value-type="float" office:value="756.918" calcext:value-type="float">
            <text:p>756,918</text:p>
          </table:table-cell>
          <table:table-cell office:value-type="float" office:value="422.299" calcext:value-type="float">
            <text:p>422,299</text:p>
          </table:table-cell>
          <table:table-cell office:value-type="float" office:value="389.091" calcext:value-type="float">
            <text:p>389,091</text:p>
          </table:table-cell>
          <table:table-cell office:value-type="float" office:value="302.565" calcext:value-type="float">
            <text:p>302,565</text:p>
          </table:table-cell>
          <table:table-cell office:value-type="float" office:value="175.98" calcext:value-type="float">
            <text:p>175,98</text:p>
          </table:table-cell>
          <table:table-cell office:value-type="float" office:value="1658.639" calcext:value-type="float">
            <text:p>1658,639</text:p>
          </table:table-cell>
          <table:table-cell office:value-type="float" office:value="1620.454" calcext:value-type="float">
            <text:p>1620,454</text:p>
          </table:table-cell>
          <table:table-cell office:value-type="float" office:value="1509.235" calcext:value-type="float">
            <text:p>1509,235</text:p>
          </table:table-cell>
          <table:table-cell office:value-type="float" office:value="1558.889" calcext:value-type="float">
            <text:p>1558,889</text:p>
          </table:table-cell>
          <table:table-cell office:value-type="float" office:value="1454.493" calcext:value-type="float">
            <text:p>1454,493</text:p>
          </table:table-cell>
          <table:table-cell office:value-type="float" office:value="1410.4" calcext:value-type="float">
            <text:p>1410,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9318" calcext:value-type="float">
            <text:p>24,9318</text:p>
          </table:table-cell>
          <table:table-cell office:value-type="float" office:value="27.202" calcext:value-type="float">
            <text:p>27,202</text:p>
          </table:table-cell>
          <table:table-cell office:value-type="float" office:value="25.7911" calcext:value-type="float">
            <text:p>25,7911</text:p>
          </table:table-cell>
          <table:table-cell office:value-type="float" office:value="151.537" calcext:value-type="float">
            <text:p>151,537</text:p>
          </table:table-cell>
          <table:table-cell office:value-type="float" office:value="889.043" calcext:value-type="float">
            <text:p>889,043</text:p>
          </table:table-cell>
          <table:table-cell office:value-type="float" office:value="175.438" calcext:value-type="float">
            <text:p>175,438</text:p>
          </table:table-cell>
          <table:table-cell office:value-type="float" office:value="112.654" calcext:value-type="float">
            <text:p>112,654</text:p>
          </table:table-cell>
          <table:table-cell office:value-type="float" office:value="28.227" calcext:value-type="float">
            <text:p>28,227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821.514" calcext:value-type="float">
            <text:p>821,514</text:p>
          </table:table-cell>
          <table:table-cell office:value-type="float" office:value="783.329" calcext:value-type="float">
            <text:p>783,329</text:p>
          </table:table-cell>
          <table:table-cell office:value-type="float" office:value="630.511" calcext:value-type="float">
            <text:p>630,511</text:p>
          </table:table-cell>
          <table:table-cell office:value-type="float" office:value="648.801" calcext:value-type="float">
            <text:p>648,801</text:p>
          </table:table-cell>
          <table:table-cell office:value-type="float" office:value="487.181" calcext:value-type="float">
            <text:p>487,181</text:p>
          </table:table-cell>
          <table:table-cell office:value-type="float" office:value="413.694" calcext:value-type="float">
            <text:p>413,694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2265" calcext:value-type="float">
            <text:p>25,2265</text:p>
          </table:table-cell>
          <table:table-cell office:value-type="float" office:value="25.2794" calcext:value-type="float">
            <text:p>25,2794</text:p>
          </table:table-cell>
          <table:table-cell office:value-type="float" office:value="25.74" calcext:value-type="float">
            <text:p>25,74</text:p>
          </table:table-cell>
          <table:table-cell office:value-type="float" office:value="117.658" calcext:value-type="float">
            <text:p>117,658</text:p>
          </table:table-cell>
          <table:table-cell office:value-type="float" office:value="782.442" calcext:value-type="float">
            <text:p>782,442</text:p>
          </table:table-cell>
          <table:table-cell office:value-type="float" office:value="158.508" calcext:value-type="float">
            <text:p>158,508</text:p>
          </table:table-cell>
          <table:table-cell office:value-type="float" office:value="46.68" calcext:value-type="float">
            <text:p>46,68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81.635" calcext:value-type="float">
            <text:p>681,635</text:p>
          </table:table-cell>
          <table:table-cell office:value-type="float" office:value="632.024" calcext:value-type="float">
            <text:p>632,024</text:p>
          </table:table-cell>
          <table:table-cell office:value-type="float" office:value="491.565" calcext:value-type="float">
            <text:p>491,565</text:p>
          </table:table-cell>
          <table:table-cell office:value-type="float" office:value="470.737" calcext:value-type="float">
            <text:p>470,737</text:p>
          </table:table-cell>
          <table:table-cell office:value-type="float" office:value="379.876" calcext:value-type="float">
            <text:p>379,876</text:p>
          </table:table-cell>
          <table:table-cell office:value-type="float" office:value="234.242" calcext:value-type="float">
            <text:p>234,24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4289" calcext:value-type="float">
            <text:p>25,4289</text:p>
          </table:table-cell>
          <table:table-cell office:value-type="float" office:value="26.0276" calcext:value-type="float">
            <text:p>26,0276</text:p>
          </table:table-cell>
          <table:table-cell office:value-type="float" office:value="25.52" calcext:value-type="float">
            <text:p>25,52</text:p>
          </table:table-cell>
          <table:table-cell office:value-type="float" office:value="117.358" calcext:value-type="float">
            <text:p>117,358</text:p>
          </table:table-cell>
          <table:table-cell office:value-type="float" office:value="852.944" calcext:value-type="float">
            <text:p>852,944</text:p>
          </table:table-cell>
          <table:table-cell office:value-type="float" office:value="165.998" calcext:value-type="float">
            <text:p>165,998</text:p>
          </table:table-cell>
          <table:table-cell office:value-type="float" office:value="48.56" calcext:value-type="float">
            <text:p>48,56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743.275" calcext:value-type="float">
            <text:p>743,275</text:p>
          </table:table-cell>
          <table:table-cell office:value-type="float" office:value="691.503" calcext:value-type="float">
            <text:p>691,503</text:p>
          </table:table-cell>
          <table:table-cell office:value-type="float" office:value="545.513" calcext:value-type="float">
            <text:p>545,513</text:p>
          </table:table-cell>
          <table:table-cell office:value-type="float" office:value="510.292" calcext:value-type="float">
            <text:p>510,292</text:p>
          </table:table-cell>
          <table:table-cell office:value-type="float" office:value="420.588" calcext:value-type="float">
            <text:p>420,588</text:p>
          </table:table-cell>
          <table:table-cell office:value-type="float" office:value="253.584" calcext:value-type="float">
            <text:p>253,584</text:p>
          </table:table-cell>
          <table:table-cell table:number-columns-repeated="1004"/>
        </table:table-row>
        <table:table-row table:style-name="ro3" table:number-rows-repeated="2">
          <table:table-cell/>
          <table:table-cell table:style-name="ce2" table:number-columns-repeated="7"/>
          <table:table-cell table:style-name="ce6"/>
          <table:table-cell table:style-name="ce2" table:number-columns-repeated="5"/>
          <table:table-cell table:number-columns-repeated="1010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3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4.5353068592058" calcext:value-type="float">
            <text:p>14,5353068592</text:p>
          </table:table-cell>
          <table:table-cell table:formula="of:=[.D3]/[.B3]" office:value-type="float" office:value="13.5161010830325" calcext:value-type="float">
            <text:p>13,516101083</text:p>
          </table:table-cell>
          <table:table-cell table:formula="of:=[.E3]/[.B3]" office:value-type="float" office:value="13.4945848375451" calcext:value-type="float">
            <text:p>13,4945848375</text:p>
          </table:table-cell>
          <table:table-cell table:formula="of:=[.F3]/[.B3]" office:value-type="float" office:value="326.129963898917" calcext:value-type="float">
            <text:p>326,1299638989</text:p>
          </table:table-cell>
          <table:table-cell table:formula="of:=([.G3]+[.D3])/[.B3]" office:value-type="float" office:value="1210.84462093863" calcext:value-type="float">
            <text:p>1210,8446209386</text:p>
          </table:table-cell>
          <table:table-cell table:formula="of:=([.H3]+[.D3])/[.B3]" office:value-type="float" office:value="1033.51610108303" calcext:value-type="float">
            <text:p>1033,516101083</text:p>
          </table:table-cell>
          <table:table-cell table:formula="of:=([.I3]+[.D3])/[.B3]" office:value-type="float" office:value="828.729097472924" calcext:value-type="float">
            <text:p>828,7290974729</text:p>
          </table:table-cell>
          <table:table-cell table:formula="of:=([.J3]+[.D3])/[.B3]" office:value-type="float" office:value="353.04678700361" calcext:value-type="float">
            <text:p>353,0467870036</text:p>
          </table:table-cell>
          <table:table-cell table:formula="of:=([.K3]+[.D3])/[.B3]" office:value-type="float" office:value="354.671335740072" calcext:value-type="float">
            <text:p>354,6713357401</text:p>
          </table:table-cell>
          <table:table-cell table:formula="of:=([.L3]+[.D3])/[.B3]" office:value-type="float" office:value="444.274223826715" calcext:value-type="float">
            <text:p>444,2742238267</text:p>
          </table:table-cell>
          <table:table-cell table:formula="of:=([.M3]+[.D3])/[.B3]" office:value-type="float" office:value="148.620794223827" calcext:value-type="float">
            <text:p>148,6207942238</text:p>
          </table:table-cell>
          <table:table-cell table:formula="of:=([.N3]+[.D3])/[.B3]" office:value-type="float" office:value="217.848231046931" calcext:value-type="float">
            <text:p>217,8482310469</text:p>
          </table:table-cell>
          <table:table-cell table:formula="of:=([.O3]+[.D3])/[.B3]" office:value-type="float" office:value="1067.40707581227" calcext:value-type="float">
            <text:p>1067,4070758123</text:p>
          </table:table-cell>
          <table:table-cell table:formula="of:=([.P3]+[.D3])/[.B3]" office:value-type="float" office:value="1067.39407942238" calcext:value-type="float">
            <text:p>1067,3940794224</text:p>
          </table:table-cell>
          <table:table-cell table:formula="of:=([.Q3]+[.D3])/[.B3]" office:value-type="float" office:value="1067.38974729242" calcext:value-type="float">
            <text:p>1067,3897472924</text:p>
          </table:table-cell>
          <table:table-cell table:formula="of:=([.R3]+[.D3])/[.B3]" office:value-type="float" office:value="1067.38036101083" calcext:value-type="float">
            <text:p>1067,3803610108</text:p>
          </table:table-cell>
          <table:table-cell table:formula="of:=([.S3]+[.D3])/[.B3]" office:value-type="float" office:value="1067.37819494585" calcext:value-type="float">
            <text:p>1067,3781949459</text:p>
          </table:table-cell>
          <table:table-cell table:formula="of:=([.T3]+[.D3])/[.B3]" office:value-type="float" office:value="1022.8597833935" calcext:value-type="float">
            <text:p>1022,859783393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46953068592058" calcext:value-type="float">
            <text:p>8,4695306859</text:p>
          </table:table-cell>
          <table:table-cell table:formula="of:=[.D4]/[.B4]" office:value-type="float" office:value="7.8672202166065" calcext:value-type="float">
            <text:p>7,8672202166</text:p>
          </table:table-cell>
          <table:table-cell table:formula="of:=[.E4]/[.B4]" office:value-type="float" office:value="7.79386281588448" calcext:value-type="float">
            <text:p>7,7938628159</text:p>
          </table:table-cell>
          <table:table-cell table:formula="of:=[.F4]/[.B4]" office:value-type="float" office:value="68.8051263537906" calcext:value-type="float">
            <text:p>68,8051263538</text:p>
          </table:table-cell>
          <table:table-cell table:formula="of:=([.G4]+[.D4])/[.B4]" office:value-type="float" office:value="368.950252707581" calcext:value-type="float">
            <text:p>368,9502527076</text:p>
          </table:table-cell>
          <table:table-cell table:formula="of:=([.H4]+[.D4])/[.B4]" office:value-type="float" office:value="88.3365342960289" calcext:value-type="float">
            <text:p>88,336534296</text:p>
          </table:table-cell>
          <table:table-cell table:formula="of:=([.I4]+[.D4])/[.B4]" office:value-type="float" office:value="7.88382671480144" calcext:value-type="float">
            <text:p>7,8838267148</text:p>
          </table:table-cell>
          <table:table-cell table:formula="of:=([.J4]+[.D4])/[.B4]" office:value-type="float" office:value="7.88093862815885" calcext:value-type="float">
            <text:p>7,8809386282</text:p>
          </table:table-cell>
          <table:table-cell table:formula="of:=([.K4]+[.D4])/[.B4]" office:value-type="float" office:value="7.86794223826715" calcext:value-type="float">
            <text:p>7,8679422383</text:p>
          </table:table-cell>
          <table:table-cell table:formula="of:=([.L4]+[.D4])/[.B4]" office:value-type="float" office:value="7.86794223826715" calcext:value-type="float">
            <text:p>7,8679422383</text:p>
          </table:table-cell>
          <table:table-cell table:formula="of:=([.M4]+[.D4])/[.B4]" office:value-type="float" office:value="7.86794223826715" calcext:value-type="float">
            <text:p>7,8679422383</text:p>
          </table:table-cell>
          <table:table-cell table:formula="of:=([.N4]+[.D4])/[.B4]" office:value-type="float" office:value="7.86794223826715" calcext:value-type="float">
            <text:p>7,8679422383</text:p>
          </table:table-cell>
          <table:table-cell table:formula="of:=([.O4]+[.D4])/[.B4]" office:value-type="float" office:value="239.61523465704" calcext:value-type="float">
            <text:p>239,615234657</text:p>
          </table:table-cell>
          <table:table-cell table:formula="of:=([.P4]+[.D4])/[.B4]" office:value-type="float" office:value="239.602238267148" calcext:value-type="float">
            <text:p>239,6022382671</text:p>
          </table:table-cell>
          <table:table-cell table:formula="of:=([.Q4]+[.D4])/[.B4]" office:value-type="float" office:value="239.595740072202" calcext:value-type="float">
            <text:p>239,5957400722</text:p>
          </table:table-cell>
          <table:table-cell table:formula="of:=([.R4]+[.D4])/[.B4]" office:value-type="float" office:value="151.578411552347" calcext:value-type="float">
            <text:p>151,5784115523</text:p>
          </table:table-cell>
          <table:table-cell table:formula="of:=([.S4]+[.D4])/[.B4]" office:value-type="float" office:value="163.324981949458" calcext:value-type="float">
            <text:p>163,3249819495</text:p>
          </table:table-cell>
          <table:table-cell table:formula="of:=([.T4]+[.D4])/[.B4]" office:value-type="float" office:value="210.940144404332" calcext:value-type="float">
            <text:p>210,940144404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8.06967509025271" calcext:value-type="float">
            <text:p>8,0696750903</text:p>
          </table:table-cell>
          <table:table-cell table:formula="of:=[.D5]/[.B5]" office:value-type="float" office:value="7.82996389891697" calcext:value-type="float">
            <text:p>7,8299638989</text:p>
          </table:table-cell>
          <table:table-cell table:formula="of:=[.E5]/[.B5]" office:value-type="float" office:value="8.10671480144404" calcext:value-type="float">
            <text:p>8,1067148014</text:p>
          </table:table-cell>
          <table:table-cell table:formula="of:=[.F5]/[.B5]" office:value-type="float" office:value="57.1112635379061" calcext:value-type="float">
            <text:p>57,1112635379</text:p>
          </table:table-cell>
          <table:table-cell table:formula="of:=([.G5]+[.D5])/[.B5]" office:value-type="float" office:value="323.818411552347" calcext:value-type="float">
            <text:p>323,8184115523</text:p>
          </table:table-cell>
          <table:table-cell table:formula="of:=([.H5]+[.D5])/[.B5]" office:value-type="float" office:value="7.84945848375451" calcext:value-type="float">
            <text:p>7,8494584838</text:p>
          </table:table-cell>
          <table:table-cell table:formula="of:=([.I5]+[.D5])/[.B5]" office:value-type="float" office:value="7.83285198555957" calcext:value-type="float">
            <text:p>7,8328519856</text:p>
          </table:table-cell>
          <table:table-cell table:formula="of:=([.J5]+[.D5])/[.B5]" office:value-type="float" office:value="7.83285198555957" calcext:value-type="float">
            <text:p>7,8328519856</text:p>
          </table:table-cell>
          <table:table-cell table:formula="of:=([.K5]+[.D5])/[.B5]" office:value-type="float" office:value="7.83068592057762" calcext:value-type="float">
            <text:p>7,8306859206</text:p>
          </table:table-cell>
          <table:table-cell table:formula="of:=([.L5]+[.D5])/[.B5]" office:value-type="float" office:value="7.84729241877256" calcext:value-type="float">
            <text:p>7,8472924188</text:p>
          </table:table-cell>
          <table:table-cell table:formula="of:=([.M5]+[.D5])/[.B5]" office:value-type="float" office:value="7.83357400722022" calcext:value-type="float">
            <text:p>7,8335740072</text:p>
          </table:table-cell>
          <table:table-cell table:formula="of:=([.N5]+[.D5])/[.B5]" office:value-type="float" office:value="7.83068592057762" calcext:value-type="float">
            <text:p>7,8306859206</text:p>
          </table:table-cell>
          <table:table-cell table:formula="of:=([.O5]+[.D5])/[.B5]" office:value-type="float" office:value="191.495667870036" calcext:value-type="float">
            <text:p>191,49566787</text:p>
          </table:table-cell>
          <table:table-cell table:formula="of:=([.P5]+[.D5])/[.B5]" office:value-type="float" office:value="191.482671480144" calcext:value-type="float">
            <text:p>191,4826714801</text:p>
          </table:table-cell>
          <table:table-cell table:formula="of:=([.Q5]+[.D5])/[.B5]" office:value-type="float" office:value="169.217689530686" calcext:value-type="float">
            <text:p>169,2176895307</text:p>
          </table:table-cell>
          <table:table-cell table:formula="of:=([.R5]+[.D5])/[.B5]" office:value-type="float" office:value="191.4559566787" calcext:value-type="float">
            <text:p>191,4559566787</text:p>
          </table:table-cell>
          <table:table-cell table:formula="of:=([.S5]+[.D5])/[.B5]" office:value-type="float" office:value="79.0848375451264" calcext:value-type="float">
            <text:p>79,0848375451</text:p>
          </table:table-cell>
          <table:table-cell table:formula="of:=([.T5]+[.D5])/[.B5]" office:value-type="float" office:value="72.4148014440433" calcext:value-type="float">
            <text:p>72,41480144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7.56252707581227" calcext:value-type="float">
            <text:p>7,5625270758</text:p>
          </table:table-cell>
          <table:table-cell table:formula="of:=[.D6]/[.B6]" office:value-type="float" office:value="7.73740072202166" calcext:value-type="float">
            <text:p>7,737400722</text:p>
          </table:table-cell>
          <table:table-cell table:formula="of:=[.E6]/[.B6]" office:value-type="float" office:value="7.69833935018051" calcext:value-type="float">
            <text:p>7,6983393502</text:p>
          </table:table-cell>
          <table:table-cell table:formula="of:=[.F6]/[.B6]" office:value-type="float" office:value="37.0253429602888" calcext:value-type="float">
            <text:p>37,0253429603</text:p>
          </table:table-cell>
          <table:table-cell table:formula="of:=([.G6]+[.D6])/[.B6]" office:value-type="float" office:value="269.150397111913" calcext:value-type="float">
            <text:p>269,1503971119</text:p>
          </table:table-cell>
          <table:table-cell table:formula="of:=([.H6]+[.D6])/[.B6]" office:value-type="float" office:value="7.74101083032491" calcext:value-type="float">
            <text:p>7,7410108303</text:p>
          </table:table-cell>
          <table:table-cell table:formula="of:=([.I6]+[.D6])/[.B6]" office:value-type="float" office:value="7.73812274368231" calcext:value-type="float">
            <text:p>7,7381227437</text:p>
          </table:table-cell>
          <table:table-cell table:formula="of:=([.J6]+[.D6])/[.B6]" office:value-type="float" office:value="7.74101083032491" calcext:value-type="float">
            <text:p>7,7410108303</text:p>
          </table:table-cell>
          <table:table-cell table:formula="of:=([.K6]+[.D6])/[.B6]" office:value-type="float" office:value="7.73812274368231" calcext:value-type="float">
            <text:p>7,7381227437</text:p>
          </table:table-cell>
          <table:table-cell table:formula="of:=([.L6]+[.D6])/[.B6]" office:value-type="float" office:value="7.73812274368231" calcext:value-type="float">
            <text:p>7,7381227437</text:p>
          </table:table-cell>
          <table:table-cell table:formula="of:=([.M6]+[.D6])/[.B6]" office:value-type="float" office:value="7.73812274368231" calcext:value-type="float">
            <text:p>7,7381227437</text:p>
          </table:table-cell>
          <table:table-cell table:formula="of:=([.N6]+[.D6])/[.B6]" office:value-type="float" office:value="7.73812274368231" calcext:value-type="float">
            <text:p>7,7381227437</text:p>
          </table:table-cell>
          <table:table-cell table:formula="of:=([.O6]+[.D6])/[.B6]" office:value-type="float" office:value="137.595884476534" calcext:value-type="float">
            <text:p>137,5958844765</text:p>
          </table:table-cell>
          <table:table-cell table:formula="of:=([.P6]+[.D6])/[.B6]" office:value-type="float" office:value="98.2940794223827" calcext:value-type="float">
            <text:p>98,2940794224</text:p>
          </table:table-cell>
          <table:table-cell table:formula="of:=([.Q6]+[.D6])/[.B6]" office:value-type="float" office:value="98.2890252707581" calcext:value-type="float">
            <text:p>98,2890252708</text:p>
          </table:table-cell>
          <table:table-cell table:formula="of:=([.R6]+[.D6])/[.B6]" office:value-type="float" office:value="7.7727797833935" calcext:value-type="float">
            <text:p>7,7727797834</text:p>
          </table:table-cell>
          <table:table-cell table:formula="of:=([.S6]+[.D6])/[.B6]" office:value-type="float" office:value="7.7626714801444" calcext:value-type="float">
            <text:p>7,7626714801</text:p>
          </table:table-cell>
          <table:table-cell table:formula="of:=([.T6]+[.D6])/[.B6]" office:value-type="float" office:value="7.7771119133574" calcext:value-type="float">
            <text:p>7,777111913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7.55509025270758" calcext:value-type="float">
            <text:p>7,5550902527</text:p>
          </table:table-cell>
          <table:table-cell table:formula="of:=[.D7]/[.B7]" office:value-type="float" office:value="8.03083032490975" calcext:value-type="float">
            <text:p>8,0308303249</text:p>
          </table:table-cell>
          <table:table-cell table:formula="of:=[.E7]/[.B7]" office:value-type="float" office:value="7.66093862815885" calcext:value-type="float">
            <text:p>7,6609386282</text:p>
          </table:table-cell>
          <table:table-cell table:formula="of:=[.F7]/[.B7]" office:value-type="float" office:value="36.796678700361" calcext:value-type="float">
            <text:p>36,7966787004</text:p>
          </table:table-cell>
          <table:table-cell table:formula="of:=([.G7]+[.D7])/[.B7]" office:value-type="float" office:value="275.258267148014" calcext:value-type="float">
            <text:p>275,258267148</text:p>
          </table:table-cell>
          <table:table-cell table:formula="of:=([.H7]+[.D7])/[.B7]" office:value-type="float" office:value="8.0315523465704" calcext:value-type="float">
            <text:p>8,0315523466</text:p>
          </table:table-cell>
          <table:table-cell table:formula="of:=([.I7]+[.D7])/[.B7]" office:value-type="float" office:value="8.0315523465704" calcext:value-type="float">
            <text:p>8,0315523466</text:p>
          </table:table-cell>
          <table:table-cell table:formula="of:=([.J7]+[.D7])/[.B7]" office:value-type="float" office:value="8.0315523465704" calcext:value-type="float">
            <text:p>8,0315523466</text:p>
          </table:table-cell>
          <table:table-cell table:formula="of:=([.K7]+[.D7])/[.B7]" office:value-type="float" office:value="8.0315523465704" calcext:value-type="float">
            <text:p>8,0315523466</text:p>
          </table:table-cell>
          <table:table-cell table:formula="of:=([.L7]+[.D7])/[.B7]" office:value-type="float" office:value="8.0315523465704" calcext:value-type="float">
            <text:p>8,0315523466</text:p>
          </table:table-cell>
          <table:table-cell table:formula="of:=([.M7]+[.D7])/[.B7]" office:value-type="float" office:value="8.0315523465704" calcext:value-type="float">
            <text:p>8,0315523466</text:p>
          </table:table-cell>
          <table:table-cell table:formula="of:=([.N7]+[.D7])/[.B7]" office:value-type="float" office:value="8.0315523465704" calcext:value-type="float">
            <text:p>8,0315523466</text:p>
          </table:table-cell>
          <table:table-cell table:formula="of:=([.O7]+[.D7])/[.B7]" office:value-type="float" office:value="144.183898916968" calcext:value-type="float">
            <text:p>144,183898917</text:p>
          </table:table-cell>
          <table:table-cell table:formula="of:=([.P7]+[.D7])/[.B7]" office:value-type="float" office:value="104.881371841155" calcext:value-type="float">
            <text:p>104,8813718412</text:p>
          </table:table-cell>
          <table:table-cell table:formula="of:=([.Q7]+[.D7])/[.B7]" office:value-type="float" office:value="104.874151624549" calcext:value-type="float">
            <text:p>104,8741516245</text:p>
          </table:table-cell>
          <table:table-cell table:formula="of:=([.R7]+[.D7])/[.B7]" office:value-type="float" office:value="8.06620938628159" calcext:value-type="float">
            <text:p>8,0662093863</text:p>
          </table:table-cell>
          <table:table-cell table:formula="of:=([.S7]+[.D7])/[.B7]" office:value-type="float" office:value="8.04527075812274" calcext:value-type="float">
            <text:p>8,0452707581</text:p>
          </table:table-cell>
          <table:table-cell table:formula="of:=([.T7]+[.D7])/[.B7]" office:value-type="float" office:value="8.034440433213" calcext:value-type="float">
            <text:p>8,034440433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primes 150k 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7.55595667870036" calcext:value-type="float">
            <text:p>7,5559566787</text:p>
          </table:table-cell>
          <table:table-cell table:formula="of:=[.D8]/[.B8]" office:value-type="float" office:value="7.70613718411552" calcext:value-type="float">
            <text:p>7,7061371841</text:p>
          </table:table-cell>
          <table:table-cell table:formula="of:=[.E8]/[.B8]" office:value-type="float" office:value="7.63653429602888" calcext:value-type="float">
            <text:p>7,636534296</text:p>
          </table:table-cell>
          <table:table-cell table:formula="of:=[.F8]/[.B8]" office:value-type="float" office:value="36.0575451263538" calcext:value-type="float">
            <text:p>36,0575451264</text:p>
          </table:table-cell>
          <table:table-cell table:formula="of:=([.G8]+[.D8])/[.B8]" office:value-type="float" office:value="274.936462093863" calcext:value-type="float">
            <text:p>274,9364620939</text:p>
          </table:table-cell>
          <table:table-cell table:formula="of:=([.H8]+[.D8])/[.B8]" office:value-type="float" office:value="7.70685920577617" calcext:value-type="float">
            <text:p>7,7068592058</text:p>
          </table:table-cell>
          <table:table-cell table:formula="of:=([.I8]+[.D8])/[.B8]" office:value-type="float" office:value="7.70685920577617" calcext:value-type="float">
            <text:p>7,7068592058</text:p>
          </table:table-cell>
          <table:table-cell table:formula="of:=([.J8]+[.D8])/[.B8]" office:value-type="float" office:value="7.70685920577617" calcext:value-type="float">
            <text:p>7,7068592058</text:p>
          </table:table-cell>
          <table:table-cell table:formula="of:=([.K8]+[.D8])/[.B8]" office:value-type="float" office:value="7.70685920577617" calcext:value-type="float">
            <text:p>7,7068592058</text:p>
          </table:table-cell>
          <table:table-cell table:formula="of:=([.L8]+[.D8])/[.B8]" office:value-type="float" office:value="7.70685920577617" calcext:value-type="float">
            <text:p>7,7068592058</text:p>
          </table:table-cell>
          <table:table-cell table:formula="of:=([.M8]+[.D8])/[.B8]" office:value-type="float" office:value="7.70685920577617" calcext:value-type="float">
            <text:p>7,7068592058</text:p>
          </table:table-cell>
          <table:table-cell table:formula="of:=([.N8]+[.D8])/[.B8]" office:value-type="float" office:value="7.70685920577617" calcext:value-type="float">
            <text:p>7,7068592058</text:p>
          </table:table-cell>
          <table:table-cell table:formula="of:=([.O8]+[.D8])/[.B8]" office:value-type="float" office:value="143.861371841155" calcext:value-type="float">
            <text:p>143,8613718412</text:p>
          </table:table-cell>
          <table:table-cell table:formula="of:=([.P8]+[.D8])/[.B8]" office:value-type="float" office:value="104.559566787004" calcext:value-type="float">
            <text:p>104,559566787</text:p>
          </table:table-cell>
          <table:table-cell table:formula="of:=([.Q8]+[.D8])/[.B8]" office:value-type="float" office:value="104.553068592058" calcext:value-type="float">
            <text:p>104,5530685921</text:p>
          </table:table-cell>
          <table:table-cell table:formula="of:=([.R8]+[.D8])/[.B8]" office:value-type="float" office:value="7.74368231046931" calcext:value-type="float">
            <text:p>7,7436823105</text:p>
          </table:table-cell>
          <table:table-cell table:formula="of:=([.S8]+[.D8])/[.B8]" office:value-type="float" office:value="7.72202166064982" calcext:value-type="float">
            <text:p>7,7220216606</text:p>
          </table:table-cell>
          <table:table-cell table:formula="of:=([.T8]+[.D8])/[.B8]" office:value-type="float" office:value="7.70902527075812" calcext:value-type="float">
            <text:p>7,709025270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9.16743682310469" calcext:value-type="float">
            <text:p>9,1674368231</text:p>
          </table:table-cell>
          <table:table-cell table:formula="of:=[.D9]/[.B9]" office:value-type="float" office:value="8.59985559566787" calcext:value-type="float">
            <text:p>8,5998555957</text:p>
          </table:table-cell>
          <table:table-cell table:formula="of:=[.E9]/[.B9]" office:value-type="float" office:value="10.072202166065" calcext:value-type="float">
            <text:p>10,0722021661</text:p>
          </table:table-cell>
          <table:table-cell table:formula="of:=[.F9]/[.B9]" office:value-type="float" office:value="159.704693140794" calcext:value-type="float">
            <text:p>159,7046931408</text:p>
          </table:table-cell>
          <table:table-cell table:formula="of:=([.G9]+[.D9])/[.B9]" office:value-type="float" office:value="618.654729241877" calcext:value-type="float">
            <text:p>618,6547292419</text:p>
          </table:table-cell>
          <table:table-cell table:formula="of:=([.H9]+[.D9])/[.B9]" office:value-type="float" office:value="269.480722021661" calcext:value-type="float">
            <text:p>269,4807220217</text:p>
          </table:table-cell>
          <table:table-cell table:formula="of:=([.I9]+[.D9])/[.B9]" office:value-type="float" office:value="8.71754512635379" calcext:value-type="float">
            <text:p>8,7175451264</text:p>
          </table:table-cell>
          <table:table-cell table:formula="of:=([.J9]+[.D9])/[.B9]" office:value-type="float" office:value="8.6597833935018" calcext:value-type="float">
            <text:p>8,6597833935</text:p>
          </table:table-cell>
          <table:table-cell table:formula="of:=([.K9]+[.D9])/[.B9]" office:value-type="float" office:value="8.60057761732852" calcext:value-type="float">
            <text:p>8,6005776173</text:p>
          </table:table-cell>
          <table:table-cell table:formula="of:=([.L9]+[.D9])/[.B9]" office:value-type="float" office:value="8.60057761732852" calcext:value-type="float">
            <text:p>8,6005776173</text:p>
          </table:table-cell>
          <table:table-cell table:formula="of:=([.M9]+[.D9])/[.B9]" office:value-type="float" office:value="8.60057761732852" calcext:value-type="float">
            <text:p>8,6005776173</text:p>
          </table:table-cell>
          <table:table-cell table:formula="of:=([.N9]+[.D9])/[.B9]" office:value-type="float" office:value="8.60057761732852" calcext:value-type="float">
            <text:p>8,6005776173</text:p>
          </table:table-cell>
          <table:table-cell table:formula="of:=([.O9]+[.D9])/[.B9]" office:value-type="float" office:value="481.815740072202" calcext:value-type="float">
            <text:p>481,8157400722</text:p>
          </table:table-cell>
          <table:table-cell table:formula="of:=([.P9]+[.D9])/[.B9]" office:value-type="float" office:value="481.80274368231" calcext:value-type="float">
            <text:p>481,8027436823</text:p>
          </table:table-cell>
          <table:table-cell table:formula="of:=([.Q9]+[.D9])/[.B9]" office:value-type="float" office:value="481.798411552347" calcext:value-type="float">
            <text:p>481,7984115523</text:p>
          </table:table-cell>
          <table:table-cell table:formula="of:=([.R9]+[.D9])/[.B9]" office:value-type="float" office:value="481.789025270758" calcext:value-type="float">
            <text:p>481,7890252708</text:p>
          </table:table-cell>
          <table:table-cell table:formula="of:=([.S9]+[.D9])/[.B9]" office:value-type="float" office:value="481.787581227437" calcext:value-type="float">
            <text:p>481,7875812274</text:p>
          </table:table-cell>
          <table:table-cell table:formula="of:=([.T9]+[.D9])/[.B9]" office:value-type="float" office:value="438.784693140794" calcext:value-type="float">
            <text:p>438,784693140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10]/[.B10]" office:value-type="float" office:value="1" calcext:value-type="float">
            <text:p>1</text:p>
          </table:table-cell>
          <table:table-cell table:formula="of:=[.C10]/[.B10]" office:value-type="float" office:value="7.50310469314079" calcext:value-type="float">
            <text:p>7,5031046931</text:p>
          </table:table-cell>
          <table:table-cell table:formula="of:=[.D10]/[.B10]" office:value-type="float" office:value="7.98180505415163" calcext:value-type="float">
            <text:p>7,9818050542</text:p>
          </table:table-cell>
          <table:table-cell table:formula="of:=[.E10]/[.B10]" office:value-type="float" office:value="7.87003610108303" calcext:value-type="float">
            <text:p>7,8700361011</text:p>
          </table:table-cell>
          <table:table-cell table:formula="of:=[.F10]/[.B10]" office:value-type="float" office:value="57.1361010830325" calcext:value-type="float">
            <text:p>57,136101083</text:p>
          </table:table-cell>
          <table:table-cell table:formula="of:=([.G10]+[.D10])/[.B10]" office:value-type="float" office:value="329.848231046931" calcext:value-type="float">
            <text:p>329,8482310469</text:p>
          </table:table-cell>
          <table:table-cell table:formula="of:=([.H10]+[.D10])/[.B10]" office:value-type="float" office:value="7.98252707581227" calcext:value-type="float">
            <text:p>7,9825270758</text:p>
          </table:table-cell>
          <table:table-cell table:formula="of:=([.I10]+[.D10])/[.B10]" office:value-type="float" office:value="7.98252707581227" calcext:value-type="float">
            <text:p>7,9825270758</text:p>
          </table:table-cell>
          <table:table-cell table:formula="of:=([.J10]+[.D10])/[.B10]" office:value-type="float" office:value="7.98252707581227" calcext:value-type="float">
            <text:p>7,9825270758</text:p>
          </table:table-cell>
          <table:table-cell table:formula="of:=([.K10]+[.D10])/[.B10]" office:value-type="float" office:value="7.98252707581227" calcext:value-type="float">
            <text:p>7,9825270758</text:p>
          </table:table-cell>
          <table:table-cell table:formula="of:=([.L10]+[.D10])/[.B10]" office:value-type="float" office:value="7.98252707581227" calcext:value-type="float">
            <text:p>7,9825270758</text:p>
          </table:table-cell>
          <table:table-cell table:formula="of:=([.M10]+[.D10])/[.B10]" office:value-type="float" office:value="7.98252707581227" calcext:value-type="float">
            <text:p>7,9825270758</text:p>
          </table:table-cell>
          <table:table-cell table:formula="of:=([.N10]+[.D10])/[.B10]" office:value-type="float" office:value="7.98252707581227" calcext:value-type="float">
            <text:p>7,9825270758</text:p>
          </table:table-cell>
          <table:table-cell table:formula="of:=([.O10]+[.D10])/[.B10]" office:value-type="float" office:value="198.066281588448" calcext:value-type="float">
            <text:p>198,0662815884</text:p>
          </table:table-cell>
          <table:table-cell table:formula="of:=([.P10]+[.D10])/[.B10]" office:value-type="float" office:value="198.053285198556" calcext:value-type="float">
            <text:p>198,0532851986</text:p>
          </table:table-cell>
          <table:table-cell table:formula="of:=([.Q10]+[.D10])/[.B10]" office:value-type="float" office:value="134.721155234657" calcext:value-type="float">
            <text:p>134,7211552347</text:p>
          </table:table-cell>
          <table:table-cell table:formula="of:=([.R10]+[.D10])/[.B10]" office:value-type="float" office:value="71.3839711191336" calcext:value-type="float">
            <text:p>71,3839711191</text:p>
          </table:table-cell>
          <table:table-cell table:formula="of:=([.S10]+[.D10])/[.B10]" office:value-type="float" office:value="8.03812274368231" calcext:value-type="float">
            <text:p>8,0381227437</text:p>
          </table:table-cell>
          <table:table-cell table:formula="of:=([.T10]+[.D10])/[.B10]" office:value-type="float" office:value="8.02729241877256" calcext:value-type="float">
            <text:p>8,027292418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7.59610108303249" calcext:value-type="float">
            <text:p>7,596101083</text:p>
          </table:table-cell>
          <table:table-cell table:formula="of:=[.D11]/[.B11]" office:value-type="float" office:value="7.9156678700361" calcext:value-type="float">
            <text:p>7,91566787</text:p>
          </table:table-cell>
          <table:table-cell table:formula="of:=[.E11]/[.B11]" office:value-type="float" office:value="8.0115523465704" calcext:value-type="float">
            <text:p>8,0115523466</text:p>
          </table:table-cell>
          <table:table-cell table:formula="of:=[.F11]/[.B11]" office:value-type="float" office:value="49.7232490974729" calcext:value-type="float">
            <text:p>49,7232490975</text:p>
          </table:table-cell>
          <table:table-cell table:formula="of:=([.G11]+[.D11])/[.B11]" office:value-type="float" office:value="323.384981949458" calcext:value-type="float">
            <text:p>323,3849819495</text:p>
          </table:table-cell>
          <table:table-cell table:formula="of:=([.H11]+[.D11])/[.B11]" office:value-type="float" office:value="7.91638989169675" calcext:value-type="float">
            <text:p>7,9163898917</text:p>
          </table:table-cell>
          <table:table-cell table:formula="of:=([.I11]+[.D11])/[.B11]" office:value-type="float" office:value="7.91638989169675" calcext:value-type="float">
            <text:p>7,9163898917</text:p>
          </table:table-cell>
          <table:table-cell table:formula="of:=([.J11]+[.D11])/[.B11]" office:value-type="float" office:value="7.91638989169675" calcext:value-type="float">
            <text:p>7,9163898917</text:p>
          </table:table-cell>
          <table:table-cell table:formula="of:=([.K11]+[.D11])/[.B11]" office:value-type="float" office:value="7.91638989169675" calcext:value-type="float">
            <text:p>7,9163898917</text:p>
          </table:table-cell>
          <table:table-cell table:formula="of:=([.L11]+[.D11])/[.B11]" office:value-type="float" office:value="7.91638989169675" calcext:value-type="float">
            <text:p>7,9163898917</text:p>
          </table:table-cell>
          <table:table-cell table:formula="of:=([.M11]+[.D11])/[.B11]" office:value-type="float" office:value="7.91638989169675" calcext:value-type="float">
            <text:p>7,9163898917</text:p>
          </table:table-cell>
          <table:table-cell table:formula="of:=([.N11]+[.D11])/[.B11]" office:value-type="float" office:value="7.91638989169675" calcext:value-type="float">
            <text:p>7,9163898917</text:p>
          </table:table-cell>
          <table:table-cell table:formula="of:=([.O11]+[.D11])/[.B11]" office:value-type="float" office:value="191.870180505415" calcext:value-type="float">
            <text:p>191,8701805054</text:p>
          </table:table-cell>
          <table:table-cell table:formula="of:=([.P11]+[.D11])/[.B11]" office:value-type="float" office:value="191.857184115523" calcext:value-type="float">
            <text:p>191,8571841155</text:p>
          </table:table-cell>
          <table:table-cell table:formula="of:=([.Q11]+[.D11])/[.B11]" office:value-type="float" office:value="81.5329963898917" calcext:value-type="float">
            <text:p>81,5329963899</text:p>
          </table:table-cell>
          <table:table-cell table:formula="of:=([.R11]+[.D11])/[.B11]" office:value-type="float" office:value="7.96765342960289" calcext:value-type="float">
            <text:p>7,9676534296</text:p>
          </table:table-cell>
          <table:table-cell table:formula="of:=([.S11]+[.D11])/[.B11]" office:value-type="float" office:value="7.94382671480144" calcext:value-type="float">
            <text:p>7,9438267148</text:p>
          </table:table-cell>
          <table:table-cell table:formula="of:=([.T11]+[.D11])/[.B11]" office:value-type="float" office:value="7.93949458483755" calcext:value-type="float">
            <text:p>7,939494584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8.47212996389892" calcext:value-type="float">
            <text:p>8,4721299639</text:p>
          </table:table-cell>
          <table:table-cell table:formula="of:=[.D12]/[.B12]" office:value-type="float" office:value="7.77718411552347" calcext:value-type="float">
            <text:p>7,7771841155</text:p>
          </table:table-cell>
          <table:table-cell table:formula="of:=[.E12]/[.B12]" office:value-type="float" office:value="7.91335740072202" calcext:value-type="float">
            <text:p>7,9133574007</text:p>
          </table:table-cell>
          <table:table-cell table:formula="of:=[.F12]/[.B12]" office:value-type="float" office:value="49.283321299639" calcext:value-type="float">
            <text:p>49,2833212996</text:p>
          </table:table-cell>
          <table:table-cell table:formula="of:=([.G12]+[.D12])/[.B12]" office:value-type="float" office:value="358.19523465704" calcext:value-type="float">
            <text:p>358,195234657</text:p>
          </table:table-cell>
          <table:table-cell table:formula="of:=([.H12]+[.D12])/[.B12]" office:value-type="float" office:value="7.77790613718412" calcext:value-type="float">
            <text:p>7,7779061372</text:p>
          </table:table-cell>
          <table:table-cell table:formula="of:=([.I12]+[.D12])/[.B12]" office:value-type="float" office:value="7.77790613718412" calcext:value-type="float">
            <text:p>7,7779061372</text:p>
          </table:table-cell>
          <table:table-cell table:formula="of:=([.J12]+[.D12])/[.B12]" office:value-type="float" office:value="7.77790613718412" calcext:value-type="float">
            <text:p>7,7779061372</text:p>
          </table:table-cell>
          <table:table-cell table:formula="of:=([.K12]+[.D12])/[.B12]" office:value-type="float" office:value="7.77790613718412" calcext:value-type="float">
            <text:p>7,7779061372</text:p>
          </table:table-cell>
          <table:table-cell table:formula="of:=([.L12]+[.D12])/[.B12]" office:value-type="float" office:value="7.77790613718412" calcext:value-type="float">
            <text:p>7,7779061372</text:p>
          </table:table-cell>
          <table:table-cell table:formula="of:=([.M12]+[.D12])/[.B12]" office:value-type="float" office:value="7.77790613718412" calcext:value-type="float">
            <text:p>7,7779061372</text:p>
          </table:table-cell>
          <table:table-cell table:formula="of:=([.N12]+[.D12])/[.B12]" office:value-type="float" office:value="7.77790613718412" calcext:value-type="float">
            <text:p>7,7779061372</text:p>
          </table:table-cell>
          <table:table-cell table:formula="of:=([.O12]+[.D12])/[.B12]" office:value-type="float" office:value="224.652996389892" calcext:value-type="float">
            <text:p>224,6529963899</text:p>
          </table:table-cell>
          <table:table-cell table:formula="of:=([.P12]+[.D12])/[.B12]" office:value-type="float" office:value="224.64" calcext:value-type="float">
            <text:p>224,64</text:p>
          </table:table-cell>
          <table:table-cell table:formula="of:=([.Q12]+[.D12])/[.B12]" office:value-type="float" office:value="94.5598555956679" calcext:value-type="float">
            <text:p>94,5598555957</text:p>
          </table:table-cell>
          <table:table-cell table:formula="of:=([.R12]+[.D12])/[.B12]" office:value-type="float" office:value="7.82483754512635" calcext:value-type="float">
            <text:p>7,8248375451</text:p>
          </table:table-cell>
          <table:table-cell table:formula="of:=([.S12]+[.D12])/[.B12]" office:value-type="float" office:value="7.80750902527076" calcext:value-type="float">
            <text:p>7,8075090253</text:p>
          </table:table-cell>
          <table:table-cell table:formula="of:=([.T12]+[.D12])/[.B12]" office:value-type="float" office:value="7.79162454873646" calcext:value-type="float">
            <text:p>7,7916245487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8.2865531914894" calcext:value-type="float">
            <text:p>18,2865531915</text:p>
          </table:table-cell>
          <table:table-cell table:formula="of:=[.D14]/[.B14]" office:value-type="float" office:value="18.0882553191489" calcext:value-type="float">
            <text:p>18,0882553191</text:p>
          </table:table-cell>
          <table:table-cell table:formula="of:=[.E14]/[.B14]" office:value-type="float" office:value="18.7647659574468" calcext:value-type="float">
            <text:p>18,7647659574</text:p>
          </table:table-cell>
          <table:table-cell table:formula="of:=[.F14]/[.B14]" office:value-type="float" office:value="379.151489361702" calcext:value-type="float">
            <text:p>379,1514893617</text:p>
          </table:table-cell>
          <table:table-cell table:formula="of:=([.G14]+[.D14])/[.B14]" office:value-type="float" office:value="1366.93591489362" calcext:value-type="float">
            <text:p>1366,9359148936</text:p>
          </table:table-cell>
          <table:table-cell table:formula="of:=([.H14]+[.D14])/[.B14]" office:value-type="float" office:value="1192.17421276596" calcext:value-type="float">
            <text:p>1192,174212766</text:p>
          </table:table-cell>
          <table:table-cell table:formula="of:=([.I14]+[.D14])/[.B14]" office:value-type="float" office:value="1116.58868085106" calcext:value-type="float">
            <text:p>1116,5886808511</text:p>
          </table:table-cell>
          <table:table-cell table:formula="of:=([.J14]+[.D14])/[.B14]" office:value-type="float" office:value="976.858468085107" calcext:value-type="float">
            <text:p>976,8584680851</text:p>
          </table:table-cell>
          <table:table-cell table:formula="of:=([.K14]+[.D14])/[.B14]" office:value-type="float" office:value="918.505276595745" calcext:value-type="float">
            <text:p>918,5052765957</text:p>
          </table:table-cell>
          <table:table-cell table:formula="of:=([.L14]+[.D14])/[.B14]" office:value-type="float" office:value="725.118893617021" calcext:value-type="float">
            <text:p>725,118893617</text:p>
          </table:table-cell>
          <table:table-cell table:formula="of:=([.M14]+[.D14])/[.B14]" office:value-type="float" office:value="644.601446808511" calcext:value-type="float">
            <text:p>644,6014468085</text:p>
          </table:table-cell>
          <table:table-cell table:formula="of:=([.N14]+[.D14])/[.B14]" office:value-type="float" office:value="399.607404255319" calcext:value-type="float">
            <text:p>399,6074042553</text:p>
          </table:table-cell>
          <table:table-cell table:formula="of:=([.O14]+[.D14])/[.B14]" office:value-type="float" office:value="1349.46272340426" calcext:value-type="float">
            <text:p>1349,4627234043</text:p>
          </table:table-cell>
          <table:table-cell table:formula="of:=([.P14]+[.D14])/[.B14]" office:value-type="float" office:value="1342.14017021277" calcext:value-type="float">
            <text:p>1342,1401702128</text:p>
          </table:table-cell>
          <table:table-cell table:formula="of:=([.Q14]+[.D14])/[.B14]" office:value-type="float" office:value="1301.86868085106" calcext:value-type="float">
            <text:p>1301,8686808511</text:p>
          </table:table-cell>
          <table:table-cell table:formula="of:=([.R14]+[.D14])/[.B14]" office:value-type="float" office:value="1302.11123404255" calcext:value-type="float">
            <text:p>1302,1112340426</text:p>
          </table:table-cell>
          <table:table-cell table:formula="of:=([.S14]+[.D14])/[.B14]" office:value-type="float" office:value="1269.16144680851" calcext:value-type="float">
            <text:p>1269,1614468085</text:p>
          </table:table-cell>
          <table:table-cell table:formula="of:=([.T14]+[.D14])/[.B14]" office:value-type="float" office:value="1256.46953191489" calcext:value-type="float">
            <text:p>1256,469531914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9.02578723404255" calcext:value-type="float">
            <text:p>9,025787234</text:p>
          </table:table-cell>
          <table:table-cell table:formula="of:=[.D15]/[.B15]" office:value-type="float" office:value="9.36621276595745" calcext:value-type="float">
            <text:p>9,366212766</text:p>
          </table:table-cell>
          <table:table-cell table:formula="of:=[.E15]/[.B15]" office:value-type="float" office:value="9.52306382978723" calcext:value-type="float">
            <text:p>9,5230638298</text:p>
          </table:table-cell>
          <table:table-cell table:formula="of:=[.F15]/[.B15]" office:value-type="float" office:value="74.096085106383" calcext:value-type="float">
            <text:p>74,0960851064</text:p>
          </table:table-cell>
          <table:table-cell table:formula="of:=([.G15]+[.D15])/[.B15]" office:value-type="float" office:value="444.030042553192" calcext:value-type="float">
            <text:p>444,0300425532</text:p>
          </table:table-cell>
          <table:table-cell table:formula="of:=([.H15]+[.D15])/[.B15]" office:value-type="float" office:value="85.0257872340426" calcext:value-type="float">
            <text:p>85,025787234</text:p>
          </table:table-cell>
          <table:table-cell table:formula="of:=([.I15]+[.D15])/[.B15]" office:value-type="float" office:value="30.132170212766" calcext:value-type="float">
            <text:p>30,1321702128</text:p>
          </table:table-cell>
          <table:table-cell table:formula="of:=([.J15]+[.D15])/[.B15]" office:value-type="float" office:value="55.2930212765958" calcext:value-type="float">
            <text:p>55,2930212766</text:p>
          </table:table-cell>
          <table:table-cell table:formula="of:=([.K15]+[.D15])/[.B15]" office:value-type="float" office:value="9.36621276595745" calcext:value-type="float">
            <text:p>9,366212766</text:p>
          </table:table-cell>
          <table:table-cell table:formula="of:=([.L15]+[.D15])/[.B15]" office:value-type="float" office:value="24.4164255319149" calcext:value-type="float">
            <text:p>24,4164255319</text:p>
          </table:table-cell>
          <table:table-cell table:formula="of:=([.M15]+[.D15])/[.B15]" office:value-type="float" office:value="9.36621276595745" calcext:value-type="float">
            <text:p>9,366212766</text:p>
          </table:table-cell>
          <table:table-cell table:formula="of:=([.N15]+[.D15])/[.B15]" office:value-type="float" office:value="24.4164255319149" calcext:value-type="float">
            <text:p>24,4164255319</text:p>
          </table:table-cell>
          <table:table-cell table:formula="of:=([.O15]+[.D15])/[.B15]" office:value-type="float" office:value="418.158553191489" calcext:value-type="float">
            <text:p>418,1585531915</text:p>
          </table:table-cell>
          <table:table-cell table:formula="of:=([.P15]+[.D15])/[.B15]" office:value-type="float" office:value="406.648765957447" calcext:value-type="float">
            <text:p>406,6487659574</text:p>
          </table:table-cell>
          <table:table-cell table:formula="of:=([.Q15]+[.D15])/[.B15]" office:value-type="float" office:value="370.03770212766" calcext:value-type="float">
            <text:p>370,0377021277</text:p>
          </table:table-cell>
          <table:table-cell table:formula="of:=([.R15]+[.D15])/[.B15]" office:value-type="float" office:value="358.097276595745" calcext:value-type="float">
            <text:p>358,0972765957</text:p>
          </table:table-cell>
          <table:table-cell table:formula="of:=([.S15]+[.D15])/[.B15]" office:value-type="float" office:value="290.133872340426" calcext:value-type="float">
            <text:p>290,1338723404</text:p>
          </table:table-cell>
          <table:table-cell table:formula="of:=([.T15]+[.D15])/[.B15]" office:value-type="float" office:value="312.19770212766" calcext:value-type="float">
            <text:p>312,197702127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8.87157446808511" calcext:value-type="float">
            <text:p>8,8715744681</text:p>
          </table:table-cell>
          <table:table-cell table:formula="of:=[.D16]/[.B16]" office:value-type="float" office:value="8.77225531914894" calcext:value-type="float">
            <text:p>8,7722553191</text:p>
          </table:table-cell>
          <table:table-cell table:formula="of:=[.E16]/[.B16]" office:value-type="float" office:value="9.20153191489362" calcext:value-type="float">
            <text:p>9,2015319149</text:p>
          </table:table-cell>
          <table:table-cell table:formula="of:=[.F16]/[.B16]" office:value-type="float" office:value="64.3110638297872" calcext:value-type="float">
            <text:p>64,3110638298</text:p>
          </table:table-cell>
          <table:table-cell table:formula="of:=([.G16]+[.D16])/[.B16]" office:value-type="float" office:value="410.815659574468" calcext:value-type="float">
            <text:p>410,8156595745</text:p>
          </table:table-cell>
          <table:table-cell table:formula="of:=([.H16]+[.D16])/[.B16]" office:value-type="float" office:value="132.709276595745" calcext:value-type="float">
            <text:p>132,7092765957</text:p>
          </table:table-cell>
          <table:table-cell table:formula="of:=([.I16]+[.D16])/[.B16]" office:value-type="float" office:value="97.4667234042553" calcext:value-type="float">
            <text:p>97,4667234043</text:p>
          </table:table-cell>
          <table:table-cell table:formula="of:=([.J16]+[.D16])/[.B16]" office:value-type="float" office:value="8.78587234042553" calcext:value-type="float">
            <text:p>8,7858723404</text:p>
          </table:table-cell>
          <table:table-cell table:formula="of:=([.K16]+[.D16])/[.B16]" office:value-type="float" office:value="63.344170212766" calcext:value-type="float">
            <text:p>63,3441702128</text:p>
          </table:table-cell>
          <table:table-cell table:formula="of:=([.L16]+[.D16])/[.B16]" office:value-type="float" office:value="8.77225531914894" calcext:value-type="float">
            <text:p>8,7722553191</text:p>
          </table:table-cell>
          <table:table-cell table:formula="of:=([.M16]+[.D16])/[.B16]" office:value-type="float" office:value="8.77225531914894" calcext:value-type="float">
            <text:p>8,7722553191</text:p>
          </table:table-cell>
          <table:table-cell table:formula="of:=([.N16]+[.D16])/[.B16]" office:value-type="float" office:value="8.77225531914894" calcext:value-type="float">
            <text:p>8,7722553191</text:p>
          </table:table-cell>
          <table:table-cell table:formula="of:=([.O16]+[.D16])/[.B16]" office:value-type="float" office:value="386.946723404255" calcext:value-type="float">
            <text:p>386,9467234043</text:p>
          </table:table-cell>
          <table:table-cell table:formula="of:=([.P16]+[.D16])/[.B16]" office:value-type="float" office:value="376.213957446808" calcext:value-type="float">
            <text:p>376,2139574468</text:p>
          </table:table-cell>
          <table:table-cell table:formula="of:=([.Q16]+[.D16])/[.B16]" office:value-type="float" office:value="321.310127659574" calcext:value-type="float">
            <text:p>321,3101276596</text:p>
          </table:table-cell>
          <table:table-cell table:formula="of:=([.R16]+[.D16])/[.B16]" office:value-type="float" office:value="306.654808510638" calcext:value-type="float">
            <text:p>306,6548085106</text:p>
          </table:table-cell>
          <table:table-cell table:formula="of:=([.S16]+[.D16])/[.B16]" office:value-type="float" office:value="270.036936170213" calcext:value-type="float">
            <text:p>270,0369361702</text:p>
          </table:table-cell>
          <table:table-cell table:formula="of:=([.T16]+[.D16])/[.B16]" office:value-type="float" office:value="234.562893617021" calcext:value-type="float">
            <text:p>234,56289361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8.97293617021277" calcext:value-type="float">
            <text:p>8,9729361702</text:p>
          </table:table-cell>
          <table:table-cell table:formula="of:=[.D17]/[.B17]" office:value-type="float" office:value="8.94136170212766" calcext:value-type="float">
            <text:p>8,9413617021</text:p>
          </table:table-cell>
          <table:table-cell table:formula="of:=[.E17]/[.B17]" office:value-type="float" office:value="8.88902127659574" calcext:value-type="float">
            <text:p>8,8890212766</text:p>
          </table:table-cell>
          <table:table-cell table:formula="of:=[.F17]/[.B17]" office:value-type="float" office:value="47.6418723404255" calcext:value-type="float">
            <text:p>47,6418723404</text:p>
          </table:table-cell>
          <table:table-cell table:formula="of:=([.G17]+[.D17])/[.B17]" office:value-type="float" office:value="363.265617021277" calcext:value-type="float">
            <text:p>363,2656170213</text:p>
          </table:table-cell>
          <table:table-cell table:formula="of:=([.H17]+[.D17])/[.B17]" office:value-type="float" office:value="64.8996595744681" calcext:value-type="float">
            <text:p>64,8996595745</text:p>
          </table:table-cell>
          <table:table-cell table:formula="of:=([.I17]+[.D17])/[.B17]" office:value-type="float" office:value="35.1277446808511" calcext:value-type="float">
            <text:p>35,1277446809</text:p>
          </table:table-cell>
          <table:table-cell table:formula="of:=([.J17]+[.D17])/[.B17]" office:value-type="float" office:value="34.7132765957447" calcext:value-type="float">
            <text:p>34,7132765957</text:p>
          </table:table-cell>
          <table:table-cell table:formula="of:=([.K17]+[.D17])/[.B17]" office:value-type="float" office:value="8.94136170212766" calcext:value-type="float">
            <text:p>8,9413617021</text:p>
          </table:table-cell>
          <table:table-cell table:formula="of:=([.L17]+[.D17])/[.B17]" office:value-type="float" office:value="8.94136170212766" calcext:value-type="float">
            <text:p>8,9413617021</text:p>
          </table:table-cell>
          <table:table-cell table:formula="of:=([.M17]+[.D17])/[.B17]" office:value-type="float" office:value="8.94136170212766" calcext:value-type="float">
            <text:p>8,9413617021</text:p>
          </table:table-cell>
          <table:table-cell table:formula="of:=([.N17]+[.D17])/[.B17]" office:value-type="float" office:value="8.94136170212766" calcext:value-type="float">
            <text:p>8,9413617021</text:p>
          </table:table-cell>
          <table:table-cell table:formula="of:=([.O17]+[.D17])/[.B17]" office:value-type="float" office:value="341.186468085106" calcext:value-type="float">
            <text:p>341,1864680851</text:p>
          </table:table-cell>
          <table:table-cell table:formula="of:=([.P17]+[.D17])/[.B17]" office:value-type="float" office:value="321.53285106383" calcext:value-type="float">
            <text:p>321,5328510638</text:p>
          </table:table-cell>
          <table:table-cell table:formula="of:=([.Q17]+[.D17])/[.B17]" office:value-type="float" office:value="276.337957446809" calcext:value-type="float">
            <text:p>276,3379574468</text:p>
          </table:table-cell>
          <table:table-cell table:formula="of:=([.R17]+[.D17])/[.B17]" office:value-type="float" office:value="267.121787234043" calcext:value-type="float">
            <text:p>267,121787234</text:p>
          </table:table-cell>
          <table:table-cell table:formula="of:=([.S17]+[.D17])/[.B17]" office:value-type="float" office:value="223.268170212766" calcext:value-type="float">
            <text:p>223,2681702128</text:p>
          </table:table-cell>
          <table:table-cell table:formula="of:=([.T17]+[.D17])/[.B17]" office:value-type="float" office:value="198.462212765957" calcext:value-type="float">
            <text:p>198,4622127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hanoi 28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C18]/[.B18]" office:value-type="float" office:value="8.93617021276596" calcext:value-type="float">
            <text:p>8,9361702128</text:p>
          </table:table-cell>
          <table:table-cell table:formula="of:=[.D18]/[.B18]" office:value-type="float" office:value="8.88629787234043" calcext:value-type="float">
            <text:p>8,8862978723</text:p>
          </table:table-cell>
          <table:table-cell table:formula="of:=[.E18]/[.B18]" office:value-type="float" office:value="8.63625531914894" calcext:value-type="float">
            <text:p>8,6362553191</text:p>
          </table:table-cell>
          <table:table-cell table:formula="of:=[.F18]/[.B18]" office:value-type="float" office:value="43.2032340425532" calcext:value-type="float">
            <text:p>43,2032340426</text:p>
          </table:table-cell>
          <table:table-cell table:formula="of:=([.G18]+[.D18])/[.B18]" office:value-type="float" office:value="348.232680851064" calcext:value-type="float">
            <text:p>348,2326808511</text:p>
          </table:table-cell>
          <table:table-cell table:formula="of:=([.H18]+[.D18])/[.B18]" office:value-type="float" office:value="42.2531063829787" calcext:value-type="float">
            <text:p>42,253106383</text:p>
          </table:table-cell>
          <table:table-cell table:formula="of:=([.I18]+[.D18])/[.B18]" office:value-type="float" office:value="9.31438297872341" calcext:value-type="float">
            <text:p>9,3143829787</text:p>
          </table:table-cell>
          <table:table-cell table:formula="of:=([.J18]+[.D18])/[.B18]" office:value-type="float" office:value="8.89991489361702" calcext:value-type="float">
            <text:p>8,8999148936</text:p>
          </table:table-cell>
          <table:table-cell table:formula="of:=([.K18]+[.D18])/[.B18]" office:value-type="float" office:value="8.88629787234043" calcext:value-type="float">
            <text:p>8,8862978723</text:p>
          </table:table-cell>
          <table:table-cell table:formula="of:=([.L18]+[.D18])/[.B18]" office:value-type="float" office:value="8.88629787234043" calcext:value-type="float">
            <text:p>8,8862978723</text:p>
          </table:table-cell>
          <table:table-cell table:formula="of:=([.M18]+[.D18])/[.B18]" office:value-type="float" office:value="8.88629787234043" calcext:value-type="float">
            <text:p>8,8862978723</text:p>
          </table:table-cell>
          <table:table-cell table:formula="of:=([.N18]+[.D18])/[.B18]" office:value-type="float" office:value="8.88629787234043" calcext:value-type="float">
            <text:p>8,8862978723</text:p>
          </table:table-cell>
          <table:table-cell table:formula="of:=([.O18]+[.D18])/[.B18]" office:value-type="float" office:value="325.215659574468" calcext:value-type="float">
            <text:p>325,2156595745</text:p>
          </table:table-cell>
          <table:table-cell table:formula="of:=([.P18]+[.D18])/[.B18]" office:value-type="float" office:value="307.931404255319" calcext:value-type="float">
            <text:p>307,9314042553</text:p>
          </table:table-cell>
          <table:table-cell table:formula="of:=([.Q18]+[.D18])/[.B18]" office:value-type="float" office:value="228.815659574468" calcext:value-type="float">
            <text:p>228,8156595745</text:p>
          </table:table-cell>
          <table:table-cell table:formula="of:=([.R18]+[.D18])/[.B18]" office:value-type="float" office:value="201.183319148936" calcext:value-type="float">
            <text:p>201,1833191489</text:p>
          </table:table-cell>
          <table:table-cell table:formula="of:=([.S18]+[.D18])/[.B18]" office:value-type="float" office:value="164.655659574468" calcext:value-type="float">
            <text:p>164,6556595745</text:p>
          </table:table-cell>
          <table:table-cell table:formula="of:=([.T18]+[.D18])/[.B18]" office:value-type="float" office:value="155.108425531915" calcext:value-type="float">
            <text:p>155,108425531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hanoi 28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9.19651063829787" calcext:value-type="float">
            <text:p>9,1965106383</text:p>
          </table:table-cell>
          <table:table-cell table:formula="of:=[.D19]/[.B19]" office:value-type="float" office:value="8.66034042553192" calcext:value-type="float">
            <text:p>8,6603404255</text:p>
          </table:table-cell>
          <table:table-cell table:formula="of:=[.E19]/[.B19]" office:value-type="float" office:value="8.56417021276596" calcext:value-type="float">
            <text:p>8,5641702128</text:p>
          </table:table-cell>
          <table:table-cell table:formula="of:=[.F19]/[.B19]" office:value-type="float" office:value="42.2730212765957" calcext:value-type="float">
            <text:p>42,2730212766</text:p>
          </table:table-cell>
          <table:table-cell table:formula="of:=([.G19]+[.D19])/[.B19]" office:value-type="float" office:value="348.090127659574" calcext:value-type="float">
            <text:p>348,0901276596</text:p>
          </table:table-cell>
          <table:table-cell table:formula="of:=([.H19]+[.D19])/[.B19]" office:value-type="float" office:value="101.781191489362" calcext:value-type="float">
            <text:p>101,7811914894</text:p>
          </table:table-cell>
          <table:table-cell table:formula="of:=([.I19]+[.D19])/[.B19]" office:value-type="float" office:value="27.2790638297872" calcext:value-type="float">
            <text:p>27,2790638298</text:p>
          </table:table-cell>
          <table:table-cell table:formula="of:=([.J19]+[.D19])/[.B19]" office:value-type="float" office:value="58.3233191489362" calcext:value-type="float">
            <text:p>58,3233191489</text:p>
          </table:table-cell>
          <table:table-cell table:formula="of:=([.K19]+[.D19])/[.B19]" office:value-type="float" office:value="8.66034042553192" calcext:value-type="float">
            <text:p>8,6603404255</text:p>
          </table:table-cell>
          <table:table-cell table:formula="of:=([.L19]+[.D19])/[.B19]" office:value-type="float" office:value="8.66034042553192" calcext:value-type="float">
            <text:p>8,6603404255</text:p>
          </table:table-cell>
          <table:table-cell table:formula="of:=([.M19]+[.D19])/[.B19]" office:value-type="float" office:value="8.66034042553192" calcext:value-type="float">
            <text:p>8,6603404255</text:p>
          </table:table-cell>
          <table:table-cell table:formula="of:=([.N19]+[.D19])/[.B19]" office:value-type="float" office:value="8.66034042553192" calcext:value-type="float">
            <text:p>8,6603404255</text:p>
          </table:table-cell>
          <table:table-cell table:formula="of:=([.O19]+[.D19])/[.B19]" office:value-type="float" office:value="325.697787234043" calcext:value-type="float">
            <text:p>325,697787234</text:p>
          </table:table-cell>
          <table:table-cell table:formula="of:=([.P19]+[.D19])/[.B19]" office:value-type="float" office:value="306.044170212766" calcext:value-type="float">
            <text:p>306,0441702128</text:p>
          </table:table-cell>
          <table:table-cell table:formula="of:=([.Q19]+[.D19])/[.B19]" office:value-type="float" office:value="255.919914893617" calcext:value-type="float">
            <text:p>255,9199148936</text:p>
          </table:table-cell>
          <table:table-cell table:formula="of:=([.R19]+[.D19])/[.B19]" office:value-type="float" office:value="241.515659574468" calcext:value-type="float">
            <text:p>241,5156595745</text:p>
          </table:table-cell>
          <table:table-cell table:formula="of:=([.S19]+[.D19])/[.B19]" office:value-type="float" office:value="178.183744680851" calcext:value-type="float">
            <text:p>178,1837446809</text:p>
          </table:table-cell>
          <table:table-cell table:formula="of:=([.T19]+[.D19])/[.B19]" office:value-type="float" office:value="206.66885106383" calcext:value-type="float">
            <text:p>206,668851063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0.6461276595745" calcext:value-type="float">
            <text:p>10,6461276596</text:p>
          </table:table-cell>
          <table:table-cell table:formula="of:=[.D20]/[.B20]" office:value-type="float" office:value="11.0804255319149" calcext:value-type="float">
            <text:p>11,0804255319</text:p>
          </table:table-cell>
          <table:table-cell table:formula="of:=[.E20]/[.B20]" office:value-type="float" office:value="13.1708085106383" calcext:value-type="float">
            <text:p>13,1708085106</text:p>
          </table:table-cell>
          <table:table-cell table:formula="of:=[.F20]/[.B20]" office:value-type="float" office:value="222.297021276596" calcext:value-type="float">
            <text:p>222,2970212766</text:p>
          </table:table-cell>
          <table:table-cell table:formula="of:=([.G20]+[.D20])/[.B20]" office:value-type="float" office:value="877.614042553191" calcext:value-type="float">
            <text:p>877,6140425532</text:p>
          </table:table-cell>
          <table:table-cell table:formula="of:=([.H20]+[.D20])/[.B20]" office:value-type="float" office:value="697.346808510638" calcext:value-type="float">
            <text:p>697,3468085106</text:p>
          </table:table-cell>
          <table:table-cell table:formula="of:=([.I20]+[.D20])/[.B20]" office:value-type="float" office:value="569.530638297872" calcext:value-type="float">
            <text:p>569,5306382979</text:p>
          </table:table-cell>
          <table:table-cell table:formula="of:=([.J20]+[.D20])/[.B20]" office:value-type="float" office:value="350.014893617021" calcext:value-type="float">
            <text:p>350,014893617</text:p>
          </table:table-cell>
          <table:table-cell table:formula="of:=([.K20]+[.D20])/[.B20]" office:value-type="float" office:value="216.487234042553" calcext:value-type="float">
            <text:p>216,4872340426</text:p>
          </table:table-cell>
          <table:table-cell table:formula="of:=([.L20]+[.D20])/[.B20]" office:value-type="float" office:value="52.1612765957447" calcext:value-type="float">
            <text:p>52,1612765957</text:p>
          </table:table-cell>
          <table:table-cell table:formula="of:=([.M20]+[.D20])/[.B20]" office:value-type="float" office:value="11.0804255319149" calcext:value-type="float">
            <text:p>11,0804255319</text:p>
          </table:table-cell>
          <table:table-cell table:formula="of:=([.N20]+[.D20])/[.B20]" office:value-type="float" office:value="11.0804255319149" calcext:value-type="float">
            <text:p>11,0804255319</text:p>
          </table:table-cell>
          <table:table-cell table:formula="of:=([.O20]+[.D20])/[.B20]" office:value-type="float" office:value="857.456595744681" calcext:value-type="float">
            <text:p>857,4565957447</text:p>
          </table:table-cell>
          <table:table-cell table:formula="of:=([.P20]+[.D20])/[.B20]" office:value-type="float" office:value="850.134042553191" calcext:value-type="float">
            <text:p>850,1340425532</text:p>
          </table:table-cell>
          <table:table-cell table:formula="of:=([.Q20]+[.D20])/[.B20]" office:value-type="float" office:value="813.523829787234" calcext:value-type="float">
            <text:p>813,5238297872</text:p>
          </table:table-cell>
          <table:table-cell table:formula="of:=([.R20]+[.D20])/[.B20]" office:value-type="float" office:value="810.313617021277" calcext:value-type="float">
            <text:p>810,3136170213</text:p>
          </table:table-cell>
          <table:table-cell table:formula="of:=([.S20]+[.D20])/[.B20]" office:value-type="float" office:value="767.282978723404" calcext:value-type="float">
            <text:p>767,2829787234</text:p>
          </table:table-cell>
          <table:table-cell table:formula="of:=([.T20]+[.D20])/[.B20]" office:value-type="float" office:value="751.26" calcext:value-type="float">
            <text:p>751,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9.38885106382979" calcext:value-type="float">
            <text:p>9,3888510638</text:p>
          </table:table-cell>
          <table:table-cell table:formula="of:=[.D21]/[.B21]" office:value-type="float" office:value="9.24757446808511" calcext:value-type="float">
            <text:p>9,2475744681</text:p>
          </table:table-cell>
          <table:table-cell table:formula="of:=[.E21]/[.B21]" office:value-type="float" office:value="9.3731914893617" calcext:value-type="float">
            <text:p>9,3731914894</text:p>
          </table:table-cell>
          <table:table-cell table:formula="of:=[.F21]/[.B21]" office:value-type="float" office:value="69.0054468085106" calcext:value-type="float">
            <text:p>69,0054468085</text:p>
          </table:table-cell>
          <table:table-cell table:formula="of:=([.G21]+[.D21])/[.B21]" office:value-type="float" office:value="425.960765957447" calcext:value-type="float">
            <text:p>425,9607659574</text:p>
          </table:table-cell>
          <table:table-cell table:formula="of:=([.H21]+[.D21])/[.B21]" office:value-type="float" office:value="96.7454468085106" calcext:value-type="float">
            <text:p>96,7454468085</text:p>
          </table:table-cell>
          <table:table-cell table:formula="of:=([.I21]+[.D21])/[.B21]" office:value-type="float" office:value="9.67565957446809" calcext:value-type="float">
            <text:p>9,6756595745</text:p>
          </table:table-cell>
          <table:table-cell table:formula="of:=([.J21]+[.D21])/[.B21]" office:value-type="float" office:value="9.2611914893617" calcext:value-type="float">
            <text:p>9,2611914894</text:p>
          </table:table-cell>
          <table:table-cell table:formula="of:=([.K21]+[.D21])/[.B21]" office:value-type="float" office:value="9.24757446808511" calcext:value-type="float">
            <text:p>9,2475744681</text:p>
          </table:table-cell>
          <table:table-cell table:formula="of:=([.L21]+[.D21])/[.B21]" office:value-type="float" office:value="9.24757446808511" calcext:value-type="float">
            <text:p>9,2475744681</text:p>
          </table:table-cell>
          <table:table-cell table:formula="of:=([.M21]+[.D21])/[.B21]" office:value-type="float" office:value="9.24757446808511" calcext:value-type="float">
            <text:p>9,2475744681</text:p>
          </table:table-cell>
          <table:table-cell table:formula="of:=([.N21]+[.D21])/[.B21]" office:value-type="float" office:value="9.24757446808511" calcext:value-type="float">
            <text:p>9,2475744681</text:p>
          </table:table-cell>
          <table:table-cell table:formula="of:=([.O21]+[.D21])/[.B21]" office:value-type="float" office:value="402.033957446809" calcext:value-type="float">
            <text:p>402,0339574468</text:p>
          </table:table-cell>
          <table:table-cell table:formula="of:=([.P21]+[.D21])/[.B21]" office:value-type="float" office:value="389.692680851064" calcext:value-type="float">
            <text:p>389,6926808511</text:p>
          </table:table-cell>
          <table:table-cell table:formula="of:=([.Q21]+[.D21])/[.B21]" office:value-type="float" office:value="333.005872340426" calcext:value-type="float">
            <text:p>333,0058723404</text:p>
          </table:table-cell>
          <table:table-cell table:formula="of:=([.R21]+[.D21])/[.B21]" office:value-type="float" office:value="316.590553191489" calcext:value-type="float">
            <text:p>316,5905531915</text:p>
          </table:table-cell>
          <table:table-cell table:formula="of:=([.S21]+[.D21])/[.B21]" office:value-type="float" office:value="277.264595744681" calcext:value-type="float">
            <text:p>277,2645957447</text:p>
          </table:table-cell>
          <table:table-cell table:formula="of:=([.T21]+[.D21])/[.B21]" office:value-type="float" office:value="258.073957446808" calcext:value-type="float">
            <text:p>258,073957446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8.87957446808511" calcext:value-type="float">
            <text:p>8,8795744681</text:p>
          </table:table-cell>
          <table:table-cell table:formula="of:=[.D22]/[.B22]" office:value-type="float" office:value="9.18340425531915" calcext:value-type="float">
            <text:p>9,1834042553</text:p>
          </table:table-cell>
          <table:table-cell table:formula="of:=[.E22]/[.B22]" office:value-type="float" office:value="9.27361702127659" calcext:value-type="float">
            <text:p>9,2736170213</text:p>
          </table:table-cell>
          <table:table-cell table:formula="of:=[.F22]/[.B22]" office:value-type="float" office:value="59.0832340425532" calcext:value-type="float">
            <text:p>59,0832340426</text:p>
          </table:table-cell>
          <table:table-cell table:formula="of:=([.G22]+[.D22])/[.B22]" office:value-type="float" office:value="413.597021276596" calcext:value-type="float">
            <text:p>413,5970212766</text:p>
          </table:table-cell>
          <table:table-cell table:formula="of:=([.H22]+[.D22])/[.B22]" office:value-type="float" office:value="38.8846808510638" calcext:value-type="float">
            <text:p>38,8846808511</text:p>
          </table:table-cell>
          <table:table-cell table:formula="of:=([.I22]+[.D22])/[.B22]" office:value-type="float" office:value="9.61148936170213" calcext:value-type="float">
            <text:p>9,6114893617</text:p>
          </table:table-cell>
          <table:table-cell table:formula="of:=([.J22]+[.D22])/[.B22]" office:value-type="float" office:value="9.19702127659575" calcext:value-type="float">
            <text:p>9,1970212766</text:p>
          </table:table-cell>
          <table:table-cell table:formula="of:=([.K22]+[.D22])/[.B22]" office:value-type="float" office:value="9.18340425531915" calcext:value-type="float">
            <text:p>9,1834042553</text:p>
          </table:table-cell>
          <table:table-cell table:formula="of:=([.L22]+[.D22])/[.B22]" office:value-type="float" office:value="9.18340425531915" calcext:value-type="float">
            <text:p>9,1834042553</text:p>
          </table:table-cell>
          <table:table-cell table:formula="of:=([.M22]+[.D22])/[.B22]" office:value-type="float" office:value="9.18340425531915" calcext:value-type="float">
            <text:p>9,1834042553</text:p>
          </table:table-cell>
          <table:table-cell table:formula="of:=([.N22]+[.D22])/[.B22]" office:value-type="float" office:value="9.18340425531915" calcext:value-type="float">
            <text:p>9,1834042553</text:p>
          </table:table-cell>
          <table:table-cell table:formula="of:=([.O22]+[.D22])/[.B22]" office:value-type="float" office:value="388.457446808511" calcext:value-type="float">
            <text:p>388,4574468085</text:p>
          </table:table-cell>
          <table:table-cell table:formula="of:=([.P22]+[.D22])/[.B22]" office:value-type="float" office:value="375.242978723404" calcext:value-type="float">
            <text:p>375,2429787234</text:p>
          </table:table-cell>
          <table:table-cell table:formula="of:=([.Q22]+[.D22])/[.B22]" office:value-type="float" office:value="332.74" calcext:value-type="float">
            <text:p>332,74</text:p>
          </table:table-cell>
          <table:table-cell table:formula="of:=([.R22]+[.D22])/[.B22]" office:value-type="float" office:value="301.047234042553" calcext:value-type="float">
            <text:p>301,0472340426</text:p>
          </table:table-cell>
          <table:table-cell table:formula="of:=([.S22]+[.D22])/[.B22]" office:value-type="float" office:value="259.974042553191" calcext:value-type="float">
            <text:p>259,9740425532</text:p>
          </table:table-cell>
          <table:table-cell table:formula="of:=([.T22]+[.D22])/[.B22]" office:value-type="float" office:value="174.22170212766" calcext:value-type="float">
            <text:p>174,221702127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9.2976170212766" calcext:value-type="float">
            <text:p>9,2976170213</text:p>
          </table:table-cell>
          <table:table-cell table:formula="of:=[.D23]/[.B23]" office:value-type="float" office:value="9.24493617021277" calcext:value-type="float">
            <text:p>9,2449361702</text:p>
          </table:table-cell>
          <table:table-cell table:formula="of:=[.E23]/[.B23]" office:value-type="float" office:value="9.26255319148936" calcext:value-type="float">
            <text:p>9,2625531915</text:p>
          </table:table-cell>
          <table:table-cell table:formula="of:=[.F23]/[.B23]" office:value-type="float" office:value="59.0429787234043" calcext:value-type="float">
            <text:p>59,0429787234</text:p>
          </table:table-cell>
          <table:table-cell table:formula="of:=([.G23]+[.D23])/[.B23]" office:value-type="float" office:value="465.338553191489" calcext:value-type="float">
            <text:p>465,3385531915</text:p>
          </table:table-cell>
          <table:table-cell table:formula="of:=([.H23]+[.D23])/[.B23]" office:value-type="float" office:value="42.6372765957447" calcext:value-type="float">
            <text:p>42,6372765957</text:p>
          </table:table-cell>
          <table:table-cell table:formula="of:=([.I23]+[.D23])/[.B23]" office:value-type="float" office:value="9.67302127659574" calcext:value-type="float">
            <text:p>9,6730212766</text:p>
          </table:table-cell>
          <table:table-cell table:formula="of:=([.J23]+[.D23])/[.B23]" office:value-type="float" office:value="9.25855319148936" calcext:value-type="float">
            <text:p>9,2585531915</text:p>
          </table:table-cell>
          <table:table-cell table:formula="of:=([.K23]+[.D23])/[.B23]" office:value-type="float" office:value="9.24493617021277" calcext:value-type="float">
            <text:p>9,2449361702</text:p>
          </table:table-cell>
          <table:table-cell table:formula="of:=([.L23]+[.D23])/[.B23]" office:value-type="float" office:value="9.24493617021277" calcext:value-type="float">
            <text:p>9,2449361702</text:p>
          </table:table-cell>
          <table:table-cell table:formula="of:=([.M23]+[.D23])/[.B23]" office:value-type="float" office:value="9.24493617021277" calcext:value-type="float">
            <text:p>9,2449361702</text:p>
          </table:table-cell>
          <table:table-cell table:formula="of:=([.N23]+[.D23])/[.B23]" office:value-type="float" office:value="9.24493617021277" calcext:value-type="float">
            <text:p>9,2449361702</text:p>
          </table:table-cell>
          <table:table-cell table:formula="of:=([.O23]+[.D23])/[.B23]" office:value-type="float" office:value="431.429617021277" calcext:value-type="float">
            <text:p>431,4296170213</text:p>
          </table:table-cell>
          <table:table-cell table:formula="of:=([.P23]+[.D23])/[.B23]" office:value-type="float" office:value="417.193872340426" calcext:value-type="float">
            <text:p>417,1938723404</text:p>
          </table:table-cell>
          <table:table-cell table:formula="of:=([.Q23]+[.D23])/[.B23]" office:value-type="float" office:value="373.668765957447" calcext:value-type="float">
            <text:p>373,6687659574</text:p>
          </table:table-cell>
          <table:table-cell table:formula="of:=([.R23]+[.D23])/[.B23]" office:value-type="float" office:value="335.846638297872" calcext:value-type="float">
            <text:p>335,8466382979</text:p>
          </table:table-cell>
          <table:table-cell table:formula="of:=([.S23]+[.D23])/[.B23]" office:value-type="float" office:value="292.730042553191" calcext:value-type="float">
            <text:p>292,7300425532</text:p>
          </table:table-cell>
          <table:table-cell table:formula="of:=([.T23]+[.D23])/[.B23]" office:value-type="float" office:value="193.69514893617" calcext:value-type="float">
            <text:p>193,695148936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31.4636137071651" calcext:value-type="float">
            <text:p>31,4636137072</text:p>
          </table:table-cell>
          <table:table-cell table:formula="of:=[.D25]/[.B25]" office:value-type="float" office:value="28.9772585669782" calcext:value-type="float">
            <text:p>28,977258567</text:p>
          </table:table-cell>
          <table:table-cell table:formula="of:=[.E25]/[.B25]" office:value-type="float" office:value="34.0401869158879" calcext:value-type="float">
            <text:p>34,0401869159</text:p>
          </table:table-cell>
          <table:table-cell table:formula="of:=[.F25]/[.B25]" office:value-type="float" office:value="548.604984423676" calcext:value-type="float">
            <text:p>548,6049844237</text:p>
          </table:table-cell>
          <table:table-cell table:formula="of:=([.G25]+[.D25])/[.B25]" office:value-type="float" office:value="2022.81028037383" calcext:value-type="float">
            <text:p>2022,8102803738</text:p>
          </table:table-cell>
          <table:table-cell table:formula="of:=([.H25]+[.D25])/[.B25]" office:value-type="float" office:value="1803.24080996885" calcext:value-type="float">
            <text:p>1803,2408099689</text:p>
          </table:table-cell>
          <table:table-cell table:formula="of:=([.I25]+[.D25])/[.B25]" office:value-type="float" office:value="1719.946105919" calcext:value-type="float">
            <text:p>1719,946105919</text:p>
          </table:table-cell>
          <table:table-cell table:formula="of:=([.J25]+[.D25])/[.B25]" office:value-type="float" office:value="1456.2707165109" calcext:value-type="float">
            <text:p>1456,2707165109</text:p>
          </table:table-cell>
          <table:table-cell table:formula="of:=([.K25]+[.D25])/[.B25]" office:value-type="float" office:value="966.420249221184" calcext:value-type="float">
            <text:p>966,4202492212</text:p>
          </table:table-cell>
          <table:table-cell table:formula="of:=([.L25]+[.D25])/[.B25]" office:value-type="float" office:value="785.419003115265" calcext:value-type="float">
            <text:p>785,4190031153</text:p>
          </table:table-cell>
          <table:table-cell table:formula="of:=([.M25]+[.D25])/[.B25]" office:value-type="float" office:value="555.695015576324" calcext:value-type="float">
            <text:p>555,6950155763</text:p>
          </table:table-cell>
          <table:table-cell table:formula="of:=([.N25]+[.D25])/[.B25]" office:value-type="float" office:value="181.210903426791" calcext:value-type="float">
            <text:p>181,2109034268</text:p>
          </table:table-cell>
          <table:table-cell table:formula="of:=([.O25]+[.D25])/[.B25]" office:value-type="float" office:value="1983.40965732087" calcext:value-type="float">
            <text:p>1983,4096573209</text:p>
          </table:table-cell>
          <table:table-cell table:formula="of:=([.P25]+[.D25])/[.B25]" office:value-type="float" office:value="1925.01277258567" calcext:value-type="float">
            <text:p>1925,0127725857</text:p>
          </table:table-cell>
          <table:table-cell table:formula="of:=([.Q25]+[.D25])/[.B25]" office:value-type="float" office:value="1889.80280373832" calcext:value-type="float">
            <text:p>1889,8028037383</text:p>
          </table:table-cell>
          <table:table-cell table:formula="of:=([.R25]+[.D25])/[.B25]" office:value-type="float" office:value="1802.1292834891" calcext:value-type="float">
            <text:p>1802,1292834891</text:p>
          </table:table-cell>
          <table:table-cell table:formula="of:=([.S25]+[.D25])/[.B25]" office:value-type="float" office:value="1790.25451713396" calcext:value-type="float">
            <text:p>1790,254517134</text:p>
          </table:table-cell>
          <table:table-cell table:formula="of:=([.T25]+[.D25])/[.B25]" office:value-type="float" office:value="1784.44018691589" calcext:value-type="float">
            <text:p>1784,440186915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6]/[.B26]" office:value-type="float" office:value="1" calcext:value-type="float">
            <text:p>1</text:p>
          </table:table-cell>
          <table:table-cell table:formula="of:=[.C26]/[.B26]" office:value-type="float" office:value="19.565046728972" calcext:value-type="float">
            <text:p>19,565046729</text:p>
          </table:table-cell>
          <table:table-cell table:formula="of:=[.D26]/[.B26]" office:value-type="float" office:value="20.496261682243" calcext:value-type="float">
            <text:p>20,4962616822</text:p>
          </table:table-cell>
          <table:table-cell table:formula="of:=[.E26]/[.B26]" office:value-type="float" office:value="22.1021806853583" calcext:value-type="float">
            <text:p>22,1021806854</text:p>
          </table:table-cell>
          <table:table-cell table:formula="of:=[.F26]/[.B26]" office:value-type="float" office:value="114.516510903427" calcext:value-type="float">
            <text:p>114,5165109034</text:p>
          </table:table-cell>
          <table:table-cell table:formula="of:=([.G26]+[.D26])/[.B26]" office:value-type="float" office:value="663.619003115265" calcext:value-type="float">
            <text:p>663,6190031153</text:p>
          </table:table-cell>
          <table:table-cell table:formula="of:=([.H26]+[.D26])/[.B26]" office:value-type="float" office:value="174.625856697819" calcext:value-type="float">
            <text:p>174,6258566978</text:p>
          </table:table-cell>
          <table:table-cell table:formula="of:=([.I26]+[.D26])/[.B26]" office:value-type="float" office:value="138.951090342679" calcext:value-type="float">
            <text:p>138,9510903427</text:p>
          </table:table-cell>
          <table:table-cell table:formula="of:=([.J26]+[.D26])/[.B26]" office:value-type="float" office:value="52.9311526479751" calcext:value-type="float">
            <text:p>52,931152648</text:p>
          </table:table-cell>
          <table:table-cell table:formula="of:=([.K26]+[.D26])/[.B26]" office:value-type="float" office:value="51.8376947040498" calcext:value-type="float">
            <text:p>51,837694704</text:p>
          </table:table-cell>
          <table:table-cell table:formula="of:=([.L26]+[.D26])/[.B26]" office:value-type="float" office:value="136.013395638629" calcext:value-type="float">
            <text:p>136,0133956386</text:p>
          </table:table-cell>
          <table:table-cell table:formula="of:=([.M26]+[.D26])/[.B26]" office:value-type="float" office:value="50.8009345794393" calcext:value-type="float">
            <text:p>50,8009345794</text:p>
          </table:table-cell>
          <table:table-cell table:formula="of:=([.N26]+[.D26])/[.B26]" office:value-type="float" office:value="135.126168224299" calcext:value-type="float">
            <text:p>135,1261682243</text:p>
          </table:table-cell>
          <table:table-cell table:formula="of:=([.O26]+[.D26])/[.B26]" office:value-type="float" office:value="635.915576323988" calcext:value-type="float">
            <text:p>635,915576324</text:p>
          </table:table-cell>
          <table:table-cell table:formula="of:=([.P26]+[.D26])/[.B26]" office:value-type="float" office:value="577.518691588785" calcext:value-type="float">
            <text:p>577,5186915888</text:p>
          </table:table-cell>
          <table:table-cell table:formula="of:=([.Q26]+[.D26])/[.B26]" office:value-type="float" office:value="542.279439252336" calcext:value-type="float">
            <text:p>542,2794392523</text:p>
          </table:table-cell>
          <table:table-cell table:formula="of:=([.R26]+[.D26])/[.B26]" office:value-type="float" office:value="424.504984423676" calcext:value-type="float">
            <text:p>424,5049844237</text:p>
          </table:table-cell>
          <table:table-cell table:formula="of:=([.S26]+[.D26])/[.B26]" office:value-type="float" office:value="306.096884735202" calcext:value-type="float">
            <text:p>306,0968847352</text:p>
          </table:table-cell>
          <table:table-cell table:formula="of:=([.T26]+[.D26])/[.B26]" office:value-type="float" office:value="347.864485981308" calcext:value-type="float">
            <text:p>347,864485981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table:formula="of:=[.B27]/[.B27]" office:value-type="float" office:value="1" calcext:value-type="float">
            <text:p>1</text:p>
          </table:table-cell>
          <table:table-cell table:formula="of:=[.C27]/[.B27]" office:value-type="float" office:value="20.8789408099688" calcext:value-type="float">
            <text:p>20,87894081</text:p>
          </table:table-cell>
          <table:table-cell table:formula="of:=[.D27]/[.B27]" office:value-type="float" office:value="22.2016822429907" calcext:value-type="float">
            <text:p>22,201682243</text:p>
          </table:table-cell>
          <table:table-cell table:formula="of:=[.E27]/[.B27]" office:value-type="float" office:value="21.3818691588785" calcext:value-type="float">
            <text:p>21,3818691589</text:p>
          </table:table-cell>
          <table:table-cell table:formula="of:=[.F27]/[.B27]" office:value-type="float" office:value="97.7302180685358" calcext:value-type="float">
            <text:p>97,7302180685</text:p>
          </table:table-cell>
          <table:table-cell table:formula="of:=([.G27]+[.D27])/[.B27]" office:value-type="float" office:value="599.044049844237" calcext:value-type="float">
            <text:p>599,0440498442</text:p>
          </table:table-cell>
          <table:table-cell table:formula="of:=([.H27]+[.D27])/[.B27]" office:value-type="float" office:value="151.991090342679" calcext:value-type="float">
            <text:p>151,9910903427</text:p>
          </table:table-cell>
          <table:table-cell table:formula="of:=([.I27]+[.D27])/[.B27]" office:value-type="float" office:value="55.930031152648" calcext:value-type="float">
            <text:p>55,9300311526</text:p>
          </table:table-cell>
          <table:table-cell table:formula="of:=([.J27]+[.D27])/[.B27]" office:value-type="float" office:value="54.4290965732087" calcext:value-type="float">
            <text:p>54,4290965732</text:p>
          </table:table-cell>
          <table:table-cell table:formula="of:=([.K27]+[.D27])/[.B27]" office:value-type="float" office:value="53.5431152647975" calcext:value-type="float">
            <text:p>53,5431152648</text:p>
          </table:table-cell>
          <table:table-cell table:formula="of:=([.L27]+[.D27])/[.B27]" office:value-type="float" office:value="53.0963862928349" calcext:value-type="float">
            <text:p>53,0963862928</text:p>
          </table:table-cell>
          <table:table-cell table:formula="of:=([.M27]+[.D27])/[.B27]" office:value-type="float" office:value="52.5063551401869" calcext:value-type="float">
            <text:p>52,5063551402</text:p>
          </table:table-cell>
          <table:table-cell table:formula="of:=([.N27]+[.D27])/[.B27]" office:value-type="float" office:value="52.2091588785047" calcext:value-type="float">
            <text:p>52,2091588785</text:p>
          </table:table-cell>
          <table:table-cell table:formula="of:=([.O27]+[.D27])/[.B27]" office:value-type="float" office:value="571.531900311526" calcext:value-type="float">
            <text:p>571,5319003115</text:p>
          </table:table-cell>
          <table:table-cell table:formula="of:=([.P27]+[.D27])/[.B27]" office:value-type="float" office:value="513.134392523364" calcext:value-type="float">
            <text:p>513,1343925234</text:p>
          </table:table-cell>
          <table:table-cell table:formula="of:=([.Q27]+[.D27])/[.B27]" office:value-type="float" office:value="449.626604361371" calcext:value-type="float">
            <text:p>449,6266043614</text:p>
          </table:table-cell>
          <table:table-cell table:formula="of:=([.R27]+[.D27])/[.B27]" office:value-type="float" office:value="327.37738317757" calcext:value-type="float">
            <text:p>327,3773831776</text:p>
          </table:table-cell>
          <table:table-cell table:formula="of:=([.S27]+[.D27])/[.B27]" office:value-type="float" office:value="234.943738317757" calcext:value-type="float">
            <text:p>234,9437383178</text:p>
          </table:table-cell>
          <table:table-cell table:formula="of:=([.T27]+[.D27])/[.B27]" office:value-type="float" office:value="290.842180685358" calcext:value-type="float">
            <text:p>290,842180685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table:formula="of:=[.B28]/[.B28]" office:value-type="float" office:value="1" calcext:value-type="float">
            <text:p>1</text:p>
          </table:table-cell>
          <table:table-cell table:formula="of:=[.C28]/[.B28]" office:value-type="float" office:value="19.1755140186916" calcext:value-type="float">
            <text:p>19,1755140187</text:p>
          </table:table-cell>
          <table:table-cell table:formula="of:=[.D28]/[.B28]" office:value-type="float" office:value="22.0011214953271" calcext:value-type="float">
            <text:p>22,0011214953</text:p>
          </table:table-cell>
          <table:table-cell table:formula="of:=[.E28]/[.B28]" office:value-type="float" office:value="20.4641744548287" calcext:value-type="float">
            <text:p>20,4641744548</text:p>
          </table:table-cell>
          <table:table-cell table:formula="of:=[.F28]/[.B28]" office:value-type="float" office:value="67.1626168224299" calcext:value-type="float">
            <text:p>67,1626168224</text:p>
          </table:table-cell>
          <table:table-cell table:formula="of:=([.G28]+[.D28])/[.B28]" office:value-type="float" office:value="504.371214953271" calcext:value-type="float">
            <text:p>504,3712149533</text:p>
          </table:table-cell>
          <table:table-cell table:formula="of:=([.H28]+[.D28])/[.B28]" office:value-type="float" office:value="60.340062305296" calcext:value-type="float">
            <text:p>60,3400623053</text:p>
          </table:table-cell>
          <table:table-cell table:formula="of:=([.I28]+[.D28])/[.B28]" office:value-type="float" office:value="55.6148286604361" calcext:value-type="float">
            <text:p>55,6148286604</text:p>
          </table:table-cell>
          <table:table-cell table:formula="of:=([.J28]+[.D28])/[.B28]" office:value-type="float" office:value="54.1132710280374" calcext:value-type="float">
            <text:p>54,113271028</text:p>
          </table:table-cell>
          <table:table-cell table:formula="of:=([.K28]+[.D28])/[.B28]" office:value-type="float" office:value="53.342554517134" calcext:value-type="float">
            <text:p>53,3425545171</text:p>
          </table:table-cell>
          <table:table-cell table:formula="of:=([.L28]+[.D28])/[.B28]" office:value-type="float" office:value="52.8958255451713" calcext:value-type="float">
            <text:p>52,8958255452</text:p>
          </table:table-cell>
          <table:table-cell table:formula="of:=([.M28]+[.D28])/[.B28]" office:value-type="float" office:value="52.3057943925234" calcext:value-type="float">
            <text:p>52,3057943925</text:p>
          </table:table-cell>
          <table:table-cell table:formula="of:=([.N28]+[.D28])/[.B28]" office:value-type="float" office:value="52.0085981308411" calcext:value-type="float">
            <text:p>52,0085981308</text:p>
          </table:table-cell>
          <table:table-cell table:formula="of:=([.O28]+[.D28])/[.B28]" office:value-type="float" office:value="477.875264797508" calcext:value-type="float">
            <text:p>477,8752647975</text:p>
          </table:table-cell>
          <table:table-cell table:formula="of:=([.P28]+[.D28])/[.B28]" office:value-type="float" office:value="419.477757009346" calcext:value-type="float">
            <text:p>419,4777570093</text:p>
          </table:table-cell>
          <table:table-cell table:formula="of:=([.Q28]+[.D28])/[.B28]" office:value-type="float" office:value="257.471526479751" calcext:value-type="float">
            <text:p>257,4715264798</text:p>
          </table:table-cell>
          <table:table-cell table:formula="of:=([.R28]+[.D28])/[.B28]" office:value-type="float" office:value="254.456573208723" calcext:value-type="float">
            <text:p>254,4565732087</text:p>
          </table:table-cell>
          <table:table-cell table:formula="of:=([.S28]+[.D28])/[.B28]" office:value-type="float" office:value="81.5799376947041" calcext:value-type="float">
            <text:p>81,5799376947</text:p>
          </table:table-cell>
          <table:table-cell table:formula="of:=([.T28]+[.D28])/[.B28]" office:value-type="float" office:value="151.826666666667" calcext:value-type="float">
            <text:p>151,826666666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table:formula="of:=[.B29]/[.B29]" office:value-type="float" office:value="1" calcext:value-type="float">
            <text:p>1</text:p>
          </table:table-cell>
          <table:table-cell table:formula="of:=[.C29]/[.B29]" office:value-type="float" office:value="19.2943302180685" calcext:value-type="float">
            <text:p>19,2943302181</text:p>
          </table:table-cell>
          <table:table-cell table:formula="of:=[.D29]/[.B29]" office:value-type="float" office:value="19.2590031152648" calcext:value-type="float">
            <text:p>19,2590031153</text:p>
          </table:table-cell>
          <table:table-cell table:formula="of:=[.E29]/[.B29]" office:value-type="float" office:value="20.5342679127726" calcext:value-type="float">
            <text:p>20,5342679128</text:p>
          </table:table-cell>
          <table:table-cell table:formula="of:=[.F29]/[.B29]" office:value-type="float" office:value="60.7853582554517" calcext:value-type="float">
            <text:p>60,7853582555</text:p>
          </table:table-cell>
          <table:table-cell table:formula="of:=([.G29]+[.D29])/[.B29]" office:value-type="float" office:value="502.130031152648" calcext:value-type="float">
            <text:p>502,1300311526</text:p>
          </table:table-cell>
          <table:table-cell table:formula="of:=([.H29]+[.D29])/[.B29]" office:value-type="float" office:value="57.5979439252336" calcext:value-type="float">
            <text:p>57,5979439252</text:p>
          </table:table-cell>
          <table:table-cell table:formula="of:=([.I29]+[.D29])/[.B29]" office:value-type="float" office:value="52.8727102803738" calcext:value-type="float">
            <text:p>52,8727102804</text:p>
          </table:table-cell>
          <table:table-cell table:formula="of:=([.J29]+[.D29])/[.B29]" office:value-type="float" office:value="51.3711526479751" calcext:value-type="float">
            <text:p>51,371152648</text:p>
          </table:table-cell>
          <table:table-cell table:formula="of:=([.K29]+[.D29])/[.B29]" office:value-type="float" office:value="50.6004361370716" calcext:value-type="float">
            <text:p>50,6004361371</text:p>
          </table:table-cell>
          <table:table-cell table:formula="of:=([.L29]+[.D29])/[.B29]" office:value-type="float" office:value="50.153707165109" calcext:value-type="float">
            <text:p>50,1537071651</text:p>
          </table:table-cell>
          <table:table-cell table:formula="of:=([.M29]+[.D29])/[.B29]" office:value-type="float" office:value="49.5636760124611" calcext:value-type="float">
            <text:p>49,5636760125</text:p>
          </table:table-cell>
          <table:table-cell table:formula="of:=([.N29]+[.D29])/[.B29]" office:value-type="float" office:value="49.2664797507788" calcext:value-type="float">
            <text:p>49,2664797508</text:p>
          </table:table-cell>
          <table:table-cell table:formula="of:=([.O29]+[.D29])/[.B29]" office:value-type="float" office:value="475.291401869159" calcext:value-type="float">
            <text:p>475,2914018692</text:p>
          </table:table-cell>
          <table:table-cell table:formula="of:=([.P29]+[.D29])/[.B29]" office:value-type="float" office:value="416.893894080997" calcext:value-type="float">
            <text:p>416,893894081</text:p>
          </table:table-cell>
          <table:table-cell table:formula="of:=([.Q29]+[.D29])/[.B29]" office:value-type="float" office:value="290.991090342679" calcext:value-type="float">
            <text:p>290,9910903427</text:p>
          </table:table-cell>
          <table:table-cell table:formula="of:=([.R29]+[.D29])/[.B29]" office:value-type="float" office:value="181.47769470405" calcext:value-type="float">
            <text:p>181,4776947041</text:p>
          </table:table-cell>
          <table:table-cell table:formula="of:=([.S29]+[.D29])/[.B29]" office:value-type="float" office:value="191.087663551402" calcext:value-type="float">
            <text:p>191,0876635514</text:p>
          </table:table-cell>
          <table:table-cell table:formula="of:=([.T29]+[.D29])/[.B29]" office:value-type="float" office:value="73.1294080996885" calcext:value-type="float">
            <text:p>73,129408099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table:formula="of:=[.B30]/[.B30]" office:value-type="float" office:value="1" calcext:value-type="float">
            <text:p>1</text:p>
          </table:table-cell>
          <table:table-cell table:formula="of:=[.C30]/[.B30]" office:value-type="float" office:value="19.1322118380062" calcext:value-type="float">
            <text:p>19,132211838</text:p>
          </table:table-cell>
          <table:table-cell table:formula="of:=[.D30]/[.B30]" office:value-type="float" office:value="20.9406230529595" calcext:value-type="float">
            <text:p>20,940623053</text:p>
          </table:table-cell>
          <table:table-cell table:formula="of:=[.E30]/[.B30]" office:value-type="float" office:value="20.4344548286604" calcext:value-type="float">
            <text:p>20,4344548287</text:p>
          </table:table-cell>
          <table:table-cell table:formula="of:=[.F30]/[.B30]" office:value-type="float" office:value="54.6680996884735" calcext:value-type="float">
            <text:p>54,6680996885</text:p>
          </table:table-cell>
          <table:table-cell table:formula="of:=([.G30]+[.D30])/[.B30]" office:value-type="float" office:value="491.754953271028" calcext:value-type="float">
            <text:p>491,754953271</text:p>
          </table:table-cell>
          <table:table-cell table:formula="of:=([.H30]+[.D30])/[.B30]" office:value-type="float" office:value="59.2795638629284" calcext:value-type="float">
            <text:p>59,2795638629</text:p>
          </table:table-cell>
          <table:table-cell table:formula="of:=([.I30]+[.D30])/[.B30]" office:value-type="float" office:value="54.5543302180685" calcext:value-type="float">
            <text:p>54,5543302181</text:p>
          </table:table-cell>
          <table:table-cell table:formula="of:=([.J30]+[.D30])/[.B30]" office:value-type="float" office:value="53.0527725856698" calcext:value-type="float">
            <text:p>53,0527725857</text:p>
          </table:table-cell>
          <table:table-cell table:formula="of:=([.K30]+[.D30])/[.B30]" office:value-type="float" office:value="52.2820560747664" calcext:value-type="float">
            <text:p>52,2820560748</text:p>
          </table:table-cell>
          <table:table-cell table:formula="of:=([.L30]+[.D30])/[.B30]" office:value-type="float" office:value="51.8353271028037" calcext:value-type="float">
            <text:p>51,8353271028</text:p>
          </table:table-cell>
          <table:table-cell table:formula="of:=([.M30]+[.D30])/[.B30]" office:value-type="float" office:value="51.2452959501558" calcext:value-type="float">
            <text:p>51,2452959502</text:p>
          </table:table-cell>
          <table:table-cell table:formula="of:=([.N30]+[.D30])/[.B30]" office:value-type="float" office:value="50.9480996884735" calcext:value-type="float">
            <text:p>50,9480996885</text:p>
          </table:table-cell>
          <table:table-cell table:formula="of:=([.O30]+[.D30])/[.B30]" office:value-type="float" office:value="462.960560747664" calcext:value-type="float">
            <text:p>462,9605607477</text:p>
          </table:table-cell>
          <table:table-cell table:formula="of:=([.P30]+[.D30])/[.B30]" office:value-type="float" office:value="340.182990654206" calcext:value-type="float">
            <text:p>340,1829906542</text:p>
          </table:table-cell>
          <table:table-cell table:formula="of:=([.Q30]+[.D30])/[.B30]" office:value-type="float" office:value="304.804174454829" calcext:value-type="float">
            <text:p>304,8041744548</text:p>
          </table:table-cell>
          <table:table-cell table:formula="of:=([.R30]+[.D30])/[.B30]" office:value-type="float" office:value="92.5960747663551" calcext:value-type="float">
            <text:p>92,5960747664</text:p>
          </table:table-cell>
          <table:table-cell table:formula="of:=([.S30]+[.D30])/[.B30]" office:value-type="float" office:value="80.3998130841121" calcext:value-type="float">
            <text:p>80,3998130841</text:p>
          </table:table-cell>
          <table:table-cell table:formula="of:=([.T30]+[.D30])/[.B30]" office:value-type="float" office:value="74.3985669781931" calcext:value-type="float">
            <text:p>74,398566978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31]/[.B31]" office:value-type="float" office:value="1" calcext:value-type="float">
            <text:p>1</text:p>
          </table:table-cell>
          <table:table-cell table:formula="of:=[.C31]/[.B31]" office:value-type="float" office:value="23.6806230529595" calcext:value-type="float">
            <text:p>23,680623053</text:p>
          </table:table-cell>
          <table:table-cell table:formula="of:=[.D31]/[.B31]" office:value-type="float" office:value="24.8851713395639" calcext:value-type="float">
            <text:p>24,8851713396</text:p>
          </table:table-cell>
          <table:table-cell table:formula="of:=[.E31]/[.B31]" office:value-type="float" office:value="25.4073520249221" calcext:value-type="float">
            <text:p>25,4073520249</text:p>
          </table:table-cell>
          <table:table-cell table:formula="of:=[.F31]/[.B31]" office:value-type="float" office:value="295.852959501558" calcext:value-type="float">
            <text:p>295,8529595016</text:p>
          </table:table-cell>
          <table:table-cell table:formula="of:=([.G31]+[.D31])/[.B31]" office:value-type="float" office:value="1166.99420560748" calcext:value-type="float">
            <text:p>1166,9942056075</text:p>
          </table:table-cell>
          <table:table-cell table:formula="of:=([.H31]+[.D31])/[.B31]" office:value-type="float" office:value="900.550591900312" calcext:value-type="float">
            <text:p>900,5505919003</text:p>
          </table:table-cell>
          <table:table-cell table:formula="of:=([.I31]+[.D31])/[.B31]" office:value-type="float" office:value="288.761806853583" calcext:value-type="float">
            <text:p>288,7618068536</text:p>
          </table:table-cell>
          <table:table-cell table:formula="of:=([.J31]+[.D31])/[.B31]" office:value-type="float" office:value="58.351214953271" calcext:value-type="float">
            <text:p>58,3512149533</text:p>
          </table:table-cell>
          <table:table-cell table:formula="of:=([.K31]+[.D31])/[.B31]" office:value-type="float" office:value="56.2284735202492" calcext:value-type="float">
            <text:p>56,2284735202</text:p>
          </table:table-cell>
          <table:table-cell table:formula="of:=([.L31]+[.D31])/[.B31]" office:value-type="float" office:value="55.7798753894081" calcext:value-type="float">
            <text:p>55,7798753894</text:p>
          </table:table-cell>
          <table:table-cell table:formula="of:=([.M31]+[.D31])/[.B31]" office:value-type="float" office:value="55.1898442367601" calcext:value-type="float">
            <text:p>55,1898442368</text:p>
          </table:table-cell>
          <table:table-cell table:formula="of:=([.N31]+[.D31])/[.B31]" office:value-type="float" office:value="54.8926479750779" calcext:value-type="float">
            <text:p>54,8926479751</text:p>
          </table:table-cell>
          <table:table-cell table:formula="of:=([.O31]+[.D31])/[.B31]" office:value-type="float" office:value="1115.45401869159" calcext:value-type="float">
            <text:p>1115,4540186916</text:p>
          </table:table-cell>
          <table:table-cell table:formula="of:=([.P31]+[.D31])/[.B31]" office:value-type="float" office:value="1057.05651090343" calcext:value-type="float">
            <text:p>1057,0565109034</text:p>
          </table:table-cell>
          <table:table-cell table:formula="of:=([.Q31]+[.D31])/[.B31]" office:value-type="float" office:value="1021.84654205608" calcext:value-type="float">
            <text:p>1021,8465420561</text:p>
          </table:table-cell>
          <table:table-cell table:formula="of:=([.R31]+[.D31])/[.B31]" office:value-type="float" office:value="934.173644859813" calcext:value-type="float">
            <text:p>934,1736448598</text:p>
          </table:table-cell>
          <table:table-cell table:formula="of:=([.S31]+[.D31])/[.B31]" office:value-type="float" office:value="922.298878504673" calcext:value-type="float">
            <text:p>922,2988785047</text:p>
          </table:table-cell>
          <table:table-cell table:formula="of:=([.T31]+[.D31])/[.B31]" office:value-type="float" office:value="916.484548286604" calcext:value-type="float">
            <text:p>916,48454828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32]/[.B32]" office:value-type="float" office:value="1" calcext:value-type="float">
            <text:p>1</text:p>
          </table:table-cell>
          <table:table-cell table:formula="of:=[.C32]/[.B32]" office:value-type="float" office:value="18.9978193146417" calcext:value-type="float">
            <text:p>18,9978193146</text:p>
          </table:table-cell>
          <table:table-cell table:formula="of:=[.D32]/[.B32]" office:value-type="float" office:value="21.1694704049844" calcext:value-type="float">
            <text:p>21,169470405</text:p>
          </table:table-cell>
          <table:table-cell table:formula="of:=[.E32]/[.B32]" office:value-type="float" office:value="21.3448598130841" calcext:value-type="float">
            <text:p>21,3448598131</text:p>
          </table:table-cell>
          <table:table-cell table:formula="of:=[.F32]/[.B32]" office:value-type="float" office:value="102.189408099688" calcext:value-type="float">
            <text:p>102,1894080997</text:p>
          </table:table-cell>
          <table:table-cell table:formula="of:=([.G32]+[.D32])/[.B32]" office:value-type="float" office:value="580.434267912773" calcext:value-type="float">
            <text:p>580,4342679128</text:p>
          </table:table-cell>
          <table:table-cell table:formula="of:=([.H32]+[.D32])/[.B32]" office:value-type="float" office:value="59.5084112149533" calcext:value-type="float">
            <text:p>59,508411215</text:p>
          </table:table-cell>
          <table:table-cell table:formula="of:=([.I32]+[.D32])/[.B32]" office:value-type="float" office:value="54.7831775700935" calcext:value-type="float">
            <text:p>54,7831775701</text:p>
          </table:table-cell>
          <table:table-cell table:formula="of:=([.J32]+[.D32])/[.B32]" office:value-type="float" office:value="53.2816199376947" calcext:value-type="float">
            <text:p>53,2816199377</text:p>
          </table:table-cell>
          <table:table-cell table:formula="of:=([.K32]+[.D32])/[.B32]" office:value-type="float" office:value="52.5109034267913" calcext:value-type="float">
            <text:p>52,5109034268</text:p>
          </table:table-cell>
          <table:table-cell table:formula="of:=([.L32]+[.D32])/[.B32]" office:value-type="float" office:value="52.0641744548287" calcext:value-type="float">
            <text:p>52,0641744548</text:p>
          </table:table-cell>
          <table:table-cell table:formula="of:=([.M32]+[.D32])/[.B32]" office:value-type="float" office:value="51.4741433021807" calcext:value-type="float">
            <text:p>51,4741433022</text:p>
          </table:table-cell>
          <table:table-cell table:formula="of:=([.N32]+[.D32])/[.B32]" office:value-type="float" office:value="51.1769470404984" calcext:value-type="float">
            <text:p>51,1769470405</text:p>
          </table:table-cell>
          <table:table-cell table:formula="of:=([.O32]+[.D32])/[.B32]" office:value-type="float" office:value="555.355763239875" calcext:value-type="float">
            <text:p>555,3557632399</text:p>
          </table:table-cell>
          <table:table-cell table:formula="of:=([.P32]+[.D32])/[.B32]" office:value-type="float" office:value="496.958255451713" calcext:value-type="float">
            <text:p>496,9582554517</text:p>
          </table:table-cell>
          <table:table-cell table:formula="of:=([.Q32]+[.D32])/[.B32]" office:value-type="float" office:value="461.748286604361" calcext:value-type="float">
            <text:p>461,7482866044</text:p>
          </table:table-cell>
          <table:table-cell table:formula="of:=([.R32]+[.D32])/[.B32]" office:value-type="float" office:value="317.959501557632" calcext:value-type="float">
            <text:p>317,9595015576</text:p>
          </table:table-cell>
          <table:table-cell table:formula="of:=([.S32]+[.D32])/[.B32]" office:value-type="float" office:value="193.643613707165" calcext:value-type="float">
            <text:p>193,6436137072</text:p>
          </table:table-cell>
          <table:table-cell table:formula="of:=([.T32]+[.D32])/[.B32]" office:value-type="float" office:value="75.38753894081" calcext:value-type="float">
            <text:p>75,387538940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33]/[.B33]" office:value-type="float" office:value="1" calcext:value-type="float">
            <text:p>1</text:p>
          </table:table-cell>
          <table:table-cell table:formula="of:=[.C33]/[.B33]" office:value-type="float" office:value="18.2235514018692" calcext:value-type="float">
            <text:p>18,2235514019</text:p>
          </table:table-cell>
          <table:table-cell table:formula="of:=[.D33]/[.B33]" office:value-type="float" office:value="21.0765109034268" calcext:value-type="float">
            <text:p>21,0765109034</text:p>
          </table:table-cell>
          <table:table-cell table:formula="of:=[.E33]/[.B33]" office:value-type="float" office:value="20.6873520249221" calcext:value-type="float">
            <text:p>20,6873520249</text:p>
          </table:table-cell>
          <table:table-cell table:formula="of:=[.F33]/[.B33]" office:value-type="float" office:value="77.98753894081" calcext:value-type="float">
            <text:p>77,9875389408</text:p>
          </table:table-cell>
          <table:table-cell table:formula="of:=([.G33]+[.D33])/[.B33]" office:value-type="float" office:value="531.940062305296" calcext:value-type="float">
            <text:p>531,9400623053</text:p>
          </table:table-cell>
          <table:table-cell table:formula="of:=([.H33]+[.D33])/[.B33]" office:value-type="float" office:value="59.4154517133956" calcext:value-type="float">
            <text:p>59,4154517134</text:p>
          </table:table-cell>
          <table:table-cell table:formula="of:=([.I33]+[.D33])/[.B33]" office:value-type="float" office:value="54.6902180685358" calcext:value-type="float">
            <text:p>54,6902180685</text:p>
          </table:table-cell>
          <table:table-cell table:formula="of:=([.J33]+[.D33])/[.B33]" office:value-type="float" office:value="53.1886604361371" calcext:value-type="float">
            <text:p>53,1886604361</text:p>
          </table:table-cell>
          <table:table-cell table:formula="of:=([.K33]+[.D33])/[.B33]" office:value-type="float" office:value="52.4179439252336" calcext:value-type="float">
            <text:p>52,4179439252</text:p>
          </table:table-cell>
          <table:table-cell table:formula="of:=([.L33]+[.D33])/[.B33]" office:value-type="float" office:value="51.971214953271" calcext:value-type="float">
            <text:p>51,9712149533</text:p>
          </table:table-cell>
          <table:table-cell table:formula="of:=([.M33]+[.D33])/[.B33]" office:value-type="float" office:value="51.3811838006231" calcext:value-type="float">
            <text:p>51,3811838006</text:p>
          </table:table-cell>
          <table:table-cell table:formula="of:=([.N33]+[.D33])/[.B33]" office:value-type="float" office:value="51.0839875389408" calcext:value-type="float">
            <text:p>51,0839875389</text:p>
          </table:table-cell>
          <table:table-cell table:formula="of:=([.O33]+[.D33])/[.B33]" office:value-type="float" office:value="506.444112149533" calcext:value-type="float">
            <text:p>506,4441121495</text:p>
          </table:table-cell>
          <table:table-cell table:formula="of:=([.P33]+[.D33])/[.B33]" office:value-type="float" office:value="448.046604361371" calcext:value-type="float">
            <text:p>448,0466043614</text:p>
          </table:table-cell>
          <table:table-cell table:formula="of:=([.Q33]+[.D33])/[.B33]" office:value-type="float" office:value="379.704548286604" calcext:value-type="float">
            <text:p>379,7045482866</text:p>
          </table:table-cell>
          <table:table-cell table:formula="of:=([.R33]+[.D33])/[.B33]" office:value-type="float" office:value="159.293333333333" calcext:value-type="float">
            <text:p>159,2933333333</text:p>
          </table:table-cell>
          <table:table-cell table:formula="of:=([.S33]+[.D33])/[.B33]" office:value-type="float" office:value="80.9039252336449" calcext:value-type="float">
            <text:p>80,9039252336</text:p>
          </table:table-cell>
          <table:table-cell table:formula="of:=([.T33]+[.D33])/[.B33]" office:value-type="float" office:value="74.9238629283489" calcext:value-type="float">
            <text:p>74,923862928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34]/[.B34]" office:value-type="float" office:value="1" calcext:value-type="float">
            <text:p>1</text:p>
          </table:table-cell>
          <table:table-cell table:formula="of:=[.C34]/[.B34]" office:value-type="float" office:value="18.3882242990654" calcext:value-type="float">
            <text:p>18,3882242991</text:p>
          </table:table-cell>
          <table:table-cell table:formula="of:=[.D34]/[.B34]" office:value-type="float" office:value="20.2298442367601" calcext:value-type="float">
            <text:p>20,2298442368</text:p>
          </table:table-cell>
          <table:table-cell table:formula="of:=[.E34]/[.B34]" office:value-type="float" office:value="20.8571339563863" calcext:value-type="float">
            <text:p>20,8571339564</text:p>
          </table:table-cell>
          <table:table-cell table:formula="of:=[.F34]/[.B34]" office:value-type="float" office:value="78.2479750778816" calcext:value-type="float">
            <text:p>78,2479750779</text:p>
          </table:table-cell>
          <table:table-cell table:formula="of:=([.G34]+[.D34])/[.B34]" office:value-type="float" office:value="571.056635514019" calcext:value-type="float">
            <text:p>571,056635514</text:p>
          </table:table-cell>
          <table:table-cell table:formula="of:=([.H34]+[.D34])/[.B34]" office:value-type="float" office:value="58.568785046729" calcext:value-type="float">
            <text:p>58,5687850467</text:p>
          </table:table-cell>
          <table:table-cell table:formula="of:=([.I34]+[.D34])/[.B34]" office:value-type="float" office:value="53.8435514018692" calcext:value-type="float">
            <text:p>53,8435514019</text:p>
          </table:table-cell>
          <table:table-cell table:formula="of:=([.J34]+[.D34])/[.B34]" office:value-type="float" office:value="52.3419937694704" calcext:value-type="float">
            <text:p>52,3419937695</text:p>
          </table:table-cell>
          <table:table-cell table:formula="of:=([.K34]+[.D34])/[.B34]" office:value-type="float" office:value="51.571277258567" calcext:value-type="float">
            <text:p>51,5712772586</text:p>
          </table:table-cell>
          <table:table-cell table:formula="of:=([.L34]+[.D34])/[.B34]" office:value-type="float" office:value="51.1245482866044" calcext:value-type="float">
            <text:p>51,1245482866</text:p>
          </table:table-cell>
          <table:table-cell table:formula="of:=([.M34]+[.D34])/[.B34]" office:value-type="float" office:value="50.5345171339564" calcext:value-type="float">
            <text:p>50,534517134</text:p>
          </table:table-cell>
          <table:table-cell table:formula="of:=([.N34]+[.D34])/[.B34]" office:value-type="float" office:value="50.2373208722741" calcext:value-type="float">
            <text:p>50,2373208723</text:p>
          </table:table-cell>
          <table:table-cell table:formula="of:=([.O34]+[.D34])/[.B34]" office:value-type="float" office:value="551.375638629284" calcext:value-type="float">
            <text:p>551,3756386293</text:p>
          </table:table-cell>
          <table:table-cell table:formula="of:=([.P34]+[.D34])/[.B34]" office:value-type="float" office:value="492.978130841122" calcext:value-type="float">
            <text:p>492,9781308411</text:p>
          </table:table-cell>
          <table:table-cell table:formula="of:=([.Q34]+[.D34])/[.B34]" office:value-type="float" office:value="418.108971962617" calcext:value-type="float">
            <text:p>418,1089719626</text:p>
          </table:table-cell>
          <table:table-cell table:formula="of:=([.R34]+[.D34])/[.B34]" office:value-type="float" office:value="171.548847352025" calcext:value-type="float">
            <text:p>171,548847352</text:p>
          </table:table-cell>
          <table:table-cell table:formula="of:=([.S34]+[.D34])/[.B34]" office:value-type="float" office:value="79.9569470404984" calcext:value-type="float">
            <text:p>79,9569470405</text:p>
          </table:table-cell>
          <table:table-cell table:formula="of:=([.T34]+[.D34])/[.B34]" office:value-type="float" office:value="73.9438629283489" calcext:value-type="float">
            <text:p>73,9438629283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table:formula="of:=[.B36]/[.B36]" office:value-type="float" office:value="1" calcext:value-type="float">
            <text:p>1</text:p>
          </table:table-cell>
          <table:table-cell table:formula="of:=[.C36]/[.B36]" office:value-type="float" office:value="21.0341232227488" calcext:value-type="float">
            <text:p>21,0341232227</text:p>
          </table:table-cell>
          <table:table-cell table:formula="of:=[.D36]/[.B36]" office:value-type="float" office:value="21.3472511848341" calcext:value-type="float">
            <text:p>21,3472511848</text:p>
          </table:table-cell>
          <table:table-cell table:formula="of:=[.E36]/[.B36]" office:value-type="float" office:value="22.127345971564" calcext:value-type="float">
            <text:p>22,1273459716</text:p>
          </table:table-cell>
          <table:table-cell table:formula="of:=[.F36]/[.B36]" office:value-type="float" office:value="401.958767772512" calcext:value-type="float">
            <text:p>401,9587677725</text:p>
          </table:table-cell>
          <table:table-cell table:formula="of:=([.G36]+[.D36])/[.B36]" office:value-type="float" office:value="1496.01739336493" calcext:value-type="float">
            <text:p>1496,0173933649</text:p>
          </table:table-cell>
          <table:table-cell table:formula="of:=([.H36]+[.D36])/[.B36]" office:value-type="float" office:value="1308.17616113744" calcext:value-type="float">
            <text:p>1308,1761611374</text:p>
          </table:table-cell>
          <table:table-cell table:formula="of:=([.I36]+[.D36])/[.B36]" office:value-type="float" office:value="1214.78990521327" calcext:value-type="float">
            <text:p>1214,7899052133</text:p>
          </table:table-cell>
          <table:table-cell table:formula="of:=([.J36]+[.D36])/[.B36]" office:value-type="float" office:value="1136.21739336493" calcext:value-type="float">
            <text:p>1136,2173933649</text:p>
          </table:table-cell>
          <table:table-cell table:formula="of:=([.K36]+[.D36])/[.B36]" office:value-type="float" office:value="1003.28658767773" calcext:value-type="float">
            <text:p>1003,2865876777</text:p>
          </table:table-cell>
          <table:table-cell table:formula="of:=([.L36]+[.D36])/[.B36]" office:value-type="float" office:value="888.544881516588" calcext:value-type="float">
            <text:p>888,5448815166</text:p>
          </table:table-cell>
          <table:table-cell table:formula="of:=([.M36]+[.D36])/[.B36]" office:value-type="float" office:value="742.794170616114" calcext:value-type="float">
            <text:p>742,7941706161</text:p>
          </table:table-cell>
          <table:table-cell table:formula="of:=([.N36]+[.D36])/[.B36]" office:value-type="float" office:value="499.731137440758" calcext:value-type="float">
            <text:p>499,7311374408</text:p>
          </table:table-cell>
          <table:table-cell table:formula="of:=([.O36]+[.D36])/[.B36]" office:value-type="float" office:value="1458.70317535545" calcext:value-type="float">
            <text:p>1458,7031753555</text:p>
          </table:table-cell>
          <table:table-cell table:formula="of:=([.P36]+[.D36])/[.B36]" office:value-type="float" office:value="1440.60601895735" calcext:value-type="float">
            <text:p>1440,6060189574</text:p>
          </table:table-cell>
          <table:table-cell table:formula="of:=([.Q36]+[.D36])/[.B36]" office:value-type="float" office:value="1387.89559241706" calcext:value-type="float">
            <text:p>1387,8955924171</text:p>
          </table:table-cell>
          <table:table-cell table:formula="of:=([.R36]+[.D36])/[.B36]" office:value-type="float" office:value="1411.42829383886" calcext:value-type="float">
            <text:p>1411,4282938389</text:p>
          </table:table-cell>
          <table:table-cell table:formula="of:=([.S36]+[.D36])/[.B36]" office:value-type="float" office:value="1361.64109004739" calcext:value-type="float">
            <text:p>1361,6410900474</text:p>
          </table:table-cell>
          <table:table-cell table:formula="of:=([.T36]+[.D36])/[.B36]" office:value-type="float" office:value="1339.19796208531" calcext:value-type="float">
            <text:p>1339,197962085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table:formula="of:=[.B37]/[.B37]" office:value-type="float" office:value="1" calcext:value-type="float">
            <text:p>1</text:p>
          </table:table-cell>
          <table:table-cell table:formula="of:=[.C37]/[.B37]" office:value-type="float" office:value="13.1443127962085" calcext:value-type="float">
            <text:p>13,1443127962</text:p>
          </table:table-cell>
          <table:table-cell table:formula="of:=[.D37]/[.B37]" office:value-type="float" office:value="13.4134123222749" calcext:value-type="float">
            <text:p>13,4134123223</text:p>
          </table:table-cell>
          <table:table-cell table:formula="of:=[.E37]/[.B37]" office:value-type="float" office:value="13.0904265402844" calcext:value-type="float">
            <text:p>13,0904265403</text:p>
          </table:table-cell>
          <table:table-cell table:formula="of:=[.F37]/[.B37]" office:value-type="float" office:value="82.1957345971564" calcext:value-type="float">
            <text:p>82,1957345972</text:p>
          </table:table-cell>
          <table:table-cell table:formula="of:=([.G37]+[.D37])/[.B37]" office:value-type="float" office:value="488.677393364929" calcext:value-type="float">
            <text:p>488,6773933649</text:p>
          </table:table-cell>
          <table:table-cell table:formula="of:=([.H37]+[.D37])/[.B37]" office:value-type="float" office:value="197.28355450237" calcext:value-type="float">
            <text:p>197,2835545024</text:p>
          </table:table-cell>
          <table:table-cell table:formula="of:=([.I37]+[.D37])/[.B37]" office:value-type="float" office:value="106.137582938389" calcext:value-type="float">
            <text:p>106,1375829384</text:p>
          </table:table-cell>
          <table:table-cell table:formula="of:=([.J37]+[.D37])/[.B37]" office:value-type="float" office:value="74.9622274881517" calcext:value-type="float">
            <text:p>74,9622274882</text:p>
          </table:table-cell>
          <table:table-cell table:formula="of:=([.K37]+[.D37])/[.B37]" office:value-type="float" office:value="49.984028436019" calcext:value-type="float">
            <text:p>49,984028436</text:p>
          </table:table-cell>
          <table:table-cell table:formula="of:=([.L37]+[.D37])/[.B37]" office:value-type="float" office:value="54.3764454976303" calcext:value-type="float">
            <text:p>54,3764454976</text:p>
          </table:table-cell>
          <table:table-cell table:formula="of:=([.M37]+[.D37])/[.B37]" office:value-type="float" office:value="24.3247867298578" calcext:value-type="float">
            <text:p>24,3247867299</text:p>
          </table:table-cell>
          <table:table-cell table:formula="of:=([.N37]+[.D37])/[.B37]" office:value-type="float" office:value="35.8754976303318" calcext:value-type="float">
            <text:p>35,8754976303</text:p>
          </table:table-cell>
          <table:table-cell table:formula="of:=([.O37]+[.D37])/[.B37]" office:value-type="float" office:value="441.270758293839" calcext:value-type="float">
            <text:p>441,2707582938</text:p>
          </table:table-cell>
          <table:table-cell table:formula="of:=([.P37]+[.D37])/[.B37]" office:value-type="float" office:value="423.173601895735" calcext:value-type="float">
            <text:p>423,1736018957</text:p>
          </table:table-cell>
          <table:table-cell table:formula="of:=([.Q37]+[.D37])/[.B37]" office:value-type="float" office:value="356.608199052133" calcext:value-type="float">
            <text:p>356,6081990521</text:p>
          </table:table-cell>
          <table:table-cell table:formula="of:=([.R37]+[.D37])/[.B37]" office:value-type="float" office:value="364.6636492891" calcext:value-type="float">
            <text:p>364,6636492891</text:p>
          </table:table-cell>
          <table:table-cell table:formula="of:=([.S37]+[.D37])/[.B37]" office:value-type="float" office:value="320.659383886256" calcext:value-type="float">
            <text:p>320,6593838863</text:p>
          </table:table-cell>
          <table:table-cell table:formula="of:=([.T37]+[.D37])/[.B37]" office:value-type="float" office:value="258.09682464455" calcext:value-type="float">
            <text:p>258,096824644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table:formula="of:=[.B38]/[.B38]" office:value-type="float" office:value="1" calcext:value-type="float">
            <text:p>1</text:p>
          </table:table-cell>
          <table:table-cell table:formula="of:=[.C38]/[.B38]" office:value-type="float" office:value="13.0158767772512" calcext:value-type="float">
            <text:p>13,0158767773</text:p>
          </table:table-cell>
          <table:table-cell table:formula="of:=[.D38]/[.B38]" office:value-type="float" office:value="12.2132701421801" calcext:value-type="float">
            <text:p>12,2132701422</text:p>
          </table:table-cell>
          <table:table-cell table:formula="of:=[.E38]/[.B38]" office:value-type="float" office:value="12.6234597156398" calcext:value-type="float">
            <text:p>12,6234597156</text:p>
          </table:table-cell>
          <table:table-cell table:formula="of:=[.F38]/[.B38]" office:value-type="float" office:value="74.4734597156398" calcext:value-type="float">
            <text:p>74,4734597156</text:p>
          </table:table-cell>
          <table:table-cell table:formula="of:=([.G38]+[.D38])/[.B38]" office:value-type="float" office:value="448.816113744076" calcext:value-type="float">
            <text:p>448,8161137441</text:p>
          </table:table-cell>
          <table:table-cell table:formula="of:=([.H38]+[.D38])/[.B38]" office:value-type="float" office:value="134.591943127962" calcext:value-type="float">
            <text:p>134,591943128</text:p>
          </table:table-cell>
          <table:table-cell table:formula="of:=([.I38]+[.D38])/[.B38]" office:value-type="float" office:value="72.1502369668247" calcext:value-type="float">
            <text:p>72,1502369668</text:p>
          </table:table-cell>
          <table:table-cell table:formula="of:=([.J38]+[.D38])/[.B38]" office:value-type="float" office:value="52.4090047393365" calcext:value-type="float">
            <text:p>52,4090047393</text:p>
          </table:table-cell>
          <table:table-cell table:formula="of:=([.K38]+[.D38])/[.B38]" office:value-type="float" office:value="40.9620853080569" calcext:value-type="float">
            <text:p>40,9620853081</text:p>
          </table:table-cell>
          <table:table-cell table:formula="of:=([.L38]+[.D38])/[.B38]" office:value-type="float" office:value="40.4909952606635" calcext:value-type="float">
            <text:p>40,4909952607</text:p>
          </table:table-cell>
          <table:table-cell table:formula="of:=([.M38]+[.D38])/[.B38]" office:value-type="float" office:value="25.2876777251185" calcext:value-type="float">
            <text:p>25,2876777251</text:p>
          </table:table-cell>
          <table:table-cell table:formula="of:=([.N38]+[.D38])/[.B38]" office:value-type="float" office:value="27.2123222748815" calcext:value-type="float">
            <text:p>27,2123222749</text:p>
          </table:table-cell>
          <table:table-cell table:formula="of:=([.O38]+[.D38])/[.B38]" office:value-type="float" office:value="402.543127962085" calcext:value-type="float">
            <text:p>402,5431279621</text:p>
          </table:table-cell>
          <table:table-cell table:formula="of:=([.P38]+[.D38])/[.B38]" office:value-type="float" office:value="382.920853080569" calcext:value-type="float">
            <text:p>382,9208530806</text:p>
          </table:table-cell>
          <table:table-cell table:formula="of:=([.Q38]+[.D38])/[.B38]" office:value-type="float" office:value="318.488151658768" calcext:value-type="float">
            <text:p>318,4881516588</text:p>
          </table:table-cell>
          <table:table-cell table:formula="of:=([.R38]+[.D38])/[.B38]" office:value-type="float" office:value="323.992417061611" calcext:value-type="float">
            <text:p>323,9924170616</text:p>
          </table:table-cell>
          <table:table-cell table:formula="of:=([.S38]+[.D38])/[.B38]" office:value-type="float" office:value="262.091943127962" calcext:value-type="float">
            <text:p>262,091943128</text:p>
          </table:table-cell>
          <table:table-cell table:formula="of:=([.T38]+[.D38])/[.B38]" office:value-type="float" office:value="210.610426540284" calcext:value-type="float">
            <text:p>210,610426540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table:formula="of:=[.B39]/[.B39]" office:value-type="float" office:value="1" calcext:value-type="float">
            <text:p>1</text:p>
          </table:table-cell>
          <table:table-cell table:formula="of:=[.C39]/[.B39]" office:value-type="float" office:value="11.6445971563981" calcext:value-type="float">
            <text:p>11,6445971564</text:p>
          </table:table-cell>
          <table:table-cell table:formula="of:=[.D39]/[.B39]" office:value-type="float" office:value="11.9081990521327" calcext:value-type="float">
            <text:p>11,9081990521</text:p>
          </table:table-cell>
          <table:table-cell table:formula="of:=[.E39]/[.B39]" office:value-type="float" office:value="11.9143127962085" calcext:value-type="float">
            <text:p>11,9143127962</text:p>
          </table:table-cell>
          <table:table-cell table:formula="of:=[.F39]/[.B39]" office:value-type="float" office:value="49.9345971563981" calcext:value-type="float">
            <text:p>49,9345971564</text:p>
          </table:table-cell>
          <table:table-cell table:formula="of:=([.G39]+[.D39])/[.B39]" office:value-type="float" office:value="381.261753554502" calcext:value-type="float">
            <text:p>381,2617535545</text:p>
          </table:table-cell>
          <table:table-cell table:formula="of:=([.H39]+[.D39])/[.B39]" office:value-type="float" office:value="82.1499052132701" calcext:value-type="float">
            <text:p>82,1499052133</text:p>
          </table:table-cell>
          <table:table-cell table:formula="of:=([.I39]+[.D39])/[.B39]" office:value-type="float" office:value="55.6522748815166" calcext:value-type="float">
            <text:p>55,6522748815</text:p>
          </table:table-cell>
          <table:table-cell table:formula="of:=([.J39]+[.D39])/[.B39]" office:value-type="float" office:value="32.3190995260664" calcext:value-type="float">
            <text:p>32,3190995261</text:p>
          </table:table-cell>
          <table:table-cell table:formula="of:=([.K39]+[.D39])/[.B39]" office:value-type="float" office:value="27.1930331753555" calcext:value-type="float">
            <text:p>27,1930331754</text:p>
          </table:table-cell>
          <table:table-cell table:formula="of:=([.L39]+[.D39])/[.B39]" office:value-type="float" office:value="24.1816587677725" calcext:value-type="float">
            <text:p>24,1816587678</text:p>
          </table:table-cell>
          <table:table-cell table:formula="of:=([.M39]+[.D39])/[.B39]" office:value-type="float" office:value="15.6503791469194" calcext:value-type="float">
            <text:p>15,6503791469</text:p>
          </table:table-cell>
          <table:table-cell table:formula="of:=([.N39]+[.D39])/[.B39]" office:value-type="float" office:value="15.3608056872038" calcext:value-type="float">
            <text:p>15,3608056872</text:p>
          </table:table-cell>
          <table:table-cell table:formula="of:=([.O39]+[.D39])/[.B39]" office:value-type="float" office:value="334.002511848341" calcext:value-type="float">
            <text:p>334,0025118483</text:p>
          </table:table-cell>
          <table:table-cell table:formula="of:=([.P39]+[.D39])/[.B39]" office:value-type="float" office:value="306.094928909953" calcext:value-type="float">
            <text:p>306,09492891</text:p>
          </table:table-cell>
          <table:table-cell table:formula="of:=([.Q39]+[.D39])/[.B39]" office:value-type="float" office:value="231.817203791469" calcext:value-type="float">
            <text:p>231,8172037915</text:p>
          </table:table-cell>
          <table:table-cell table:formula="of:=([.R39]+[.D39])/[.B39]" office:value-type="float" office:value="241.81009478673" calcext:value-type="float">
            <text:p>241,8100947867</text:p>
          </table:table-cell>
          <table:table-cell table:formula="of:=([.S39]+[.D39])/[.B39]" office:value-type="float" office:value="148.571232227488" calcext:value-type="float">
            <text:p>148,5712322275</text:p>
          </table:table-cell>
          <table:table-cell table:formula="of:=([.T39]+[.D39])/[.B39]" office:value-type="float" office:value="137.29018957346" calcext:value-type="float">
            <text:p>137,290189573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table:formula="of:=[.B40]/[.B40]" office:value-type="float" office:value="1" calcext:value-type="float">
            <text:p>1</text:p>
          </table:table-cell>
          <table:table-cell table:formula="of:=[.C40]/[.B40]" office:value-type="float" office:value="11.3674881516588" calcext:value-type="float">
            <text:p>11,3674881517</text:p>
          </table:table-cell>
          <table:table-cell table:formula="of:=[.D40]/[.B40]" office:value-type="float" office:value="11.9951658767773" calcext:value-type="float">
            <text:p>11,9951658768</text:p>
          </table:table-cell>
          <table:table-cell table:formula="of:=[.E40]/[.B40]" office:value-type="float" office:value="11.7592417061611" calcext:value-type="float">
            <text:p>11,7592417062</text:p>
          </table:table-cell>
          <table:table-cell table:formula="of:=[.F40]/[.B40]" office:value-type="float" office:value="45.9407582938389" calcext:value-type="float">
            <text:p>45,9407582938</text:p>
          </table:table-cell>
          <table:table-cell table:formula="of:=([.G40]+[.D40])/[.B40]" office:value-type="float" office:value="379.650142180095" calcext:value-type="float">
            <text:p>379,6501421801</text:p>
          </table:table-cell>
          <table:table-cell table:formula="of:=([.H40]+[.D40])/[.B40]" office:value-type="float" office:value="60.6055924170616" calcext:value-type="float">
            <text:p>60,6055924171</text:p>
          </table:table-cell>
          <table:table-cell table:formula="of:=([.I40]+[.D40])/[.B40]" office:value-type="float" office:value="36.7141232227488" calcext:value-type="float">
            <text:p>36,7141232227</text:p>
          </table:table-cell>
          <table:table-cell table:formula="of:=([.J40]+[.D40])/[.B40]" office:value-type="float" office:value="21.583317535545" calcext:value-type="float">
            <text:p>21,5833175355</text:p>
          </table:table-cell>
          <table:table-cell table:formula="of:=([.K40]+[.D40])/[.B40]" office:value-type="float" office:value="18.9345023696682" calcext:value-type="float">
            <text:p>18,9345023697</text:p>
          </table:table-cell>
          <table:table-cell table:formula="of:=([.L40]+[.D40])/[.B40]" office:value-type="float" office:value="25.5672037914692" calcext:value-type="float">
            <text:p>25,5672037915</text:p>
          </table:table-cell>
          <table:table-cell table:formula="of:=([.M40]+[.D40])/[.B40]" office:value-type="float" office:value="14.6477725118483" calcext:value-type="float">
            <text:p>14,6477725118</text:p>
          </table:table-cell>
          <table:table-cell table:formula="of:=([.N40]+[.D40])/[.B40]" office:value-type="float" office:value="14.2169668246446" calcext:value-type="float">
            <text:p>14,2169668246</text:p>
          </table:table-cell>
          <table:table-cell table:formula="of:=([.O40]+[.D40])/[.B40]" office:value-type="float" office:value="333.628341232228" calcext:value-type="float">
            <text:p>333,6283412322</text:p>
          </table:table-cell>
          <table:table-cell table:formula="of:=([.P40]+[.D40])/[.B40]" office:value-type="float" office:value="304.617440758294" calcext:value-type="float">
            <text:p>304,6174407583</text:p>
          </table:table-cell>
          <table:table-cell table:formula="of:=([.Q40]+[.D40])/[.B40]" office:value-type="float" office:value="227.508436018957" calcext:value-type="float">
            <text:p>227,508436019</text:p>
          </table:table-cell>
          <table:table-cell table:formula="of:=([.R40]+[.D40])/[.B40]" office:value-type="float" office:value="195.195165876777" calcext:value-type="float">
            <text:p>195,1951658768</text:p>
          </table:table-cell>
          <table:table-cell table:formula="of:=([.S40]+[.D40])/[.B40]" office:value-type="float" office:value="196.064834123223" calcext:value-type="float">
            <text:p>196,0648341232</text:p>
          </table:table-cell>
          <table:table-cell table:formula="of:=([.T40]+[.D40])/[.B40]" office:value-type="float" office:value="100.762938388626" calcext:value-type="float">
            <text:p>100,762938388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table:formula="of:=[.B41]/[.B41]" office:value-type="float" office:value="1" calcext:value-type="float">
            <text:p>1</text:p>
          </table:table-cell>
          <table:table-cell table:formula="of:=[.C41]/[.B41]" office:value-type="float" office:value="11.4094786729858" calcext:value-type="float">
            <text:p>11,409478673</text:p>
          </table:table-cell>
          <table:table-cell table:formula="of:=[.D41]/[.B41]" office:value-type="float" office:value="11.5085781990521" calcext:value-type="float">
            <text:p>11,5085781991</text:p>
          </table:table-cell>
          <table:table-cell table:formula="of:=[.E41]/[.B41]" office:value-type="float" office:value="11.6743601895735" calcext:value-type="float">
            <text:p>11,6743601896</text:p>
          </table:table-cell>
          <table:table-cell table:formula="of:=[.F41]/[.B41]" office:value-type="float" office:value="43.7230331753555" calcext:value-type="float">
            <text:p>43,7230331754</text:p>
          </table:table-cell>
          <table:table-cell table:formula="of:=([.G41]+[.D41])/[.B41]" office:value-type="float" office:value="376.194834123223" calcext:value-type="float">
            <text:p>376,1948341232</text:p>
          </table:table-cell>
          <table:table-cell table:formula="of:=([.H41]+[.D41])/[.B41]" office:value-type="float" office:value="54.0161611374408" calcext:value-type="float">
            <text:p>54,0161611374</text:p>
          </table:table-cell>
          <table:table-cell table:formula="of:=([.I41]+[.D41])/[.B41]" office:value-type="float" office:value="32.4550236966825" calcext:value-type="float">
            <text:p>32,4550236967</text:p>
          </table:table-cell>
          <table:table-cell table:formula="of:=([.J41]+[.D41])/[.B41]" office:value-type="float" office:value="21.2531279620853" calcext:value-type="float">
            <text:p>21,2531279621</text:p>
          </table:table-cell>
          <table:table-cell table:formula="of:=([.K41]+[.D41])/[.B41]" office:value-type="float" office:value="21.4697156398104" calcext:value-type="float">
            <text:p>21,4697156398</text:p>
          </table:table-cell>
          <table:table-cell table:formula="of:=([.L41]+[.D41])/[.B41]" office:value-type="float" office:value="26.0896208530806" calcext:value-type="float">
            <text:p>26,0896208531</text:p>
          </table:table-cell>
          <table:table-cell table:formula="of:=([.M41]+[.D41])/[.B41]" office:value-type="float" office:value="14.1611848341232" calcext:value-type="float">
            <text:p>14,1611848341</text:p>
          </table:table-cell>
          <table:table-cell table:formula="of:=([.N41]+[.D41])/[.B41]" office:value-type="float" office:value="13.7303791469194" calcext:value-type="float">
            <text:p>13,7303791469</text:p>
          </table:table-cell>
          <table:table-cell table:formula="of:=([.O41]+[.D41])/[.B41]" office:value-type="float" office:value="329.080142180095" calcext:value-type="float">
            <text:p>329,0801421801</text:p>
          </table:table-cell>
          <table:table-cell table:formula="of:=([.P41]+[.D41])/[.B41]" office:value-type="float" office:value="300.346018957346" calcext:value-type="float">
            <text:p>300,3460189573</text:p>
          </table:table-cell>
          <table:table-cell table:formula="of:=([.Q41]+[.D41])/[.B41]" office:value-type="float" office:value="225.655497630332" calcext:value-type="float">
            <text:p>225,6554976303</text:p>
          </table:table-cell>
          <table:table-cell table:formula="of:=([.R41]+[.D41])/[.B41]" office:value-type="float" office:value="196.901943127962" calcext:value-type="float">
            <text:p>196,901943128</text:p>
          </table:table-cell>
          <table:table-cell table:formula="of:=([.S41]+[.D41])/[.B41]" office:value-type="float" office:value="140.527535545024" calcext:value-type="float">
            <text:p>140,527535545</text:p>
          </table:table-cell>
          <table:table-cell table:formula="of:=([.T41]+[.D41])/[.B41]" office:value-type="float" office:value="99.8294312796208" calcext:value-type="float">
            <text:p>99,829431279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table:formula="of:=[.B42]/[.B42]" office:value-type="float" office:value="1" calcext:value-type="float">
            <text:p>1</text:p>
          </table:table-cell>
          <table:table-cell table:formula="of:=[.C42]/[.B42]" office:value-type="float" office:value="15.2615165876777" calcext:value-type="float">
            <text:p>15,2615165877</text:p>
          </table:table-cell>
          <table:table-cell table:formula="of:=[.D42]/[.B42]" office:value-type="float" office:value="14.5055924170616" calcext:value-type="float">
            <text:p>14,5055924171</text:p>
          </table:table-cell>
          <table:table-cell table:formula="of:=[.E42]/[.B42]" office:value-type="float" office:value="15.5466350710901" calcext:value-type="float">
            <text:p>15,5466350711</text:p>
          </table:table-cell>
          <table:table-cell table:formula="of:=[.F42]/[.B42]" office:value-type="float" office:value="220.808530805687" calcext:value-type="float">
            <text:p>220,8085308057</text:p>
          </table:table-cell>
          <table:table-cell table:formula="of:=([.G42]+[.D42])/[.B42]" office:value-type="float" office:value="849.108909952607" calcext:value-type="float">
            <text:p>849,1089099526</text:p>
          </table:table-cell>
          <table:table-cell table:formula="of:=([.H42]+[.D42])/[.B42]" office:value-type="float" office:value="603.627393364929" calcext:value-type="float">
            <text:p>603,6273933649</text:p>
          </table:table-cell>
          <table:table-cell table:formula="of:=([.I42]+[.D42])/[.B42]" office:value-type="float" office:value="495.945402843602" calcext:value-type="float">
            <text:p>495,9454028436</text:p>
          </table:table-cell>
          <table:table-cell table:formula="of:=([.J42]+[.D42])/[.B42]" office:value-type="float" office:value="373.234502369668" calcext:value-type="float">
            <text:p>373,2345023697</text:p>
          </table:table-cell>
          <table:table-cell table:formula="of:=([.K42]+[.D42])/[.B42]" office:value-type="float" office:value="214.647298578199" calcext:value-type="float">
            <text:p>214,6472985782</text:p>
          </table:table-cell>
          <table:table-cell table:formula="of:=([.L42]+[.D42])/[.B42]" office:value-type="float" office:value="198.908909952607" calcext:value-type="float">
            <text:p>198,9089099526</text:p>
          </table:table-cell>
          <table:table-cell table:formula="of:=([.M42]+[.D42])/[.B42]" office:value-type="float" office:value="157.901327014218" calcext:value-type="float">
            <text:p>157,9013270142</text:p>
          </table:table-cell>
          <table:table-cell table:formula="of:=([.N42]+[.D42])/[.B42]" office:value-type="float" office:value="97.9084360189573" calcext:value-type="float">
            <text:p>97,908436019</text:p>
          </table:table-cell>
          <table:table-cell table:formula="of:=([.O42]+[.D42])/[.B42]" office:value-type="float" office:value="800.590426540284" calcext:value-type="float">
            <text:p>800,5904265403</text:p>
          </table:table-cell>
          <table:table-cell table:formula="of:=([.P42]+[.D42])/[.B42]" office:value-type="float" office:value="782.49327014218" calcext:value-type="float">
            <text:p>782,4932701422</text:p>
          </table:table-cell>
          <table:table-cell table:formula="of:=([.Q42]+[.D42])/[.B42]" office:value-type="float" office:value="729.782843601896" calcext:value-type="float">
            <text:p>729,7828436019</text:p>
          </table:table-cell>
          <table:table-cell table:formula="of:=([.R42]+[.D42])/[.B42]" office:value-type="float" office:value="753.315545023697" calcext:value-type="float">
            <text:p>753,3155450237</text:p>
          </table:table-cell>
          <table:table-cell table:formula="of:=([.S42]+[.D42])/[.B42]" office:value-type="float" office:value="703.838767772512" calcext:value-type="float">
            <text:p>703,8387677725</text:p>
          </table:table-cell>
          <table:table-cell table:formula="of:=([.T42]+[.D42])/[.B42]" office:value-type="float" office:value="682.941611374408" calcext:value-type="float">
            <text:p>682,941611374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table:formula="of:=[.B43]/[.B43]" office:value-type="float" office:value="1" calcext:value-type="float">
            <text:p>1</text:p>
          </table:table-cell>
          <table:table-cell table:formula="of:=[.C43]/[.B43]" office:value-type="float" office:value="11.816018957346" calcext:value-type="float">
            <text:p>11,8160189573</text:p>
          </table:table-cell>
          <table:table-cell table:formula="of:=[.D43]/[.B43]" office:value-type="float" office:value="12.8919431279621" calcext:value-type="float">
            <text:p>12,891943128</text:p>
          </table:table-cell>
          <table:table-cell table:formula="of:=[.E43]/[.B43]" office:value-type="float" office:value="12.2232701421801" calcext:value-type="float">
            <text:p>12,2232701422</text:p>
          </table:table-cell>
          <table:table-cell table:formula="of:=[.F43]/[.B43]" office:value-type="float" office:value="71.8184834123223" calcext:value-type="float">
            <text:p>71,8184834123</text:p>
          </table:table-cell>
          <table:table-cell table:formula="of:=([.G43]+[.D43])/[.B43]" office:value-type="float" office:value="434.239336492891" calcext:value-type="float">
            <text:p>434,2393364929</text:p>
          </table:table-cell>
          <table:table-cell table:formula="of:=([.H43]+[.D43])/[.B43]" office:value-type="float" office:value="96.0379146919431" calcext:value-type="float">
            <text:p>96,0379146919</text:p>
          </table:table-cell>
          <table:table-cell table:formula="of:=([.I43]+[.D43])/[.B43]" office:value-type="float" office:value="66.2824644549763" calcext:value-type="float">
            <text:p>66,282464455</text:p>
          </table:table-cell>
          <table:table-cell table:formula="of:=([.J43]+[.D43])/[.B43]" office:value-type="float" office:value="26.2696682464455" calcext:value-type="float">
            <text:p>26,2696682464</text:p>
          </table:table-cell>
          <table:table-cell table:formula="of:=([.K43]+[.D43])/[.B43]" office:value-type="float" office:value="18.4796208530806" calcext:value-type="float">
            <text:p>18,4796208531</text:p>
          </table:table-cell>
          <table:table-cell table:formula="of:=([.L43]+[.D43])/[.B43]" office:value-type="float" office:value="22.4222748815166" calcext:value-type="float">
            <text:p>22,4222748815</text:p>
          </table:table-cell>
          <table:table-cell table:formula="of:=([.M43]+[.D43])/[.B43]" office:value-type="float" office:value="15.5445497630332" calcext:value-type="float">
            <text:p>15,544549763</text:p>
          </table:table-cell>
          <table:table-cell table:formula="of:=([.N43]+[.D43])/[.B43]" office:value-type="float" office:value="15.1137440758294" calcext:value-type="float">
            <text:p>15,1137440758</text:p>
          </table:table-cell>
          <table:table-cell table:formula="of:=([.O43]+[.D43])/[.B43]" office:value-type="float" office:value="402.235071090047" calcext:value-type="float">
            <text:p>402,23507109</text:p>
          </table:table-cell>
          <table:table-cell table:formula="of:=([.P43]+[.D43])/[.B43]" office:value-type="float" office:value="384.137914691943" calcext:value-type="float">
            <text:p>384,1379146919</text:p>
          </table:table-cell>
          <table:table-cell table:formula="of:=([.Q43]+[.D43])/[.B43]" office:value-type="float" office:value="311.712322274881" calcext:value-type="float">
            <text:p>311,7123222749</text:p>
          </table:table-cell>
          <table:table-cell table:formula="of:=([.R43]+[.D43])/[.B43]" office:value-type="float" office:value="320.380568720379" calcext:value-type="float">
            <text:p>320,3805687204</text:p>
          </table:table-cell>
          <table:table-cell table:formula="of:=([.S43]+[.D43])/[.B43]" office:value-type="float" office:value="243.783412322275" calcext:value-type="float">
            <text:p>243,7834123223</text:p>
          </table:table-cell>
          <table:table-cell table:formula="of:=([.T43]+[.D43])/[.B43]" office:value-type="float" office:value="208.955450236967" calcext:value-type="float">
            <text:p>208,955450237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table:formula="of:=[.B44]/[.B44]" office:value-type="float" office:value="1" calcext:value-type="float">
            <text:p>1</text:p>
          </table:table-cell>
          <table:table-cell table:formula="of:=[.C44]/[.B44]" office:value-type="float" office:value="11.9556872037915" calcext:value-type="float">
            <text:p>11,9556872038</text:p>
          </table:table-cell>
          <table:table-cell table:formula="of:=[.D44]/[.B44]" office:value-type="float" office:value="11.9807582938389" calcext:value-type="float">
            <text:p>11,9807582938</text:p>
          </table:table-cell>
          <table:table-cell table:formula="of:=[.E44]/[.B44]" office:value-type="float" office:value="12.1990521327014" calcext:value-type="float">
            <text:p>12,1990521327</text:p>
          </table:table-cell>
          <table:table-cell table:formula="of:=[.F44]/[.B44]" office:value-type="float" office:value="55.7620853080569" calcext:value-type="float">
            <text:p>55,7620853081</text:p>
          </table:table-cell>
          <table:table-cell table:formula="of:=([.G44]+[.D44])/[.B44]" office:value-type="float" office:value="382.806350710901" calcext:value-type="float">
            <text:p>382,8063507109</text:p>
          </table:table-cell>
          <table:table-cell table:formula="of:=([.H44]+[.D44])/[.B44]" office:value-type="float" office:value="87.1030331753555" calcext:value-type="float">
            <text:p>87,1030331754</text:p>
          </table:table-cell>
          <table:table-cell table:formula="of:=([.I44]+[.D44])/[.B44]" office:value-type="float" office:value="34.103981042654" calcext:value-type="float">
            <text:p>34,1039810427</text:p>
          </table:table-cell>
          <table:table-cell table:formula="of:=([.J44]+[.D44])/[.B44]" office:value-type="float" office:value="18.7020853080569" calcext:value-type="float">
            <text:p>18,7020853081</text:p>
          </table:table-cell>
          <table:table-cell table:formula="of:=([.K44]+[.D44])/[.B44]" office:value-type="float" office:value="17.5684360189573" calcext:value-type="float">
            <text:p>17,568436019</text:p>
          </table:table-cell>
          <table:table-cell table:formula="of:=([.L44]+[.D44])/[.B44]" office:value-type="float" office:value="21.5110900473934" calcext:value-type="float">
            <text:p>21,5110900474</text:p>
          </table:table-cell>
          <table:table-cell table:formula="of:=([.M44]+[.D44])/[.B44]" office:value-type="float" office:value="14.63336492891" calcext:value-type="float">
            <text:p>14,6333649289</text:p>
          </table:table-cell>
          <table:table-cell table:formula="of:=([.N44]+[.D44])/[.B44]" office:value-type="float" office:value="14.2025592417062" calcext:value-type="float">
            <text:p>14,2025592417</text:p>
          </table:table-cell>
          <table:table-cell table:formula="of:=([.O44]+[.D44])/[.B44]" office:value-type="float" office:value="335.030521327014" calcext:value-type="float">
            <text:p>335,030521327</text:p>
          </table:table-cell>
          <table:table-cell table:formula="of:=([.P44]+[.D44])/[.B44]" office:value-type="float" office:value="311.518199052133" calcext:value-type="float">
            <text:p>311,5181990521</text:p>
          </table:table-cell>
          <table:table-cell table:formula="of:=([.Q44]+[.D44])/[.B44]" office:value-type="float" office:value="244.949952606635" calcext:value-type="float">
            <text:p>244,9499526066</text:p>
          </table:table-cell>
          <table:table-cell table:formula="of:=([.R44]+[.D44])/[.B44]" office:value-type="float" office:value="235.078862559242" calcext:value-type="float">
            <text:p>235,0788625592</text:p>
          </table:table-cell>
          <table:table-cell table:formula="of:=([.S44]+[.D44])/[.B44]" office:value-type="float" office:value="192.016777251185" calcext:value-type="float">
            <text:p>192,0167772512</text:p>
          </table:table-cell>
          <table:table-cell table:formula="of:=([.T44]+[.D44])/[.B44]" office:value-type="float" office:value="122.995924170616" calcext:value-type="float">
            <text:p>122,995924170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table:formula="of:=[.B45]/[.B45]" office:value-type="float" office:value="1" calcext:value-type="float">
            <text:p>1</text:p>
          </table:table-cell>
          <table:table-cell table:formula="of:=[.C45]/[.B45]" office:value-type="float" office:value="12.0516113744076" calcext:value-type="float">
            <text:p>12,0516113744</text:p>
          </table:table-cell>
          <table:table-cell table:formula="of:=[.D45]/[.B45]" office:value-type="float" office:value="12.335355450237" calcext:value-type="float">
            <text:p>12,3353554502</text:p>
          </table:table-cell>
          <table:table-cell table:formula="of:=[.E45]/[.B45]" office:value-type="float" office:value="12.0947867298578" calcext:value-type="float">
            <text:p>12,0947867299</text:p>
          </table:table-cell>
          <table:table-cell table:formula="of:=[.F45]/[.B45]" office:value-type="float" office:value="55.6199052132701" calcext:value-type="float">
            <text:p>55,6199052133</text:p>
          </table:table-cell>
          <table:table-cell table:formula="of:=([.G45]+[.D45])/[.B45]" office:value-type="float" office:value="416.574218009479" calcext:value-type="float">
            <text:p>416,5742180095</text:p>
          </table:table-cell>
          <table:table-cell table:formula="of:=([.H45]+[.D45])/[.B45]" office:value-type="float" office:value="91.0073933649289" calcext:value-type="float">
            <text:p>91,0073933649</text:p>
          </table:table-cell>
          <table:table-cell table:formula="of:=([.I45]+[.D45])/[.B45]" office:value-type="float" office:value="35.3495734597156" calcext:value-type="float">
            <text:p>35,3495734597</text:p>
          </table:table-cell>
          <table:table-cell table:formula="of:=([.J45]+[.D45])/[.B45]" office:value-type="float" office:value="19.056682464455" calcext:value-type="float">
            <text:p>19,0566824645</text:p>
          </table:table-cell>
          <table:table-cell table:formula="of:=([.K45]+[.D45])/[.B45]" office:value-type="float" office:value="17.9230331753555" calcext:value-type="float">
            <text:p>17,9230331754</text:p>
          </table:table-cell>
          <table:table-cell table:formula="of:=([.L45]+[.D45])/[.B45]" office:value-type="float" office:value="21.8656872037915" calcext:value-type="float">
            <text:p>21,8656872038</text:p>
          </table:table-cell>
          <table:table-cell table:formula="of:=([.M45]+[.D45])/[.B45]" office:value-type="float" office:value="14.9879620853081" calcext:value-type="float">
            <text:p>14,9879620853</text:p>
          </table:table-cell>
          <table:table-cell table:formula="of:=([.N45]+[.D45])/[.B45]" office:value-type="float" office:value="14.5571563981043" calcext:value-type="float">
            <text:p>14,5571563981</text:p>
          </table:table-cell>
          <table:table-cell table:formula="of:=([.O45]+[.D45])/[.B45]" office:value-type="float" office:value="364.598388625592" calcext:value-type="float">
            <text:p>364,5983886256</text:p>
          </table:table-cell>
          <table:table-cell table:formula="of:=([.P45]+[.D45])/[.B45]" office:value-type="float" office:value="340.061895734597" calcext:value-type="float">
            <text:p>340,0618957346</text:p>
          </table:table-cell>
          <table:table-cell table:formula="of:=([.Q45]+[.D45])/[.B45]" office:value-type="float" office:value="270.872322274882" calcext:value-type="float">
            <text:p>270,8723222749</text:p>
          </table:table-cell>
          <table:table-cell table:formula="of:=([.R45]+[.D45])/[.B45]" office:value-type="float" office:value="254.17990521327" calcext:value-type="float">
            <text:p>254,1799052133</text:p>
          </table:table-cell>
          <table:table-cell table:formula="of:=([.S45]+[.D45])/[.B45]" office:value-type="float" office:value="211.666161137441" calcext:value-type="float">
            <text:p>211,6661611374</text:p>
          </table:table-cell>
          <table:table-cell table:formula="of:=([.T45]+[.D45])/[.B45]" office:value-type="float" office:value="132.517345971564" calcext:value-type="float">
            <text:p>132,5173459716</text:p>
          </table:table-cell>
          <table:table-cell table:number-columns-repeated="1004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 length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3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3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20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5b</text:p>
          </table:table-cell>
          <table:table-cell table:number-columns-repeated="1023"/>
        </table:table-row>
        <table:table-row table:style-name="ro3" table:number-rows-repeated="10484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_mac_times_externally_calced" table:style-name="ta1">
        <office:forms form:automatic-focus="false" form:apply-design-mode="false"/>
        <table:shapes>
          <draw:frame draw:z-index="0" draw:style-name="gr1" draw:text-style-name="P1" svg:width="187.91mm" svg:height="115.86mm" svg:x="118.08mm" svg:y="619.19mm">
            <loext:p draw:notify-on-update-of-ranges="graphs_mac_times_externally_calced.C128:graphs_mac_times_externally_calced.F128 graphs_mac_times_externally_calced.A129:graphs_mac_times_externally_calced.A129 graphs_mac_times_externally_calced.C49:graphs_mac_times_externally_calced.F49 graphs_mac_times_externally_calced.A130:graphs_mac_times_externally_calced.A130 graphs_mac_times_externally_calced.C50:graphs_mac_times_externally_calced.F50 graphs_mac_times_externally_calced.A131:graphs_mac_times_externally_calced.A131 graphs_mac_times_externally_calced.C51:graphs_mac_times_externally_calced.F51 graphs_mac_times_externally_calced.A132:graphs_mac_times_externally_calced.A132 graphs_mac_times_externally_calced.C52:graphs_mac_times_externally_calced.F52 graphs_mac_times_externally_calced.A133:graphs_mac_times_externally_calced.A133 graphs_mac_times_externally_calced.C53:graphs_mac_times_externally_calced.F53 graphs_mac_times_externally_calced.A134:graphs_mac_times_externally_calced.A134 graphs_mac_times_externally_calced.C54:graphs_mac_times_externally_calced.F54 graphs_mac_times_externally_calced.A135:graphs_mac_times_externally_calced.A135 graphs_mac_times_externally_calced.C55:graphs_mac_times_externally_calced.F55 graphs_mac_times_externally_calced.A136:graphs_mac_times_externally_calced.A136 graphs_mac_times_externally_calced.C56:graphs_mac_times_externally_calced.F56 graphs_mac_times_externally_calced.A137:graphs_mac_times_externally_calced.A137 graphs_mac_times_externally_calced.C57:graphs_mac_times_externally_calced.F57 graphs_mac_times_externally_calced.A138:graphs_mac_times_externally_calced.A138 graphs_mac_times_externally_calced.C58:graphs_mac_times_externally_calced.F5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87.91mm" svg:height="115.86mm" svg:x="116.19mm" svg:y="745.42mm">
            <loext:p draw:notify-on-update-of-ranges="graphs_mac_times_externally_calced.C128:graphs_mac_times_externally_calced.F128 graphs_mac_times_externally_calced.A129:graphs_mac_times_externally_calced.A129 graphs_mac_times_externally_calced.C60:graphs_mac_times_externally_calced.F60 graphs_mac_times_externally_calced.A130:graphs_mac_times_externally_calced.A130 graphs_mac_times_externally_calced.C61:graphs_mac_times_externally_calced.F61 graphs_mac_times_externally_calced.A131:graphs_mac_times_externally_calced.A131 graphs_mac_times_externally_calced.C62:graphs_mac_times_externally_calced.F62 graphs_mac_times_externally_calced.A132:graphs_mac_times_externally_calced.A132 graphs_mac_times_externally_calced.C63:graphs_mac_times_externally_calced.F63 graphs_mac_times_externally_calced.A133:graphs_mac_times_externally_calced.A133 graphs_mac_times_externally_calced.C64:graphs_mac_times_externally_calced.F64 graphs_mac_times_externally_calced.A134:graphs_mac_times_externally_calced.A134 graphs_mac_times_externally_calced.C65:graphs_mac_times_externally_calced.F65 graphs_mac_times_externally_calced.A135:graphs_mac_times_externally_calced.A135 graphs_mac_times_externally_calced.C66:graphs_mac_times_externally_calced.F66 graphs_mac_times_externally_calced.A136:graphs_mac_times_externally_calced.A136 graphs_mac_times_externally_calced.C67:graphs_mac_times_externally_calced.F67 graphs_mac_times_externally_calced.A137:graphs_mac_times_externally_calced.A137 graphs_mac_times_externally_calced.C68:graphs_mac_times_externally_calced.F68 graphs_mac_times_externally_calced.A138:graphs_mac_times_externally_calced.A138 graphs_mac_times_externally_calced.C69:graphs_mac_times_externally_calced.F6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87.91mm" svg:height="115.86mm" svg:x="117.27mm" svg:y="879.89mm">
            <loext:p draw:notify-on-update-of-ranges="graphs_mac_times_externally_calced.C128:graphs_mac_times_externally_calced.F128 graphs_mac_times_externally_calced.A129:graphs_mac_times_externally_calced.A129 graphs_mac_times_externally_calced.C71:graphs_mac_times_externally_calced.F71 graphs_mac_times_externally_calced.A130:graphs_mac_times_externally_calced.A130 graphs_mac_times_externally_calced.C72:graphs_mac_times_externally_calced.F72 graphs_mac_times_externally_calced.A131:graphs_mac_times_externally_calced.A131 graphs_mac_times_externally_calced.C73:graphs_mac_times_externally_calced.F73 graphs_mac_times_externally_calced.A132:graphs_mac_times_externally_calced.A132 graphs_mac_times_externally_calced.C74:graphs_mac_times_externally_calced.F74 graphs_mac_times_externally_calced.A133:graphs_mac_times_externally_calced.A133 graphs_mac_times_externally_calced.C75:graphs_mac_times_externally_calced.F75 graphs_mac_times_externally_calced.A134:graphs_mac_times_externally_calced.A134 graphs_mac_times_externally_calced.C76:graphs_mac_times_externally_calced.F76 graphs_mac_times_externally_calced.A135:graphs_mac_times_externally_calced.A135 graphs_mac_times_externally_calced.C77:graphs_mac_times_externally_calced.F77 graphs_mac_times_externally_calced.A136:graphs_mac_times_externally_calced.A136 graphs_mac_times_externally_calced.C78:graphs_mac_times_externally_calced.F78 graphs_mac_times_externally_calced.A137:graphs_mac_times_externally_calced.A137 graphs_mac_times_externally_calced.C79:graphs_mac_times_externally_calced.F79 graphs_mac_times_externally_calced.A138:graphs_mac_times_externally_calced.A138 graphs_mac_times_externally_calced.C80:graphs_mac_times_externally_calced.F8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87.91mm" svg:height="115.86mm" svg:x="114.27mm" svg:y="1011.16mm">
            <loext:p draw:notify-on-update-of-ranges="graphs_mac_times_externally_calced.C128:graphs_mac_times_externally_calced.F128 graphs_mac_times_externally_calced.A129:graphs_mac_times_externally_calced.A129 graphs_mac_times_externally_calced.C82:graphs_mac_times_externally_calced.F82 graphs_mac_times_externally_calced.A130:graphs_mac_times_externally_calced.A130 graphs_mac_times_externally_calced.C83:graphs_mac_times_externally_calced.F83 graphs_mac_times_externally_calced.A131:graphs_mac_times_externally_calced.A131 graphs_mac_times_externally_calced.C84:graphs_mac_times_externally_calced.F84 graphs_mac_times_externally_calced.A132:graphs_mac_times_externally_calced.A132 graphs_mac_times_externally_calced.C85:graphs_mac_times_externally_calced.F85 graphs_mac_times_externally_calced.A133:graphs_mac_times_externally_calced.A133 graphs_mac_times_externally_calced.C86:graphs_mac_times_externally_calced.F86 graphs_mac_times_externally_calced.A134:graphs_mac_times_externally_calced.A134 graphs_mac_times_externally_calced.C87:graphs_mac_times_externally_calced.F87 graphs_mac_times_externally_calced.A135:graphs_mac_times_externally_calced.A135 graphs_mac_times_externally_calced.C88:graphs_mac_times_externally_calced.F88 graphs_mac_times_externally_calced.A136:graphs_mac_times_externally_calced.A136 graphs_mac_times_externally_calced.C89:graphs_mac_times_externally_calced.F89 graphs_mac_times_externally_calced.A137:graphs_mac_times_externally_calced.A137 graphs_mac_times_externally_calced.C90:graphs_mac_times_externally_calced.F90 graphs_mac_times_externally_calced.A138:graphs_mac_times_externally_calced.A138 graphs_mac_times_externally_calced.C91:graphs_mac_times_externally_calced.F9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87.91mm" svg:height="115.86mm" svg:x="382.61mm" svg:y="618.12mm">
            <loext:p draw:notify-on-update-of-ranges="graphs_mac_times_externally_calced.H128:graphs_mac_times_externally_calced.W128 graphs_mac_times_externally_calced.A130:graphs_mac_times_externally_calced.A130 graphs_mac_times_externally_calced.H50:graphs_mac_times_externally_calced.W50 graphs_mac_times_externally_calced.A131:graphs_mac_times_externally_calced.A131 graphs_mac_times_externally_calced.H51:graphs_mac_times_externally_calced.W51 graphs_mac_times_externally_calced.A135:graphs_mac_times_externally_calced.A135 graphs_mac_times_externally_calced.H55:graphs_mac_times_externally_calced.W5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87.91mm" svg:height="115.86mm" svg:x="578.59mm" svg:y="617.86mm">
            <loext:p draw:notify-on-update-of-ranges="graphs_mac_times_externally_calced.H128:graphs_mac_times_externally_calced.W128 graphs_mac_times_externally_calced.A129:graphs_mac_times_externally_calced.A129 graphs_mac_times_externally_calced.H49:graphs_mac_times_externally_calced.W4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187.91mm" svg:height="115.86mm" svg:x="794.8mm" svg:y="617.86mm">
            <loext:p draw:notify-on-update-of-ranges="graphs_mac_times_externally_calced.H128:graphs_mac_times_externally_calced.W128 graphs_mac_times_externally_calced.A132:graphs_mac_times_externally_calced.A132 graphs_mac_times_externally_calced.H52:graphs_mac_times_externally_calced.W52 graphs_mac_times_externally_calced.A133:graphs_mac_times_externally_calced.A133 graphs_mac_times_externally_calced.H53:graphs_mac_times_externally_calced.W53 graphs_mac_times_externally_calced.A134:graphs_mac_times_externally_calced.A134 graphs_mac_times_externally_calced.H54:graphs_mac_times_externally_calced.W54 graphs_mac_times_externally_calced.A136:graphs_mac_times_externally_calced.A136 graphs_mac_times_externally_calced.H56:graphs_mac_times_externally_calced.W56 graphs_mac_times_externally_calced.A137:graphs_mac_times_externally_calced.A137 graphs_mac_times_externally_calced.H57:graphs_mac_times_externally_calced.W57 graphs_mac_times_externally_calced.A138:graphs_mac_times_externally_calced.A138 graphs_mac_times_externally_calced.H58:graphs_mac_times_externally_calced.W5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187.91mm" svg:height="115.86mm" svg:x="383.63mm" svg:y="744.35mm">
            <loext:p draw:notify-on-update-of-ranges="graphs_mac_times_externally_calced.H128:graphs_mac_times_externally_calced.W128 graphs_mac_times_externally_calced.A129:graphs_mac_times_externally_calced.A129 graphs_mac_times_externally_calced.H60:graphs_mac_times_externally_calced.W6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187.91mm" svg:height="115.86mm" svg:x="578.58mm" svg:y="744.35mm">
            <loext:p draw:notify-on-update-of-ranges="graphs_mac_times_externally_calced.H128:graphs_mac_times_externally_calced.W128 graphs_mac_times_externally_calced.A130:graphs_mac_times_externally_calced.A130 graphs_mac_times_externally_calced.H61:graphs_mac_times_externally_calced.W61 graphs_mac_times_externally_calced.A131:graphs_mac_times_externally_calced.A131 graphs_mac_times_externally_calced.H62:graphs_mac_times_externally_calced.W62 graphs_mac_times_externally_calced.A135:graphs_mac_times_externally_calced.A135 graphs_mac_times_externally_calced.H66:graphs_mac_times_externally_calced.W6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9" draw:style-name="gr1" draw:text-style-name="P1" svg:width="187.91mm" svg:height="115.86mm" svg:x="794.8mm" svg:y="744.36mm">
            <loext:p draw:notify-on-update-of-ranges="graphs_mac_times_externally_calced.H128:graphs_mac_times_externally_calced.W128 graphs_mac_times_externally_calced.A132:graphs_mac_times_externally_calced.A132 graphs_mac_times_externally_calced.H63:graphs_mac_times_externally_calced.W63 graphs_mac_times_externally_calced.A133:graphs_mac_times_externally_calced.A133 graphs_mac_times_externally_calced.H64:graphs_mac_times_externally_calced.W64 graphs_mac_times_externally_calced.A134:graphs_mac_times_externally_calced.A134 graphs_mac_times_externally_calced.H65:graphs_mac_times_externally_calced.W65 graphs_mac_times_externally_calced.A136:graphs_mac_times_externally_calced.A136 graphs_mac_times_externally_calced.H67:graphs_mac_times_externally_calced.W67 graphs_mac_times_externally_calced.A137:graphs_mac_times_externally_calced.A137 graphs_mac_times_externally_calced.H68:graphs_mac_times_externally_calced.W68 graphs_mac_times_externally_calced.A138:graphs_mac_times_externally_calced.A138 graphs_mac_times_externally_calced.H69:graphs_mac_times_externally_calced.W6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0" draw:style-name="gr1" draw:text-style-name="P1" svg:width="187.91mm" svg:height="115.86mm" svg:x="383.63mm" svg:y="879.88mm">
            <loext:p draw:notify-on-update-of-ranges="graphs_mac_times_externally_calced.H128:graphs_mac_times_externally_calced.W128 graphs_mac_times_externally_calced.A129:graphs_mac_times_externally_calced.A129 graphs_mac_times_externally_calced.H71:graphs_mac_times_externally_calced.W7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1" draw:style-name="gr1" draw:text-style-name="P1" svg:width="187.91mm" svg:height="115.86mm" svg:x="578.58mm" svg:y="879.89mm">
            <loext:p draw:notify-on-update-of-ranges="graphs_mac_times_externally_calced.H128:graphs_mac_times_externally_calced.W128 graphs_mac_times_externally_calced.A130:graphs_mac_times_externally_calced.A130 graphs_mac_times_externally_calced.H72:graphs_mac_times_externally_calced.W72 graphs_mac_times_externally_calced.A131:graphs_mac_times_externally_calced.A131 graphs_mac_times_externally_calced.H73:graphs_mac_times_externally_calced.W73 graphs_mac_times_externally_calced.A135:graphs_mac_times_externally_calced.A135 graphs_mac_times_externally_calced.H77:graphs_mac_times_externally_calced.W77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2" draw:style-name="gr1" draw:text-style-name="P1" svg:width="187.91mm" svg:height="115.86mm" svg:x="794.8mm" svg:y="879.89mm">
            <loext:p draw:notify-on-update-of-ranges="graphs_mac_times_externally_calced.H128:graphs_mac_times_externally_calced.W128 graphs_mac_times_externally_calced.A132:graphs_mac_times_externally_calced.A132 graphs_mac_times_externally_calced.H74:graphs_mac_times_externally_calced.W74 graphs_mac_times_externally_calced.A133:graphs_mac_times_externally_calced.A133 graphs_mac_times_externally_calced.H75:graphs_mac_times_externally_calced.W75 graphs_mac_times_externally_calced.A134:graphs_mac_times_externally_calced.A134 graphs_mac_times_externally_calced.H76:graphs_mac_times_externally_calced.W76 graphs_mac_times_externally_calced.A136:graphs_mac_times_externally_calced.A136 graphs_mac_times_externally_calced.H78:graphs_mac_times_externally_calced.W78 graphs_mac_times_externally_calced.A137:graphs_mac_times_externally_calced.A137 graphs_mac_times_externally_calced.H79:graphs_mac_times_externally_calced.W79 graphs_mac_times_externally_calced.A138:graphs_mac_times_externally_calced.A138 graphs_mac_times_externally_calced.H80:graphs_mac_times_externally_calced.W8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3" draw:style-name="gr1" draw:text-style-name="P1" svg:width="187.91mm" svg:height="115.86mm" svg:x="383.63mm" svg:y="1010.9mm">
            <loext:p draw:notify-on-update-of-ranges="graphs_mac_times_externally_calced.H128:graphs_mac_times_externally_calced.W128 graphs_mac_times_externally_calced.A129:graphs_mac_times_externally_calced.A129 graphs_mac_times_externally_calced.H82:graphs_mac_times_externally_calced.W82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4" draw:style-name="gr1" draw:text-style-name="P1" svg:width="187.91mm" svg:height="115.86mm" svg:x="578.32mm" svg:y="1011.97mm">
            <loext:p draw:notify-on-update-of-ranges="graphs_mac_times_externally_calced.H128:graphs_mac_times_externally_calced.W128 graphs_mac_times_externally_calced.A130:graphs_mac_times_externally_calced.A130 graphs_mac_times_externally_calced.H83:graphs_mac_times_externally_calced.W83 graphs_mac_times_externally_calced.A131:graphs_mac_times_externally_calced.A131 graphs_mac_times_externally_calced.H84:graphs_mac_times_externally_calced.W84 graphs_mac_times_externally_calced.A135:graphs_mac_times_externally_calced.A135 graphs_mac_times_externally_calced.H88:graphs_mac_times_externally_calced.W88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5" draw:style-name="gr1" draw:text-style-name="P1" svg:width="187.91mm" svg:height="115.86mm" svg:x="794.81mm" svg:y="1010.9mm">
            <loext:p draw:notify-on-update-of-ranges="graphs_mac_times_externally_calced.H128:graphs_mac_times_externally_calced.W128 graphs_mac_times_externally_calced.A132:graphs_mac_times_externally_calced.A132 graphs_mac_times_externally_calced.H85:graphs_mac_times_externally_calced.W85 graphs_mac_times_externally_calced.A133:graphs_mac_times_externally_calced.A133 graphs_mac_times_externally_calced.H86:graphs_mac_times_externally_calced.W86 graphs_mac_times_externally_calced.A134:graphs_mac_times_externally_calced.A134 graphs_mac_times_externally_calced.H87:graphs_mac_times_externally_calced.W87 graphs_mac_times_externally_calced.A136:graphs_mac_times_externally_calced.A136 graphs_mac_times_externally_calced.H89:graphs_mac_times_externally_calced.W89 graphs_mac_times_externally_calced.A137:graphs_mac_times_externally_calced.A137 graphs_mac_times_externally_calced.H90:graphs_mac_times_externally_calced.W90 graphs_mac_times_externally_calced.A138:graphs_mac_times_externally_calced.A138 graphs_mac_times_externally_calced.H91:graphs_mac_times_externally_calced.W91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number-columns-repeated="3" table:default-cell-style-name="ce1"/>
        <table:table-column table:style-name="co22" table:number-columns-repeated="3" table:default-cell-style-name="ce1"/>
        <table:table-column table:style-name="co16" table:number-columns-repeated="5" table:default-cell-style-name="ce1"/>
        <table:table-column table:style-name="co23" table:default-cell-style-name="ce1"/>
        <table:table-row table:style-name="ro5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</table:table-row>
        <table:table-row table:style-name="ro6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2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/>
          <table:table-cell office:value-type="float" office:value="451.69" calcext:value-type="float">
            <text:p>451,69</text:p>
          </table:table-cell>
          <table:table-cell/>
          <table:table-cell office:value-type="float" office:value="1658.3" calcext:value-type="float">
            <text:p>1658,3</text:p>
          </table:table-cell>
          <table:table-cell office:value-type="float" office:value="1412.7" calcext:value-type="float">
            <text:p>1412,7</text:p>
          </table:table-cell>
          <table:table-cell office:value-type="float" office:value="1129.07" calcext:value-type="float">
            <text:p>1129,07</text:p>
          </table:table-cell>
          <table:table-cell office:value-type="float" office:value="470.25" calcext:value-type="float">
            <text:p>470,25</text:p>
          </table:table-cell>
          <table:table-cell office:value-type="float" office:value="472.5" calcext:value-type="float">
            <text:p>472,5</text:p>
          </table:table-cell>
          <table:table-cell office:value-type="float" office:value="596.6" calcext:value-type="float">
            <text:p>596,6</text:p>
          </table:table-cell>
          <table:table-cell office:value-type="float" office:value="187.12" calcext:value-type="float">
            <text:p>187,12</text:p>
          </table:table-cell>
          <table:table-cell office:value-type="float" office:value="283" calcext:value-type="float">
            <text:p>283</text:p>
          </table:table-cell>
          <table:table-cell office:value-type="float" office:value="1459.639" calcext:value-type="float">
            <text:p>1459,639</text:p>
          </table:table-cell>
          <table:table-cell office:value-type="float" office:value="1459.621" calcext:value-type="float">
            <text:p>1459,621</text:p>
          </table:table-cell>
          <table:table-cell office:value-type="float" office:value="1459.615" calcext:value-type="float">
            <text:p>1459,615</text:p>
          </table:table-cell>
          <table:table-cell office:value-type="float" office:value="1459.602" calcext:value-type="float">
            <text:p>1459,602</text:p>
          </table:table-cell>
          <table:table-cell office:value-type="float" office:value="1459.599" calcext:value-type="float">
            <text:p>1459,599</text:p>
          </table:table-cell>
          <table:table-cell office:value-type="float" office:value="1397.941" calcext:value-type="float">
            <text:p>1397,941</text:p>
          </table:table-cell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/>
          <table:table-cell office:value-type="float" office:value="95.2951" calcext:value-type="float">
            <text:p>95,2951</text:p>
          </table:table-cell>
          <table:table-cell/>
          <table:table-cell office:value-type="float" office:value="500.1" calcext:value-type="float">
            <text:p>500,1</text:p>
          </table:table-cell>
          <table:table-cell office:value-type="float" office:value="111.45" calcext:value-type="float">
            <text:p>111,4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320.971" calcext:value-type="float">
            <text:p>320,971</text:p>
          </table:table-cell>
          <table:table-cell office:value-type="float" office:value="320.953" calcext:value-type="float">
            <text:p>320,953</text:p>
          </table:table-cell>
          <table:table-cell office:value-type="float" office:value="320.944" calcext:value-type="float">
            <text:p>320,944</text:p>
          </table:table-cell>
          <table:table-cell office:value-type="float" office:value="199.04" calcext:value-type="float">
            <text:p>199,04</text:p>
          </table:table-cell>
          <table:table-cell office:value-type="float" office:value="215.309" calcext:value-type="float">
            <text:p>215,309</text:p>
          </table:table-cell>
          <table:table-cell office:value-type="float" office:value="281.256" calcext:value-type="float">
            <text:p>281,256</text:p>
          </table:table-cell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1765" calcext:value-type="float">
            <text:p>11,1765</text:p>
          </table:table-cell>
          <table:table-cell office:value-type="float" office:value="10.8445" calcext:value-type="float">
            <text:p>10,8445</text:p>
          </table:table-cell>
          <table:table-cell/>
          <table:table-cell office:value-type="float" office:value="79.0991" calcext:value-type="float">
            <text:p>79,0991</text:p>
          </table:table-cell>
          <table:table-cell/>
          <table:table-cell office:value-type="float" office:value="437.644" calcext:value-type="float">
            <text:p>437,644</text:p>
          </table:table-cell>
          <table:table-cell office:value-type="float" office:value="0.027" calcext:value-type="float">
            <text:p>0,027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254.377" calcext:value-type="float">
            <text:p>254,377</text:p>
          </table:table-cell>
          <table:table-cell office:value-type="float" office:value="254.359" calcext:value-type="float">
            <text:p>254,359</text:p>
          </table:table-cell>
          <table:table-cell office:value-type="float" office:value="223.522" calcext:value-type="float">
            <text:p>223,522</text:p>
          </table:table-cell>
          <table:table-cell office:value-type="float" office:value="254.322" calcext:value-type="float">
            <text:p>254,322</text:p>
          </table:table-cell>
          <table:table-cell office:value-type="float" office:value="98.688" calcext:value-type="float">
            <text:p>98,688</text:p>
          </table:table-cell>
          <table:table-cell office:value-type="float" office:value="89.45" calcext:value-type="float">
            <text:p>89,45</text:p>
          </table:table-cell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741" calcext:value-type="float">
            <text:p>10,4741</text:p>
          </table:table-cell>
          <table:table-cell office:value-type="float" office:value="10.7163" calcext:value-type="float">
            <text:p>10,7163</text:p>
          </table:table-cell>
          <table:table-cell/>
          <table:table-cell office:value-type="float" office:value="51.2801" calcext:value-type="float">
            <text:p>51,2801</text:p>
          </table:table-cell>
          <table:table-cell/>
          <table:table-cell office:value-type="float" office:value="362.057" calcext:value-type="float">
            <text:p>362,057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179.854" calcext:value-type="float">
            <text:p>179,854</text:p>
          </table:table-cell>
          <table:table-cell office:value-type="float" office:value="125.421" calcext:value-type="float">
            <text:p>125,421</text:p>
          </table:table-cell>
          <table:table-cell office:value-type="float" office:value="125.414" calcext:value-type="float">
            <text:p>125,414</text:p>
          </table:table-cell>
          <table:table-cell office:value-type="float" office:value="0.049" calcext:value-type="float">
            <text:p>0,04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55" calcext:value-type="float">
            <text:p>0,055</text:p>
          </table:table-cell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638" calcext:value-type="float">
            <text:p>10,4638</text:p>
          </table:table-cell>
          <table:table-cell office:value-type="float" office:value="11.1227" calcext:value-type="float">
            <text:p>11,1227</text:p>
          </table:table-cell>
          <table:table-cell/>
          <table:table-cell office:value-type="float" office:value="50.9634" calcext:value-type="float">
            <text:p>50,9634</text:p>
          </table:table-cell>
          <table:table-cell/>
          <table:table-cell office:value-type="float" office:value="370.11" calcext:value-type="float">
            <text:p>370,11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2" calcext:value-type="float">
            <text:p>188,572</text:p>
          </table:table-cell>
          <table:table-cell office:value-type="float" office:value="134.138" calcext:value-type="float">
            <text:p>134,138</text:p>
          </table:table-cell>
          <table:table-cell office:value-type="float" office:value="134.128" calcext:value-type="float">
            <text:p>134,12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3">
          <table:table-cell office:value-type="string" calcext:value-type="string">
            <text:p>Variable length 39 <text:s/>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/>
          <table:table-cell office:value-type="float" office:value="49.9397" calcext:value-type="float">
            <text:p>49,9397</text:p>
          </table:table-cell>
          <table:table-cell/>
          <table:table-cell office:value-type="float" office:value="370.114" calcext:value-type="float">
            <text:p>370,114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5" calcext:value-type="float">
            <text:p>188,575</text:p>
          </table:table-cell>
          <table:table-cell office:value-type="float" office:value="134.142" calcext:value-type="float">
            <text:p>134,142</text:p>
          </table:table-cell>
          <table:table-cell office:value-type="float" office:value="134.133" calcext:value-type="float">
            <text:p>134,13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/>
          <table:table-cell office:value-type="float" office:value="221.191" calcext:value-type="float">
            <text:p>221,191</text:p>
          </table:table-cell>
          <table:table-cell/>
          <table:table-cell office:value-type="float" office:value="844.926" calcext:value-type="float">
            <text:p>844,926</text:p>
          </table:table-cell>
          <table:table-cell office:value-type="float" office:value="361.32" calcext:value-type="float">
            <text:p>361,32</text:p>
          </table:table-cell>
          <table:table-cell office:value-type="float" office:value="0.163" calcext:value-type="float">
            <text:p>0,163</text:p>
          </table:table-cell>
          <table:table-cell office:value-type="float" office:value="0.083" calcext:value-type="float">
            <text:p>0,083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655.404" calcext:value-type="float">
            <text:p>655,404</text:p>
          </table:table-cell>
          <table:table-cell office:value-type="float" office:value="655.386" calcext:value-type="float">
            <text:p>655,386</text:p>
          </table:table-cell>
          <table:table-cell office:value-type="float" office:value="655.38" calcext:value-type="float">
            <text:p>655,38</text:p>
          </table:table-cell>
          <table:table-cell office:value-type="float" office:value="655.367" calcext:value-type="float">
            <text:p>655,367</text:p>
          </table:table-cell>
          <table:table-cell office:value-type="float" office:value="655.365" calcext:value-type="float">
            <text:p>655,365</text:p>
          </table:table-cell>
          <table:table-cell office:value-type="float" office:value="595.806" calcext:value-type="float">
            <text:p>595,806</text:p>
          </table:table-cell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/>
          <table:table-cell office:value-type="float" office:value="79.1335" calcext:value-type="float">
            <text:p>79,1335</text:p>
          </table:table-cell>
          <table:table-cell/>
          <table:table-cell office:value-type="float" office:value="445.785" calcext:value-type="float">
            <text:p>445,78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63.267" calcext:value-type="float">
            <text:p>263,267</text:p>
          </table:table-cell>
          <table:table-cell office:value-type="float" office:value="263.249" calcext:value-type="float">
            <text:p>263,249</text:p>
          </table:table-cell>
          <table:table-cell office:value-type="float" office:value="175.534" calcext:value-type="float">
            <text:p>175,534</text:p>
          </table:table-cell>
          <table:table-cell office:value-type="float" office:value="87.812" calcext:value-type="float">
            <text:p>87,81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63" calcext:value-type="float">
            <text:p>0,063</text:p>
          </table:table-cell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/>
          <table:table-cell office:value-type="float" office:value="68.8667" calcext:value-type="float">
            <text:p>68,8667</text:p>
          </table:table-cell>
          <table:table-cell/>
          <table:table-cell office:value-type="float" office:value="436.925" calcext:value-type="float">
            <text:p>436,92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54.777" calcext:value-type="float">
            <text:p>254,777</text:p>
          </table:table-cell>
          <table:table-cell office:value-type="float" office:value="254.759" calcext:value-type="float">
            <text:p>254,759</text:p>
          </table:table-cell>
          <table:table-cell office:value-type="float" office:value="101.96" calcext:value-type="float">
            <text:p>101,96</text:p>
          </table:table-cell>
          <table:table-cell office:value-type="float" office:value="0.072" calcext:value-type="float">
            <text:p>0,072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/>
          <table:table-cell office:value-type="float" office:value="68.2574" calcext:value-type="float">
            <text:p>68,2574</text:p>
          </table:table-cell>
          <table:table-cell/>
          <table:table-cell office:value-type="float" office:value="485.329" calcext:value-type="float">
            <text:p>485,329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355" calcext:value-type="float">
            <text:p>300,355</text:p>
          </table:table-cell>
          <table:table-cell office:value-type="float" office:value="120.194" calcext:value-type="float">
            <text:p>120,19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2" calcext:value-type="float">
            <text:p>0,02</text:p>
          </table:table-cell>
        </table:table-row>
        <table:table-row table:style-name="ro3">
          <table:table-cell table:number-columns-repeated="22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/>
          <table:table-cell office:value-type="float" office:value="445.503" calcext:value-type="float">
            <text:p>445,503</text:p>
          </table:table-cell>
          <table:table-cell/>
          <table:table-cell office:value-type="float" office:value="1584.896" calcext:value-type="float">
            <text:p>1584,896</text:p>
          </table:table-cell>
          <table:table-cell office:value-type="float" office:value="1379.551" calcext:value-type="float">
            <text:p>1379,551</text:p>
          </table:table-cell>
          <table:table-cell office:value-type="float" office:value="1290.738" calcext:value-type="float">
            <text:p>1290,738</text:p>
          </table:table-cell>
          <table:table-cell office:value-type="float" office:value="1126.555" calcext:value-type="float">
            <text:p>1126,555</text:p>
          </table:table-cell>
          <table:table-cell office:value-type="float" office:value="1057.99" calcext:value-type="float">
            <text:p>1057,99</text:p>
          </table:table-cell>
          <table:table-cell office:value-type="float" office:value="830.761" calcext:value-type="float">
            <text:p>830,761</text:p>
          </table:table-cell>
          <table:table-cell office:value-type="float" office:value="736.153" calcext:value-type="float">
            <text:p>736,153</text:p>
          </table:table-cell>
          <table:table-cell office:value-type="float" office:value="448.285" calcext:value-type="float">
            <text:p>448,285</text:p>
          </table:table-cell>
          <table:table-cell office:value-type="float" office:value="1564.365" calcext:value-type="float">
            <text:p>1564,365</text:p>
          </table:table-cell>
          <table:table-cell office:value-type="float" office:value="1555.761" calcext:value-type="float">
            <text:p>1555,761</text:p>
          </table:table-cell>
          <table:table-cell office:value-type="float" office:value="1508.442" calcext:value-type="float">
            <text:p>1508,442</text:p>
          </table:table-cell>
          <table:table-cell office:value-type="float" office:value="1508.727" calcext:value-type="float">
            <text:p>1508,727</text:p>
          </table:table-cell>
          <table:table-cell office:value-type="float" office:value="1470.011" calcext:value-type="float">
            <text:p>1470,011</text:p>
          </table:table-cell>
          <table:table-cell office:value-type="float" office:value="1455.098" calcext:value-type="float">
            <text:p>1455,098</text:p>
          </table:table-cell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/>
          <table:table-cell office:value-type="float" office:value="87.0629" calcext:value-type="float">
            <text:p>87,0629</text:p>
          </table:table-cell>
          <table:table-cell/>
          <table:table-cell office:value-type="float" office:value="510.73" calcext:value-type="float">
            <text:p>510,73</text:p>
          </table:table-cell>
          <table:table-cell office:value-type="float" office:value="88.9" calcext:value-type="float">
            <text:p>88,9</text:p>
          </table:table-cell>
          <table:table-cell office:value-type="float" office:value="24.4" calcext:value-type="float">
            <text:p>24,4</text:p>
          </table:table-cell>
          <table:table-cell office:value-type="float" office:value="53.964" calcext:value-type="float">
            <text:p>53,96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480.331" calcext:value-type="float">
            <text:p>480,331</text:p>
          </table:table-cell>
          <table:table-cell office:value-type="float" office:value="466.807" calcext:value-type="float">
            <text:p>466,807</text:p>
          </table:table-cell>
          <table:table-cell office:value-type="float" office:value="423.789" calcext:value-type="float">
            <text:p>423,789</text:p>
          </table:table-cell>
          <table:table-cell office:value-type="float" office:value="409.759" calcext:value-type="float">
            <text:p>409,759</text:p>
          </table:table-cell>
          <table:table-cell office:value-type="float" office:value="329.902" calcext:value-type="float">
            <text:p>329,902</text:p>
          </table:table-cell>
          <table:table-cell office:value-type="float" office:value="355.827" calcext:value-type="float">
            <text:p>355,827</text:p>
          </table:table-cell>
        </table:table-row>
        <table:table-row table:style-name="ro3">
          <table:table-cell office:value-type="string" calcext:value-type="string">
            <text:p>Variable length 1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4241" calcext:value-type="float">
            <text:p>10,4241</text:p>
          </table:table-cell>
          <table:table-cell office:value-type="float" office:value="10.3074" calcext:value-type="float">
            <text:p>10,3074</text:p>
          </table:table-cell>
          <table:table-cell/>
          <table:table-cell office:value-type="float" office:value="75.5655" calcext:value-type="float">
            <text:p>75,5655</text:p>
          </table:table-cell>
          <table:table-cell/>
          <table:table-cell office:value-type="float" office:value="472.401" calcext:value-type="float">
            <text:p>472,401</text:p>
          </table:table-cell>
          <table:table-cell office:value-type="float" office:value="145.626" calcext:value-type="float">
            <text:p>145,626</text:p>
          </table:table-cell>
          <table:table-cell office:value-type="float" office:value="104.216" calcext:value-type="float">
            <text:p>104,216</text:p>
          </table:table-cell>
          <table:table-cell office:value-type="float" office:value="0.016" calcext:value-type="float">
            <text:p>0,016</text:p>
          </table:table-cell>
          <table:table-cell office:value-type="float" office:value="64.122" calcext:value-type="float">
            <text:p>64,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4.355" calcext:value-type="float">
            <text:p>444,355</text:p>
          </table:table-cell>
          <table:table-cell office:value-type="float" office:value="431.744" calcext:value-type="float">
            <text:p>431,744</text:p>
          </table:table-cell>
          <table:table-cell office:value-type="float" office:value="367.232" calcext:value-type="float">
            <text:p>367,232</text:p>
          </table:table-cell>
          <table:table-cell office:value-type="float" office:value="350.012" calcext:value-type="float">
            <text:p>350,012</text:p>
          </table:table-cell>
          <table:table-cell office:value-type="float" office:value="306.986" calcext:value-type="float">
            <text:p>306,986</text:p>
          </table:table-cell>
          <table:table-cell office:value-type="float" office:value="265.304" calcext:value-type="float">
            <text:p>265,304</text:p>
          </table:table-cell>
        </table:table-row>
        <table:table-row table:style-name="ro3">
          <table:table-cell office:value-type="string" calcext:value-type="string">
            <text:p>Variable length 2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5432" calcext:value-type="float">
            <text:p>10,5432</text:p>
          </table:table-cell>
          <table:table-cell office:value-type="float" office:value="10.5061" calcext:value-type="float">
            <text:p>10,5061</text:p>
          </table:table-cell>
          <table:table-cell/>
          <table:table-cell office:value-type="float" office:value="55.9792" calcext:value-type="float">
            <text:p>55,9792</text:p>
          </table:table-cell>
          <table:table-cell/>
          <table:table-cell office:value-type="float" office:value="416.331" calcext:value-type="float">
            <text:p>416,331</text:p>
          </table:table-cell>
          <table:table-cell office:value-type="float" office:value="65.751" calcext:value-type="float">
            <text:p>65,751</text:p>
          </table:table-cell>
          <table:table-cell office:value-type="float" office:value="30.769" calcext:value-type="float">
            <text:p>30,769</text:p>
          </table:table-cell>
          <table:table-cell office:value-type="float" office:value="30.282" calcext:value-type="float">
            <text:p>30,2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.388" calcext:value-type="float">
            <text:p>390,388</text:p>
          </table:table-cell>
          <table:table-cell office:value-type="float" office:value="367.295" calcext:value-type="float">
            <text:p>367,295</text:p>
          </table:table-cell>
          <table:table-cell office:value-type="float" office:value="314.191" calcext:value-type="float">
            <text:p>314,191</text:p>
          </table:table-cell>
          <table:table-cell office:value-type="float" office:value="303.362" calcext:value-type="float">
            <text:p>303,362</text:p>
          </table:table-cell>
          <table:table-cell office:value-type="float" office:value="251.834" calcext:value-type="float">
            <text:p>251,834</text:p>
          </table:table-cell>
          <table:table-cell office:value-type="float" office:value="222.687" calcext:value-type="float">
            <text:p>222,687</text:p>
          </table:table-cell>
        </table:table-row>
        <table:table-row table:style-name="ro3">
          <table:table-cell office:value-type="string" calcext:value-type="string">
            <text:p>Variable length 3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5" calcext:value-type="float">
            <text:p>10,5</text:p>
          </table:table-cell>
          <table:table-cell office:value-type="float" office:value="10.4414" calcext:value-type="float">
            <text:p>10,4414</text:p>
          </table:table-cell>
          <table:table-cell/>
          <table:table-cell office:value-type="float" office:value="50.7638" calcext:value-type="float">
            <text:p>50,7638</text:p>
          </table:table-cell>
          <table:table-cell/>
          <table:table-cell office:value-type="float" office:value="398.732" calcext:value-type="float">
            <text:p>398,732</text:p>
          </table:table-cell>
          <table:table-cell office:value-type="float" office:value="39.206" calcext:value-type="float">
            <text:p>39,20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1.687" calcext:value-type="float">
            <text:p>371,687</text:p>
          </table:table-cell>
          <table:table-cell office:value-type="float" office:value="351.378" calcext:value-type="float">
            <text:p>351,378</text:p>
          </table:table-cell>
          <table:table-cell office:value-type="float" office:value="258.417" calcext:value-type="float">
            <text:p>258,417</text:p>
          </table:table-cell>
          <table:table-cell office:value-type="float" office:value="225.949" calcext:value-type="float">
            <text:p>225,949</text:p>
          </table:table-cell>
          <table:table-cell office:value-type="float" office:value="183.029" calcext:value-type="float">
            <text:p>183,029</text:p>
          </table:table-cell>
          <table:table-cell office:value-type="float" office:value="171.811" calcext:value-type="float">
            <text:p>171,811</text:p>
          </table:table-cell>
        </table:table-row>
        <table:table-row table:style-name="ro3">
          <table:table-cell office:value-type="string" calcext:value-type="string">
            <text:p>Variable length 39 <text:s/>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/>
          <table:table-cell office:value-type="float" office:value="49.6708" calcext:value-type="float">
            <text:p>49,6708</text:p>
          </table:table-cell>
          <table:table-cell/>
          <table:table-cell office:value-type="float" office:value="398.83" calcext:value-type="float">
            <text:p>398,83</text:p>
          </table:table-cell>
          <table:table-cell office:value-type="float" office:value="109.417" calcext:value-type="float">
            <text:p>109,417</text:p>
          </table:table-cell>
          <table:table-cell office:value-type="float" office:value="21.877" calcext:value-type="float">
            <text:p>21,877</text:p>
          </table:table-cell>
          <table:table-cell office:value-type="float" office:value="58.354" calcext:value-type="float">
            <text:p>58,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2.519" calcext:value-type="float">
            <text:p>372,519</text:p>
          </table:table-cell>
          <table:table-cell office:value-type="float" office:value="349.426" calcext:value-type="float">
            <text:p>349,426</text:p>
          </table:table-cell>
          <table:table-cell office:value-type="float" office:value="290.53" calcext:value-type="float">
            <text:p>290,53</text:p>
          </table:table-cell>
          <table:table-cell office:value-type="float" office:value="273.605" calcext:value-type="float">
            <text:p>273,605</text:p>
          </table:table-cell>
          <table:table-cell office:value-type="float" office:value="199.19" calcext:value-type="float">
            <text:p>199,19</text:p>
          </table:table-cell>
          <table:table-cell office:value-type="float" office:value="232.66" calcext:value-type="float">
            <text:p>232,66</text:p>
          </table:table-cell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/>
          <table:table-cell office:value-type="float" office:value="261.199" calcext:value-type="float">
            <text:p>261,199</text:p>
          </table:table-cell>
          <table:table-cell/>
          <table:table-cell office:value-type="float" office:value="1018.177" calcext:value-type="float">
            <text:p>1018,177</text:p>
          </table:table-cell>
          <table:table-cell office:value-type="float" office:value="806.363" calcext:value-type="float">
            <text:p>806,363</text:p>
          </table:table-cell>
          <table:table-cell office:value-type="float" office:value="656.179" calcext:value-type="float">
            <text:p>656,179</text:p>
          </table:table-cell>
          <table:table-cell office:value-type="float" office:value="398.248" calcext:value-type="float">
            <text:p>398,248</text:p>
          </table:table-cell>
          <table:table-cell office:value-type="float" office:value="241.353" calcext:value-type="float">
            <text:p>241,353</text:p>
          </table:table-cell>
          <table:table-cell office:value-type="float" office:value="48.27" calcext:value-type="float">
            <text:p>48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4.492" calcext:value-type="float">
            <text:p>994,492</text:p>
          </table:table-cell>
          <table:table-cell office:value-type="float" office:value="985.888" calcext:value-type="float">
            <text:p>985,888</text:p>
          </table:table-cell>
          <table:table-cell office:value-type="float" office:value="942.871" calcext:value-type="float">
            <text:p>942,871</text:p>
          </table:table-cell>
          <table:table-cell office:value-type="float" office:value="939.099" calcext:value-type="float">
            <text:p>939,099</text:p>
          </table:table-cell>
          <table:table-cell office:value-type="float" office:value="888.538" calcext:value-type="float">
            <text:p>888,538</text:p>
          </table:table-cell>
          <table:table-cell office:value-type="float" office:value="869.711" calcext:value-type="float">
            <text:p>869,711</text:p>
          </table:table-cell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/>
          <table:table-cell office:value-type="float" office:value="81.0814" calcext:value-type="float">
            <text:p>81,0814</text:p>
          </table:table-cell>
          <table:table-cell/>
          <table:table-cell office:value-type="float" office:value="489.638" calcext:value-type="float">
            <text:p>489,638</text:p>
          </table:table-cell>
          <table:table-cell office:value-type="float" office:value="102.81" calcext:value-type="float">
            <text:p>102,81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1.524" calcext:value-type="float">
            <text:p>461,524</text:p>
          </table:table-cell>
          <table:table-cell office:value-type="float" office:value="447.023" calcext:value-type="float">
            <text:p>447,023</text:p>
          </table:table-cell>
          <table:table-cell office:value-type="float" office:value="380.416" calcext:value-type="float">
            <text:p>380,416</text:p>
          </table:table-cell>
          <table:table-cell office:value-type="float" office:value="361.128" calcext:value-type="float">
            <text:p>361,128</text:p>
          </table:table-cell>
          <table:table-cell office:value-type="float" office:value="314.92" calcext:value-type="float">
            <text:p>314,92</text:p>
          </table:table-cell>
          <table:table-cell office:value-type="float" office:value="292.371" calcext:value-type="float">
            <text:p>292,371</text:p>
          </table:table-cell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/>
          <table:table-cell office:value-type="float" office:value="69.4228" calcext:value-type="float">
            <text:p>69,4228</text:p>
          </table:table-cell>
          <table:table-cell/>
          <table:table-cell office:value-type="float" office:value="475.186" calcext:value-type="float">
            <text:p>475,186</text:p>
          </table:table-cell>
          <table:table-cell office:value-type="float" office:value="34.899" calcext:value-type="float">
            <text:p>34,899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5.647" calcext:value-type="float">
            <text:p>445,647</text:p>
          </table:table-cell>
          <table:table-cell office:value-type="float" office:value="430.12" calcext:value-type="float">
            <text:p>430,12</text:p>
          </table:table-cell>
          <table:table-cell office:value-type="float" office:value="380.179" calcext:value-type="float">
            <text:p>380,179</text:p>
          </table:table-cell>
          <table:table-cell office:value-type="float" office:value="342.94" calcext:value-type="float">
            <text:p>342,94</text:p>
          </table:table-cell>
          <table:table-cell office:value-type="float" office:value="294.679" calcext:value-type="float">
            <text:p>294,679</text:p>
          </table:table-cell>
          <table:table-cell office:value-type="float" office:value="193.92" calcext:value-type="float">
            <text:p>193,92</text:p>
          </table:table-cell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/>
          <table:table-cell office:value-type="float" office:value="69.3755" calcext:value-type="float">
            <text:p>69,3755</text:p>
          </table:table-cell>
          <table:table-cell/>
          <table:table-cell office:value-type="float" office:value="535.91" calcext:value-type="float">
            <text:p>535,91</text:p>
          </table:table-cell>
          <table:table-cell office:value-type="float" office:value="39.236" calcext:value-type="float">
            <text:p>39,23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6.067" calcext:value-type="float">
            <text:p>496,067</text:p>
          </table:table-cell>
          <table:table-cell office:value-type="float" office:value="479.34" calcext:value-type="float">
            <text:p>479,34</text:p>
          </table:table-cell>
          <table:table-cell office:value-type="float" office:value="428.198" calcext:value-type="float">
            <text:p>428,198</text:p>
          </table:table-cell>
          <table:table-cell office:value-type="float" office:value="383.757" calcext:value-type="float">
            <text:p>383,757</text:p>
          </table:table-cell>
          <table:table-cell office:value-type="float" office:value="333.095" calcext:value-type="float">
            <text:p>333,095</text:p>
          </table:table-cell>
          <table:table-cell office:value-type="float" office:value="216.729" calcext:value-type="float">
            <text:p>216,729</text:p>
          </table:table-cell>
        </table:table-row>
        <table:table-row table:style-name="ro3">
          <table:table-cell table:number-columns-repeated="22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/>
          <table:table-cell office:value-type="float" office:value="880.511" calcext:value-type="float">
            <text:p>880,511</text:p>
          </table:table-cell>
          <table:table-cell/>
          <table:table-cell office:value-type="float" office:value="3200.102" calcext:value-type="float">
            <text:p>3200,102</text:p>
          </table:table-cell>
          <table:table-cell office:value-type="float" office:value="2847.693" calcext:value-type="float">
            <text:p>2847,693</text:p>
          </table:table-cell>
          <table:table-cell office:value-type="float" office:value="2714.005" calcext:value-type="float">
            <text:p>2714,005</text:p>
          </table:table-cell>
          <table:table-cell office:value-type="float" office:value="2290.806" calcext:value-type="float">
            <text:p>2290,806</text:p>
          </table:table-cell>
          <table:table-cell office:value-type="float" office:value="1504.596" calcext:value-type="float">
            <text:p>1504,596</text:p>
          </table:table-cell>
          <table:table-cell office:value-type="float" office:value="1214.089" calcext:value-type="float">
            <text:p>1214,089</text:p>
          </table:table-cell>
          <table:table-cell office:value-type="float" office:value="845.382" calcext:value-type="float">
            <text:p>845,382</text:p>
          </table:table-cell>
          <table:table-cell office:value-type="float" office:value="244.335" calcext:value-type="float">
            <text:p>244,335</text:p>
          </table:table-cell>
          <table:table-cell office:value-type="float" office:value="3136.864" calcext:value-type="float">
            <text:p>3136,864</text:p>
          </table:table-cell>
          <table:table-cell office:value-type="float" office:value="3043.137" calcext:value-type="float">
            <text:p>3043,137</text:p>
          </table:table-cell>
          <table:table-cell office:value-type="float" office:value="2986.625" calcext:value-type="float">
            <text:p>2986,625</text:p>
          </table:table-cell>
          <table:table-cell office:value-type="float" office:value="2845.909" calcext:value-type="float">
            <text:p>2845,909</text:p>
          </table:table-cell>
          <table:table-cell office:value-type="float" office:value="2826.85" calcext:value-type="float">
            <text:p>2826,85</text:p>
          </table:table-cell>
          <table:table-cell office:value-type="float" office:value="2817.518" calcext:value-type="float">
            <text:p>2817,518</text:p>
          </table:table-cell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/>
          <table:table-cell office:value-type="float" office:value="183.799" calcext:value-type="float">
            <text:p>183,799</text:p>
          </table:table-cell>
          <table:table-cell/>
          <table:table-cell office:value-type="float" office:value="1032.212" calcext:value-type="float">
            <text:p>1032,212</text:p>
          </table:table-cell>
          <table:table-cell office:value-type="float" office:value="247.378" calcext:value-type="float">
            <text:p>247,378</text:p>
          </table:table-cell>
          <table:table-cell office:value-type="float" office:value="190.12" calcext:value-type="float">
            <text:p>190,12</text:p>
          </table:table-cell>
          <table:table-cell office:value-type="float" office:value="52.058" calcext:value-type="float">
            <text:p>52,058</text:p>
          </table:table-cell>
          <table:table-cell office:value-type="float" office:value="50.303" calcext:value-type="float">
            <text:p>50,303</text:p>
          </table:table-cell>
          <table:table-cell office:value-type="float" office:value="185.405" calcext:value-type="float">
            <text:p>185,405</text:p>
          </table:table-cell>
          <table:table-cell office:value-type="float" office:value="48.639" calcext:value-type="float">
            <text:p>48,639</text:p>
          </table:table-cell>
          <table:table-cell office:value-type="float" office:value="183.981" calcext:value-type="float">
            <text:p>183,981</text:p>
          </table:table-cell>
          <table:table-cell office:value-type="float" office:value="987.748" calcext:value-type="float">
            <text:p>987,748</text:p>
          </table:table-cell>
          <table:table-cell office:value-type="float" office:value="894.021" calcext:value-type="float">
            <text:p>894,021</text:p>
          </table:table-cell>
          <table:table-cell office:value-type="float" office:value="837.462" calcext:value-type="float">
            <text:p>837,462</text:p>
          </table:table-cell>
          <table:table-cell office:value-type="float" office:value="648.434" calcext:value-type="float">
            <text:p>648,434</text:p>
          </table:table-cell>
          <table:table-cell office:value-type="float" office:value="458.389" calcext:value-type="float">
            <text:p>458,389</text:p>
          </table:table-cell>
          <table:table-cell office:value-type="float" office:value="525.426" calcext:value-type="float">
            <text:p>525,426</text:p>
          </table:table-cell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5107" calcext:value-type="float">
            <text:p>33,5107</text:p>
          </table:table-cell>
          <table:table-cell office:value-type="float" office:value="35.6337" calcext:value-type="float">
            <text:p>35,6337</text:p>
          </table:table-cell>
          <table:table-cell/>
          <table:table-cell office:value-type="float" office:value="156.857" calcext:value-type="float">
            <text:p>156,857</text:p>
          </table:table-cell>
          <table:table-cell/>
          <table:table-cell office:value-type="float" office:value="925.832" calcext:value-type="float">
            <text:p>925,832</text:p>
          </table:table-cell>
          <table:table-cell office:value-type="float" office:value="208.312" calcext:value-type="float">
            <text:p>208,312</text:p>
          </table:table-cell>
          <table:table-cell office:value-type="float" office:value="54.134" calcext:value-type="float">
            <text:p>54,134</text:p>
          </table:table-cell>
          <table:table-cell office:value-type="float" office:value="51.725" calcext:value-type="float">
            <text:p>51,725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81.675" calcext:value-type="float">
            <text:p>881,675</text:p>
          </table:table-cell>
          <table:table-cell office:value-type="float" office:value="787.947" calcext:value-type="float">
            <text:p>787,947</text:p>
          </table:table-cell>
          <table:table-cell office:value-type="float" office:value="686.017" calcext:value-type="float">
            <text:p>686,017</text:p>
          </table:table-cell>
          <table:table-cell office:value-type="float" office:value="489.807" calcext:value-type="float">
            <text:p>489,807</text:p>
          </table:table-cell>
          <table:table-cell office:value-type="float" office:value="341.451" calcext:value-type="float">
            <text:p>341,451</text:p>
          </table:table-cell>
          <table:table-cell office:value-type="float" office:value="431.168" calcext:value-type="float">
            <text:p>431,168</text:p>
          </table:table-cell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7767" calcext:value-type="float">
            <text:p>30,7767</text:p>
          </table:table-cell>
          <table:table-cell office:value-type="float" office:value="35.3118" calcext:value-type="float">
            <text:p>35,3118</text:p>
          </table:table-cell>
          <table:table-cell/>
          <table:table-cell office:value-type="float" office:value="107.796" calcext:value-type="float">
            <text:p>107,796</text:p>
          </table:table-cell>
          <table:table-cell/>
          <table:table-cell office:value-type="float" office:value="774.204" calcext:value-type="float">
            <text:p>774,204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31.678" calcext:value-type="float">
            <text:p>731,678</text:p>
          </table:table-cell>
          <table:table-cell office:value-type="float" office:value="637.95" calcext:value-type="float">
            <text:p>637,95</text:p>
          </table:table-cell>
          <table:table-cell office:value-type="float" office:value="377.93" calcext:value-type="float">
            <text:p>377,93</text:p>
          </table:table-cell>
          <table:table-cell office:value-type="float" office:value="373.091" calcext:value-type="float">
            <text:p>373,091</text:p>
          </table:table-cell>
          <table:table-cell office:value-type="float" office:value="95.624" calcext:value-type="float">
            <text:p>95,624</text:p>
          </table:table-cell>
          <table:table-cell office:value-type="float" office:value="208.37" calcext:value-type="float">
            <text:p>208,37</text:p>
          </table:table-cell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9674" calcext:value-type="float">
            <text:p>30,9674</text:p>
          </table:table-cell>
          <table:table-cell office:value-type="float" office:value="30.9107" calcext:value-type="float">
            <text:p>30,9107</text:p>
          </table:table-cell>
          <table:table-cell/>
          <table:table-cell office:value-type="float" office:value="97.5605" calcext:value-type="float">
            <text:p>97,5605</text:p>
          </table:table-cell>
          <table:table-cell/>
          <table:table-cell office:value-type="float" office:value="775.008" calcext:value-type="float">
            <text:p>775,008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31.932" calcext:value-type="float">
            <text:p>731,932</text:p>
          </table:table-cell>
          <table:table-cell office:value-type="float" office:value="638.204" calcext:value-type="float">
            <text:p>638,204</text:p>
          </table:table-cell>
          <table:table-cell office:value-type="float" office:value="436.13" calcext:value-type="float">
            <text:p>436,13</text:p>
          </table:table-cell>
          <table:table-cell office:value-type="float" office:value="260.361" calcext:value-type="float">
            <text:p>260,361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86.462" calcext:value-type="float">
            <text:p>86,462</text:p>
          </table:table-cell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/>
          <table:table-cell office:value-type="float" office:value="87.7423" calcext:value-type="float">
            <text:p>87,7423</text:p>
          </table:table-cell>
          <table:table-cell/>
          <table:table-cell office:value-type="float" office:value="755.657" calcext:value-type="float">
            <text:p>755,65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09.442" calcext:value-type="float">
            <text:p>709,442</text:p>
          </table:table-cell>
          <table:table-cell office:value-type="float" office:value="512.384" calcext:value-type="float">
            <text:p>512,384</text:p>
          </table:table-cell>
          <table:table-cell office:value-type="float" office:value="455.601" calcext:value-type="float">
            <text:p>455,601</text:p>
          </table:table-cell>
          <table:table-cell office:value-type="float" office:value="115.007" calcext:value-type="float">
            <text:p>115,007</text:p>
          </table:table-cell>
          <table:table-cell office:value-type="float" office:value="95.432" calcext:value-type="float">
            <text:p>95,432</text:p>
          </table:table-cell>
          <table:table-cell office:value-type="float" office:value="85.8" calcext:value-type="float">
            <text:p>85,8</text:p>
          </table:table-cell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/>
          <table:table-cell office:value-type="float" office:value="474.844" calcext:value-type="float">
            <text:p>474,844</text:p>
          </table:table-cell>
          <table:table-cell/>
          <table:table-cell office:value-type="float" office:value="1833.085" calcext:value-type="float">
            <text:p>1833,085</text:p>
          </table:table-cell>
          <table:table-cell office:value-type="float" office:value="1405.443" calcext:value-type="float">
            <text:p>1405,443</text:p>
          </table:table-cell>
          <table:table-cell office:value-type="float" office:value="423.522" calcext:value-type="float">
            <text:p>423,522</text:p>
          </table:table-cell>
          <table:table-cell office:value-type="float" office:value="53.713" calcext:value-type="float">
            <text:p>53,713</text:p>
          </table:table-cell>
          <table:table-cell office:value-type="float" office:value="50.306" calcext:value-type="float">
            <text:p>50,306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1750.363" calcext:value-type="float">
            <text:p>1750,363</text:p>
          </table:table-cell>
          <table:table-cell office:value-type="float" office:value="1656.635" calcext:value-type="float">
            <text:p>1656,635</text:p>
          </table:table-cell>
          <table:table-cell office:value-type="float" office:value="1600.123" calcext:value-type="float">
            <text:p>1600,123</text:p>
          </table:table-cell>
          <table:table-cell office:value-type="float" office:value="1459.408" calcext:value-type="float">
            <text:p>1459,408</text:p>
          </table:table-cell>
          <table:table-cell office:value-type="float" office:value="1440.349" calcext:value-type="float">
            <text:p>1440,349</text:p>
          </table:table-cell>
          <table:table-cell office:value-type="float" office:value="1431.017" calcext:value-type="float">
            <text:p>1431,017</text:p>
          </table:table-cell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/>
          <table:table-cell office:value-type="float" office:value="164.014" calcext:value-type="float">
            <text:p>164,014</text:p>
          </table:table-cell>
          <table:table-cell/>
          <table:table-cell office:value-type="float" office:value="897.62" calcext:value-type="float">
            <text:p>897,6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57.369" calcext:value-type="float">
            <text:p>857,369</text:p>
          </table:table-cell>
          <table:table-cell office:value-type="float" office:value="763.641" calcext:value-type="float">
            <text:p>763,641</text:p>
          </table:table-cell>
          <table:table-cell office:value-type="float" office:value="707.129" calcext:value-type="float">
            <text:p>707,129</text:p>
          </table:table-cell>
          <table:table-cell office:value-type="float" office:value="476.348" calcext:value-type="float">
            <text:p>476,348</text:p>
          </table:table-cell>
          <table:table-cell office:value-type="float" office:value="276.821" calcext:value-type="float">
            <text:p>276,821</text:p>
          </table:table-cell>
          <table:table-cell office:value-type="float" office:value="87.02" calcext:value-type="float">
            <text:p>87,02</text:p>
          </table:table-cell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/>
          <table:table-cell office:value-type="float" office:value="125.17" calcext:value-type="float">
            <text:p>125,17</text:p>
          </table:table-cell>
          <table:table-cell/>
          <table:table-cell office:value-type="float" office:value="819.936" calcext:value-type="float">
            <text:p>819,936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79.015" calcext:value-type="float">
            <text:p>779,015</text:p>
          </table:table-cell>
          <table:table-cell office:value-type="float" office:value="685.287" calcext:value-type="float">
            <text:p>685,287</text:p>
          </table:table-cell>
          <table:table-cell office:value-type="float" office:value="575.598" calcext:value-type="float">
            <text:p>575,598</text:p>
          </table:table-cell>
          <table:table-cell office:value-type="float" office:value="221.838" calcext:value-type="float">
            <text:p>221,838</text:p>
          </table:table-cell>
          <table:table-cell office:value-type="float" office:value="96.023" calcext:value-type="float">
            <text:p>96,023</text:p>
          </table:table-cell>
          <table:table-cell office:value-type="float" office:value="86.425" calcext:value-type="float">
            <text:p>86,425</text:p>
          </table:table-cell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/>
          <table:table-cell office:value-type="float" office:value="125.588" calcext:value-type="float">
            <text:p>125,588</text:p>
          </table:table-cell>
          <table:table-cell/>
          <table:table-cell office:value-type="float" office:value="884.077" calcext:value-type="float">
            <text:p>884,07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52.489" calcext:value-type="float">
            <text:p>852,489</text:p>
          </table:table-cell>
          <table:table-cell office:value-type="float" office:value="758.761" calcext:value-type="float">
            <text:p>758,761</text:p>
          </table:table-cell>
          <table:table-cell office:value-type="float" office:value="638.596" calcext:value-type="float">
            <text:p>638,596</text:p>
          </table:table-cell>
          <table:table-cell office:value-type="float" office:value="242.867" calcext:value-type="float">
            <text:p>242,867</text:p>
          </table:table-cell>
          <table:table-cell office:value-type="float" office:value="95.862" calcext:value-type="float">
            <text:p>95,862</text:p>
          </table:table-cell>
          <table:table-cell office:value-type="float" office:value="86.211" calcext:value-type="float">
            <text:p>86,211</text:p>
          </table:table-cell>
        </table:table-row>
        <table:table-row table:style-name="ro3">
          <table:table-cell table:number-columns-repeated="22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44.382" calcext:value-type="float">
            <text:p>44,382</text:p>
          </table:table-cell>
          <table:table-cell office:value-type="float" office:value="45.0427" calcext:value-type="float">
            <text:p>45,0427</text:p>
          </table:table-cell>
          <table:table-cell/>
          <table:table-cell office:value-type="float" office:value="848.133" calcext:value-type="float">
            <text:p>848,133</text:p>
          </table:table-cell>
          <table:table-cell/>
          <table:table-cell office:value-type="float" office:value="3111.554" calcext:value-type="float">
            <text:p>3111,554</text:p>
          </table:table-cell>
          <table:table-cell office:value-type="float" office:value="2715.209" calcext:value-type="float">
            <text:p>2715,209</text:p>
          </table:table-cell>
          <table:table-cell office:value-type="float" office:value="2518.164" calcext:value-type="float">
            <text:p>2518,164</text:p>
          </table:table-cell>
          <table:table-cell office:value-type="float" office:value="2352.376" calcext:value-type="float">
            <text:p>2352,376</text:p>
          </table:table-cell>
          <table:table-cell office:value-type="float" office:value="2071.892" calcext:value-type="float">
            <text:p>2071,892</text:p>
          </table:table-cell>
          <table:table-cell office:value-type="float" office:value="1829.787" calcext:value-type="float">
            <text:p>1829,787</text:p>
          </table:table-cell>
          <table:table-cell office:value-type="float" office:value="1522.253" calcext:value-type="float">
            <text:p>1522,253</text:p>
          </table:table-cell>
          <table:table-cell office:value-type="float" office:value="1009.39" calcext:value-type="float">
            <text:p>1009,39</text:p>
          </table:table-cell>
          <table:table-cell office:value-type="float" office:value="3032.821" calcext:value-type="float">
            <text:p>3032,821</text:p>
          </table:table-cell>
          <table:table-cell office:value-type="float" office:value="2994.636" calcext:value-type="float">
            <text:p>2994,636</text:p>
          </table:table-cell>
          <table:table-cell office:value-type="float" office:value="2883.417" calcext:value-type="float">
            <text:p>2883,417</text:p>
          </table:table-cell>
          <table:table-cell office:value-type="float" office:value="2933.071" calcext:value-type="float">
            <text:p>2933,071</text:p>
          </table:table-cell>
          <table:table-cell office:value-type="float" office:value="2828.02" calcext:value-type="float">
            <text:p>2828,02</text:p>
          </table:table-cell>
          <table:table-cell office:value-type="float" office:value="2780.665" calcext:value-type="float">
            <text:p>2780,665</text:p>
          </table:table-cell>
        </table:table-row>
        <table:table-row table:style-name="ro3">
          <table:table-cell office:value-type="string" calcext:value-type="string">
            <text:p>Variable length 7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7.7345" calcext:value-type="float">
            <text:p>27,7345</text:p>
          </table:table-cell>
          <table:table-cell office:value-type="float" office:value="28.3023" calcext:value-type="float">
            <text:p>28,3023</text:p>
          </table:table-cell>
          <table:table-cell/>
          <table:table-cell office:value-type="float" office:value="173.433" calcext:value-type="float">
            <text:p>173,433</text:p>
          </table:table-cell>
          <table:table-cell/>
          <table:table-cell office:value-type="float" office:value="1002.807" calcext:value-type="float">
            <text:p>1002,807</text:p>
          </table:table-cell>
          <table:table-cell office:value-type="float" office:value="387.966" calcext:value-type="float">
            <text:p>387,966</text:p>
          </table:table-cell>
          <table:table-cell office:value-type="float" office:value="195.648" calcext:value-type="float">
            <text:p>195,648</text:p>
          </table:table-cell>
          <table:table-cell office:value-type="float" office:value="129.868" calcext:value-type="float">
            <text:p>129,868</text:p>
          </table:table-cell>
          <table:table-cell office:value-type="float" office:value="77.164" calcext:value-type="float">
            <text:p>77,164</text:p>
          </table:table-cell>
          <table:table-cell office:value-type="float" office:value="86.432" calcext:value-type="float">
            <text:p>86,432</text:p>
          </table:table-cell>
          <table:table-cell office:value-type="float" office:value="23.023" calcext:value-type="float">
            <text:p>23,023</text:p>
          </table:table-cell>
          <table:table-cell office:value-type="float" office:value="47.395" calcext:value-type="float">
            <text:p>47,395</text:p>
          </table:table-cell>
          <table:table-cell office:value-type="float" office:value="902.779" calcext:value-type="float">
            <text:p>902,779</text:p>
          </table:table-cell>
          <table:table-cell office:value-type="float" office:value="864.594" calcext:value-type="float">
            <text:p>864,594</text:p>
          </table:table-cell>
          <table:table-cell office:value-type="float" office:value="724.141" calcext:value-type="float">
            <text:p>724,141</text:p>
          </table:table-cell>
          <table:table-cell office:value-type="float" office:value="741.138" calcext:value-type="float">
            <text:p>741,138</text:p>
          </table:table-cell>
          <table:table-cell office:value-type="float" office:value="648.289" calcext:value-type="float">
            <text:p>648,289</text:p>
          </table:table-cell>
          <table:table-cell office:value-type="float" office:value="516.282" calcext:value-type="float">
            <text:p>516,282</text:p>
          </table:table-cell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7.4635" calcext:value-type="float">
            <text:p>27,4635</text:p>
          </table:table-cell>
          <table:table-cell office:value-type="float" office:value="25.77" calcext:value-type="float">
            <text:p>25,77</text:p>
          </table:table-cell>
          <table:table-cell/>
          <table:table-cell office:value-type="float" office:value="157.139" calcext:value-type="float">
            <text:p>157,139</text:p>
          </table:table-cell>
          <table:table-cell/>
          <table:table-cell office:value-type="float" office:value="921.232" calcext:value-type="float">
            <text:p>921,232</text:p>
          </table:table-cell>
          <table:table-cell office:value-type="float" office:value="258.219" calcext:value-type="float">
            <text:p>258,219</text:p>
          </table:table-cell>
          <table:table-cell office:value-type="float" office:value="126.467" calcext:value-type="float">
            <text:p>126,467</text:p>
          </table:table-cell>
          <table:table-cell office:value-type="float" office:value="84.813" calcext:value-type="float">
            <text:p>84,813</text:p>
          </table:table-cell>
          <table:table-cell office:value-type="float" office:value="60.66" calcext:value-type="float">
            <text:p>60,66</text:p>
          </table:table-cell>
          <table:table-cell office:value-type="float" office:value="59.666" calcext:value-type="float">
            <text:p>59,666</text:p>
          </table:table-cell>
          <table:table-cell office:value-type="float" office:value="27.587" calcext:value-type="float">
            <text:p>27,587</text:p>
          </table:table-cell>
          <table:table-cell office:value-type="float" office:value="31.648" calcext:value-type="float">
            <text:p>31,648</text:p>
          </table:table-cell>
          <table:table-cell office:value-type="float" office:value="823.596" calcext:value-type="float">
            <text:p>823,596</text:p>
          </table:table-cell>
          <table:table-cell office:value-type="float" office:value="782.193" calcext:value-type="float">
            <text:p>782,193</text:p>
          </table:table-cell>
          <table:table-cell office:value-type="float" office:value="646.24" calcext:value-type="float">
            <text:p>646,24</text:p>
          </table:table-cell>
          <table:table-cell office:value-type="float" office:value="657.854" calcext:value-type="float">
            <text:p>657,854</text:p>
          </table:table-cell>
          <table:table-cell office:value-type="float" office:value="527.244" calcext:value-type="float">
            <text:p>527,244</text:p>
          </table:table-cell>
          <table:table-cell office:value-type="float" office:value="418.618" calcext:value-type="float">
            <text:p>418,618</text:p>
          </table:table-cell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5701" calcext:value-type="float">
            <text:p>24,5701</text:p>
          </table:table-cell>
          <table:table-cell office:value-type="float" office:value="25.1263" calcext:value-type="float">
            <text:p>25,1263</text:p>
          </table:table-cell>
          <table:table-cell/>
          <table:table-cell office:value-type="float" office:value="105.362" calcext:value-type="float">
            <text:p>105,362</text:p>
          </table:table-cell>
          <table:table-cell/>
          <table:table-cell office:value-type="float" office:value="779.336" calcext:value-type="float">
            <text:p>779,336</text:p>
          </table:table-cell>
          <table:table-cell office:value-type="float" office:value="148.21" calcext:value-type="float">
            <text:p>148,21</text:p>
          </table:table-cell>
          <table:table-cell office:value-type="float" office:value="92.3" calcext:value-type="float">
            <text:p>92,3</text:p>
          </table:table-cell>
          <table:table-cell office:value-type="float" office:value="43.067" calcext:value-type="float">
            <text:p>43,067</text:p>
          </table:table-cell>
          <table:table-cell office:value-type="float" office:value="32.251" calcext:value-type="float">
            <text:p>32,251</text:p>
          </table:table-cell>
          <table:table-cell office:value-type="float" office:value="25.897" calcext:value-type="float">
            <text:p>25,897</text:p>
          </table:table-cell>
          <table:table-cell office:value-type="float" office:value="7.896" calcext:value-type="float">
            <text:p>7,896</text:p>
          </table:table-cell>
          <table:table-cell office:value-type="float" office:value="7.285" calcext:value-type="float">
            <text:p>7,285</text:p>
          </table:table-cell>
          <table:table-cell office:value-type="float" office:value="679.619" calcext:value-type="float">
            <text:p>679,619</text:p>
          </table:table-cell>
          <table:table-cell office:value-type="float" office:value="620.734" calcext:value-type="float">
            <text:p>620,734</text:p>
          </table:table-cell>
          <table:table-cell office:value-type="float" office:value="464.008" calcext:value-type="float">
            <text:p>464,008</text:p>
          </table:table-cell>
          <table:table-cell office:value-type="float" office:value="485.093" calcext:value-type="float">
            <text:p>485,093</text:p>
          </table:table-cell>
          <table:table-cell office:value-type="float" office:value="288.359" calcext:value-type="float">
            <text:p>288,359</text:p>
          </table:table-cell>
          <table:table-cell office:value-type="float" office:value="264.556" calcext:value-type="float">
            <text:p>264,556</text:p>
          </table:table-cell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3.9854" calcext:value-type="float">
            <text:p>23,9854</text:p>
          </table:table-cell>
          <table:table-cell office:value-type="float" office:value="25.3098" calcext:value-type="float">
            <text:p>25,3098</text:p>
          </table:table-cell>
          <table:table-cell/>
          <table:table-cell office:value-type="float" office:value="96.935" calcext:value-type="float">
            <text:p>96,935</text:p>
          </table:table-cell>
          <table:table-cell/>
          <table:table-cell office:value-type="float" office:value="775.752" calcext:value-type="float">
            <text:p>775,752</text:p>
          </table:table-cell>
          <table:table-cell office:value-type="float" office:value="102.568" calcext:value-type="float">
            <text:p>102,568</text:p>
          </table:table-cell>
          <table:table-cell office:value-type="float" office:value="52.157" calcext:value-type="float">
            <text:p>52,157</text:p>
          </table:table-cell>
          <table:table-cell office:value-type="float" office:value="20.231" calcext:value-type="float">
            <text:p>20,231</text:p>
          </table:table-cell>
          <table:table-cell office:value-type="float" office:value="14.642" calcext:value-type="float">
            <text:p>14,642</text:p>
          </table:table-cell>
          <table:table-cell office:value-type="float" office:value="28.637" calcext:value-type="float">
            <text:p>28,637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78.646" calcext:value-type="float">
            <text:p>678,646</text:p>
          </table:table-cell>
          <table:table-cell office:value-type="float" office:value="617.433" calcext:value-type="float">
            <text:p>617,433</text:p>
          </table:table-cell>
          <table:table-cell office:value-type="float" office:value="454.733" calcext:value-type="float">
            <text:p>454,733</text:p>
          </table:table-cell>
          <table:table-cell office:value-type="float" office:value="386.552" calcext:value-type="float">
            <text:p>386,552</text:p>
          </table:table-cell>
          <table:table-cell office:value-type="float" office:value="388.387" calcext:value-type="float">
            <text:p>388,387</text:p>
          </table:table-cell>
          <table:table-cell office:value-type="float" office:value="187.3" calcext:value-type="float">
            <text:p>187,3</text:p>
          </table:table-cell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074" calcext:value-type="float">
            <text:p>24,074</text:p>
          </table:table-cell>
          <table:table-cell office:value-type="float" office:value="24.2831" calcext:value-type="float">
            <text:p>24,2831</text:p>
          </table:table-cell>
          <table:table-cell/>
          <table:table-cell office:value-type="float" office:value="92.2556" calcext:value-type="float">
            <text:p>92,2556</text:p>
          </table:table-cell>
          <table:table-cell/>
          <table:table-cell office:value-type="float" office:value="769.488" calcext:value-type="float">
            <text:p>769,488</text:p>
          </table:table-cell>
          <table:table-cell office:value-type="float" office:value="89.691" calcext:value-type="float">
            <text:p>89,691</text:p>
          </table:table-cell>
          <table:table-cell office:value-type="float" office:value="44.197" calcext:value-type="float">
            <text:p>44,197</text:p>
          </table:table-cell>
          <table:table-cell office:value-type="float" office:value="20.561" calcext:value-type="float">
            <text:p>20,561</text:p>
          </table:table-cell>
          <table:table-cell office:value-type="float" office:value="21.018" calcext:value-type="float">
            <text:p>21,018</text:p>
          </table:table-cell>
          <table:table-cell office:value-type="float" office:value="30.766" calcext:value-type="float">
            <text:p>30,766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70.076" calcext:value-type="float">
            <text:p>670,076</text:p>
          </table:table-cell>
          <table:table-cell office:value-type="float" office:value="609.447" calcext:value-type="float">
            <text:p>609,447</text:p>
          </table:table-cell>
          <table:table-cell office:value-type="float" office:value="451.85" calcext:value-type="float">
            <text:p>451,85</text:p>
          </table:table-cell>
          <table:table-cell office:value-type="float" office:value="391.18" calcext:value-type="float">
            <text:p>391,18</text:p>
          </table:table-cell>
          <table:table-cell office:value-type="float" office:value="272.23" calcext:value-type="float">
            <text:p>272,23</text:p>
          </table:table-cell>
          <table:table-cell office:value-type="float" office:value="186.357" calcext:value-type="float">
            <text:p>186,357</text:p>
          </table:table-cell>
        </table:table-row>
        <table:table-row table:style-name="ro3">
          <table:table-cell office:value-type="string" calcext:value-type="string">
            <text:p>Fixed length 20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32.2018" calcext:value-type="float">
            <text:p>32,2018</text:p>
          </table:table-cell>
          <table:table-cell office:value-type="float" office:value="30.6068" calcext:value-type="float">
            <text:p>30,6068</text:p>
          </table:table-cell>
          <table:table-cell/>
          <table:table-cell office:value-type="float" office:value="465.906" calcext:value-type="float">
            <text:p>465,906</text:p>
          </table:table-cell>
          <table:table-cell/>
          <table:table-cell office:value-type="float" office:value="1761.013" calcext:value-type="float">
            <text:p>1761,013</text:p>
          </table:table-cell>
          <table:table-cell office:value-type="float" office:value="1243.047" calcext:value-type="float">
            <text:p>1243,047</text:p>
          </table:table-cell>
          <table:table-cell office:value-type="float" office:value="1015.838" calcext:value-type="float">
            <text:p>1015,838</text:p>
          </table:table-cell>
          <table:table-cell office:value-type="float" office:value="756.918" calcext:value-type="float">
            <text:p>756,918</text:p>
          </table:table-cell>
          <table:table-cell office:value-type="float" office:value="422.299" calcext:value-type="float">
            <text:p>422,299</text:p>
          </table:table-cell>
          <table:table-cell office:value-type="float" office:value="389.091" calcext:value-type="float">
            <text:p>389,091</text:p>
          </table:table-cell>
          <table:table-cell office:value-type="float" office:value="302.565" calcext:value-type="float">
            <text:p>302,565</text:p>
          </table:table-cell>
          <table:table-cell office:value-type="float" office:value="175.98" calcext:value-type="float">
            <text:p>175,98</text:p>
          </table:table-cell>
          <table:table-cell office:value-type="float" office:value="1658.639" calcext:value-type="float">
            <text:p>1658,639</text:p>
          </table:table-cell>
          <table:table-cell office:value-type="float" office:value="1620.454" calcext:value-type="float">
            <text:p>1620,454</text:p>
          </table:table-cell>
          <table:table-cell office:value-type="float" office:value="1509.235" calcext:value-type="float">
            <text:p>1509,235</text:p>
          </table:table-cell>
          <table:table-cell office:value-type="float" office:value="1558.889" calcext:value-type="float">
            <text:p>1558,889</text:p>
          </table:table-cell>
          <table:table-cell office:value-type="float" office:value="1454.493" calcext:value-type="float">
            <text:p>1454,493</text:p>
          </table:table-cell>
          <table:table-cell office:value-type="float" office:value="1410.4" calcext:value-type="float">
            <text:p>1410,4</text:p>
          </table:table-cell>
        </table:table-row>
        <table:table-row table:style-name="ro3">
          <table:table-cell office:value-type="string" calcext:value-type="string">
            <text:p>Fixed length 5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9318" calcext:value-type="float">
            <text:p>24,9318</text:p>
          </table:table-cell>
          <table:table-cell office:value-type="float" office:value="27.202" calcext:value-type="float">
            <text:p>27,202</text:p>
          </table:table-cell>
          <table:table-cell/>
          <table:table-cell office:value-type="float" office:value="151.537" calcext:value-type="float">
            <text:p>151,537</text:p>
          </table:table-cell>
          <table:table-cell/>
          <table:table-cell office:value-type="float" office:value="889.043" calcext:value-type="float">
            <text:p>889,043</text:p>
          </table:table-cell>
          <table:table-cell office:value-type="float" office:value="175.438" calcext:value-type="float">
            <text:p>175,438</text:p>
          </table:table-cell>
          <table:table-cell office:value-type="float" office:value="112.654" calcext:value-type="float">
            <text:p>112,654</text:p>
          </table:table-cell>
          <table:table-cell office:value-type="float" office:value="28.227" calcext:value-type="float">
            <text:p>28,227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821.514" calcext:value-type="float">
            <text:p>821,514</text:p>
          </table:table-cell>
          <table:table-cell office:value-type="float" office:value="783.329" calcext:value-type="float">
            <text:p>783,329</text:p>
          </table:table-cell>
          <table:table-cell office:value-type="float" office:value="630.511" calcext:value-type="float">
            <text:p>630,511</text:p>
          </table:table-cell>
          <table:table-cell office:value-type="float" office:value="648.801" calcext:value-type="float">
            <text:p>648,801</text:p>
          </table:table-cell>
          <table:table-cell office:value-type="float" office:value="487.181" calcext:value-type="float">
            <text:p>487,181</text:p>
          </table:table-cell>
          <table:table-cell office:value-type="float" office:value="413.694" calcext:value-type="float">
            <text:p>413,694</text:p>
          </table:table-cell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2265" calcext:value-type="float">
            <text:p>25,2265</text:p>
          </table:table-cell>
          <table:table-cell office:value-type="float" office:value="25.2794" calcext:value-type="float">
            <text:p>25,2794</text:p>
          </table:table-cell>
          <table:table-cell/>
          <table:table-cell office:value-type="float" office:value="117.658" calcext:value-type="float">
            <text:p>117,658</text:p>
          </table:table-cell>
          <table:table-cell/>
          <table:table-cell office:value-type="float" office:value="782.442" calcext:value-type="float">
            <text:p>782,442</text:p>
          </table:table-cell>
          <table:table-cell office:value-type="float" office:value="158.508" calcext:value-type="float">
            <text:p>158,508</text:p>
          </table:table-cell>
          <table:table-cell office:value-type="float" office:value="46.68" calcext:value-type="float">
            <text:p>46,68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81.635" calcext:value-type="float">
            <text:p>681,635</text:p>
          </table:table-cell>
          <table:table-cell office:value-type="float" office:value="632.024" calcext:value-type="float">
            <text:p>632,024</text:p>
          </table:table-cell>
          <table:table-cell office:value-type="float" office:value="491.565" calcext:value-type="float">
            <text:p>491,565</text:p>
          </table:table-cell>
          <table:table-cell office:value-type="float" office:value="470.737" calcext:value-type="float">
            <text:p>470,737</text:p>
          </table:table-cell>
          <table:table-cell office:value-type="float" office:value="379.876" calcext:value-type="float">
            <text:p>379,876</text:p>
          </table:table-cell>
          <table:table-cell office:value-type="float" office:value="234.242" calcext:value-type="float">
            <text:p>234,242</text:p>
          </table:table-cell>
        </table:table-row>
        <table:table-row table:style-name="ro3">
          <table:table-cell office:value-type="string" calcext:value-type="string">
            <text:p>Fixed length 7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4289" calcext:value-type="float">
            <text:p>25,4289</text:p>
          </table:table-cell>
          <table:table-cell office:value-type="float" office:value="26.0276" calcext:value-type="float">
            <text:p>26,0276</text:p>
          </table:table-cell>
          <table:table-cell/>
          <table:table-cell office:value-type="float" office:value="117.358" calcext:value-type="float">
            <text:p>117,358</text:p>
          </table:table-cell>
          <table:table-cell/>
          <table:table-cell office:value-type="float" office:value="852.944" calcext:value-type="float">
            <text:p>852,944</text:p>
          </table:table-cell>
          <table:table-cell office:value-type="float" office:value="165.998" calcext:value-type="float">
            <text:p>165,998</text:p>
          </table:table-cell>
          <table:table-cell office:value-type="float" office:value="48.56" calcext:value-type="float">
            <text:p>48,56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743.275" calcext:value-type="float">
            <text:p>743,275</text:p>
          </table:table-cell>
          <table:table-cell office:value-type="float" office:value="691.503" calcext:value-type="float">
            <text:p>691,503</text:p>
          </table:table-cell>
          <table:table-cell office:value-type="float" office:value="545.513" calcext:value-type="float">
            <text:p>545,513</text:p>
          </table:table-cell>
          <table:table-cell office:value-type="float" office:value="510.292" calcext:value-type="float">
            <text:p>510,292</text:p>
          </table:table-cell>
          <table:table-cell office:value-type="float" office:value="420.588" calcext:value-type="float">
            <text:p>420,588</text:p>
          </table:table-cell>
          <table:table-cell office:value-type="float" office:value="253.584" calcext:value-type="float">
            <text:p>253,584</text:p>
          </table:table-cell>
        </table:table-row>
        <table:table-row table:style-name="ro3" table:number-rows-repeated="2"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4"/>
          <table:table-cell table:style-name="ce6"/>
          <table:table-cell table:style-name="ce2" table:number-columns-repeated="5"/>
          <table:table-cell table:number-columns-repeated="6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2"/>
          <table:table-cell/>
          <table:table-cell table:style-name="ce3" table:number-columns-repeated="2"/>
          <table:table-cell table:number-columns-repeated="14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14.5353068592058" calcext:value-type="float">
            <text:p>14,5353068592</text:p>
          </table:table-cell>
          <table:table-cell table:formula="of:=[.E3]/[.B3]" office:value-type="float" office:value="13.5161010830325" calcext:value-type="float">
            <text:p>13,516101083</text:p>
          </table:table-cell>
          <table:table-cell/>
          <table:table-cell table:formula="of:=[.G3]/[.B3]" office:value-type="float" office:value="326.129963898917" calcext:value-type="float">
            <text:p>326,1299638989</text:p>
          </table:table-cell>
          <table:table-cell/>
          <table:table-cell table:formula="of:=([.I3]+[.E3])/[.B3]" office:value-type="float" office:value="1210.84462093863" calcext:value-type="float">
            <text:p>1210,8446209386</text:p>
          </table:table-cell>
          <table:table-cell table:formula="of:=([.J3]+[.E3])/[.B3]" office:value-type="float" office:value="1033.51610108303" calcext:value-type="float">
            <text:p>1033,516101083</text:p>
          </table:table-cell>
          <table:table-cell table:formula="of:=([.K3]+[.E3])/[.B3]" office:value-type="float" office:value="828.729097472924" calcext:value-type="float">
            <text:p>828,7290974729</text:p>
          </table:table-cell>
          <table:table-cell table:formula="of:=([.L3]+[.E3])/[.B3]" office:value-type="float" office:value="353.04678700361" calcext:value-type="float">
            <text:p>353,0467870036</text:p>
          </table:table-cell>
          <table:table-cell table:formula="of:=([.M3]+[.E3])/[.B3]" office:value-type="float" office:value="354.671335740072" calcext:value-type="float">
            <text:p>354,6713357401</text:p>
          </table:table-cell>
          <table:table-cell table:formula="of:=([.N3]+[.E3])/[.B3]" office:value-type="float" office:value="444.274223826715" calcext:value-type="float">
            <text:p>444,2742238267</text:p>
          </table:table-cell>
          <table:table-cell table:formula="of:=([.O3]+[.E3])/[.B3]" office:value-type="float" office:value="148.620794223827" calcext:value-type="float">
            <text:p>148,6207942238</text:p>
          </table:table-cell>
          <table:table-cell table:formula="of:=([.P3]+[.E3])/[.B3]" office:value-type="float" office:value="217.848231046931" calcext:value-type="float">
            <text:p>217,8482310469</text:p>
          </table:table-cell>
          <table:table-cell table:formula="of:=([.Q3]+[.E3])/[.B3]" office:value-type="float" office:value="1067.40707581227" calcext:value-type="float">
            <text:p>1067,4070758123</text:p>
          </table:table-cell>
          <table:table-cell table:formula="of:=([.R3]+[.E3])/[.B3]" office:value-type="float" office:value="1067.39407942238" calcext:value-type="float">
            <text:p>1067,3940794224</text:p>
          </table:table-cell>
          <table:table-cell table:formula="of:=([.S3]+[.E3])/[.B3]" office:value-type="float" office:value="1067.38974729242" calcext:value-type="float">
            <text:p>1067,3897472924</text:p>
          </table:table-cell>
          <table:table-cell table:formula="of:=([.T3]+[.E3])/[.B3]" office:value-type="float" office:value="1067.38036101083" calcext:value-type="float">
            <text:p>1067,3803610108</text:p>
          </table:table-cell>
          <table:table-cell table:formula="of:=([.U3]+[.E3])/[.B3]" office:value-type="float" office:value="1067.37819494585" calcext:value-type="float">
            <text:p>1067,3781949459</text:p>
          </table:table-cell>
          <table:table-cell table:formula="of:=([.V3]+[.E3])/[.B3]" office:value-type="float" office:value="1022.8597833935" calcext:value-type="float">
            <text:p>1022,8597833935</text:p>
          </table:table-cell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46953068592058" calcext:value-type="float">
            <text:p>8,4695306859</text:p>
          </table:table-cell>
          <table:table-cell table:formula="of:=[.E4]/[.B4]" office:value-type="float" office:value="7.8672202166065" calcext:value-type="float">
            <text:p>7,8672202166</text:p>
          </table:table-cell>
          <table:table-cell/>
          <table:table-cell table:formula="of:=[.G4]/[.B4]" office:value-type="float" office:value="68.8051263537906" calcext:value-type="float">
            <text:p>68,8051263538</text:p>
          </table:table-cell>
          <table:table-cell/>
          <table:table-cell table:formula="of:=([.I4]+[.E4])/[.B4]" office:value-type="float" office:value="368.950252707581" calcext:value-type="float">
            <text:p>368,9502527076</text:p>
          </table:table-cell>
          <table:table-cell table:formula="of:=([.J4]+[.E4])/[.B4]" office:value-type="float" office:value="88.3365342960289" calcext:value-type="float">
            <text:p>88,336534296</text:p>
          </table:table-cell>
          <table:table-cell table:formula="of:=([.K4]+[.E4])/[.B4]" office:value-type="float" office:value="7.88382671480144" calcext:value-type="float">
            <text:p>7,8838267148</text:p>
          </table:table-cell>
          <table:table-cell table:formula="of:=([.L4]+[.E4])/[.B4]" office:value-type="float" office:value="7.88093862815885" calcext:value-type="float">
            <text:p>7,8809386282</text:p>
          </table:table-cell>
          <table:table-cell table:formula="of:=([.M4]+[.E4])/[.B4]" office:value-type="float" office:value="7.86794223826715" calcext:value-type="float">
            <text:p>7,8679422383</text:p>
          </table:table-cell>
          <table:table-cell table:formula="of:=([.N4]+[.E4])/[.B4]" office:value-type="float" office:value="7.86794223826715" calcext:value-type="float">
            <text:p>7,8679422383</text:p>
          </table:table-cell>
          <table:table-cell table:formula="of:=([.O4]+[.E4])/[.B4]" office:value-type="float" office:value="7.86794223826715" calcext:value-type="float">
            <text:p>7,8679422383</text:p>
          </table:table-cell>
          <table:table-cell table:formula="of:=([.P4]+[.E4])/[.B4]" office:value-type="float" office:value="7.86794223826715" calcext:value-type="float">
            <text:p>7,8679422383</text:p>
          </table:table-cell>
          <table:table-cell table:formula="of:=([.Q4]+[.E4])/[.B4]" office:value-type="float" office:value="239.61523465704" calcext:value-type="float">
            <text:p>239,615234657</text:p>
          </table:table-cell>
          <table:table-cell table:formula="of:=([.R4]+[.E4])/[.B4]" office:value-type="float" office:value="239.602238267148" calcext:value-type="float">
            <text:p>239,6022382671</text:p>
          </table:table-cell>
          <table:table-cell table:formula="of:=([.S4]+[.E4])/[.B4]" office:value-type="float" office:value="239.595740072202" calcext:value-type="float">
            <text:p>239,5957400722</text:p>
          </table:table-cell>
          <table:table-cell table:formula="of:=([.T4]+[.E4])/[.B4]" office:value-type="float" office:value="151.578411552347" calcext:value-type="float">
            <text:p>151,5784115523</text:p>
          </table:table-cell>
          <table:table-cell table:formula="of:=([.U4]+[.E4])/[.B4]" office:value-type="float" office:value="163.324981949458" calcext:value-type="float">
            <text:p>163,3249819495</text:p>
          </table:table-cell>
          <table:table-cell table:formula="of:=([.V4]+[.E4])/[.B4]" office:value-type="float" office:value="210.940144404332" calcext:value-type="float">
            <text:p>210,9401444043</text:p>
          </table:table-cell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8.06967509025271" calcext:value-type="float">
            <text:p>8,0696750903</text:p>
          </table:table-cell>
          <table:table-cell table:formula="of:=[.E5]/[.B5]" office:value-type="float" office:value="7.82996389891697" calcext:value-type="float">
            <text:p>7,8299638989</text:p>
          </table:table-cell>
          <table:table-cell/>
          <table:table-cell table:formula="of:=[.G5]/[.B5]" office:value-type="float" office:value="57.1112635379061" calcext:value-type="float">
            <text:p>57,1112635379</text:p>
          </table:table-cell>
          <table:table-cell/>
          <table:table-cell table:formula="of:=([.I5]+[.E5])/[.B5]" office:value-type="float" office:value="323.818411552347" calcext:value-type="float">
            <text:p>323,8184115523</text:p>
          </table:table-cell>
          <table:table-cell table:formula="of:=([.J5]+[.E5])/[.B5]" office:value-type="float" office:value="7.84945848375451" calcext:value-type="float">
            <text:p>7,8494584838</text:p>
          </table:table-cell>
          <table:table-cell table:formula="of:=([.K5]+[.E5])/[.B5]" office:value-type="float" office:value="7.83285198555957" calcext:value-type="float">
            <text:p>7,8328519856</text:p>
          </table:table-cell>
          <table:table-cell table:formula="of:=([.L5]+[.E5])/[.B5]" office:value-type="float" office:value="7.83285198555957" calcext:value-type="float">
            <text:p>7,8328519856</text:p>
          </table:table-cell>
          <table:table-cell table:formula="of:=([.M5]+[.E5])/[.B5]" office:value-type="float" office:value="7.83068592057762" calcext:value-type="float">
            <text:p>7,8306859206</text:p>
          </table:table-cell>
          <table:table-cell table:formula="of:=([.N5]+[.E5])/[.B5]" office:value-type="float" office:value="7.84729241877256" calcext:value-type="float">
            <text:p>7,8472924188</text:p>
          </table:table-cell>
          <table:table-cell table:formula="of:=([.O5]+[.E5])/[.B5]" office:value-type="float" office:value="7.83357400722022" calcext:value-type="float">
            <text:p>7,8335740072</text:p>
          </table:table-cell>
          <table:table-cell table:formula="of:=([.P5]+[.E5])/[.B5]" office:value-type="float" office:value="7.83068592057762" calcext:value-type="float">
            <text:p>7,8306859206</text:p>
          </table:table-cell>
          <table:table-cell table:formula="of:=([.Q5]+[.E5])/[.B5]" office:value-type="float" office:value="191.495667870036" calcext:value-type="float">
            <text:p>191,49566787</text:p>
          </table:table-cell>
          <table:table-cell table:formula="of:=([.R5]+[.E5])/[.B5]" office:value-type="float" office:value="191.482671480144" calcext:value-type="float">
            <text:p>191,4826714801</text:p>
          </table:table-cell>
          <table:table-cell table:formula="of:=([.S5]+[.E5])/[.B5]" office:value-type="float" office:value="169.217689530686" calcext:value-type="float">
            <text:p>169,2176895307</text:p>
          </table:table-cell>
          <table:table-cell table:formula="of:=([.T5]+[.E5])/[.B5]" office:value-type="float" office:value="191.4559566787" calcext:value-type="float">
            <text:p>191,4559566787</text:p>
          </table:table-cell>
          <table:table-cell table:formula="of:=([.U5]+[.E5])/[.B5]" office:value-type="float" office:value="79.0848375451264" calcext:value-type="float">
            <text:p>79,0848375451</text:p>
          </table:table-cell>
          <table:table-cell table:formula="of:=([.V5]+[.E5])/[.B5]" office:value-type="float" office:value="72.4148014440433" calcext:value-type="float">
            <text:p>72,414801444</text:p>
          </table:table-cell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7.56252707581227" calcext:value-type="float">
            <text:p>7,5625270758</text:p>
          </table:table-cell>
          <table:table-cell table:formula="of:=[.E6]/[.B6]" office:value-type="float" office:value="7.73740072202166" calcext:value-type="float">
            <text:p>7,737400722</text:p>
          </table:table-cell>
          <table:table-cell/>
          <table:table-cell table:formula="of:=[.G6]/[.B6]" office:value-type="float" office:value="37.0253429602888" calcext:value-type="float">
            <text:p>37,0253429603</text:p>
          </table:table-cell>
          <table:table-cell/>
          <table:table-cell table:formula="of:=([.I6]+[.E6])/[.B6]" office:value-type="float" office:value="269.150397111913" calcext:value-type="float">
            <text:p>269,1503971119</text:p>
          </table:table-cell>
          <table:table-cell table:formula="of:=([.J6]+[.E6])/[.B6]" office:value-type="float" office:value="7.74101083032491" calcext:value-type="float">
            <text:p>7,7410108303</text:p>
          </table:table-cell>
          <table:table-cell table:formula="of:=([.K6]+[.E6])/[.B6]" office:value-type="float" office:value="7.73812274368231" calcext:value-type="float">
            <text:p>7,7381227437</text:p>
          </table:table-cell>
          <table:table-cell table:formula="of:=([.L6]+[.E6])/[.B6]" office:value-type="float" office:value="7.74101083032491" calcext:value-type="float">
            <text:p>7,7410108303</text:p>
          </table:table-cell>
          <table:table-cell table:formula="of:=([.M6]+[.E6])/[.B6]" office:value-type="float" office:value="7.73812274368231" calcext:value-type="float">
            <text:p>7,7381227437</text:p>
          </table:table-cell>
          <table:table-cell table:formula="of:=([.N6]+[.E6])/[.B6]" office:value-type="float" office:value="7.73812274368231" calcext:value-type="float">
            <text:p>7,7381227437</text:p>
          </table:table-cell>
          <table:table-cell table:formula="of:=([.O6]+[.E6])/[.B6]" office:value-type="float" office:value="7.73812274368231" calcext:value-type="float">
            <text:p>7,7381227437</text:p>
          </table:table-cell>
          <table:table-cell table:formula="of:=([.P6]+[.E6])/[.B6]" office:value-type="float" office:value="7.73812274368231" calcext:value-type="float">
            <text:p>7,7381227437</text:p>
          </table:table-cell>
          <table:table-cell table:formula="of:=([.Q6]+[.E6])/[.B6]" office:value-type="float" office:value="137.595884476534" calcext:value-type="float">
            <text:p>137,5958844765</text:p>
          </table:table-cell>
          <table:table-cell table:formula="of:=([.R6]+[.E6])/[.B6]" office:value-type="float" office:value="98.2940794223827" calcext:value-type="float">
            <text:p>98,2940794224</text:p>
          </table:table-cell>
          <table:table-cell table:formula="of:=([.S6]+[.E6])/[.B6]" office:value-type="float" office:value="98.2890252707581" calcext:value-type="float">
            <text:p>98,2890252708</text:p>
          </table:table-cell>
          <table:table-cell table:formula="of:=([.T6]+[.E6])/[.B6]" office:value-type="float" office:value="7.7727797833935" calcext:value-type="float">
            <text:p>7,7727797834</text:p>
          </table:table-cell>
          <table:table-cell table:formula="of:=([.U6]+[.E6])/[.B6]" office:value-type="float" office:value="7.7626714801444" calcext:value-type="float">
            <text:p>7,7626714801</text:p>
          </table:table-cell>
          <table:table-cell table:formula="of:=([.V6]+[.E6])/[.B6]" office:value-type="float" office:value="7.7771119133574" calcext:value-type="float">
            <text:p>7,7771119134</text:p>
          </table:table-cell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table:formula="of:=[.B7]/[.B7]" office:value-type="float" office:value="1" calcext:value-type="float">
            <text:p>1</text:p>
          </table:table-cell>
          <table:table-cell/>
          <table:table-cell table:formula="of:=[.D7]/[.B7]" office:value-type="float" office:value="7.55509025270758" calcext:value-type="float">
            <text:p>7,5550902527</text:p>
          </table:table-cell>
          <table:table-cell table:formula="of:=[.E7]/[.B7]" office:value-type="float" office:value="8.03083032490975" calcext:value-type="float">
            <text:p>8,0308303249</text:p>
          </table:table-cell>
          <table:table-cell/>
          <table:table-cell table:formula="of:=[.G7]/[.B7]" office:value-type="float" office:value="36.796678700361" calcext:value-type="float">
            <text:p>36,7966787004</text:p>
          </table:table-cell>
          <table:table-cell/>
          <table:table-cell table:formula="of:=([.I7]+[.E7])/[.B7]" office:value-type="float" office:value="275.258267148014" calcext:value-type="float">
            <text:p>275,258267148</text:p>
          </table:table-cell>
          <table:table-cell table:formula="of:=([.J7]+[.E7])/[.B7]" office:value-type="float" office:value="8.0315523465704" calcext:value-type="float">
            <text:p>8,0315523466</text:p>
          </table:table-cell>
          <table:table-cell table:formula="of:=([.K7]+[.E7])/[.B7]" office:value-type="float" office:value="8.0315523465704" calcext:value-type="float">
            <text:p>8,0315523466</text:p>
          </table:table-cell>
          <table:table-cell table:formula="of:=([.L7]+[.E7])/[.B7]" office:value-type="float" office:value="8.0315523465704" calcext:value-type="float">
            <text:p>8,0315523466</text:p>
          </table:table-cell>
          <table:table-cell table:formula="of:=([.M7]+[.E7])/[.B7]" office:value-type="float" office:value="8.0315523465704" calcext:value-type="float">
            <text:p>8,0315523466</text:p>
          </table:table-cell>
          <table:table-cell table:formula="of:=([.N7]+[.E7])/[.B7]" office:value-type="float" office:value="8.0315523465704" calcext:value-type="float">
            <text:p>8,0315523466</text:p>
          </table:table-cell>
          <table:table-cell table:formula="of:=([.O7]+[.E7])/[.B7]" office:value-type="float" office:value="8.0315523465704" calcext:value-type="float">
            <text:p>8,0315523466</text:p>
          </table:table-cell>
          <table:table-cell table:formula="of:=([.P7]+[.E7])/[.B7]" office:value-type="float" office:value="8.0315523465704" calcext:value-type="float">
            <text:p>8,0315523466</text:p>
          </table:table-cell>
          <table:table-cell table:formula="of:=([.Q7]+[.E7])/[.B7]" office:value-type="float" office:value="144.183898916968" calcext:value-type="float">
            <text:p>144,183898917</text:p>
          </table:table-cell>
          <table:table-cell table:formula="of:=([.R7]+[.E7])/[.B7]" office:value-type="float" office:value="104.881371841155" calcext:value-type="float">
            <text:p>104,8813718412</text:p>
          </table:table-cell>
          <table:table-cell table:formula="of:=([.S7]+[.E7])/[.B7]" office:value-type="float" office:value="104.874151624549" calcext:value-type="float">
            <text:p>104,8741516245</text:p>
          </table:table-cell>
          <table:table-cell table:formula="of:=([.T7]+[.E7])/[.B7]" office:value-type="float" office:value="8.06620938628159" calcext:value-type="float">
            <text:p>8,0662093863</text:p>
          </table:table-cell>
          <table:table-cell table:formula="of:=([.U7]+[.E7])/[.B7]" office:value-type="float" office:value="8.04527075812274" calcext:value-type="float">
            <text:p>8,0452707581</text:p>
          </table:table-cell>
          <table:table-cell table:formula="of:=([.V7]+[.E7])/[.B7]" office:value-type="float" office:value="8.034440433213" calcext:value-type="float">
            <text:p>8,0344404332</text:p>
          </table:table-cell>
        </table:table-row>
        <table:table-row table:style-name="ro3">
          <table:table-cell office:value-type="string" calcext:value-type="string">
            <text:p>Variable length 39 primes 150k 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7.55595667870036" calcext:value-type="float">
            <text:p>7,5559566787</text:p>
          </table:table-cell>
          <table:table-cell table:formula="of:=[.E8]/[.B8]" office:value-type="float" office:value="7.70613718411552" calcext:value-type="float">
            <text:p>7,7061371841</text:p>
          </table:table-cell>
          <table:table-cell/>
          <table:table-cell table:formula="of:=[.G8]/[.B8]" office:value-type="float" office:value="36.0575451263538" calcext:value-type="float">
            <text:p>36,0575451264</text:p>
          </table:table-cell>
          <table:table-cell/>
          <table:table-cell table:formula="of:=([.I8]+[.E8])/[.B8]" office:value-type="float" office:value="274.936462093863" calcext:value-type="float">
            <text:p>274,9364620939</text:p>
          </table:table-cell>
          <table:table-cell table:formula="of:=([.J8]+[.E8])/[.B8]" office:value-type="float" office:value="7.70685920577617" calcext:value-type="float">
            <text:p>7,7068592058</text:p>
          </table:table-cell>
          <table:table-cell table:formula="of:=([.K8]+[.E8])/[.B8]" office:value-type="float" office:value="7.70685920577617" calcext:value-type="float">
            <text:p>7,7068592058</text:p>
          </table:table-cell>
          <table:table-cell table:formula="of:=([.L8]+[.E8])/[.B8]" office:value-type="float" office:value="7.70685920577617" calcext:value-type="float">
            <text:p>7,7068592058</text:p>
          </table:table-cell>
          <table:table-cell table:formula="of:=([.M8]+[.E8])/[.B8]" office:value-type="float" office:value="7.70685920577617" calcext:value-type="float">
            <text:p>7,7068592058</text:p>
          </table:table-cell>
          <table:table-cell table:formula="of:=([.N8]+[.E8])/[.B8]" office:value-type="float" office:value="7.70685920577617" calcext:value-type="float">
            <text:p>7,7068592058</text:p>
          </table:table-cell>
          <table:table-cell table:formula="of:=([.O8]+[.E8])/[.B8]" office:value-type="float" office:value="7.70685920577617" calcext:value-type="float">
            <text:p>7,7068592058</text:p>
          </table:table-cell>
          <table:table-cell table:formula="of:=([.P8]+[.E8])/[.B8]" office:value-type="float" office:value="7.70685920577617" calcext:value-type="float">
            <text:p>7,7068592058</text:p>
          </table:table-cell>
          <table:table-cell table:formula="of:=([.Q8]+[.E8])/[.B8]" office:value-type="float" office:value="143.861371841155" calcext:value-type="float">
            <text:p>143,8613718412</text:p>
          </table:table-cell>
          <table:table-cell table:formula="of:=([.R8]+[.E8])/[.B8]" office:value-type="float" office:value="104.559566787004" calcext:value-type="float">
            <text:p>104,559566787</text:p>
          </table:table-cell>
          <table:table-cell table:formula="of:=([.S8]+[.E8])/[.B8]" office:value-type="float" office:value="104.553068592058" calcext:value-type="float">
            <text:p>104,5530685921</text:p>
          </table:table-cell>
          <table:table-cell table:formula="of:=([.T8]+[.E8])/[.B8]" office:value-type="float" office:value="7.74368231046931" calcext:value-type="float">
            <text:p>7,7436823105</text:p>
          </table:table-cell>
          <table:table-cell table:formula="of:=([.U8]+[.E8])/[.B8]" office:value-type="float" office:value="7.72202166064982" calcext:value-type="float">
            <text:p>7,7220216606</text:p>
          </table:table-cell>
          <table:table-cell table:formula="of:=([.V8]+[.E8])/[.B8]" office:value-type="float" office:value="7.70902527075812" calcext:value-type="float">
            <text:p>7,7090252708</text:p>
          </table:table-cell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9.16743682310469" calcext:value-type="float">
            <text:p>9,1674368231</text:p>
          </table:table-cell>
          <table:table-cell table:formula="of:=[.E9]/[.B9]" office:value-type="float" office:value="8.59985559566787" calcext:value-type="float">
            <text:p>8,5998555957</text:p>
          </table:table-cell>
          <table:table-cell/>
          <table:table-cell table:formula="of:=[.G9]/[.B9]" office:value-type="float" office:value="159.704693140794" calcext:value-type="float">
            <text:p>159,7046931408</text:p>
          </table:table-cell>
          <table:table-cell/>
          <table:table-cell table:formula="of:=([.I9]+[.E9])/[.B9]" office:value-type="float" office:value="618.654729241877" calcext:value-type="float">
            <text:p>618,6547292419</text:p>
          </table:table-cell>
          <table:table-cell table:formula="of:=([.J9]+[.E9])/[.B9]" office:value-type="float" office:value="269.480722021661" calcext:value-type="float">
            <text:p>269,4807220217</text:p>
          </table:table-cell>
          <table:table-cell table:formula="of:=([.K9]+[.E9])/[.B9]" office:value-type="float" office:value="8.71754512635379" calcext:value-type="float">
            <text:p>8,7175451264</text:p>
          </table:table-cell>
          <table:table-cell table:formula="of:=([.L9]+[.E9])/[.B9]" office:value-type="float" office:value="8.6597833935018" calcext:value-type="float">
            <text:p>8,6597833935</text:p>
          </table:table-cell>
          <table:table-cell table:formula="of:=([.M9]+[.E9])/[.B9]" office:value-type="float" office:value="8.60057761732852" calcext:value-type="float">
            <text:p>8,6005776173</text:p>
          </table:table-cell>
          <table:table-cell table:formula="of:=([.N9]+[.E9])/[.B9]" office:value-type="float" office:value="8.60057761732852" calcext:value-type="float">
            <text:p>8,6005776173</text:p>
          </table:table-cell>
          <table:table-cell table:formula="of:=([.O9]+[.E9])/[.B9]" office:value-type="float" office:value="8.60057761732852" calcext:value-type="float">
            <text:p>8,6005776173</text:p>
          </table:table-cell>
          <table:table-cell table:formula="of:=([.P9]+[.E9])/[.B9]" office:value-type="float" office:value="8.60057761732852" calcext:value-type="float">
            <text:p>8,6005776173</text:p>
          </table:table-cell>
          <table:table-cell table:formula="of:=([.Q9]+[.E9])/[.B9]" office:value-type="float" office:value="481.815740072202" calcext:value-type="float">
            <text:p>481,8157400722</text:p>
          </table:table-cell>
          <table:table-cell table:formula="of:=([.R9]+[.E9])/[.B9]" office:value-type="float" office:value="481.80274368231" calcext:value-type="float">
            <text:p>481,8027436823</text:p>
          </table:table-cell>
          <table:table-cell table:formula="of:=([.S9]+[.E9])/[.B9]" office:value-type="float" office:value="481.798411552347" calcext:value-type="float">
            <text:p>481,7984115523</text:p>
          </table:table-cell>
          <table:table-cell table:formula="of:=([.T9]+[.E9])/[.B9]" office:value-type="float" office:value="481.789025270758" calcext:value-type="float">
            <text:p>481,7890252708</text:p>
          </table:table-cell>
          <table:table-cell table:formula="of:=([.U9]+[.E9])/[.B9]" office:value-type="float" office:value="481.787581227437" calcext:value-type="float">
            <text:p>481,7875812274</text:p>
          </table:table-cell>
          <table:table-cell table:formula="of:=([.V9]+[.E9])/[.B9]" office:value-type="float" office:value="438.784693140794" calcext:value-type="float">
            <text:p>438,7846931408</text:p>
          </table:table-cell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7.50310469314079" calcext:value-type="float">
            <text:p>7,5031046931</text:p>
          </table:table-cell>
          <table:table-cell table:formula="of:=[.E10]/[.B10]" office:value-type="float" office:value="7.98180505415163" calcext:value-type="float">
            <text:p>7,9818050542</text:p>
          </table:table-cell>
          <table:table-cell/>
          <table:table-cell table:formula="of:=[.G10]/[.B10]" office:value-type="float" office:value="57.1361010830325" calcext:value-type="float">
            <text:p>57,136101083</text:p>
          </table:table-cell>
          <table:table-cell/>
          <table:table-cell table:formula="of:=([.I10]+[.E10])/[.B10]" office:value-type="float" office:value="329.848231046931" calcext:value-type="float">
            <text:p>329,8482310469</text:p>
          </table:table-cell>
          <table:table-cell table:formula="of:=([.J10]+[.E10])/[.B10]" office:value-type="float" office:value="7.98252707581227" calcext:value-type="float">
            <text:p>7,9825270758</text:p>
          </table:table-cell>
          <table:table-cell table:formula="of:=([.K10]+[.E10])/[.B10]" office:value-type="float" office:value="7.98252707581227" calcext:value-type="float">
            <text:p>7,9825270758</text:p>
          </table:table-cell>
          <table:table-cell table:formula="of:=([.L10]+[.E10])/[.B10]" office:value-type="float" office:value="7.98252707581227" calcext:value-type="float">
            <text:p>7,9825270758</text:p>
          </table:table-cell>
          <table:table-cell table:formula="of:=([.M10]+[.E10])/[.B10]" office:value-type="float" office:value="7.98252707581227" calcext:value-type="float">
            <text:p>7,9825270758</text:p>
          </table:table-cell>
          <table:table-cell table:formula="of:=([.N10]+[.E10])/[.B10]" office:value-type="float" office:value="7.98252707581227" calcext:value-type="float">
            <text:p>7,9825270758</text:p>
          </table:table-cell>
          <table:table-cell table:formula="of:=([.O10]+[.E10])/[.B10]" office:value-type="float" office:value="7.98252707581227" calcext:value-type="float">
            <text:p>7,9825270758</text:p>
          </table:table-cell>
          <table:table-cell table:formula="of:=([.P10]+[.E10])/[.B10]" office:value-type="float" office:value="7.98252707581227" calcext:value-type="float">
            <text:p>7,9825270758</text:p>
          </table:table-cell>
          <table:table-cell table:formula="of:=([.Q10]+[.E10])/[.B10]" office:value-type="float" office:value="198.066281588448" calcext:value-type="float">
            <text:p>198,0662815884</text:p>
          </table:table-cell>
          <table:table-cell table:formula="of:=([.R10]+[.E10])/[.B10]" office:value-type="float" office:value="198.053285198556" calcext:value-type="float">
            <text:p>198,0532851986</text:p>
          </table:table-cell>
          <table:table-cell table:formula="of:=([.S10]+[.E10])/[.B10]" office:value-type="float" office:value="134.721155234657" calcext:value-type="float">
            <text:p>134,7211552347</text:p>
          </table:table-cell>
          <table:table-cell table:formula="of:=([.T10]+[.E10])/[.B10]" office:value-type="float" office:value="71.3839711191336" calcext:value-type="float">
            <text:p>71,3839711191</text:p>
          </table:table-cell>
          <table:table-cell table:formula="of:=([.U10]+[.E10])/[.B10]" office:value-type="float" office:value="8.03812274368231" calcext:value-type="float">
            <text:p>8,0381227437</text:p>
          </table:table-cell>
          <table:table-cell table:formula="of:=([.V10]+[.E10])/[.B10]" office:value-type="float" office:value="8.02729241877256" calcext:value-type="float">
            <text:p>8,0272924188</text:p>
          </table:table-cell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7.59610108303249" calcext:value-type="float">
            <text:p>7,596101083</text:p>
          </table:table-cell>
          <table:table-cell table:formula="of:=[.E11]/[.B11]" office:value-type="float" office:value="7.9156678700361" calcext:value-type="float">
            <text:p>7,91566787</text:p>
          </table:table-cell>
          <table:table-cell/>
          <table:table-cell table:formula="of:=[.G11]/[.B11]" office:value-type="float" office:value="49.7232490974729" calcext:value-type="float">
            <text:p>49,7232490975</text:p>
          </table:table-cell>
          <table:table-cell/>
          <table:table-cell table:formula="of:=([.I11]+[.E11])/[.B11]" office:value-type="float" office:value="323.384981949458" calcext:value-type="float">
            <text:p>323,3849819495</text:p>
          </table:table-cell>
          <table:table-cell table:formula="of:=([.J11]+[.E11])/[.B11]" office:value-type="float" office:value="7.91638989169675" calcext:value-type="float">
            <text:p>7,9163898917</text:p>
          </table:table-cell>
          <table:table-cell table:formula="of:=([.K11]+[.E11])/[.B11]" office:value-type="float" office:value="7.91638989169675" calcext:value-type="float">
            <text:p>7,9163898917</text:p>
          </table:table-cell>
          <table:table-cell table:formula="of:=([.L11]+[.E11])/[.B11]" office:value-type="float" office:value="7.91638989169675" calcext:value-type="float">
            <text:p>7,9163898917</text:p>
          </table:table-cell>
          <table:table-cell table:formula="of:=([.M11]+[.E11])/[.B11]" office:value-type="float" office:value="7.91638989169675" calcext:value-type="float">
            <text:p>7,9163898917</text:p>
          </table:table-cell>
          <table:table-cell table:formula="of:=([.N11]+[.E11])/[.B11]" office:value-type="float" office:value="7.91638989169675" calcext:value-type="float">
            <text:p>7,9163898917</text:p>
          </table:table-cell>
          <table:table-cell table:formula="of:=([.O11]+[.E11])/[.B11]" office:value-type="float" office:value="7.91638989169675" calcext:value-type="float">
            <text:p>7,9163898917</text:p>
          </table:table-cell>
          <table:table-cell table:formula="of:=([.P11]+[.E11])/[.B11]" office:value-type="float" office:value="7.91638989169675" calcext:value-type="float">
            <text:p>7,9163898917</text:p>
          </table:table-cell>
          <table:table-cell table:formula="of:=([.Q11]+[.E11])/[.B11]" office:value-type="float" office:value="191.870180505415" calcext:value-type="float">
            <text:p>191,8701805054</text:p>
          </table:table-cell>
          <table:table-cell table:formula="of:=([.R11]+[.E11])/[.B11]" office:value-type="float" office:value="191.857184115523" calcext:value-type="float">
            <text:p>191,8571841155</text:p>
          </table:table-cell>
          <table:table-cell table:formula="of:=([.S11]+[.E11])/[.B11]" office:value-type="float" office:value="81.5329963898917" calcext:value-type="float">
            <text:p>81,5329963899</text:p>
          </table:table-cell>
          <table:table-cell table:formula="of:=([.T11]+[.E11])/[.B11]" office:value-type="float" office:value="7.96765342960289" calcext:value-type="float">
            <text:p>7,9676534296</text:p>
          </table:table-cell>
          <table:table-cell table:formula="of:=([.U11]+[.E11])/[.B11]" office:value-type="float" office:value="7.94382671480144" calcext:value-type="float">
            <text:p>7,9438267148</text:p>
          </table:table-cell>
          <table:table-cell table:formula="of:=([.V11]+[.E11])/[.B11]" office:value-type="float" office:value="7.93949458483755" calcext:value-type="float">
            <text:p>7,9394945848</text:p>
          </table:table-cell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12]/[.B12]" office:value-type="float" office:value="1" calcext:value-type="float">
            <text:p>1</text:p>
          </table:table-cell>
          <table:table-cell/>
          <table:table-cell table:formula="of:=[.D12]/[.B12]" office:value-type="float" office:value="8.47212996389892" calcext:value-type="float">
            <text:p>8,4721299639</text:p>
          </table:table-cell>
          <table:table-cell table:formula="of:=[.E12]/[.B12]" office:value-type="float" office:value="7.77718411552347" calcext:value-type="float">
            <text:p>7,7771841155</text:p>
          </table:table-cell>
          <table:table-cell/>
          <table:table-cell table:formula="of:=[.G12]/[.B12]" office:value-type="float" office:value="49.283321299639" calcext:value-type="float">
            <text:p>49,2833212996</text:p>
          </table:table-cell>
          <table:table-cell/>
          <table:table-cell table:formula="of:=([.I12]+[.E12])/[.B12]" office:value-type="float" office:value="358.19523465704" calcext:value-type="float">
            <text:p>358,195234657</text:p>
          </table:table-cell>
          <table:table-cell table:formula="of:=([.J12]+[.E12])/[.B12]" office:value-type="float" office:value="7.77790613718412" calcext:value-type="float">
            <text:p>7,7779061372</text:p>
          </table:table-cell>
          <table:table-cell table:formula="of:=([.K12]+[.E12])/[.B12]" office:value-type="float" office:value="7.77790613718412" calcext:value-type="float">
            <text:p>7,7779061372</text:p>
          </table:table-cell>
          <table:table-cell table:formula="of:=([.L12]+[.E12])/[.B12]" office:value-type="float" office:value="7.77790613718412" calcext:value-type="float">
            <text:p>7,7779061372</text:p>
          </table:table-cell>
          <table:table-cell table:formula="of:=([.M12]+[.E12])/[.B12]" office:value-type="float" office:value="7.77790613718412" calcext:value-type="float">
            <text:p>7,7779061372</text:p>
          </table:table-cell>
          <table:table-cell table:formula="of:=([.N12]+[.E12])/[.B12]" office:value-type="float" office:value="7.77790613718412" calcext:value-type="float">
            <text:p>7,7779061372</text:p>
          </table:table-cell>
          <table:table-cell table:formula="of:=([.O12]+[.E12])/[.B12]" office:value-type="float" office:value="7.77790613718412" calcext:value-type="float">
            <text:p>7,7779061372</text:p>
          </table:table-cell>
          <table:table-cell table:formula="of:=([.P12]+[.E12])/[.B12]" office:value-type="float" office:value="7.77790613718412" calcext:value-type="float">
            <text:p>7,7779061372</text:p>
          </table:table-cell>
          <table:table-cell table:formula="of:=([.Q12]+[.E12])/[.B12]" office:value-type="float" office:value="224.652996389892" calcext:value-type="float">
            <text:p>224,6529963899</text:p>
          </table:table-cell>
          <table:table-cell table:formula="of:=([.R12]+[.E12])/[.B12]" office:value-type="float" office:value="224.64" calcext:value-type="float">
            <text:p>224,64</text:p>
          </table:table-cell>
          <table:table-cell table:formula="of:=([.S12]+[.E12])/[.B12]" office:value-type="float" office:value="94.5598555956679" calcext:value-type="float">
            <text:p>94,5598555957</text:p>
          </table:table-cell>
          <table:table-cell table:formula="of:=([.T12]+[.E12])/[.B12]" office:value-type="float" office:value="7.82483754512635" calcext:value-type="float">
            <text:p>7,8248375451</text:p>
          </table:table-cell>
          <table:table-cell table:formula="of:=([.U12]+[.E12])/[.B12]" office:value-type="float" office:value="7.80750902527076" calcext:value-type="float">
            <text:p>7,8075090253</text:p>
          </table:table-cell>
          <table:table-cell table:formula="of:=([.V12]+[.E12])/[.B12]" office:value-type="float" office:value="7.79162454873646" calcext:value-type="float">
            <text:p>7,7916245487</text:p>
          </table:table-cell>
        </table:table-row>
        <table:table-row table:style-name="ro3">
          <table:table-cell table:number-columns-repeated="22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8.2865531914894" calcext:value-type="float">
            <text:p>18,2865531915</text:p>
          </table:table-cell>
          <table:table-cell table:formula="of:=[.E14]/[.B14]" office:value-type="float" office:value="18.0882553191489" calcext:value-type="float">
            <text:p>18,0882553191</text:p>
          </table:table-cell>
          <table:table-cell/>
          <table:table-cell table:formula="of:=[.G14]/[.B14]" office:value-type="float" office:value="379.151489361702" calcext:value-type="float">
            <text:p>379,1514893617</text:p>
          </table:table-cell>
          <table:table-cell/>
          <table:table-cell table:formula="of:=([.I14]+[.E14])/[.B14]" office:value-type="float" office:value="1366.93591489362" calcext:value-type="float">
            <text:p>1366,9359148936</text:p>
          </table:table-cell>
          <table:table-cell table:formula="of:=([.J14]+[.E14])/[.B14]" office:value-type="float" office:value="1192.17421276596" calcext:value-type="float">
            <text:p>1192,174212766</text:p>
          </table:table-cell>
          <table:table-cell table:formula="of:=([.K14]+[.E14])/[.B14]" office:value-type="float" office:value="1116.58868085106" calcext:value-type="float">
            <text:p>1116,5886808511</text:p>
          </table:table-cell>
          <table:table-cell table:formula="of:=([.L14]+[.E14])/[.B14]" office:value-type="float" office:value="976.858468085107" calcext:value-type="float">
            <text:p>976,8584680851</text:p>
          </table:table-cell>
          <table:table-cell table:formula="of:=([.M14]+[.E14])/[.B14]" office:value-type="float" office:value="918.505276595745" calcext:value-type="float">
            <text:p>918,5052765957</text:p>
          </table:table-cell>
          <table:table-cell table:formula="of:=([.N14]+[.E14])/[.B14]" office:value-type="float" office:value="725.118893617021" calcext:value-type="float">
            <text:p>725,118893617</text:p>
          </table:table-cell>
          <table:table-cell table:formula="of:=([.O14]+[.E14])/[.B14]" office:value-type="float" office:value="644.601446808511" calcext:value-type="float">
            <text:p>644,6014468085</text:p>
          </table:table-cell>
          <table:table-cell table:formula="of:=([.P14]+[.E14])/[.B14]" office:value-type="float" office:value="399.607404255319" calcext:value-type="float">
            <text:p>399,6074042553</text:p>
          </table:table-cell>
          <table:table-cell table:formula="of:=([.Q14]+[.E14])/[.B14]" office:value-type="float" office:value="1349.46272340426" calcext:value-type="float">
            <text:p>1349,4627234043</text:p>
          </table:table-cell>
          <table:table-cell table:formula="of:=([.R14]+[.E14])/[.B14]" office:value-type="float" office:value="1342.14017021277" calcext:value-type="float">
            <text:p>1342,1401702128</text:p>
          </table:table-cell>
          <table:table-cell table:formula="of:=([.S14]+[.E14])/[.B14]" office:value-type="float" office:value="1301.86868085106" calcext:value-type="float">
            <text:p>1301,8686808511</text:p>
          </table:table-cell>
          <table:table-cell table:formula="of:=([.T14]+[.E14])/[.B14]" office:value-type="float" office:value="1302.11123404255" calcext:value-type="float">
            <text:p>1302,1112340426</text:p>
          </table:table-cell>
          <table:table-cell table:formula="of:=([.U14]+[.E14])/[.B14]" office:value-type="float" office:value="1269.16144680851" calcext:value-type="float">
            <text:p>1269,1614468085</text:p>
          </table:table-cell>
          <table:table-cell table:formula="of:=([.V14]+[.E14])/[.B14]" office:value-type="float" office:value="1256.46953191489" calcext:value-type="float">
            <text:p>1256,4695319149</text:p>
          </table:table-cell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9.02578723404255" calcext:value-type="float">
            <text:p>9,025787234</text:p>
          </table:table-cell>
          <table:table-cell table:formula="of:=[.E15]/[.B15]" office:value-type="float" office:value="9.36621276595745" calcext:value-type="float">
            <text:p>9,366212766</text:p>
          </table:table-cell>
          <table:table-cell/>
          <table:table-cell table:formula="of:=[.G15]/[.B15]" office:value-type="float" office:value="74.096085106383" calcext:value-type="float">
            <text:p>74,0960851064</text:p>
          </table:table-cell>
          <table:table-cell/>
          <table:table-cell table:formula="of:=([.I15]+[.E15])/[.B15]" office:value-type="float" office:value="444.030042553192" calcext:value-type="float">
            <text:p>444,0300425532</text:p>
          </table:table-cell>
          <table:table-cell table:formula="of:=([.J15]+[.E15])/[.B15]" office:value-type="float" office:value="85.0257872340426" calcext:value-type="float">
            <text:p>85,025787234</text:p>
          </table:table-cell>
          <table:table-cell table:formula="of:=([.K15]+[.E15])/[.B15]" office:value-type="float" office:value="30.132170212766" calcext:value-type="float">
            <text:p>30,1321702128</text:p>
          </table:table-cell>
          <table:table-cell table:formula="of:=([.L15]+[.E15])/[.B15]" office:value-type="float" office:value="55.2930212765958" calcext:value-type="float">
            <text:p>55,2930212766</text:p>
          </table:table-cell>
          <table:table-cell table:formula="of:=([.M15]+[.E15])/[.B15]" office:value-type="float" office:value="9.36621276595745" calcext:value-type="float">
            <text:p>9,366212766</text:p>
          </table:table-cell>
          <table:table-cell table:formula="of:=([.N15]+[.E15])/[.B15]" office:value-type="float" office:value="24.4164255319149" calcext:value-type="float">
            <text:p>24,4164255319</text:p>
          </table:table-cell>
          <table:table-cell table:formula="of:=([.O15]+[.E15])/[.B15]" office:value-type="float" office:value="9.36621276595745" calcext:value-type="float">
            <text:p>9,366212766</text:p>
          </table:table-cell>
          <table:table-cell table:formula="of:=([.P15]+[.E15])/[.B15]" office:value-type="float" office:value="24.4164255319149" calcext:value-type="float">
            <text:p>24,4164255319</text:p>
          </table:table-cell>
          <table:table-cell table:formula="of:=([.Q15]+[.E15])/[.B15]" office:value-type="float" office:value="418.158553191489" calcext:value-type="float">
            <text:p>418,1585531915</text:p>
          </table:table-cell>
          <table:table-cell table:formula="of:=([.R15]+[.E15])/[.B15]" office:value-type="float" office:value="406.648765957447" calcext:value-type="float">
            <text:p>406,6487659574</text:p>
          </table:table-cell>
          <table:table-cell table:formula="of:=([.S15]+[.E15])/[.B15]" office:value-type="float" office:value="370.03770212766" calcext:value-type="float">
            <text:p>370,0377021277</text:p>
          </table:table-cell>
          <table:table-cell table:formula="of:=([.T15]+[.E15])/[.B15]" office:value-type="float" office:value="358.097276595745" calcext:value-type="float">
            <text:p>358,0972765957</text:p>
          </table:table-cell>
          <table:table-cell table:formula="of:=([.U15]+[.E15])/[.B15]" office:value-type="float" office:value="290.133872340426" calcext:value-type="float">
            <text:p>290,1338723404</text:p>
          </table:table-cell>
          <table:table-cell table:formula="of:=([.V15]+[.E15])/[.B15]" office:value-type="float" office:value="312.19770212766" calcext:value-type="float">
            <text:p>312,1977021277</text:p>
          </table:table-cell>
        </table:table-row>
        <table:table-row table:style-name="ro3">
          <table:table-cell office:value-type="string" calcext:value-type="string">
            <text:p>Variable length 10 hanoi 28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8.87157446808511" calcext:value-type="float">
            <text:p>8,8715744681</text:p>
          </table:table-cell>
          <table:table-cell table:formula="of:=[.E16]/[.B16]" office:value-type="float" office:value="8.77225531914894" calcext:value-type="float">
            <text:p>8,7722553191</text:p>
          </table:table-cell>
          <table:table-cell/>
          <table:table-cell table:formula="of:=[.G16]/[.B16]" office:value-type="float" office:value="64.3110638297872" calcext:value-type="float">
            <text:p>64,3110638298</text:p>
          </table:table-cell>
          <table:table-cell/>
          <table:table-cell table:formula="of:=([.I16]+[.E16])/[.B16]" office:value-type="float" office:value="410.815659574468" calcext:value-type="float">
            <text:p>410,8156595745</text:p>
          </table:table-cell>
          <table:table-cell table:formula="of:=([.J16]+[.E16])/[.B16]" office:value-type="float" office:value="132.709276595745" calcext:value-type="float">
            <text:p>132,7092765957</text:p>
          </table:table-cell>
          <table:table-cell table:formula="of:=([.K16]+[.E16])/[.B16]" office:value-type="float" office:value="97.4667234042553" calcext:value-type="float">
            <text:p>97,4667234043</text:p>
          </table:table-cell>
          <table:table-cell table:formula="of:=([.L16]+[.E16])/[.B16]" office:value-type="float" office:value="8.78587234042553" calcext:value-type="float">
            <text:p>8,7858723404</text:p>
          </table:table-cell>
          <table:table-cell table:formula="of:=([.M16]+[.E16])/[.B16]" office:value-type="float" office:value="63.344170212766" calcext:value-type="float">
            <text:p>63,3441702128</text:p>
          </table:table-cell>
          <table:table-cell table:formula="of:=([.N16]+[.E16])/[.B16]" office:value-type="float" office:value="8.77225531914894" calcext:value-type="float">
            <text:p>8,7722553191</text:p>
          </table:table-cell>
          <table:table-cell table:formula="of:=([.O16]+[.E16])/[.B16]" office:value-type="float" office:value="8.77225531914894" calcext:value-type="float">
            <text:p>8,7722553191</text:p>
          </table:table-cell>
          <table:table-cell table:formula="of:=([.P16]+[.E16])/[.B16]" office:value-type="float" office:value="8.77225531914894" calcext:value-type="float">
            <text:p>8,7722553191</text:p>
          </table:table-cell>
          <table:table-cell table:formula="of:=([.Q16]+[.E16])/[.B16]" office:value-type="float" office:value="386.946723404255" calcext:value-type="float">
            <text:p>386,9467234043</text:p>
          </table:table-cell>
          <table:table-cell table:formula="of:=([.R16]+[.E16])/[.B16]" office:value-type="float" office:value="376.213957446808" calcext:value-type="float">
            <text:p>376,2139574468</text:p>
          </table:table-cell>
          <table:table-cell table:formula="of:=([.S16]+[.E16])/[.B16]" office:value-type="float" office:value="321.310127659574" calcext:value-type="float">
            <text:p>321,3101276596</text:p>
          </table:table-cell>
          <table:table-cell table:formula="of:=([.T16]+[.E16])/[.B16]" office:value-type="float" office:value="306.654808510638" calcext:value-type="float">
            <text:p>306,6548085106</text:p>
          </table:table-cell>
          <table:table-cell table:formula="of:=([.U16]+[.E16])/[.B16]" office:value-type="float" office:value="270.036936170213" calcext:value-type="float">
            <text:p>270,0369361702</text:p>
          </table:table-cell>
          <table:table-cell table:formula="of:=([.V16]+[.E16])/[.B16]" office:value-type="float" office:value="234.562893617021" calcext:value-type="float">
            <text:p>234,562893617</text:p>
          </table:table-cell>
        </table:table-row>
        <table:table-row table:style-name="ro3">
          <table:table-cell office:value-type="string" calcext:value-type="string">
            <text:p>Variable length 20 hanoi 28</text:p>
          </table:table-cell>
          <table:table-cell table:formula="of:=[.B17]/[.B17]" office:value-type="float" office:value="1" calcext:value-type="float">
            <text:p>1</text:p>
          </table:table-cell>
          <table:table-cell/>
          <table:table-cell table:formula="of:=[.D17]/[.B17]" office:value-type="float" office:value="8.97293617021277" calcext:value-type="float">
            <text:p>8,9729361702</text:p>
          </table:table-cell>
          <table:table-cell table:formula="of:=[.E17]/[.B17]" office:value-type="float" office:value="8.94136170212766" calcext:value-type="float">
            <text:p>8,9413617021</text:p>
          </table:table-cell>
          <table:table-cell/>
          <table:table-cell table:formula="of:=[.G17]/[.B17]" office:value-type="float" office:value="47.6418723404255" calcext:value-type="float">
            <text:p>47,6418723404</text:p>
          </table:table-cell>
          <table:table-cell/>
          <table:table-cell table:formula="of:=([.I17]+[.E17])/[.B17]" office:value-type="float" office:value="363.265617021277" calcext:value-type="float">
            <text:p>363,2656170213</text:p>
          </table:table-cell>
          <table:table-cell table:formula="of:=([.J17]+[.E17])/[.B17]" office:value-type="float" office:value="64.8996595744681" calcext:value-type="float">
            <text:p>64,8996595745</text:p>
          </table:table-cell>
          <table:table-cell table:formula="of:=([.K17]+[.E17])/[.B17]" office:value-type="float" office:value="35.1277446808511" calcext:value-type="float">
            <text:p>35,1277446809</text:p>
          </table:table-cell>
          <table:table-cell table:formula="of:=([.L17]+[.E17])/[.B17]" office:value-type="float" office:value="34.7132765957447" calcext:value-type="float">
            <text:p>34,7132765957</text:p>
          </table:table-cell>
          <table:table-cell table:formula="of:=([.M17]+[.E17])/[.B17]" office:value-type="float" office:value="8.94136170212766" calcext:value-type="float">
            <text:p>8,9413617021</text:p>
          </table:table-cell>
          <table:table-cell table:formula="of:=([.N17]+[.E17])/[.B17]" office:value-type="float" office:value="8.94136170212766" calcext:value-type="float">
            <text:p>8,9413617021</text:p>
          </table:table-cell>
          <table:table-cell table:formula="of:=([.O17]+[.E17])/[.B17]" office:value-type="float" office:value="8.94136170212766" calcext:value-type="float">
            <text:p>8,9413617021</text:p>
          </table:table-cell>
          <table:table-cell table:formula="of:=([.P17]+[.E17])/[.B17]" office:value-type="float" office:value="8.94136170212766" calcext:value-type="float">
            <text:p>8,9413617021</text:p>
          </table:table-cell>
          <table:table-cell table:formula="of:=([.Q17]+[.E17])/[.B17]" office:value-type="float" office:value="341.186468085106" calcext:value-type="float">
            <text:p>341,1864680851</text:p>
          </table:table-cell>
          <table:table-cell table:formula="of:=([.R17]+[.E17])/[.B17]" office:value-type="float" office:value="321.53285106383" calcext:value-type="float">
            <text:p>321,5328510638</text:p>
          </table:table-cell>
          <table:table-cell table:formula="of:=([.S17]+[.E17])/[.B17]" office:value-type="float" office:value="276.337957446809" calcext:value-type="float">
            <text:p>276,3379574468</text:p>
          </table:table-cell>
          <table:table-cell table:formula="of:=([.T17]+[.E17])/[.B17]" office:value-type="float" office:value="267.121787234043" calcext:value-type="float">
            <text:p>267,121787234</text:p>
          </table:table-cell>
          <table:table-cell table:formula="of:=([.U17]+[.E17])/[.B17]" office:value-type="float" office:value="223.268170212766" calcext:value-type="float">
            <text:p>223,2681702128</text:p>
          </table:table-cell>
          <table:table-cell table:formula="of:=([.V17]+[.E17])/[.B17]" office:value-type="float" office:value="198.462212765957" calcext:value-type="float">
            <text:p>198,462212766</text:p>
          </table:table-cell>
        </table:table-row>
        <table:table-row table:style-name="ro3">
          <table:table-cell office:value-type="string" calcext:value-type="string">
            <text:p>Variable length 30 hanoi 28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8.93617021276596" calcext:value-type="float">
            <text:p>8,9361702128</text:p>
          </table:table-cell>
          <table:table-cell table:formula="of:=[.E18]/[.B18]" office:value-type="float" office:value="8.88629787234043" calcext:value-type="float">
            <text:p>8,8862978723</text:p>
          </table:table-cell>
          <table:table-cell/>
          <table:table-cell table:formula="of:=[.G18]/[.B18]" office:value-type="float" office:value="43.2032340425532" calcext:value-type="float">
            <text:p>43,2032340426</text:p>
          </table:table-cell>
          <table:table-cell/>
          <table:table-cell table:formula="of:=([.I18]+[.E18])/[.B18]" office:value-type="float" office:value="348.232680851064" calcext:value-type="float">
            <text:p>348,2326808511</text:p>
          </table:table-cell>
          <table:table-cell table:formula="of:=([.J18]+[.E18])/[.B18]" office:value-type="float" office:value="42.2531063829787" calcext:value-type="float">
            <text:p>42,253106383</text:p>
          </table:table-cell>
          <table:table-cell table:formula="of:=([.K18]+[.E18])/[.B18]" office:value-type="float" office:value="9.31438297872341" calcext:value-type="float">
            <text:p>9,3143829787</text:p>
          </table:table-cell>
          <table:table-cell table:formula="of:=([.L18]+[.E18])/[.B18]" office:value-type="float" office:value="8.89991489361702" calcext:value-type="float">
            <text:p>8,8999148936</text:p>
          </table:table-cell>
          <table:table-cell table:formula="of:=([.M18]+[.E18])/[.B18]" office:value-type="float" office:value="8.88629787234043" calcext:value-type="float">
            <text:p>8,8862978723</text:p>
          </table:table-cell>
          <table:table-cell table:formula="of:=([.N18]+[.E18])/[.B18]" office:value-type="float" office:value="8.88629787234043" calcext:value-type="float">
            <text:p>8,8862978723</text:p>
          </table:table-cell>
          <table:table-cell table:formula="of:=([.O18]+[.E18])/[.B18]" office:value-type="float" office:value="8.88629787234043" calcext:value-type="float">
            <text:p>8,8862978723</text:p>
          </table:table-cell>
          <table:table-cell table:formula="of:=([.P18]+[.E18])/[.B18]" office:value-type="float" office:value="8.88629787234043" calcext:value-type="float">
            <text:p>8,8862978723</text:p>
          </table:table-cell>
          <table:table-cell table:formula="of:=([.Q18]+[.E18])/[.B18]" office:value-type="float" office:value="325.215659574468" calcext:value-type="float">
            <text:p>325,2156595745</text:p>
          </table:table-cell>
          <table:table-cell table:formula="of:=([.R18]+[.E18])/[.B18]" office:value-type="float" office:value="307.931404255319" calcext:value-type="float">
            <text:p>307,9314042553</text:p>
          </table:table-cell>
          <table:table-cell table:formula="of:=([.S18]+[.E18])/[.B18]" office:value-type="float" office:value="228.815659574468" calcext:value-type="float">
            <text:p>228,8156595745</text:p>
          </table:table-cell>
          <table:table-cell table:formula="of:=([.T18]+[.E18])/[.B18]" office:value-type="float" office:value="201.183319148936" calcext:value-type="float">
            <text:p>201,1833191489</text:p>
          </table:table-cell>
          <table:table-cell table:formula="of:=([.U18]+[.E18])/[.B18]" office:value-type="float" office:value="164.655659574468" calcext:value-type="float">
            <text:p>164,6556595745</text:p>
          </table:table-cell>
          <table:table-cell table:formula="of:=([.V18]+[.E18])/[.B18]" office:value-type="float" office:value="155.108425531915" calcext:value-type="float">
            <text:p>155,1084255319</text:p>
          </table:table-cell>
        </table:table-row>
        <table:table-row table:style-name="ro3">
          <table:table-cell office:value-type="string" calcext:value-type="string">
            <text:p>Variable length 39 hanoi 28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9.19651063829787" calcext:value-type="float">
            <text:p>9,1965106383</text:p>
          </table:table-cell>
          <table:table-cell table:formula="of:=[.E19]/[.B19]" office:value-type="float" office:value="8.66034042553192" calcext:value-type="float">
            <text:p>8,6603404255</text:p>
          </table:table-cell>
          <table:table-cell/>
          <table:table-cell table:formula="of:=[.G19]/[.B19]" office:value-type="float" office:value="42.2730212765957" calcext:value-type="float">
            <text:p>42,2730212766</text:p>
          </table:table-cell>
          <table:table-cell/>
          <table:table-cell table:formula="of:=([.I19]+[.E19])/[.B19]" office:value-type="float" office:value="348.090127659574" calcext:value-type="float">
            <text:p>348,0901276596</text:p>
          </table:table-cell>
          <table:table-cell table:formula="of:=([.J19]+[.E19])/[.B19]" office:value-type="float" office:value="101.781191489362" calcext:value-type="float">
            <text:p>101,7811914894</text:p>
          </table:table-cell>
          <table:table-cell table:formula="of:=([.K19]+[.E19])/[.B19]" office:value-type="float" office:value="27.2790638297872" calcext:value-type="float">
            <text:p>27,2790638298</text:p>
          </table:table-cell>
          <table:table-cell table:formula="of:=([.L19]+[.E19])/[.B19]" office:value-type="float" office:value="58.3233191489362" calcext:value-type="float">
            <text:p>58,3233191489</text:p>
          </table:table-cell>
          <table:table-cell table:formula="of:=([.M19]+[.E19])/[.B19]" office:value-type="float" office:value="8.66034042553192" calcext:value-type="float">
            <text:p>8,6603404255</text:p>
          </table:table-cell>
          <table:table-cell table:formula="of:=([.N19]+[.E19])/[.B19]" office:value-type="float" office:value="8.66034042553192" calcext:value-type="float">
            <text:p>8,6603404255</text:p>
          </table:table-cell>
          <table:table-cell table:formula="of:=([.O19]+[.E19])/[.B19]" office:value-type="float" office:value="8.66034042553192" calcext:value-type="float">
            <text:p>8,6603404255</text:p>
          </table:table-cell>
          <table:table-cell table:formula="of:=([.P19]+[.E19])/[.B19]" office:value-type="float" office:value="8.66034042553192" calcext:value-type="float">
            <text:p>8,6603404255</text:p>
          </table:table-cell>
          <table:table-cell table:formula="of:=([.Q19]+[.E19])/[.B19]" office:value-type="float" office:value="325.697787234043" calcext:value-type="float">
            <text:p>325,697787234</text:p>
          </table:table-cell>
          <table:table-cell table:formula="of:=([.R19]+[.E19])/[.B19]" office:value-type="float" office:value="306.044170212766" calcext:value-type="float">
            <text:p>306,0441702128</text:p>
          </table:table-cell>
          <table:table-cell table:formula="of:=([.S19]+[.E19])/[.B19]" office:value-type="float" office:value="255.919914893617" calcext:value-type="float">
            <text:p>255,9199148936</text:p>
          </table:table-cell>
          <table:table-cell table:formula="of:=([.T19]+[.E19])/[.B19]" office:value-type="float" office:value="241.515659574468" calcext:value-type="float">
            <text:p>241,5156595745</text:p>
          </table:table-cell>
          <table:table-cell table:formula="of:=([.U19]+[.E19])/[.B19]" office:value-type="float" office:value="178.183744680851" calcext:value-type="float">
            <text:p>178,1837446809</text:p>
          </table:table-cell>
          <table:table-cell table:formula="of:=([.V19]+[.E19])/[.B19]" office:value-type="float" office:value="206.66885106383" calcext:value-type="float">
            <text:p>206,6688510638</text:p>
          </table:table-cell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0.6461276595745" calcext:value-type="float">
            <text:p>10,6461276596</text:p>
          </table:table-cell>
          <table:table-cell table:formula="of:=[.E20]/[.B20]" office:value-type="float" office:value="11.0804255319149" calcext:value-type="float">
            <text:p>11,0804255319</text:p>
          </table:table-cell>
          <table:table-cell/>
          <table:table-cell table:formula="of:=[.G20]/[.B20]" office:value-type="float" office:value="222.297021276596" calcext:value-type="float">
            <text:p>222,2970212766</text:p>
          </table:table-cell>
          <table:table-cell/>
          <table:table-cell table:formula="of:=([.I20]+[.E20])/[.B20]" office:value-type="float" office:value="877.614042553191" calcext:value-type="float">
            <text:p>877,6140425532</text:p>
          </table:table-cell>
          <table:table-cell table:formula="of:=([.J20]+[.E20])/[.B20]" office:value-type="float" office:value="697.346808510638" calcext:value-type="float">
            <text:p>697,3468085106</text:p>
          </table:table-cell>
          <table:table-cell table:formula="of:=([.K20]+[.E20])/[.B20]" office:value-type="float" office:value="569.530638297872" calcext:value-type="float">
            <text:p>569,5306382979</text:p>
          </table:table-cell>
          <table:table-cell table:formula="of:=([.L20]+[.E20])/[.B20]" office:value-type="float" office:value="350.014893617021" calcext:value-type="float">
            <text:p>350,014893617</text:p>
          </table:table-cell>
          <table:table-cell table:formula="of:=([.M20]+[.E20])/[.B20]" office:value-type="float" office:value="216.487234042553" calcext:value-type="float">
            <text:p>216,4872340426</text:p>
          </table:table-cell>
          <table:table-cell table:formula="of:=([.N20]+[.E20])/[.B20]" office:value-type="float" office:value="52.1612765957447" calcext:value-type="float">
            <text:p>52,1612765957</text:p>
          </table:table-cell>
          <table:table-cell table:formula="of:=([.O20]+[.E20])/[.B20]" office:value-type="float" office:value="11.0804255319149" calcext:value-type="float">
            <text:p>11,0804255319</text:p>
          </table:table-cell>
          <table:table-cell table:formula="of:=([.P20]+[.E20])/[.B20]" office:value-type="float" office:value="11.0804255319149" calcext:value-type="float">
            <text:p>11,0804255319</text:p>
          </table:table-cell>
          <table:table-cell table:formula="of:=([.Q20]+[.E20])/[.B20]" office:value-type="float" office:value="857.456595744681" calcext:value-type="float">
            <text:p>857,4565957447</text:p>
          </table:table-cell>
          <table:table-cell table:formula="of:=([.R20]+[.E20])/[.B20]" office:value-type="float" office:value="850.134042553191" calcext:value-type="float">
            <text:p>850,1340425532</text:p>
          </table:table-cell>
          <table:table-cell table:formula="of:=([.S20]+[.E20])/[.B20]" office:value-type="float" office:value="813.523829787234" calcext:value-type="float">
            <text:p>813,5238297872</text:p>
          </table:table-cell>
          <table:table-cell table:formula="of:=([.T20]+[.E20])/[.B20]" office:value-type="float" office:value="810.313617021277" calcext:value-type="float">
            <text:p>810,3136170213</text:p>
          </table:table-cell>
          <table:table-cell table:formula="of:=([.U20]+[.E20])/[.B20]" office:value-type="float" office:value="767.282978723404" calcext:value-type="float">
            <text:p>767,2829787234</text:p>
          </table:table-cell>
          <table:table-cell table:formula="of:=([.V20]+[.E20])/[.B20]" office:value-type="float" office:value="751.26" calcext:value-type="float">
            <text:p>751,26</text:p>
          </table:table-cell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9.38885106382979" calcext:value-type="float">
            <text:p>9,3888510638</text:p>
          </table:table-cell>
          <table:table-cell table:formula="of:=[.E21]/[.B21]" office:value-type="float" office:value="9.24757446808511" calcext:value-type="float">
            <text:p>9,2475744681</text:p>
          </table:table-cell>
          <table:table-cell/>
          <table:table-cell table:formula="of:=[.G21]/[.B21]" office:value-type="float" office:value="69.0054468085106" calcext:value-type="float">
            <text:p>69,0054468085</text:p>
          </table:table-cell>
          <table:table-cell/>
          <table:table-cell table:formula="of:=([.I21]+[.E21])/[.B21]" office:value-type="float" office:value="425.960765957447" calcext:value-type="float">
            <text:p>425,9607659574</text:p>
          </table:table-cell>
          <table:table-cell table:formula="of:=([.J21]+[.E21])/[.B21]" office:value-type="float" office:value="96.7454468085106" calcext:value-type="float">
            <text:p>96,7454468085</text:p>
          </table:table-cell>
          <table:table-cell table:formula="of:=([.K21]+[.E21])/[.B21]" office:value-type="float" office:value="9.67565957446809" calcext:value-type="float">
            <text:p>9,6756595745</text:p>
          </table:table-cell>
          <table:table-cell table:formula="of:=([.L21]+[.E21])/[.B21]" office:value-type="float" office:value="9.2611914893617" calcext:value-type="float">
            <text:p>9,2611914894</text:p>
          </table:table-cell>
          <table:table-cell table:formula="of:=([.M21]+[.E21])/[.B21]" office:value-type="float" office:value="9.24757446808511" calcext:value-type="float">
            <text:p>9,2475744681</text:p>
          </table:table-cell>
          <table:table-cell table:formula="of:=([.N21]+[.E21])/[.B21]" office:value-type="float" office:value="9.24757446808511" calcext:value-type="float">
            <text:p>9,2475744681</text:p>
          </table:table-cell>
          <table:table-cell table:formula="of:=([.O21]+[.E21])/[.B21]" office:value-type="float" office:value="9.24757446808511" calcext:value-type="float">
            <text:p>9,2475744681</text:p>
          </table:table-cell>
          <table:table-cell table:formula="of:=([.P21]+[.E21])/[.B21]" office:value-type="float" office:value="9.24757446808511" calcext:value-type="float">
            <text:p>9,2475744681</text:p>
          </table:table-cell>
          <table:table-cell table:formula="of:=([.Q21]+[.E21])/[.B21]" office:value-type="float" office:value="402.033957446809" calcext:value-type="float">
            <text:p>402,0339574468</text:p>
          </table:table-cell>
          <table:table-cell table:formula="of:=([.R21]+[.E21])/[.B21]" office:value-type="float" office:value="389.692680851064" calcext:value-type="float">
            <text:p>389,6926808511</text:p>
          </table:table-cell>
          <table:table-cell table:formula="of:=([.S21]+[.E21])/[.B21]" office:value-type="float" office:value="333.005872340426" calcext:value-type="float">
            <text:p>333,0058723404</text:p>
          </table:table-cell>
          <table:table-cell table:formula="of:=([.T21]+[.E21])/[.B21]" office:value-type="float" office:value="316.590553191489" calcext:value-type="float">
            <text:p>316,5905531915</text:p>
          </table:table-cell>
          <table:table-cell table:formula="of:=([.U21]+[.E21])/[.B21]" office:value-type="float" office:value="277.264595744681" calcext:value-type="float">
            <text:p>277,2645957447</text:p>
          </table:table-cell>
          <table:table-cell table:formula="of:=([.V21]+[.E21])/[.B21]" office:value-type="float" office:value="258.073957446808" calcext:value-type="float">
            <text:p>258,0739574468</text:p>
          </table:table-cell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22]/[.B22]" office:value-type="float" office:value="1" calcext:value-type="float">
            <text:p>1</text:p>
          </table:table-cell>
          <table:table-cell/>
          <table:table-cell table:formula="of:=[.D22]/[.B22]" office:value-type="float" office:value="8.87957446808511" calcext:value-type="float">
            <text:p>8,8795744681</text:p>
          </table:table-cell>
          <table:table-cell table:formula="of:=[.E22]/[.B22]" office:value-type="float" office:value="9.18340425531915" calcext:value-type="float">
            <text:p>9,1834042553</text:p>
          </table:table-cell>
          <table:table-cell/>
          <table:table-cell table:formula="of:=[.G22]/[.B22]" office:value-type="float" office:value="59.0832340425532" calcext:value-type="float">
            <text:p>59,0832340426</text:p>
          </table:table-cell>
          <table:table-cell/>
          <table:table-cell table:formula="of:=([.I22]+[.E22])/[.B22]" office:value-type="float" office:value="413.597021276596" calcext:value-type="float">
            <text:p>413,5970212766</text:p>
          </table:table-cell>
          <table:table-cell table:formula="of:=([.J22]+[.E22])/[.B22]" office:value-type="float" office:value="38.8846808510638" calcext:value-type="float">
            <text:p>38,8846808511</text:p>
          </table:table-cell>
          <table:table-cell table:formula="of:=([.K22]+[.E22])/[.B22]" office:value-type="float" office:value="9.61148936170213" calcext:value-type="float">
            <text:p>9,6114893617</text:p>
          </table:table-cell>
          <table:table-cell table:formula="of:=([.L22]+[.E22])/[.B22]" office:value-type="float" office:value="9.19702127659575" calcext:value-type="float">
            <text:p>9,1970212766</text:p>
          </table:table-cell>
          <table:table-cell table:formula="of:=([.M22]+[.E22])/[.B22]" office:value-type="float" office:value="9.18340425531915" calcext:value-type="float">
            <text:p>9,1834042553</text:p>
          </table:table-cell>
          <table:table-cell table:formula="of:=([.N22]+[.E22])/[.B22]" office:value-type="float" office:value="9.18340425531915" calcext:value-type="float">
            <text:p>9,1834042553</text:p>
          </table:table-cell>
          <table:table-cell table:formula="of:=([.O22]+[.E22])/[.B22]" office:value-type="float" office:value="9.18340425531915" calcext:value-type="float">
            <text:p>9,1834042553</text:p>
          </table:table-cell>
          <table:table-cell table:formula="of:=([.P22]+[.E22])/[.B22]" office:value-type="float" office:value="9.18340425531915" calcext:value-type="float">
            <text:p>9,1834042553</text:p>
          </table:table-cell>
          <table:table-cell table:formula="of:=([.Q22]+[.E22])/[.B22]" office:value-type="float" office:value="388.457446808511" calcext:value-type="float">
            <text:p>388,4574468085</text:p>
          </table:table-cell>
          <table:table-cell table:formula="of:=([.R22]+[.E22])/[.B22]" office:value-type="float" office:value="375.242978723404" calcext:value-type="float">
            <text:p>375,2429787234</text:p>
          </table:table-cell>
          <table:table-cell table:formula="of:=([.S22]+[.E22])/[.B22]" office:value-type="float" office:value="332.74" calcext:value-type="float">
            <text:p>332,74</text:p>
          </table:table-cell>
          <table:table-cell table:formula="of:=([.T22]+[.E22])/[.B22]" office:value-type="float" office:value="301.047234042553" calcext:value-type="float">
            <text:p>301,0472340426</text:p>
          </table:table-cell>
          <table:table-cell table:formula="of:=([.U22]+[.E22])/[.B22]" office:value-type="float" office:value="259.974042553191" calcext:value-type="float">
            <text:p>259,9740425532</text:p>
          </table:table-cell>
          <table:table-cell table:formula="of:=([.V22]+[.E22])/[.B22]" office:value-type="float" office:value="174.22170212766" calcext:value-type="float">
            <text:p>174,2217021277</text:p>
          </table:table-cell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23]/[.B23]" office:value-type="float" office:value="1" calcext:value-type="float">
            <text:p>1</text:p>
          </table:table-cell>
          <table:table-cell/>
          <table:table-cell table:formula="of:=[.D23]/[.B23]" office:value-type="float" office:value="9.2976170212766" calcext:value-type="float">
            <text:p>9,2976170213</text:p>
          </table:table-cell>
          <table:table-cell table:formula="of:=[.E23]/[.B23]" office:value-type="float" office:value="9.24493617021277" calcext:value-type="float">
            <text:p>9,2449361702</text:p>
          </table:table-cell>
          <table:table-cell/>
          <table:table-cell table:formula="of:=[.G23]/[.B23]" office:value-type="float" office:value="59.0429787234043" calcext:value-type="float">
            <text:p>59,0429787234</text:p>
          </table:table-cell>
          <table:table-cell/>
          <table:table-cell table:formula="of:=([.I23]+[.E23])/[.B23]" office:value-type="float" office:value="465.338553191489" calcext:value-type="float">
            <text:p>465,3385531915</text:p>
          </table:table-cell>
          <table:table-cell table:formula="of:=([.J23]+[.E23])/[.B23]" office:value-type="float" office:value="42.6372765957447" calcext:value-type="float">
            <text:p>42,6372765957</text:p>
          </table:table-cell>
          <table:table-cell table:formula="of:=([.K23]+[.E23])/[.B23]" office:value-type="float" office:value="9.67302127659574" calcext:value-type="float">
            <text:p>9,6730212766</text:p>
          </table:table-cell>
          <table:table-cell table:formula="of:=([.L23]+[.E23])/[.B23]" office:value-type="float" office:value="9.25855319148936" calcext:value-type="float">
            <text:p>9,2585531915</text:p>
          </table:table-cell>
          <table:table-cell table:formula="of:=([.M23]+[.E23])/[.B23]" office:value-type="float" office:value="9.24493617021277" calcext:value-type="float">
            <text:p>9,2449361702</text:p>
          </table:table-cell>
          <table:table-cell table:formula="of:=([.N23]+[.E23])/[.B23]" office:value-type="float" office:value="9.24493617021277" calcext:value-type="float">
            <text:p>9,2449361702</text:p>
          </table:table-cell>
          <table:table-cell table:formula="of:=([.O23]+[.E23])/[.B23]" office:value-type="float" office:value="9.24493617021277" calcext:value-type="float">
            <text:p>9,2449361702</text:p>
          </table:table-cell>
          <table:table-cell table:formula="of:=([.P23]+[.E23])/[.B23]" office:value-type="float" office:value="9.24493617021277" calcext:value-type="float">
            <text:p>9,2449361702</text:p>
          </table:table-cell>
          <table:table-cell table:formula="of:=([.Q23]+[.E23])/[.B23]" office:value-type="float" office:value="431.429617021277" calcext:value-type="float">
            <text:p>431,4296170213</text:p>
          </table:table-cell>
          <table:table-cell table:formula="of:=([.R23]+[.E23])/[.B23]" office:value-type="float" office:value="417.193872340426" calcext:value-type="float">
            <text:p>417,1938723404</text:p>
          </table:table-cell>
          <table:table-cell table:formula="of:=([.S23]+[.E23])/[.B23]" office:value-type="float" office:value="373.668765957447" calcext:value-type="float">
            <text:p>373,6687659574</text:p>
          </table:table-cell>
          <table:table-cell table:formula="of:=([.T23]+[.E23])/[.B23]" office:value-type="float" office:value="335.846638297872" calcext:value-type="float">
            <text:p>335,8466382979</text:p>
          </table:table-cell>
          <table:table-cell table:formula="of:=([.U23]+[.E23])/[.B23]" office:value-type="float" office:value="292.730042553191" calcext:value-type="float">
            <text:p>292,7300425532</text:p>
          </table:table-cell>
          <table:table-cell table:formula="of:=([.V23]+[.E23])/[.B23]" office:value-type="float" office:value="193.69514893617" calcext:value-type="float">
            <text:p>193,6951489362</text:p>
          </table:table-cell>
        </table:table-row>
        <table:table-row table:style-name="ro3">
          <table:table-cell table:number-columns-repeated="22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25]/[.B25]" office:value-type="float" office:value="1" calcext:value-type="float">
            <text:p>1</text:p>
          </table:table-cell>
          <table:table-cell/>
          <table:table-cell table:formula="of:=[.D25]/[.B25]" office:value-type="float" office:value="31.4636137071651" calcext:value-type="float">
            <text:p>31,4636137072</text:p>
          </table:table-cell>
          <table:table-cell table:formula="of:=[.E25]/[.B25]" office:value-type="float" office:value="28.9772585669782" calcext:value-type="float">
            <text:p>28,977258567</text:p>
          </table:table-cell>
          <table:table-cell/>
          <table:table-cell table:formula="of:=[.G25]/[.B25]" office:value-type="float" office:value="548.604984423676" calcext:value-type="float">
            <text:p>548,6049844237</text:p>
          </table:table-cell>
          <table:table-cell/>
          <table:table-cell table:formula="of:=([.I25]+[.E25])/[.B25]" office:value-type="float" office:value="2022.81028037383" calcext:value-type="float">
            <text:p>2022,8102803738</text:p>
          </table:table-cell>
          <table:table-cell table:formula="of:=([.J25]+[.E25])/[.B25]" office:value-type="float" office:value="1803.24080996885" calcext:value-type="float">
            <text:p>1803,2408099689</text:p>
          </table:table-cell>
          <table:table-cell table:formula="of:=([.K25]+[.E25])/[.B25]" office:value-type="float" office:value="1719.946105919" calcext:value-type="float">
            <text:p>1719,946105919</text:p>
          </table:table-cell>
          <table:table-cell table:formula="of:=([.L25]+[.E25])/[.B25]" office:value-type="float" office:value="1456.2707165109" calcext:value-type="float">
            <text:p>1456,2707165109</text:p>
          </table:table-cell>
          <table:table-cell table:formula="of:=([.M25]+[.E25])/[.B25]" office:value-type="float" office:value="966.420249221184" calcext:value-type="float">
            <text:p>966,4202492212</text:p>
          </table:table-cell>
          <table:table-cell table:formula="of:=([.N25]+[.E25])/[.B25]" office:value-type="float" office:value="785.419003115265" calcext:value-type="float">
            <text:p>785,4190031153</text:p>
          </table:table-cell>
          <table:table-cell table:formula="of:=([.O25]+[.E25])/[.B25]" office:value-type="float" office:value="555.695015576324" calcext:value-type="float">
            <text:p>555,6950155763</text:p>
          </table:table-cell>
          <table:table-cell table:formula="of:=([.P25]+[.E25])/[.B25]" office:value-type="float" office:value="181.210903426791" calcext:value-type="float">
            <text:p>181,2109034268</text:p>
          </table:table-cell>
          <table:table-cell table:formula="of:=([.Q25]+[.E25])/[.B25]" office:value-type="float" office:value="1983.40965732087" calcext:value-type="float">
            <text:p>1983,4096573209</text:p>
          </table:table-cell>
          <table:table-cell table:formula="of:=([.R25]+[.E25])/[.B25]" office:value-type="float" office:value="1925.01277258567" calcext:value-type="float">
            <text:p>1925,0127725857</text:p>
          </table:table-cell>
          <table:table-cell table:formula="of:=([.S25]+[.E25])/[.B25]" office:value-type="float" office:value="1889.80280373832" calcext:value-type="float">
            <text:p>1889,8028037383</text:p>
          </table:table-cell>
          <table:table-cell table:formula="of:=([.T25]+[.E25])/[.B25]" office:value-type="float" office:value="1802.1292834891" calcext:value-type="float">
            <text:p>1802,1292834891</text:p>
          </table:table-cell>
          <table:table-cell table:formula="of:=([.U25]+[.E25])/[.B25]" office:value-type="float" office:value="1790.25451713396" calcext:value-type="float">
            <text:p>1790,254517134</text:p>
          </table:table-cell>
          <table:table-cell table:formula="of:=([.V25]+[.E25])/[.B25]" office:value-type="float" office:value="1784.44018691589" calcext:value-type="float">
            <text:p>1784,4401869159</text:p>
          </table:table-cell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6]/[.B26]" office:value-type="float" office:value="1" calcext:value-type="float">
            <text:p>1</text:p>
          </table:table-cell>
          <table:table-cell/>
          <table:table-cell table:formula="of:=[.D26]/[.B26]" office:value-type="float" office:value="19.565046728972" calcext:value-type="float">
            <text:p>19,565046729</text:p>
          </table:table-cell>
          <table:table-cell table:formula="of:=[.E26]/[.B26]" office:value-type="float" office:value="20.496261682243" calcext:value-type="float">
            <text:p>20,4962616822</text:p>
          </table:table-cell>
          <table:table-cell/>
          <table:table-cell table:formula="of:=[.G26]/[.B26]" office:value-type="float" office:value="114.516510903427" calcext:value-type="float">
            <text:p>114,5165109034</text:p>
          </table:table-cell>
          <table:table-cell/>
          <table:table-cell table:formula="of:=([.I26]+[.E26])/[.B26]" office:value-type="float" office:value="663.619003115265" calcext:value-type="float">
            <text:p>663,6190031153</text:p>
          </table:table-cell>
          <table:table-cell table:formula="of:=([.J26]+[.E26])/[.B26]" office:value-type="float" office:value="174.625856697819" calcext:value-type="float">
            <text:p>174,6258566978</text:p>
          </table:table-cell>
          <table:table-cell table:formula="of:=([.K26]+[.E26])/[.B26]" office:value-type="float" office:value="138.951090342679" calcext:value-type="float">
            <text:p>138,9510903427</text:p>
          </table:table-cell>
          <table:table-cell table:formula="of:=([.L26]+[.E26])/[.B26]" office:value-type="float" office:value="52.9311526479751" calcext:value-type="float">
            <text:p>52,931152648</text:p>
          </table:table-cell>
          <table:table-cell table:formula="of:=([.M26]+[.E26])/[.B26]" office:value-type="float" office:value="51.8376947040498" calcext:value-type="float">
            <text:p>51,837694704</text:p>
          </table:table-cell>
          <table:table-cell table:formula="of:=([.N26]+[.E26])/[.B26]" office:value-type="float" office:value="136.013395638629" calcext:value-type="float">
            <text:p>136,0133956386</text:p>
          </table:table-cell>
          <table:table-cell table:formula="of:=([.O26]+[.E26])/[.B26]" office:value-type="float" office:value="50.8009345794393" calcext:value-type="float">
            <text:p>50,8009345794</text:p>
          </table:table-cell>
          <table:table-cell table:formula="of:=([.P26]+[.E26])/[.B26]" office:value-type="float" office:value="135.126168224299" calcext:value-type="float">
            <text:p>135,1261682243</text:p>
          </table:table-cell>
          <table:table-cell table:formula="of:=([.Q26]+[.E26])/[.B26]" office:value-type="float" office:value="635.915576323988" calcext:value-type="float">
            <text:p>635,915576324</text:p>
          </table:table-cell>
          <table:table-cell table:formula="of:=([.R26]+[.E26])/[.B26]" office:value-type="float" office:value="577.518691588785" calcext:value-type="float">
            <text:p>577,5186915888</text:p>
          </table:table-cell>
          <table:table-cell table:formula="of:=([.S26]+[.E26])/[.B26]" office:value-type="float" office:value="542.279439252336" calcext:value-type="float">
            <text:p>542,2794392523</text:p>
          </table:table-cell>
          <table:table-cell table:formula="of:=([.T26]+[.E26])/[.B26]" office:value-type="float" office:value="424.504984423676" calcext:value-type="float">
            <text:p>424,5049844237</text:p>
          </table:table-cell>
          <table:table-cell table:formula="of:=([.U26]+[.E26])/[.B26]" office:value-type="float" office:value="306.096884735202" calcext:value-type="float">
            <text:p>306,0968847352</text:p>
          </table:table-cell>
          <table:table-cell table:formula="of:=([.V26]+[.E26])/[.B26]" office:value-type="float" office:value="347.864485981308" calcext:value-type="float">
            <text:p>347,8644859813</text:p>
          </table:table-cell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table:formula="of:=[.B27]/[.B27]" office:value-type="float" office:value="1" calcext:value-type="float">
            <text:p>1</text:p>
          </table:table-cell>
          <table:table-cell/>
          <table:table-cell table:formula="of:=[.D27]/[.B27]" office:value-type="float" office:value="20.8789408099688" calcext:value-type="float">
            <text:p>20,87894081</text:p>
          </table:table-cell>
          <table:table-cell table:formula="of:=[.E27]/[.B27]" office:value-type="float" office:value="22.2016822429907" calcext:value-type="float">
            <text:p>22,201682243</text:p>
          </table:table-cell>
          <table:table-cell/>
          <table:table-cell table:formula="of:=[.G27]/[.B27]" office:value-type="float" office:value="97.7302180685358" calcext:value-type="float">
            <text:p>97,7302180685</text:p>
          </table:table-cell>
          <table:table-cell/>
          <table:table-cell table:formula="of:=([.I27]+[.E27])/[.B27]" office:value-type="float" office:value="599.044049844237" calcext:value-type="float">
            <text:p>599,0440498442</text:p>
          </table:table-cell>
          <table:table-cell table:formula="of:=([.J27]+[.E27])/[.B27]" office:value-type="float" office:value="151.991090342679" calcext:value-type="float">
            <text:p>151,9910903427</text:p>
          </table:table-cell>
          <table:table-cell table:formula="of:=([.K27]+[.E27])/[.B27]" office:value-type="float" office:value="55.930031152648" calcext:value-type="float">
            <text:p>55,9300311526</text:p>
          </table:table-cell>
          <table:table-cell table:formula="of:=([.L27]+[.E27])/[.B27]" office:value-type="float" office:value="54.4290965732087" calcext:value-type="float">
            <text:p>54,4290965732</text:p>
          </table:table-cell>
          <table:table-cell table:formula="of:=([.M27]+[.E27])/[.B27]" office:value-type="float" office:value="53.5431152647975" calcext:value-type="float">
            <text:p>53,5431152648</text:p>
          </table:table-cell>
          <table:table-cell table:formula="of:=([.N27]+[.E27])/[.B27]" office:value-type="float" office:value="53.0963862928349" calcext:value-type="float">
            <text:p>53,0963862928</text:p>
          </table:table-cell>
          <table:table-cell table:formula="of:=([.O27]+[.E27])/[.B27]" office:value-type="float" office:value="52.5063551401869" calcext:value-type="float">
            <text:p>52,5063551402</text:p>
          </table:table-cell>
          <table:table-cell table:formula="of:=([.P27]+[.E27])/[.B27]" office:value-type="float" office:value="52.2091588785047" calcext:value-type="float">
            <text:p>52,2091588785</text:p>
          </table:table-cell>
          <table:table-cell table:formula="of:=([.Q27]+[.E27])/[.B27]" office:value-type="float" office:value="571.531900311526" calcext:value-type="float">
            <text:p>571,5319003115</text:p>
          </table:table-cell>
          <table:table-cell table:formula="of:=([.R27]+[.E27])/[.B27]" office:value-type="float" office:value="513.134392523364" calcext:value-type="float">
            <text:p>513,1343925234</text:p>
          </table:table-cell>
          <table:table-cell table:formula="of:=([.S27]+[.E27])/[.B27]" office:value-type="float" office:value="449.626604361371" calcext:value-type="float">
            <text:p>449,6266043614</text:p>
          </table:table-cell>
          <table:table-cell table:formula="of:=([.T27]+[.E27])/[.B27]" office:value-type="float" office:value="327.37738317757" calcext:value-type="float">
            <text:p>327,3773831776</text:p>
          </table:table-cell>
          <table:table-cell table:formula="of:=([.U27]+[.E27])/[.B27]" office:value-type="float" office:value="234.943738317757" calcext:value-type="float">
            <text:p>234,9437383178</text:p>
          </table:table-cell>
          <table:table-cell table:formula="of:=([.V27]+[.E27])/[.B27]" office:value-type="float" office:value="290.842180685358" calcext:value-type="float">
            <text:p>290,8421806854</text:p>
          </table:table-cell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table:formula="of:=[.B28]/[.B28]" office:value-type="float" office:value="1" calcext:value-type="float">
            <text:p>1</text:p>
          </table:table-cell>
          <table:table-cell/>
          <table:table-cell table:formula="of:=[.D28]/[.B28]" office:value-type="float" office:value="19.1755140186916" calcext:value-type="float">
            <text:p>19,1755140187</text:p>
          </table:table-cell>
          <table:table-cell table:formula="of:=[.E28]/[.B28]" office:value-type="float" office:value="22.0011214953271" calcext:value-type="float">
            <text:p>22,0011214953</text:p>
          </table:table-cell>
          <table:table-cell/>
          <table:table-cell table:formula="of:=[.G28]/[.B28]" office:value-type="float" office:value="67.1626168224299" calcext:value-type="float">
            <text:p>67,1626168224</text:p>
          </table:table-cell>
          <table:table-cell/>
          <table:table-cell table:formula="of:=([.I28]+[.E28])/[.B28]" office:value-type="float" office:value="504.371214953271" calcext:value-type="float">
            <text:p>504,3712149533</text:p>
          </table:table-cell>
          <table:table-cell table:formula="of:=([.J28]+[.E28])/[.B28]" office:value-type="float" office:value="60.340062305296" calcext:value-type="float">
            <text:p>60,3400623053</text:p>
          </table:table-cell>
          <table:table-cell table:formula="of:=([.K28]+[.E28])/[.B28]" office:value-type="float" office:value="55.6148286604361" calcext:value-type="float">
            <text:p>55,6148286604</text:p>
          </table:table-cell>
          <table:table-cell table:formula="of:=([.L28]+[.E28])/[.B28]" office:value-type="float" office:value="54.1132710280374" calcext:value-type="float">
            <text:p>54,113271028</text:p>
          </table:table-cell>
          <table:table-cell table:formula="of:=([.M28]+[.E28])/[.B28]" office:value-type="float" office:value="53.342554517134" calcext:value-type="float">
            <text:p>53,3425545171</text:p>
          </table:table-cell>
          <table:table-cell table:formula="of:=([.N28]+[.E28])/[.B28]" office:value-type="float" office:value="52.8958255451713" calcext:value-type="float">
            <text:p>52,8958255452</text:p>
          </table:table-cell>
          <table:table-cell table:formula="of:=([.O28]+[.E28])/[.B28]" office:value-type="float" office:value="52.3057943925234" calcext:value-type="float">
            <text:p>52,3057943925</text:p>
          </table:table-cell>
          <table:table-cell table:formula="of:=([.P28]+[.E28])/[.B28]" office:value-type="float" office:value="52.0085981308411" calcext:value-type="float">
            <text:p>52,0085981308</text:p>
          </table:table-cell>
          <table:table-cell table:formula="of:=([.Q28]+[.E28])/[.B28]" office:value-type="float" office:value="477.875264797508" calcext:value-type="float">
            <text:p>477,8752647975</text:p>
          </table:table-cell>
          <table:table-cell table:formula="of:=([.R28]+[.E28])/[.B28]" office:value-type="float" office:value="419.477757009346" calcext:value-type="float">
            <text:p>419,4777570093</text:p>
          </table:table-cell>
          <table:table-cell table:formula="of:=([.S28]+[.E28])/[.B28]" office:value-type="float" office:value="257.471526479751" calcext:value-type="float">
            <text:p>257,4715264798</text:p>
          </table:table-cell>
          <table:table-cell table:formula="of:=([.T28]+[.E28])/[.B28]" office:value-type="float" office:value="254.456573208723" calcext:value-type="float">
            <text:p>254,4565732087</text:p>
          </table:table-cell>
          <table:table-cell table:formula="of:=([.U28]+[.E28])/[.B28]" office:value-type="float" office:value="81.5799376947041" calcext:value-type="float">
            <text:p>81,5799376947</text:p>
          </table:table-cell>
          <table:table-cell table:formula="of:=([.V28]+[.E28])/[.B28]" office:value-type="float" office:value="151.826666666667" calcext:value-type="float">
            <text:p>151,8266666667</text:p>
          </table:table-cell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table:formula="of:=[.B29]/[.B29]" office:value-type="float" office:value="1" calcext:value-type="float">
            <text:p>1</text:p>
          </table:table-cell>
          <table:table-cell/>
          <table:table-cell table:formula="of:=[.D29]/[.B29]" office:value-type="float" office:value="19.2943302180685" calcext:value-type="float">
            <text:p>19,2943302181</text:p>
          </table:table-cell>
          <table:table-cell table:formula="of:=[.E29]/[.B29]" office:value-type="float" office:value="19.2590031152648" calcext:value-type="float">
            <text:p>19,2590031153</text:p>
          </table:table-cell>
          <table:table-cell/>
          <table:table-cell table:formula="of:=[.G29]/[.B29]" office:value-type="float" office:value="60.7853582554517" calcext:value-type="float">
            <text:p>60,7853582555</text:p>
          </table:table-cell>
          <table:table-cell/>
          <table:table-cell table:formula="of:=([.I29]+[.E29])/[.B29]" office:value-type="float" office:value="502.130031152648" calcext:value-type="float">
            <text:p>502,1300311526</text:p>
          </table:table-cell>
          <table:table-cell table:formula="of:=([.J29]+[.E29])/[.B29]" office:value-type="float" office:value="57.5979439252336" calcext:value-type="float">
            <text:p>57,5979439252</text:p>
          </table:table-cell>
          <table:table-cell table:formula="of:=([.K29]+[.E29])/[.B29]" office:value-type="float" office:value="52.8727102803738" calcext:value-type="float">
            <text:p>52,8727102804</text:p>
          </table:table-cell>
          <table:table-cell table:formula="of:=([.L29]+[.E29])/[.B29]" office:value-type="float" office:value="51.3711526479751" calcext:value-type="float">
            <text:p>51,371152648</text:p>
          </table:table-cell>
          <table:table-cell table:formula="of:=([.M29]+[.E29])/[.B29]" office:value-type="float" office:value="50.6004361370716" calcext:value-type="float">
            <text:p>50,6004361371</text:p>
          </table:table-cell>
          <table:table-cell table:formula="of:=([.N29]+[.E29])/[.B29]" office:value-type="float" office:value="50.153707165109" calcext:value-type="float">
            <text:p>50,1537071651</text:p>
          </table:table-cell>
          <table:table-cell table:formula="of:=([.O29]+[.E29])/[.B29]" office:value-type="float" office:value="49.5636760124611" calcext:value-type="float">
            <text:p>49,5636760125</text:p>
          </table:table-cell>
          <table:table-cell table:formula="of:=([.P29]+[.E29])/[.B29]" office:value-type="float" office:value="49.2664797507788" calcext:value-type="float">
            <text:p>49,2664797508</text:p>
          </table:table-cell>
          <table:table-cell table:formula="of:=([.Q29]+[.E29])/[.B29]" office:value-type="float" office:value="475.291401869159" calcext:value-type="float">
            <text:p>475,2914018692</text:p>
          </table:table-cell>
          <table:table-cell table:formula="of:=([.R29]+[.E29])/[.B29]" office:value-type="float" office:value="416.893894080997" calcext:value-type="float">
            <text:p>416,893894081</text:p>
          </table:table-cell>
          <table:table-cell table:formula="of:=([.S29]+[.E29])/[.B29]" office:value-type="float" office:value="290.991090342679" calcext:value-type="float">
            <text:p>290,9910903427</text:p>
          </table:table-cell>
          <table:table-cell table:formula="of:=([.T29]+[.E29])/[.B29]" office:value-type="float" office:value="181.47769470405" calcext:value-type="float">
            <text:p>181,4776947041</text:p>
          </table:table-cell>
          <table:table-cell table:formula="of:=([.U29]+[.E29])/[.B29]" office:value-type="float" office:value="191.087663551402" calcext:value-type="float">
            <text:p>191,0876635514</text:p>
          </table:table-cell>
          <table:table-cell table:formula="of:=([.V29]+[.E29])/[.B29]" office:value-type="float" office:value="73.1294080996885" calcext:value-type="float">
            <text:p>73,1294080997</text:p>
          </table:table-cell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table:formula="of:=[.B30]/[.B30]" office:value-type="float" office:value="1" calcext:value-type="float">
            <text:p>1</text:p>
          </table:table-cell>
          <table:table-cell/>
          <table:table-cell table:formula="of:=[.D30]/[.B30]" office:value-type="float" office:value="19.1322118380062" calcext:value-type="float">
            <text:p>19,132211838</text:p>
          </table:table-cell>
          <table:table-cell table:formula="of:=[.E30]/[.B30]" office:value-type="float" office:value="20.9406230529595" calcext:value-type="float">
            <text:p>20,940623053</text:p>
          </table:table-cell>
          <table:table-cell/>
          <table:table-cell table:formula="of:=[.G30]/[.B30]" office:value-type="float" office:value="54.6680996884735" calcext:value-type="float">
            <text:p>54,6680996885</text:p>
          </table:table-cell>
          <table:table-cell/>
          <table:table-cell table:formula="of:=([.I30]+[.E30])/[.B30]" office:value-type="float" office:value="491.754953271028" calcext:value-type="float">
            <text:p>491,754953271</text:p>
          </table:table-cell>
          <table:table-cell table:formula="of:=([.J30]+[.E30])/[.B30]" office:value-type="float" office:value="59.2795638629284" calcext:value-type="float">
            <text:p>59,2795638629</text:p>
          </table:table-cell>
          <table:table-cell table:formula="of:=([.K30]+[.E30])/[.B30]" office:value-type="float" office:value="54.5543302180685" calcext:value-type="float">
            <text:p>54,5543302181</text:p>
          </table:table-cell>
          <table:table-cell table:formula="of:=([.L30]+[.E30])/[.B30]" office:value-type="float" office:value="53.0527725856698" calcext:value-type="float">
            <text:p>53,0527725857</text:p>
          </table:table-cell>
          <table:table-cell table:formula="of:=([.M30]+[.E30])/[.B30]" office:value-type="float" office:value="52.2820560747664" calcext:value-type="float">
            <text:p>52,2820560748</text:p>
          </table:table-cell>
          <table:table-cell table:formula="of:=([.N30]+[.E30])/[.B30]" office:value-type="float" office:value="51.8353271028037" calcext:value-type="float">
            <text:p>51,8353271028</text:p>
          </table:table-cell>
          <table:table-cell table:formula="of:=([.O30]+[.E30])/[.B30]" office:value-type="float" office:value="51.2452959501558" calcext:value-type="float">
            <text:p>51,2452959502</text:p>
          </table:table-cell>
          <table:table-cell table:formula="of:=([.P30]+[.E30])/[.B30]" office:value-type="float" office:value="50.9480996884735" calcext:value-type="float">
            <text:p>50,9480996885</text:p>
          </table:table-cell>
          <table:table-cell table:formula="of:=([.Q30]+[.E30])/[.B30]" office:value-type="float" office:value="462.960560747664" calcext:value-type="float">
            <text:p>462,9605607477</text:p>
          </table:table-cell>
          <table:table-cell table:formula="of:=([.R30]+[.E30])/[.B30]" office:value-type="float" office:value="340.182990654206" calcext:value-type="float">
            <text:p>340,1829906542</text:p>
          </table:table-cell>
          <table:table-cell table:formula="of:=([.S30]+[.E30])/[.B30]" office:value-type="float" office:value="304.804174454829" calcext:value-type="float">
            <text:p>304,8041744548</text:p>
          </table:table-cell>
          <table:table-cell table:formula="of:=([.T30]+[.E30])/[.B30]" office:value-type="float" office:value="92.5960747663551" calcext:value-type="float">
            <text:p>92,5960747664</text:p>
          </table:table-cell>
          <table:table-cell table:formula="of:=([.U30]+[.E30])/[.B30]" office:value-type="float" office:value="80.3998130841121" calcext:value-type="float">
            <text:p>80,3998130841</text:p>
          </table:table-cell>
          <table:table-cell table:formula="of:=([.V30]+[.E30])/[.B30]" office:value-type="float" office:value="74.3985669781931" calcext:value-type="float">
            <text:p>74,3985669782</text:p>
          </table:table-cell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31]/[.B31]" office:value-type="float" office:value="1" calcext:value-type="float">
            <text:p>1</text:p>
          </table:table-cell>
          <table:table-cell/>
          <table:table-cell table:formula="of:=[.D31]/[.B31]" office:value-type="float" office:value="23.6806230529595" calcext:value-type="float">
            <text:p>23,680623053</text:p>
          </table:table-cell>
          <table:table-cell table:formula="of:=[.E31]/[.B31]" office:value-type="float" office:value="24.8851713395639" calcext:value-type="float">
            <text:p>24,8851713396</text:p>
          </table:table-cell>
          <table:table-cell/>
          <table:table-cell table:formula="of:=[.G31]/[.B31]" office:value-type="float" office:value="295.852959501558" calcext:value-type="float">
            <text:p>295,8529595016</text:p>
          </table:table-cell>
          <table:table-cell/>
          <table:table-cell table:formula="of:=([.I31]+[.E31])/[.B31]" office:value-type="float" office:value="1166.99420560748" calcext:value-type="float">
            <text:p>1166,9942056075</text:p>
          </table:table-cell>
          <table:table-cell table:formula="of:=([.J31]+[.E31])/[.B31]" office:value-type="float" office:value="900.550591900312" calcext:value-type="float">
            <text:p>900,5505919003</text:p>
          </table:table-cell>
          <table:table-cell table:formula="of:=([.K31]+[.E31])/[.B31]" office:value-type="float" office:value="288.761806853583" calcext:value-type="float">
            <text:p>288,7618068536</text:p>
          </table:table-cell>
          <table:table-cell table:formula="of:=([.L31]+[.E31])/[.B31]" office:value-type="float" office:value="58.351214953271" calcext:value-type="float">
            <text:p>58,3512149533</text:p>
          </table:table-cell>
          <table:table-cell table:formula="of:=([.M31]+[.E31])/[.B31]" office:value-type="float" office:value="56.2284735202492" calcext:value-type="float">
            <text:p>56,2284735202</text:p>
          </table:table-cell>
          <table:table-cell table:formula="of:=([.N31]+[.E31])/[.B31]" office:value-type="float" office:value="55.7798753894081" calcext:value-type="float">
            <text:p>55,7798753894</text:p>
          </table:table-cell>
          <table:table-cell table:formula="of:=([.O31]+[.E31])/[.B31]" office:value-type="float" office:value="55.1898442367601" calcext:value-type="float">
            <text:p>55,1898442368</text:p>
          </table:table-cell>
          <table:table-cell table:formula="of:=([.P31]+[.E31])/[.B31]" office:value-type="float" office:value="54.8926479750779" calcext:value-type="float">
            <text:p>54,8926479751</text:p>
          </table:table-cell>
          <table:table-cell table:formula="of:=([.Q31]+[.E31])/[.B31]" office:value-type="float" office:value="1115.45401869159" calcext:value-type="float">
            <text:p>1115,4540186916</text:p>
          </table:table-cell>
          <table:table-cell table:formula="of:=([.R31]+[.E31])/[.B31]" office:value-type="float" office:value="1057.05651090343" calcext:value-type="float">
            <text:p>1057,0565109034</text:p>
          </table:table-cell>
          <table:table-cell table:formula="of:=([.S31]+[.E31])/[.B31]" office:value-type="float" office:value="1021.84654205608" calcext:value-type="float">
            <text:p>1021,8465420561</text:p>
          </table:table-cell>
          <table:table-cell table:formula="of:=([.T31]+[.E31])/[.B31]" office:value-type="float" office:value="934.173644859813" calcext:value-type="float">
            <text:p>934,1736448598</text:p>
          </table:table-cell>
          <table:table-cell table:formula="of:=([.U31]+[.E31])/[.B31]" office:value-type="float" office:value="922.298878504673" calcext:value-type="float">
            <text:p>922,2988785047</text:p>
          </table:table-cell>
          <table:table-cell table:formula="of:=([.V31]+[.E31])/[.B31]" office:value-type="float" office:value="916.484548286604" calcext:value-type="float">
            <text:p>916,4845482866</text:p>
          </table:table-cell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32]/[.B32]" office:value-type="float" office:value="1" calcext:value-type="float">
            <text:p>1</text:p>
          </table:table-cell>
          <table:table-cell/>
          <table:table-cell table:formula="of:=[.D32]/[.B32]" office:value-type="float" office:value="18.9978193146417" calcext:value-type="float">
            <text:p>18,9978193146</text:p>
          </table:table-cell>
          <table:table-cell table:formula="of:=[.E32]/[.B32]" office:value-type="float" office:value="21.1694704049844" calcext:value-type="float">
            <text:p>21,169470405</text:p>
          </table:table-cell>
          <table:table-cell/>
          <table:table-cell table:formula="of:=[.G32]/[.B32]" office:value-type="float" office:value="102.189408099688" calcext:value-type="float">
            <text:p>102,1894080997</text:p>
          </table:table-cell>
          <table:table-cell/>
          <table:table-cell table:formula="of:=([.I32]+[.E32])/[.B32]" office:value-type="float" office:value="580.434267912773" calcext:value-type="float">
            <text:p>580,4342679128</text:p>
          </table:table-cell>
          <table:table-cell table:formula="of:=([.J32]+[.E32])/[.B32]" office:value-type="float" office:value="59.5084112149533" calcext:value-type="float">
            <text:p>59,508411215</text:p>
          </table:table-cell>
          <table:table-cell table:formula="of:=([.K32]+[.E32])/[.B32]" office:value-type="float" office:value="54.7831775700935" calcext:value-type="float">
            <text:p>54,7831775701</text:p>
          </table:table-cell>
          <table:table-cell table:formula="of:=([.L32]+[.E32])/[.B32]" office:value-type="float" office:value="53.2816199376947" calcext:value-type="float">
            <text:p>53,2816199377</text:p>
          </table:table-cell>
          <table:table-cell table:formula="of:=([.M32]+[.E32])/[.B32]" office:value-type="float" office:value="52.5109034267913" calcext:value-type="float">
            <text:p>52,5109034268</text:p>
          </table:table-cell>
          <table:table-cell table:formula="of:=([.N32]+[.E32])/[.B32]" office:value-type="float" office:value="52.0641744548287" calcext:value-type="float">
            <text:p>52,0641744548</text:p>
          </table:table-cell>
          <table:table-cell table:formula="of:=([.O32]+[.E32])/[.B32]" office:value-type="float" office:value="51.4741433021807" calcext:value-type="float">
            <text:p>51,4741433022</text:p>
          </table:table-cell>
          <table:table-cell table:formula="of:=([.P32]+[.E32])/[.B32]" office:value-type="float" office:value="51.1769470404984" calcext:value-type="float">
            <text:p>51,1769470405</text:p>
          </table:table-cell>
          <table:table-cell table:formula="of:=([.Q32]+[.E32])/[.B32]" office:value-type="float" office:value="555.355763239875" calcext:value-type="float">
            <text:p>555,3557632399</text:p>
          </table:table-cell>
          <table:table-cell table:formula="of:=([.R32]+[.E32])/[.B32]" office:value-type="float" office:value="496.958255451713" calcext:value-type="float">
            <text:p>496,9582554517</text:p>
          </table:table-cell>
          <table:table-cell table:formula="of:=([.S32]+[.E32])/[.B32]" office:value-type="float" office:value="461.748286604361" calcext:value-type="float">
            <text:p>461,7482866044</text:p>
          </table:table-cell>
          <table:table-cell table:formula="of:=([.T32]+[.E32])/[.B32]" office:value-type="float" office:value="317.959501557632" calcext:value-type="float">
            <text:p>317,9595015576</text:p>
          </table:table-cell>
          <table:table-cell table:formula="of:=([.U32]+[.E32])/[.B32]" office:value-type="float" office:value="193.643613707165" calcext:value-type="float">
            <text:p>193,6436137072</text:p>
          </table:table-cell>
          <table:table-cell table:formula="of:=([.V32]+[.E32])/[.B32]" office:value-type="float" office:value="75.38753894081" calcext:value-type="float">
            <text:p>75,3875389408</text:p>
          </table:table-cell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33]/[.B33]" office:value-type="float" office:value="1" calcext:value-type="float">
            <text:p>1</text:p>
          </table:table-cell>
          <table:table-cell/>
          <table:table-cell table:formula="of:=[.D33]/[.B33]" office:value-type="float" office:value="18.2235514018692" calcext:value-type="float">
            <text:p>18,2235514019</text:p>
          </table:table-cell>
          <table:table-cell table:formula="of:=[.E33]/[.B33]" office:value-type="float" office:value="21.0765109034268" calcext:value-type="float">
            <text:p>21,0765109034</text:p>
          </table:table-cell>
          <table:table-cell/>
          <table:table-cell table:formula="of:=[.G33]/[.B33]" office:value-type="float" office:value="77.98753894081" calcext:value-type="float">
            <text:p>77,9875389408</text:p>
          </table:table-cell>
          <table:table-cell/>
          <table:table-cell table:formula="of:=([.I33]+[.E33])/[.B33]" office:value-type="float" office:value="531.940062305296" calcext:value-type="float">
            <text:p>531,9400623053</text:p>
          </table:table-cell>
          <table:table-cell table:formula="of:=([.J33]+[.E33])/[.B33]" office:value-type="float" office:value="59.4154517133956" calcext:value-type="float">
            <text:p>59,4154517134</text:p>
          </table:table-cell>
          <table:table-cell table:formula="of:=([.K33]+[.E33])/[.B33]" office:value-type="float" office:value="54.6902180685358" calcext:value-type="float">
            <text:p>54,6902180685</text:p>
          </table:table-cell>
          <table:table-cell table:formula="of:=([.L33]+[.E33])/[.B33]" office:value-type="float" office:value="53.1886604361371" calcext:value-type="float">
            <text:p>53,1886604361</text:p>
          </table:table-cell>
          <table:table-cell table:formula="of:=([.M33]+[.E33])/[.B33]" office:value-type="float" office:value="52.4179439252336" calcext:value-type="float">
            <text:p>52,4179439252</text:p>
          </table:table-cell>
          <table:table-cell table:formula="of:=([.N33]+[.E33])/[.B33]" office:value-type="float" office:value="51.971214953271" calcext:value-type="float">
            <text:p>51,9712149533</text:p>
          </table:table-cell>
          <table:table-cell table:formula="of:=([.O33]+[.E33])/[.B33]" office:value-type="float" office:value="51.3811838006231" calcext:value-type="float">
            <text:p>51,3811838006</text:p>
          </table:table-cell>
          <table:table-cell table:formula="of:=([.P33]+[.E33])/[.B33]" office:value-type="float" office:value="51.0839875389408" calcext:value-type="float">
            <text:p>51,0839875389</text:p>
          </table:table-cell>
          <table:table-cell table:formula="of:=([.Q33]+[.E33])/[.B33]" office:value-type="float" office:value="506.444112149533" calcext:value-type="float">
            <text:p>506,4441121495</text:p>
          </table:table-cell>
          <table:table-cell table:formula="of:=([.R33]+[.E33])/[.B33]" office:value-type="float" office:value="448.046604361371" calcext:value-type="float">
            <text:p>448,0466043614</text:p>
          </table:table-cell>
          <table:table-cell table:formula="of:=([.S33]+[.E33])/[.B33]" office:value-type="float" office:value="379.704548286604" calcext:value-type="float">
            <text:p>379,7045482866</text:p>
          </table:table-cell>
          <table:table-cell table:formula="of:=([.T33]+[.E33])/[.B33]" office:value-type="float" office:value="159.293333333333" calcext:value-type="float">
            <text:p>159,2933333333</text:p>
          </table:table-cell>
          <table:table-cell table:formula="of:=([.U33]+[.E33])/[.B33]" office:value-type="float" office:value="80.9039252336449" calcext:value-type="float">
            <text:p>80,9039252336</text:p>
          </table:table-cell>
          <table:table-cell table:formula="of:=([.V33]+[.E33])/[.B33]" office:value-type="float" office:value="74.9238629283489" calcext:value-type="float">
            <text:p>74,9238629283</text:p>
          </table:table-cell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34]/[.B34]" office:value-type="float" office:value="1" calcext:value-type="float">
            <text:p>1</text:p>
          </table:table-cell>
          <table:table-cell/>
          <table:table-cell table:formula="of:=[.D34]/[.B34]" office:value-type="float" office:value="18.3882242990654" calcext:value-type="float">
            <text:p>18,3882242991</text:p>
          </table:table-cell>
          <table:table-cell table:formula="of:=[.E34]/[.B34]" office:value-type="float" office:value="20.2298442367601" calcext:value-type="float">
            <text:p>20,2298442368</text:p>
          </table:table-cell>
          <table:table-cell/>
          <table:table-cell table:formula="of:=[.G34]/[.B34]" office:value-type="float" office:value="78.2479750778816" calcext:value-type="float">
            <text:p>78,2479750779</text:p>
          </table:table-cell>
          <table:table-cell/>
          <table:table-cell table:formula="of:=([.I34]+[.E34])/[.B34]" office:value-type="float" office:value="571.056635514019" calcext:value-type="float">
            <text:p>571,056635514</text:p>
          </table:table-cell>
          <table:table-cell table:formula="of:=([.J34]+[.E34])/[.B34]" office:value-type="float" office:value="58.568785046729" calcext:value-type="float">
            <text:p>58,5687850467</text:p>
          </table:table-cell>
          <table:table-cell table:formula="of:=([.K34]+[.E34])/[.B34]" office:value-type="float" office:value="53.8435514018692" calcext:value-type="float">
            <text:p>53,8435514019</text:p>
          </table:table-cell>
          <table:table-cell table:formula="of:=([.L34]+[.E34])/[.B34]" office:value-type="float" office:value="52.3419937694704" calcext:value-type="float">
            <text:p>52,3419937695</text:p>
          </table:table-cell>
          <table:table-cell table:formula="of:=([.M34]+[.E34])/[.B34]" office:value-type="float" office:value="51.571277258567" calcext:value-type="float">
            <text:p>51,5712772586</text:p>
          </table:table-cell>
          <table:table-cell table:formula="of:=([.N34]+[.E34])/[.B34]" office:value-type="float" office:value="51.1245482866044" calcext:value-type="float">
            <text:p>51,1245482866</text:p>
          </table:table-cell>
          <table:table-cell table:formula="of:=([.O34]+[.E34])/[.B34]" office:value-type="float" office:value="50.5345171339564" calcext:value-type="float">
            <text:p>50,534517134</text:p>
          </table:table-cell>
          <table:table-cell table:formula="of:=([.P34]+[.E34])/[.B34]" office:value-type="float" office:value="50.2373208722741" calcext:value-type="float">
            <text:p>50,2373208723</text:p>
          </table:table-cell>
          <table:table-cell table:formula="of:=([.Q34]+[.E34])/[.B34]" office:value-type="float" office:value="551.375638629284" calcext:value-type="float">
            <text:p>551,3756386293</text:p>
          </table:table-cell>
          <table:table-cell table:formula="of:=([.R34]+[.E34])/[.B34]" office:value-type="float" office:value="492.978130841122" calcext:value-type="float">
            <text:p>492,9781308411</text:p>
          </table:table-cell>
          <table:table-cell table:formula="of:=([.S34]+[.E34])/[.B34]" office:value-type="float" office:value="418.108971962617" calcext:value-type="float">
            <text:p>418,1089719626</text:p>
          </table:table-cell>
          <table:table-cell table:formula="of:=([.T34]+[.E34])/[.B34]" office:value-type="float" office:value="171.548847352025" calcext:value-type="float">
            <text:p>171,548847352</text:p>
          </table:table-cell>
          <table:table-cell table:formula="of:=([.U34]+[.E34])/[.B34]" office:value-type="float" office:value="79.9569470404984" calcext:value-type="float">
            <text:p>79,9569470405</text:p>
          </table:table-cell>
          <table:table-cell table:formula="of:=([.V34]+[.E34])/[.B34]" office:value-type="float" office:value="73.9438629283489" calcext:value-type="float">
            <text:p>73,9438629283</text:p>
          </table:table-cell>
        </table:table-row>
        <table:table-row table:style-name="ro3">
          <table:table-cell table:number-columns-repeated="22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table:formula="of:=[.B36]/[.B36]" office:value-type="float" office:value="1" calcext:value-type="float">
            <text:p>1</text:p>
          </table:table-cell>
          <table:table-cell/>
          <table:table-cell table:formula="of:=[.D36]/[.B36]" office:value-type="float" office:value="21.0341232227488" calcext:value-type="float">
            <text:p>21,0341232227</text:p>
          </table:table-cell>
          <table:table-cell table:formula="of:=[.E36]/[.B36]" office:value-type="float" office:value="21.3472511848341" calcext:value-type="float">
            <text:p>21,3472511848</text:p>
          </table:table-cell>
          <table:table-cell/>
          <table:table-cell table:formula="of:=[.G36]/[.B36]" office:value-type="float" office:value="401.958767772512" calcext:value-type="float">
            <text:p>401,9587677725</text:p>
          </table:table-cell>
          <table:table-cell/>
          <table:table-cell table:formula="of:=([.I36]+[.E36])/[.B36]" office:value-type="float" office:value="1496.01739336493" calcext:value-type="float">
            <text:p>1496,0173933649</text:p>
          </table:table-cell>
          <table:table-cell table:formula="of:=([.J36]+[.E36])/[.B36]" office:value-type="float" office:value="1308.17616113744" calcext:value-type="float">
            <text:p>1308,1761611374</text:p>
          </table:table-cell>
          <table:table-cell table:formula="of:=([.K36]+[.E36])/[.B36]" office:value-type="float" office:value="1214.78990521327" calcext:value-type="float">
            <text:p>1214,7899052133</text:p>
          </table:table-cell>
          <table:table-cell table:formula="of:=([.L36]+[.E36])/[.B36]" office:value-type="float" office:value="1136.21739336493" calcext:value-type="float">
            <text:p>1136,2173933649</text:p>
          </table:table-cell>
          <table:table-cell table:formula="of:=([.M36]+[.E36])/[.B36]" office:value-type="float" office:value="1003.28658767773" calcext:value-type="float">
            <text:p>1003,2865876777</text:p>
          </table:table-cell>
          <table:table-cell table:formula="of:=([.N36]+[.E36])/[.B36]" office:value-type="float" office:value="888.544881516588" calcext:value-type="float">
            <text:p>888,5448815166</text:p>
          </table:table-cell>
          <table:table-cell table:formula="of:=([.O36]+[.E36])/[.B36]" office:value-type="float" office:value="742.794170616114" calcext:value-type="float">
            <text:p>742,7941706161</text:p>
          </table:table-cell>
          <table:table-cell table:formula="of:=([.P36]+[.E36])/[.B36]" office:value-type="float" office:value="499.731137440758" calcext:value-type="float">
            <text:p>499,7311374408</text:p>
          </table:table-cell>
          <table:table-cell table:formula="of:=([.Q36]+[.E36])/[.B36]" office:value-type="float" office:value="1458.70317535545" calcext:value-type="float">
            <text:p>1458,7031753555</text:p>
          </table:table-cell>
          <table:table-cell table:formula="of:=([.R36]+[.E36])/[.B36]" office:value-type="float" office:value="1440.60601895735" calcext:value-type="float">
            <text:p>1440,6060189574</text:p>
          </table:table-cell>
          <table:table-cell table:formula="of:=([.S36]+[.E36])/[.B36]" office:value-type="float" office:value="1387.89559241706" calcext:value-type="float">
            <text:p>1387,8955924171</text:p>
          </table:table-cell>
          <table:table-cell table:formula="of:=([.T36]+[.E36])/[.B36]" office:value-type="float" office:value="1411.42829383886" calcext:value-type="float">
            <text:p>1411,4282938389</text:p>
          </table:table-cell>
          <table:table-cell table:formula="of:=([.U36]+[.E36])/[.B36]" office:value-type="float" office:value="1361.64109004739" calcext:value-type="float">
            <text:p>1361,6410900474</text:p>
          </table:table-cell>
          <table:table-cell table:formula="of:=([.V36]+[.E36])/[.B36]" office:value-type="float" office:value="1339.19796208531" calcext:value-type="float">
            <text:p>1339,1979620853</text:p>
          </table:table-cell>
        </table:table-row>
        <table:table-row table:style-name="ro3">
          <table:table-cell office:value-type="string" calcext:value-type="string">
            <text:p>Variable length 7 calc det 11</text:p>
          </table:table-cell>
          <table:table-cell table:formula="of:=[.B37]/[.B37]" office:value-type="float" office:value="1" calcext:value-type="float">
            <text:p>1</text:p>
          </table:table-cell>
          <table:table-cell/>
          <table:table-cell table:formula="of:=[.D37]/[.B37]" office:value-type="float" office:value="13.1443127962085" calcext:value-type="float">
            <text:p>13,1443127962</text:p>
          </table:table-cell>
          <table:table-cell table:formula="of:=[.E37]/[.B37]" office:value-type="float" office:value="13.4134123222749" calcext:value-type="float">
            <text:p>13,4134123223</text:p>
          </table:table-cell>
          <table:table-cell/>
          <table:table-cell table:formula="of:=[.G37]/[.B37]" office:value-type="float" office:value="82.1957345971564" calcext:value-type="float">
            <text:p>82,1957345972</text:p>
          </table:table-cell>
          <table:table-cell/>
          <table:table-cell table:formula="of:=([.I37]+[.E37])/[.B37]" office:value-type="float" office:value="488.677393364929" calcext:value-type="float">
            <text:p>488,6773933649</text:p>
          </table:table-cell>
          <table:table-cell table:formula="of:=([.J37]+[.E37])/[.B37]" office:value-type="float" office:value="197.28355450237" calcext:value-type="float">
            <text:p>197,2835545024</text:p>
          </table:table-cell>
          <table:table-cell table:formula="of:=([.K37]+[.E37])/[.B37]" office:value-type="float" office:value="106.137582938389" calcext:value-type="float">
            <text:p>106,1375829384</text:p>
          </table:table-cell>
          <table:table-cell table:formula="of:=([.L37]+[.E37])/[.B37]" office:value-type="float" office:value="74.9622274881517" calcext:value-type="float">
            <text:p>74,9622274882</text:p>
          </table:table-cell>
          <table:table-cell table:formula="of:=([.M37]+[.E37])/[.B37]" office:value-type="float" office:value="49.984028436019" calcext:value-type="float">
            <text:p>49,984028436</text:p>
          </table:table-cell>
          <table:table-cell table:formula="of:=([.N37]+[.E37])/[.B37]" office:value-type="float" office:value="54.3764454976303" calcext:value-type="float">
            <text:p>54,3764454976</text:p>
          </table:table-cell>
          <table:table-cell table:formula="of:=([.O37]+[.E37])/[.B37]" office:value-type="float" office:value="24.3247867298578" calcext:value-type="float">
            <text:p>24,3247867299</text:p>
          </table:table-cell>
          <table:table-cell table:formula="of:=([.P37]+[.E37])/[.B37]" office:value-type="float" office:value="35.8754976303318" calcext:value-type="float">
            <text:p>35,8754976303</text:p>
          </table:table-cell>
          <table:table-cell table:formula="of:=([.Q37]+[.E37])/[.B37]" office:value-type="float" office:value="441.270758293839" calcext:value-type="float">
            <text:p>441,2707582938</text:p>
          </table:table-cell>
          <table:table-cell table:formula="of:=([.R37]+[.E37])/[.B37]" office:value-type="float" office:value="423.173601895735" calcext:value-type="float">
            <text:p>423,1736018957</text:p>
          </table:table-cell>
          <table:table-cell table:formula="of:=([.S37]+[.E37])/[.B37]" office:value-type="float" office:value="356.608199052133" calcext:value-type="float">
            <text:p>356,6081990521</text:p>
          </table:table-cell>
          <table:table-cell table:formula="of:=([.T37]+[.E37])/[.B37]" office:value-type="float" office:value="364.6636492891" calcext:value-type="float">
            <text:p>364,6636492891</text:p>
          </table:table-cell>
          <table:table-cell table:formula="of:=([.U37]+[.E37])/[.B37]" office:value-type="float" office:value="320.659383886256" calcext:value-type="float">
            <text:p>320,6593838863</text:p>
          </table:table-cell>
          <table:table-cell table:formula="of:=([.V37]+[.E37])/[.B37]" office:value-type="float" office:value="258.09682464455" calcext:value-type="float">
            <text:p>258,0968246446</text:p>
          </table:table-cell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table:formula="of:=[.B38]/[.B38]" office:value-type="float" office:value="1" calcext:value-type="float">
            <text:p>1</text:p>
          </table:table-cell>
          <table:table-cell/>
          <table:table-cell table:formula="of:=[.D38]/[.B38]" office:value-type="float" office:value="13.0158767772512" calcext:value-type="float">
            <text:p>13,0158767773</text:p>
          </table:table-cell>
          <table:table-cell table:formula="of:=[.E38]/[.B38]" office:value-type="float" office:value="12.2132701421801" calcext:value-type="float">
            <text:p>12,2132701422</text:p>
          </table:table-cell>
          <table:table-cell/>
          <table:table-cell table:formula="of:=[.G38]/[.B38]" office:value-type="float" office:value="74.4734597156398" calcext:value-type="float">
            <text:p>74,4734597156</text:p>
          </table:table-cell>
          <table:table-cell/>
          <table:table-cell table:formula="of:=([.I38]+[.E38])/[.B38]" office:value-type="float" office:value="448.816113744076" calcext:value-type="float">
            <text:p>448,8161137441</text:p>
          </table:table-cell>
          <table:table-cell table:formula="of:=([.J38]+[.E38])/[.B38]" office:value-type="float" office:value="134.591943127962" calcext:value-type="float">
            <text:p>134,591943128</text:p>
          </table:table-cell>
          <table:table-cell table:formula="of:=([.K38]+[.E38])/[.B38]" office:value-type="float" office:value="72.1502369668247" calcext:value-type="float">
            <text:p>72,1502369668</text:p>
          </table:table-cell>
          <table:table-cell table:formula="of:=([.L38]+[.E38])/[.B38]" office:value-type="float" office:value="52.4090047393365" calcext:value-type="float">
            <text:p>52,4090047393</text:p>
          </table:table-cell>
          <table:table-cell table:formula="of:=([.M38]+[.E38])/[.B38]" office:value-type="float" office:value="40.9620853080569" calcext:value-type="float">
            <text:p>40,9620853081</text:p>
          </table:table-cell>
          <table:table-cell table:formula="of:=([.N38]+[.E38])/[.B38]" office:value-type="float" office:value="40.4909952606635" calcext:value-type="float">
            <text:p>40,4909952607</text:p>
          </table:table-cell>
          <table:table-cell table:formula="of:=([.O38]+[.E38])/[.B38]" office:value-type="float" office:value="25.2876777251185" calcext:value-type="float">
            <text:p>25,2876777251</text:p>
          </table:table-cell>
          <table:table-cell table:formula="of:=([.P38]+[.E38])/[.B38]" office:value-type="float" office:value="27.2123222748815" calcext:value-type="float">
            <text:p>27,2123222749</text:p>
          </table:table-cell>
          <table:table-cell table:formula="of:=([.Q38]+[.E38])/[.B38]" office:value-type="float" office:value="402.543127962085" calcext:value-type="float">
            <text:p>402,5431279621</text:p>
          </table:table-cell>
          <table:table-cell table:formula="of:=([.R38]+[.E38])/[.B38]" office:value-type="float" office:value="382.920853080569" calcext:value-type="float">
            <text:p>382,9208530806</text:p>
          </table:table-cell>
          <table:table-cell table:formula="of:=([.S38]+[.E38])/[.B38]" office:value-type="float" office:value="318.488151658768" calcext:value-type="float">
            <text:p>318,4881516588</text:p>
          </table:table-cell>
          <table:table-cell table:formula="of:=([.T38]+[.E38])/[.B38]" office:value-type="float" office:value="323.992417061611" calcext:value-type="float">
            <text:p>323,9924170616</text:p>
          </table:table-cell>
          <table:table-cell table:formula="of:=([.U38]+[.E38])/[.B38]" office:value-type="float" office:value="262.091943127962" calcext:value-type="float">
            <text:p>262,091943128</text:p>
          </table:table-cell>
          <table:table-cell table:formula="of:=([.V38]+[.E38])/[.B38]" office:value-type="float" office:value="210.610426540284" calcext:value-type="float">
            <text:p>210,6104265403</text:p>
          </table:table-cell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table:formula="of:=[.B39]/[.B39]" office:value-type="float" office:value="1" calcext:value-type="float">
            <text:p>1</text:p>
          </table:table-cell>
          <table:table-cell/>
          <table:table-cell table:formula="of:=[.D39]/[.B39]" office:value-type="float" office:value="11.6445971563981" calcext:value-type="float">
            <text:p>11,6445971564</text:p>
          </table:table-cell>
          <table:table-cell table:formula="of:=[.E39]/[.B39]" office:value-type="float" office:value="11.9081990521327" calcext:value-type="float">
            <text:p>11,9081990521</text:p>
          </table:table-cell>
          <table:table-cell/>
          <table:table-cell table:formula="of:=[.G39]/[.B39]" office:value-type="float" office:value="49.9345971563981" calcext:value-type="float">
            <text:p>49,9345971564</text:p>
          </table:table-cell>
          <table:table-cell/>
          <table:table-cell table:formula="of:=([.I39]+[.E39])/[.B39]" office:value-type="float" office:value="381.261753554502" calcext:value-type="float">
            <text:p>381,2617535545</text:p>
          </table:table-cell>
          <table:table-cell table:formula="of:=([.J39]+[.E39])/[.B39]" office:value-type="float" office:value="82.1499052132701" calcext:value-type="float">
            <text:p>82,1499052133</text:p>
          </table:table-cell>
          <table:table-cell table:formula="of:=([.K39]+[.E39])/[.B39]" office:value-type="float" office:value="55.6522748815166" calcext:value-type="float">
            <text:p>55,6522748815</text:p>
          </table:table-cell>
          <table:table-cell table:formula="of:=([.L39]+[.E39])/[.B39]" office:value-type="float" office:value="32.3190995260664" calcext:value-type="float">
            <text:p>32,3190995261</text:p>
          </table:table-cell>
          <table:table-cell table:formula="of:=([.M39]+[.E39])/[.B39]" office:value-type="float" office:value="27.1930331753555" calcext:value-type="float">
            <text:p>27,1930331754</text:p>
          </table:table-cell>
          <table:table-cell table:formula="of:=([.N39]+[.E39])/[.B39]" office:value-type="float" office:value="24.1816587677725" calcext:value-type="float">
            <text:p>24,1816587678</text:p>
          </table:table-cell>
          <table:table-cell table:formula="of:=([.O39]+[.E39])/[.B39]" office:value-type="float" office:value="15.6503791469194" calcext:value-type="float">
            <text:p>15,6503791469</text:p>
          </table:table-cell>
          <table:table-cell table:formula="of:=([.P39]+[.E39])/[.B39]" office:value-type="float" office:value="15.3608056872038" calcext:value-type="float">
            <text:p>15,3608056872</text:p>
          </table:table-cell>
          <table:table-cell table:formula="of:=([.Q39]+[.E39])/[.B39]" office:value-type="float" office:value="334.002511848341" calcext:value-type="float">
            <text:p>334,0025118483</text:p>
          </table:table-cell>
          <table:table-cell table:formula="of:=([.R39]+[.E39])/[.B39]" office:value-type="float" office:value="306.094928909953" calcext:value-type="float">
            <text:p>306,09492891</text:p>
          </table:table-cell>
          <table:table-cell table:formula="of:=([.S39]+[.E39])/[.B39]" office:value-type="float" office:value="231.817203791469" calcext:value-type="float">
            <text:p>231,8172037915</text:p>
          </table:table-cell>
          <table:table-cell table:formula="of:=([.T39]+[.E39])/[.B39]" office:value-type="float" office:value="241.81009478673" calcext:value-type="float">
            <text:p>241,8100947867</text:p>
          </table:table-cell>
          <table:table-cell table:formula="of:=([.U39]+[.E39])/[.B39]" office:value-type="float" office:value="148.571232227488" calcext:value-type="float">
            <text:p>148,5712322275</text:p>
          </table:table-cell>
          <table:table-cell table:formula="of:=([.V39]+[.E39])/[.B39]" office:value-type="float" office:value="137.29018957346" calcext:value-type="float">
            <text:p>137,2901895735</text:p>
          </table:table-cell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table:formula="of:=[.B40]/[.B40]" office:value-type="float" office:value="1" calcext:value-type="float">
            <text:p>1</text:p>
          </table:table-cell>
          <table:table-cell/>
          <table:table-cell table:formula="of:=[.D40]/[.B40]" office:value-type="float" office:value="11.3674881516588" calcext:value-type="float">
            <text:p>11,3674881517</text:p>
          </table:table-cell>
          <table:table-cell table:formula="of:=[.E40]/[.B40]" office:value-type="float" office:value="11.9951658767773" calcext:value-type="float">
            <text:p>11,9951658768</text:p>
          </table:table-cell>
          <table:table-cell/>
          <table:table-cell table:formula="of:=[.G40]/[.B40]" office:value-type="float" office:value="45.9407582938389" calcext:value-type="float">
            <text:p>45,9407582938</text:p>
          </table:table-cell>
          <table:table-cell/>
          <table:table-cell table:formula="of:=([.I40]+[.E40])/[.B40]" office:value-type="float" office:value="379.650142180095" calcext:value-type="float">
            <text:p>379,6501421801</text:p>
          </table:table-cell>
          <table:table-cell table:formula="of:=([.J40]+[.E40])/[.B40]" office:value-type="float" office:value="60.6055924170616" calcext:value-type="float">
            <text:p>60,6055924171</text:p>
          </table:table-cell>
          <table:table-cell table:formula="of:=([.K40]+[.E40])/[.B40]" office:value-type="float" office:value="36.7141232227488" calcext:value-type="float">
            <text:p>36,7141232227</text:p>
          </table:table-cell>
          <table:table-cell table:formula="of:=([.L40]+[.E40])/[.B40]" office:value-type="float" office:value="21.583317535545" calcext:value-type="float">
            <text:p>21,5833175355</text:p>
          </table:table-cell>
          <table:table-cell table:formula="of:=([.M40]+[.E40])/[.B40]" office:value-type="float" office:value="18.9345023696682" calcext:value-type="float">
            <text:p>18,9345023697</text:p>
          </table:table-cell>
          <table:table-cell table:formula="of:=([.N40]+[.E40])/[.B40]" office:value-type="float" office:value="25.5672037914692" calcext:value-type="float">
            <text:p>25,5672037915</text:p>
          </table:table-cell>
          <table:table-cell table:formula="of:=([.O40]+[.E40])/[.B40]" office:value-type="float" office:value="14.6477725118483" calcext:value-type="float">
            <text:p>14,6477725118</text:p>
          </table:table-cell>
          <table:table-cell table:formula="of:=([.P40]+[.E40])/[.B40]" office:value-type="float" office:value="14.2169668246446" calcext:value-type="float">
            <text:p>14,2169668246</text:p>
          </table:table-cell>
          <table:table-cell table:formula="of:=([.Q40]+[.E40])/[.B40]" office:value-type="float" office:value="333.628341232228" calcext:value-type="float">
            <text:p>333,6283412322</text:p>
          </table:table-cell>
          <table:table-cell table:formula="of:=([.R40]+[.E40])/[.B40]" office:value-type="float" office:value="304.617440758294" calcext:value-type="float">
            <text:p>304,6174407583</text:p>
          </table:table-cell>
          <table:table-cell table:formula="of:=([.S40]+[.E40])/[.B40]" office:value-type="float" office:value="227.508436018957" calcext:value-type="float">
            <text:p>227,508436019</text:p>
          </table:table-cell>
          <table:table-cell table:formula="of:=([.T40]+[.E40])/[.B40]" office:value-type="float" office:value="195.195165876777" calcext:value-type="float">
            <text:p>195,1951658768</text:p>
          </table:table-cell>
          <table:table-cell table:formula="of:=([.U40]+[.E40])/[.B40]" office:value-type="float" office:value="196.064834123223" calcext:value-type="float">
            <text:p>196,0648341232</text:p>
          </table:table-cell>
          <table:table-cell table:formula="of:=([.V40]+[.E40])/[.B40]" office:value-type="float" office:value="100.762938388626" calcext:value-type="float">
            <text:p>100,7629383886</text:p>
          </table:table-cell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table:formula="of:=[.B41]/[.B41]" office:value-type="float" office:value="1" calcext:value-type="float">
            <text:p>1</text:p>
          </table:table-cell>
          <table:table-cell/>
          <table:table-cell table:formula="of:=[.D41]/[.B41]" office:value-type="float" office:value="11.4094786729858" calcext:value-type="float">
            <text:p>11,409478673</text:p>
          </table:table-cell>
          <table:table-cell table:formula="of:=[.E41]/[.B41]" office:value-type="float" office:value="11.5085781990521" calcext:value-type="float">
            <text:p>11,5085781991</text:p>
          </table:table-cell>
          <table:table-cell/>
          <table:table-cell table:formula="of:=[.G41]/[.B41]" office:value-type="float" office:value="43.7230331753555" calcext:value-type="float">
            <text:p>43,7230331754</text:p>
          </table:table-cell>
          <table:table-cell/>
          <table:table-cell table:formula="of:=([.I41]+[.E41])/[.B41]" office:value-type="float" office:value="376.194834123223" calcext:value-type="float">
            <text:p>376,1948341232</text:p>
          </table:table-cell>
          <table:table-cell table:formula="of:=([.J41]+[.E41])/[.B41]" office:value-type="float" office:value="54.0161611374408" calcext:value-type="float">
            <text:p>54,0161611374</text:p>
          </table:table-cell>
          <table:table-cell table:formula="of:=([.K41]+[.E41])/[.B41]" office:value-type="float" office:value="32.4550236966825" calcext:value-type="float">
            <text:p>32,4550236967</text:p>
          </table:table-cell>
          <table:table-cell table:formula="of:=([.L41]+[.E41])/[.B41]" office:value-type="float" office:value="21.2531279620853" calcext:value-type="float">
            <text:p>21,2531279621</text:p>
          </table:table-cell>
          <table:table-cell table:formula="of:=([.M41]+[.E41])/[.B41]" office:value-type="float" office:value="21.4697156398104" calcext:value-type="float">
            <text:p>21,4697156398</text:p>
          </table:table-cell>
          <table:table-cell table:formula="of:=([.N41]+[.E41])/[.B41]" office:value-type="float" office:value="26.0896208530806" calcext:value-type="float">
            <text:p>26,0896208531</text:p>
          </table:table-cell>
          <table:table-cell table:formula="of:=([.O41]+[.E41])/[.B41]" office:value-type="float" office:value="14.1611848341232" calcext:value-type="float">
            <text:p>14,1611848341</text:p>
          </table:table-cell>
          <table:table-cell table:formula="of:=([.P41]+[.E41])/[.B41]" office:value-type="float" office:value="13.7303791469194" calcext:value-type="float">
            <text:p>13,7303791469</text:p>
          </table:table-cell>
          <table:table-cell table:formula="of:=([.Q41]+[.E41])/[.B41]" office:value-type="float" office:value="329.080142180095" calcext:value-type="float">
            <text:p>329,0801421801</text:p>
          </table:table-cell>
          <table:table-cell table:formula="of:=([.R41]+[.E41])/[.B41]" office:value-type="float" office:value="300.346018957346" calcext:value-type="float">
            <text:p>300,3460189573</text:p>
          </table:table-cell>
          <table:table-cell table:formula="of:=([.S41]+[.E41])/[.B41]" office:value-type="float" office:value="225.655497630332" calcext:value-type="float">
            <text:p>225,6554976303</text:p>
          </table:table-cell>
          <table:table-cell table:formula="of:=([.T41]+[.E41])/[.B41]" office:value-type="float" office:value="196.901943127962" calcext:value-type="float">
            <text:p>196,901943128</text:p>
          </table:table-cell>
          <table:table-cell table:formula="of:=([.U41]+[.E41])/[.B41]" office:value-type="float" office:value="140.527535545024" calcext:value-type="float">
            <text:p>140,527535545</text:p>
          </table:table-cell>
          <table:table-cell table:formula="of:=([.V41]+[.E41])/[.B41]" office:value-type="float" office:value="99.8294312796208" calcext:value-type="float">
            <text:p>99,8294312796</text:p>
          </table:table-cell>
        </table:table-row>
        <table:table-row table:style-name="ro3">
          <table:table-cell office:value-type="string" calcext:value-type="string">
            <text:p>Fixed length 20b calc det 11</text:p>
          </table:table-cell>
          <table:table-cell table:formula="of:=[.B42]/[.B42]" office:value-type="float" office:value="1" calcext:value-type="float">
            <text:p>1</text:p>
          </table:table-cell>
          <table:table-cell/>
          <table:table-cell table:formula="of:=[.D42]/[.B42]" office:value-type="float" office:value="15.2615165876777" calcext:value-type="float">
            <text:p>15,2615165877</text:p>
          </table:table-cell>
          <table:table-cell table:formula="of:=[.E42]/[.B42]" office:value-type="float" office:value="14.5055924170616" calcext:value-type="float">
            <text:p>14,5055924171</text:p>
          </table:table-cell>
          <table:table-cell/>
          <table:table-cell table:formula="of:=[.G42]/[.B42]" office:value-type="float" office:value="220.808530805687" calcext:value-type="float">
            <text:p>220,8085308057</text:p>
          </table:table-cell>
          <table:table-cell/>
          <table:table-cell table:formula="of:=([.I42]+[.E42])/[.B42]" office:value-type="float" office:value="849.108909952607" calcext:value-type="float">
            <text:p>849,1089099526</text:p>
          </table:table-cell>
          <table:table-cell table:formula="of:=([.J42]+[.E42])/[.B42]" office:value-type="float" office:value="603.627393364929" calcext:value-type="float">
            <text:p>603,6273933649</text:p>
          </table:table-cell>
          <table:table-cell table:formula="of:=([.K42]+[.E42])/[.B42]" office:value-type="float" office:value="495.945402843602" calcext:value-type="float">
            <text:p>495,9454028436</text:p>
          </table:table-cell>
          <table:table-cell table:formula="of:=([.L42]+[.E42])/[.B42]" office:value-type="float" office:value="373.234502369668" calcext:value-type="float">
            <text:p>373,2345023697</text:p>
          </table:table-cell>
          <table:table-cell table:formula="of:=([.M42]+[.E42])/[.B42]" office:value-type="float" office:value="214.647298578199" calcext:value-type="float">
            <text:p>214,6472985782</text:p>
          </table:table-cell>
          <table:table-cell table:formula="of:=([.N42]+[.E42])/[.B42]" office:value-type="float" office:value="198.908909952607" calcext:value-type="float">
            <text:p>198,9089099526</text:p>
          </table:table-cell>
          <table:table-cell table:formula="of:=([.O42]+[.E42])/[.B42]" office:value-type="float" office:value="157.901327014218" calcext:value-type="float">
            <text:p>157,9013270142</text:p>
          </table:table-cell>
          <table:table-cell table:formula="of:=([.P42]+[.E42])/[.B42]" office:value-type="float" office:value="97.9084360189573" calcext:value-type="float">
            <text:p>97,908436019</text:p>
          </table:table-cell>
          <table:table-cell table:formula="of:=([.Q42]+[.E42])/[.B42]" office:value-type="float" office:value="800.590426540284" calcext:value-type="float">
            <text:p>800,5904265403</text:p>
          </table:table-cell>
          <table:table-cell table:formula="of:=([.R42]+[.E42])/[.B42]" office:value-type="float" office:value="782.49327014218" calcext:value-type="float">
            <text:p>782,4932701422</text:p>
          </table:table-cell>
          <table:table-cell table:formula="of:=([.S42]+[.E42])/[.B42]" office:value-type="float" office:value="729.782843601896" calcext:value-type="float">
            <text:p>729,7828436019</text:p>
          </table:table-cell>
          <table:table-cell table:formula="of:=([.T42]+[.E42])/[.B42]" office:value-type="float" office:value="753.315545023697" calcext:value-type="float">
            <text:p>753,3155450237</text:p>
          </table:table-cell>
          <table:table-cell table:formula="of:=([.U42]+[.E42])/[.B42]" office:value-type="float" office:value="703.838767772512" calcext:value-type="float">
            <text:p>703,8387677725</text:p>
          </table:table-cell>
          <table:table-cell table:formula="of:=([.V42]+[.E42])/[.B42]" office:value-type="float" office:value="682.941611374408" calcext:value-type="float">
            <text:p>682,9416113744</text:p>
          </table:table-cell>
        </table:table-row>
        <table:table-row table:style-name="ro3">
          <table:table-cell office:value-type="string" calcext:value-type="string">
            <text:p>Fixed length 55b calc det 11</text:p>
          </table:table-cell>
          <table:table-cell table:formula="of:=[.B43]/[.B43]" office:value-type="float" office:value="1" calcext:value-type="float">
            <text:p>1</text:p>
          </table:table-cell>
          <table:table-cell/>
          <table:table-cell table:formula="of:=[.D43]/[.B43]" office:value-type="float" office:value="11.816018957346" calcext:value-type="float">
            <text:p>11,8160189573</text:p>
          </table:table-cell>
          <table:table-cell table:formula="of:=[.E43]/[.B43]" office:value-type="float" office:value="12.8919431279621" calcext:value-type="float">
            <text:p>12,891943128</text:p>
          </table:table-cell>
          <table:table-cell/>
          <table:table-cell table:formula="of:=[.G43]/[.B43]" office:value-type="float" office:value="71.8184834123223" calcext:value-type="float">
            <text:p>71,8184834123</text:p>
          </table:table-cell>
          <table:table-cell/>
          <table:table-cell table:formula="of:=([.I43]+[.E43])/[.B43]" office:value-type="float" office:value="434.239336492891" calcext:value-type="float">
            <text:p>434,2393364929</text:p>
          </table:table-cell>
          <table:table-cell table:formula="of:=([.J43]+[.E43])/[.B43]" office:value-type="float" office:value="96.0379146919431" calcext:value-type="float">
            <text:p>96,0379146919</text:p>
          </table:table-cell>
          <table:table-cell table:formula="of:=([.K43]+[.E43])/[.B43]" office:value-type="float" office:value="66.2824644549763" calcext:value-type="float">
            <text:p>66,282464455</text:p>
          </table:table-cell>
          <table:table-cell table:formula="of:=([.L43]+[.E43])/[.B43]" office:value-type="float" office:value="26.2696682464455" calcext:value-type="float">
            <text:p>26,2696682464</text:p>
          </table:table-cell>
          <table:table-cell table:formula="of:=([.M43]+[.E43])/[.B43]" office:value-type="float" office:value="18.4796208530806" calcext:value-type="float">
            <text:p>18,4796208531</text:p>
          </table:table-cell>
          <table:table-cell table:formula="of:=([.N43]+[.E43])/[.B43]" office:value-type="float" office:value="22.4222748815166" calcext:value-type="float">
            <text:p>22,4222748815</text:p>
          </table:table-cell>
          <table:table-cell table:formula="of:=([.O43]+[.E43])/[.B43]" office:value-type="float" office:value="15.5445497630332" calcext:value-type="float">
            <text:p>15,544549763</text:p>
          </table:table-cell>
          <table:table-cell table:formula="of:=([.P43]+[.E43])/[.B43]" office:value-type="float" office:value="15.1137440758294" calcext:value-type="float">
            <text:p>15,1137440758</text:p>
          </table:table-cell>
          <table:table-cell table:formula="of:=([.Q43]+[.E43])/[.B43]" office:value-type="float" office:value="402.235071090047" calcext:value-type="float">
            <text:p>402,23507109</text:p>
          </table:table-cell>
          <table:table-cell table:formula="of:=([.R43]+[.E43])/[.B43]" office:value-type="float" office:value="384.137914691943" calcext:value-type="float">
            <text:p>384,1379146919</text:p>
          </table:table-cell>
          <table:table-cell table:formula="of:=([.S43]+[.E43])/[.B43]" office:value-type="float" office:value="311.712322274881" calcext:value-type="float">
            <text:p>311,7123222749</text:p>
          </table:table-cell>
          <table:table-cell table:formula="of:=([.T43]+[.E43])/[.B43]" office:value-type="float" office:value="320.380568720379" calcext:value-type="float">
            <text:p>320,3805687204</text:p>
          </table:table-cell>
          <table:table-cell table:formula="of:=([.U43]+[.E43])/[.B43]" office:value-type="float" office:value="243.783412322275" calcext:value-type="float">
            <text:p>243,7834123223</text:p>
          </table:table-cell>
          <table:table-cell table:formula="of:=([.V43]+[.E43])/[.B43]" office:value-type="float" office:value="208.955450236967" calcext:value-type="float">
            <text:p>208,955450237</text:p>
          </table:table-cell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table:formula="of:=[.B44]/[.B44]" office:value-type="float" office:value="1" calcext:value-type="float">
            <text:p>1</text:p>
          </table:table-cell>
          <table:table-cell/>
          <table:table-cell table:formula="of:=[.D44]/[.B44]" office:value-type="float" office:value="11.9556872037915" calcext:value-type="float">
            <text:p>11,9556872038</text:p>
          </table:table-cell>
          <table:table-cell table:formula="of:=[.E44]/[.B44]" office:value-type="float" office:value="11.9807582938389" calcext:value-type="float">
            <text:p>11,9807582938</text:p>
          </table:table-cell>
          <table:table-cell/>
          <table:table-cell table:formula="of:=[.G44]/[.B44]" office:value-type="float" office:value="55.7620853080569" calcext:value-type="float">
            <text:p>55,7620853081</text:p>
          </table:table-cell>
          <table:table-cell/>
          <table:table-cell table:formula="of:=([.I44]+[.E44])/[.B44]" office:value-type="float" office:value="382.806350710901" calcext:value-type="float">
            <text:p>382,8063507109</text:p>
          </table:table-cell>
          <table:table-cell table:formula="of:=([.J44]+[.E44])/[.B44]" office:value-type="float" office:value="87.1030331753555" calcext:value-type="float">
            <text:p>87,1030331754</text:p>
          </table:table-cell>
          <table:table-cell table:formula="of:=([.K44]+[.E44])/[.B44]" office:value-type="float" office:value="34.103981042654" calcext:value-type="float">
            <text:p>34,1039810427</text:p>
          </table:table-cell>
          <table:table-cell table:formula="of:=([.L44]+[.E44])/[.B44]" office:value-type="float" office:value="18.7020853080569" calcext:value-type="float">
            <text:p>18,7020853081</text:p>
          </table:table-cell>
          <table:table-cell table:formula="of:=([.M44]+[.E44])/[.B44]" office:value-type="float" office:value="17.5684360189573" calcext:value-type="float">
            <text:p>17,568436019</text:p>
          </table:table-cell>
          <table:table-cell table:formula="of:=([.N44]+[.E44])/[.B44]" office:value-type="float" office:value="21.5110900473934" calcext:value-type="float">
            <text:p>21,5110900474</text:p>
          </table:table-cell>
          <table:table-cell table:formula="of:=([.O44]+[.E44])/[.B44]" office:value-type="float" office:value="14.63336492891" calcext:value-type="float">
            <text:p>14,6333649289</text:p>
          </table:table-cell>
          <table:table-cell table:formula="of:=([.P44]+[.E44])/[.B44]" office:value-type="float" office:value="14.2025592417062" calcext:value-type="float">
            <text:p>14,2025592417</text:p>
          </table:table-cell>
          <table:table-cell table:formula="of:=([.Q44]+[.E44])/[.B44]" office:value-type="float" office:value="335.030521327014" calcext:value-type="float">
            <text:p>335,030521327</text:p>
          </table:table-cell>
          <table:table-cell table:formula="of:=([.R44]+[.E44])/[.B44]" office:value-type="float" office:value="311.518199052133" calcext:value-type="float">
            <text:p>311,5181990521</text:p>
          </table:table-cell>
          <table:table-cell table:formula="of:=([.S44]+[.E44])/[.B44]" office:value-type="float" office:value="244.949952606635" calcext:value-type="float">
            <text:p>244,9499526066</text:p>
          </table:table-cell>
          <table:table-cell table:formula="of:=([.T44]+[.E44])/[.B44]" office:value-type="float" office:value="235.078862559242" calcext:value-type="float">
            <text:p>235,0788625592</text:p>
          </table:table-cell>
          <table:table-cell table:formula="of:=([.U44]+[.E44])/[.B44]" office:value-type="float" office:value="192.016777251185" calcext:value-type="float">
            <text:p>192,0167772512</text:p>
          </table:table-cell>
          <table:table-cell table:formula="of:=([.V44]+[.E44])/[.B44]" office:value-type="float" office:value="122.995924170616" calcext:value-type="float">
            <text:p>122,9959241706</text:p>
          </table:table-cell>
        </table:table-row>
        <table:table-row table:style-name="ro3">
          <table:table-cell office:value-type="string" calcext:value-type="string">
            <text:p>Fixed length 75b calc det 11</text:p>
          </table:table-cell>
          <table:table-cell table:formula="of:=[.B45]/[.B45]" office:value-type="float" office:value="1" calcext:value-type="float">
            <text:p>1</text:p>
          </table:table-cell>
          <table:table-cell/>
          <table:table-cell table:formula="of:=[.D45]/[.B45]" office:value-type="float" office:value="12.0516113744076" calcext:value-type="float">
            <text:p>12,0516113744</text:p>
          </table:table-cell>
          <table:table-cell table:formula="of:=[.E45]/[.B45]" office:value-type="float" office:value="12.335355450237" calcext:value-type="float">
            <text:p>12,3353554502</text:p>
          </table:table-cell>
          <table:table-cell/>
          <table:table-cell table:formula="of:=[.G45]/[.B45]" office:value-type="float" office:value="55.6199052132701" calcext:value-type="float">
            <text:p>55,6199052133</text:p>
          </table:table-cell>
          <table:table-cell/>
          <table:table-cell table:formula="of:=([.I45]+[.E45])/[.B45]" office:value-type="float" office:value="416.574218009479" calcext:value-type="float">
            <text:p>416,5742180095</text:p>
          </table:table-cell>
          <table:table-cell table:formula="of:=([.J45]+[.E45])/[.B45]" office:value-type="float" office:value="91.0073933649289" calcext:value-type="float">
            <text:p>91,0073933649</text:p>
          </table:table-cell>
          <table:table-cell table:formula="of:=([.K45]+[.E45])/[.B45]" office:value-type="float" office:value="35.3495734597156" calcext:value-type="float">
            <text:p>35,3495734597</text:p>
          </table:table-cell>
          <table:table-cell table:formula="of:=([.L45]+[.E45])/[.B45]" office:value-type="float" office:value="19.056682464455" calcext:value-type="float">
            <text:p>19,0566824645</text:p>
          </table:table-cell>
          <table:table-cell table:formula="of:=([.M45]+[.E45])/[.B45]" office:value-type="float" office:value="17.9230331753555" calcext:value-type="float">
            <text:p>17,9230331754</text:p>
          </table:table-cell>
          <table:table-cell table:formula="of:=([.N45]+[.E45])/[.B45]" office:value-type="float" office:value="21.8656872037915" calcext:value-type="float">
            <text:p>21,8656872038</text:p>
          </table:table-cell>
          <table:table-cell table:formula="of:=([.O45]+[.E45])/[.B45]" office:value-type="float" office:value="14.9879620853081" calcext:value-type="float">
            <text:p>14,9879620853</text:p>
          </table:table-cell>
          <table:table-cell table:formula="of:=([.P45]+[.E45])/[.B45]" office:value-type="float" office:value="14.5571563981043" calcext:value-type="float">
            <text:p>14,5571563981</text:p>
          </table:table-cell>
          <table:table-cell table:formula="of:=([.Q45]+[.E45])/[.B45]" office:value-type="float" office:value="364.598388625592" calcext:value-type="float">
            <text:p>364,5983886256</text:p>
          </table:table-cell>
          <table:table-cell table:formula="of:=([.R45]+[.E45])/[.B45]" office:value-type="float" office:value="340.061895734597" calcext:value-type="float">
            <text:p>340,0618957346</text:p>
          </table:table-cell>
          <table:table-cell table:formula="of:=([.S45]+[.E45])/[.B45]" office:value-type="float" office:value="270.872322274882" calcext:value-type="float">
            <text:p>270,8723222749</text:p>
          </table:table-cell>
          <table:table-cell table:formula="of:=([.T45]+[.E45])/[.B45]" office:value-type="float" office:value="254.17990521327" calcext:value-type="float">
            <text:p>254,1799052133</text:p>
          </table:table-cell>
          <table:table-cell table:formula="of:=([.U45]+[.E45])/[.B45]" office:value-type="float" office:value="211.666161137441" calcext:value-type="float">
            <text:p>211,6661611374</text:p>
          </table:table-cell>
          <table:table-cell table:formula="of:=([.V45]+[.E45])/[.B45]" office:value-type="float" office:value="132.517345971564" calcext:value-type="float">
            <text:p>132,5173459716</text:p>
          </table:table-cell>
        </table:table-row>
        <table:table-row table:style-name="ro3" table:number-rows-repeated="36">
          <table:table-cell table:number-columns-repeated="22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</table:table-row>
        <table:table-row table:style-name="ro3">
          <table:table-cell office:value-type="string" calcext:value-type="string">
            <text:p>var length 1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var length 7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var length 10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var length 20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var length 30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var length 39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fixed length 20b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fixed length 55b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fixed length 71b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fixed length 75b</text:p>
          </table:table-cell>
          <table:table-cell table:number-columns-repeated="21"/>
        </table:table-row>
      </table:table>
      <table:table table:name="calulating entire time" table:style-name="ta1">
        <office:forms form:automatic-focus="false" form:apply-design-mode="false"/>
        <table:table-column table:style-name="co2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20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3" table:default-cell-style-name="ce1"/>
        <table:table-column table:style-name="co19" table:default-cell-style-name="ce1"/>
        <table:table-column table:style-name="co13" table:number-columns-repeated="1012" table:default-cell-style-name="ce1"/>
        <table:table-row table:style-name="ro5">
          <table:table-cell/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NO CACHE</text:p>
          </table:table-cell>
          <table:table-cell table:number-columns-repeated="1012"/>
        </table:table-row>
        <table:table-row table:style-name="ro6">
          <table:table-cell/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5"/>
          <table:table-cell office:value-type="string" calcext:value-type="string">
            <text:p>we do everything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451.69" calcext:value-type="float">
            <text:p>451,69</text:p>
          </table:table-cell>
          <table:table-cell office:value-type="float" office:value="2625.09" calcext:value-type="float">
            <text:p>2625,09</text:p>
          </table:table-cell>
          <table:table-cell office:value-type="float" office:value="2517.51" calcext:value-type="float">
            <text:p>2517,51</text:p>
          </table:table-cell>
          <table:table-cell office:value-type="float" office:value="2005.24" calcext:value-type="float">
            <text:p>2005,24</text:p>
          </table:table-cell>
          <table:table-cell office:value-type="float" office:value="1467.76" calcext:value-type="float">
            <text:p>1467,76</text:p>
          </table:table-cell>
          <table:table-cell office:value-type="float" office:value="835.818" calcext:value-type="float">
            <text:p>835,818</text:p>
          </table:table-cell>
          <table:table-cell office:value-type="float" office:value="1031.46" calcext:value-type="float">
            <text:p>1031,46</text:p>
          </table:table-cell>
          <table:table-cell office:value-type="float" office:value="2804.97" calcext:value-type="float">
            <text:p>2804,9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358.384" calcext:value-type="float">
            <text:p>358,384</text:p>
          </table:table-cell>
          <table:table-cell office:value-type="float" office:value="253.96" calcext:value-type="float">
            <text:p>253,96</text:p>
          </table:table-cell>
          <table:table-cell office:value-type="float" office:value="109.149" calcext:value-type="float">
            <text:p>109,149</text:p>
          </table:table-cell>
          <table:table-cell office:value-type="float" office:value="109.93" calcext:value-type="float">
            <text:p>109,93</text:p>
          </table:table-cell>
          <table:table-cell office:value-type="float" office:value="108.986" calcext:value-type="float">
            <text:p>108,986</text:p>
          </table:table-cell>
          <table:table-cell office:value-type="float" office:value="130.229" calcext:value-type="float">
            <text:p>130,229</text:p>
          </table:table-cell>
          <table:table-cell office:value-type="float" office:value="774.315" calcext:value-type="float">
            <text:p>774,31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61.8122" calcext:value-type="float">
            <text:p>61,8122</text:p>
          </table:table-cell>
          <table:table-cell office:value-type="float" office:value="60.9881" calcext:value-type="float">
            <text:p>60,9881</text:p>
          </table:table-cell>
          <table:table-cell office:value-type="float" office:value="61.6696" calcext:value-type="float">
            <text:p>61,6696</text:p>
          </table:table-cell>
          <table:table-cell office:value-type="float" office:value="61.3265" calcext:value-type="float">
            <text:p>61,3265</text:p>
          </table:table-cell>
          <table:table-cell office:value-type="float" office:value="61.8364" calcext:value-type="float">
            <text:p>61,8364</text:p>
          </table:table-cell>
          <table:table-cell office:value-type="float" office:value="68.8099" calcext:value-type="float">
            <text:p>68,8099</text:p>
          </table:table-cell>
          <table:table-cell office:value-type="float" office:value="524.519" calcext:value-type="float">
            <text:p>524,51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1134.6" calcext:value-type="float">
            <text:p>1134,6</text:p>
          </table:table-cell>
          <table:table-cell office:value-type="float" office:value="653.321" calcext:value-type="float">
            <text:p>653,321</text:p>
          </table:table-cell>
          <table:table-cell office:value-type="float" office:value="251.642" calcext:value-type="float">
            <text:p>251,642</text:p>
          </table:table-cell>
          <table:table-cell office:value-type="float" office:value="257.508" calcext:value-type="float">
            <text:p>257,508</text:p>
          </table:table-cell>
          <table:table-cell office:value-type="float" office:value="252.881" calcext:value-type="float">
            <text:p>252,881</text:p>
          </table:table-cell>
          <table:table-cell office:value-type="float" office:value="313.159" calcext:value-type="float">
            <text:p>313,159</text:p>
          </table:table-cell>
          <table:table-cell office:value-type="float" office:value="1407.47" calcext:value-type="float">
            <text:p>1407,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92.9456" calcext:value-type="float">
            <text:p>92,9456</text:p>
          </table:table-cell>
          <table:table-cell office:value-type="float" office:value="92.0909" calcext:value-type="float">
            <text:p>92,0909</text:p>
          </table:table-cell>
          <table:table-cell office:value-type="float" office:value="91.1711" calcext:value-type="float">
            <text:p>91,1711</text:p>
          </table:table-cell>
          <table:table-cell office:value-type="float" office:value="93.1474" calcext:value-type="float">
            <text:p>93,1474</text:p>
          </table:table-cell>
          <table:table-cell office:value-type="float" office:value="93.2887" calcext:value-type="float">
            <text:p>93,2887</text:p>
          </table:table-cell>
          <table:table-cell office:value-type="float" office:value="109.245" calcext:value-type="float">
            <text:p>109,245</text:p>
          </table:table-cell>
          <table:table-cell office:value-type="float" office:value="640.237" calcext:value-type="float">
            <text:p>640,2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81.588" calcext:value-type="float">
            <text:p>81,588</text:p>
          </table:table-cell>
          <table:table-cell office:value-type="float" office:value="83.448" calcext:value-type="float">
            <text:p>83,448</text:p>
          </table:table-cell>
          <table:table-cell office:value-type="float" office:value="84.3033" calcext:value-type="float">
            <text:p>84,3033</text:p>
          </table:table-cell>
          <table:table-cell office:value-type="float" office:value="83.5034" calcext:value-type="float">
            <text:p>83,5034</text:p>
          </table:table-cell>
          <table:table-cell office:value-type="float" office:value="83.3906" calcext:value-type="float">
            <text:p>83,3906</text:p>
          </table:table-cell>
          <table:table-cell office:value-type="float" office:value="97.9779" calcext:value-type="float">
            <text:p>97,9779</text:p>
          </table:table-cell>
          <table:table-cell office:value-type="float" office:value="601.287" calcext:value-type="float">
            <text:p>601,28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82.8959" calcext:value-type="float">
            <text:p>82,8959</text:p>
          </table:table-cell>
          <table:table-cell office:value-type="float" office:value="82.5513" calcext:value-type="float">
            <text:p>82,5513</text:p>
          </table:table-cell>
          <table:table-cell office:value-type="float" office:value="83.2152" calcext:value-type="float">
            <text:p>83,2152</text:p>
          </table:table-cell>
          <table:table-cell office:value-type="float" office:value="86.418" calcext:value-type="float">
            <text:p>86,418</text:p>
          </table:table-cell>
          <table:table-cell office:value-type="float" office:value="82.1876" calcext:value-type="float">
            <text:p>82,1876</text:p>
          </table:table-cell>
          <table:table-cell office:value-type="float" office:value="97.2529" calcext:value-type="float">
            <text:p>97,2529</text:p>
          </table:table-cell>
          <table:table-cell office:value-type="float" office:value="614.483" calcext:value-type="float">
            <text:p>614,483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2725.2" calcext:value-type="float">
            <text:p>2725,2</text:p>
          </table:table-cell>
          <table:table-cell office:value-type="float" office:value="2557.31" calcext:value-type="float">
            <text:p>2557,31</text:p>
          </table:table-cell>
          <table:table-cell office:value-type="float" office:value="2484.67" calcext:value-type="float">
            <text:p>2484,67</text:p>
          </table:table-cell>
          <table:table-cell office:value-type="float" office:value="2253.93" calcext:value-type="float">
            <text:p>2253,93</text:p>
          </table:table-cell>
          <table:table-cell office:value-type="float" office:value="1945.71" calcext:value-type="float">
            <text:p>1945,71</text:p>
          </table:table-cell>
          <table:table-cell office:value-type="float" office:value="1658.45" calcext:value-type="float">
            <text:p>1658,45</text:p>
          </table:table-cell>
          <table:table-cell office:value-type="float" office:value="2825.96" calcext:value-type="float">
            <text:p>2825,9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36.312" calcext:value-type="float">
            <text:p>536,312</text:p>
          </table:table-cell>
          <table:table-cell office:value-type="float" office:value="236.933" calcext:value-type="float">
            <text:p>236,933</text:p>
          </table:table-cell>
          <table:table-cell office:value-type="float" office:value="138.718" calcext:value-type="float">
            <text:p>138,718</text:p>
          </table:table-cell>
          <table:table-cell office:value-type="float" office:value="126.196" calcext:value-type="float">
            <text:p>126,196</text:p>
          </table:table-cell>
          <table:table-cell office:value-type="float" office:value="100.136" calcext:value-type="float">
            <text:p>100,136</text:p>
          </table:table-cell>
          <table:table-cell office:value-type="float" office:value="120.254" calcext:value-type="float">
            <text:p>120,254</text:p>
          </table:table-cell>
          <table:table-cell office:value-type="float" office:value="759.07" calcext:value-type="float">
            <text:p>759,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190.96" calcext:value-type="float">
            <text:p>190,96</text:p>
          </table:table-cell>
          <table:table-cell office:value-type="float" office:value="76.0827" calcext:value-type="float">
            <text:p>76,0827</text:p>
          </table:table-cell>
          <table:table-cell office:value-type="float" office:value="63.4485" calcext:value-type="float">
            <text:p>63,4485</text:p>
          </table:table-cell>
          <table:table-cell office:value-type="float" office:value="59.2168" calcext:value-type="float">
            <text:p>59,2168</text:p>
          </table:table-cell>
          <table:table-cell office:value-type="float" office:value="58.7737" calcext:value-type="float">
            <text:p>58,7737</text:p>
          </table:table-cell>
          <table:table-cell office:value-type="float" office:value="67.5817" calcext:value-type="float">
            <text:p>67,5817</text:p>
          </table:table-cell>
          <table:table-cell office:value-type="float" office:value="553.244" calcext:value-type="float">
            <text:p>553,24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597.72" calcext:value-type="float">
            <text:p>1597,72</text:p>
          </table:table-cell>
          <table:table-cell office:value-type="float" office:value="1488.63" calcext:value-type="float">
            <text:p>1488,63</text:p>
          </table:table-cell>
          <table:table-cell office:value-type="float" office:value="1286.43" calcext:value-type="float">
            <text:p>1286,43</text:p>
          </table:table-cell>
          <table:table-cell office:value-type="float" office:value="991.859" calcext:value-type="float">
            <text:p>991,859</text:p>
          </table:table-cell>
          <table:table-cell office:value-type="float" office:value="738.163" calcext:value-type="float">
            <text:p>738,163</text:p>
          </table:table-cell>
          <table:table-cell office:value-type="float" office:value="381.797" calcext:value-type="float">
            <text:p>381,797</text:p>
          </table:table-cell>
          <table:table-cell office:value-type="float" office:value="1673.33" calcext:value-type="float">
            <text:p>1673,3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54.501" calcext:value-type="float">
            <text:p>454,501</text:p>
          </table:table-cell>
          <table:table-cell office:value-type="float" office:value="241.061" calcext:value-type="float">
            <text:p>241,061</text:p>
          </table:table-cell>
          <table:table-cell office:value-type="float" office:value="99.6678" calcext:value-type="float">
            <text:p>99,6678</text:p>
          </table:table-cell>
          <table:table-cell office:value-type="float" office:value="98.6987" calcext:value-type="float">
            <text:p>98,6987</text:p>
          </table:table-cell>
          <table:table-cell office:value-type="float" office:value="98.3224" calcext:value-type="float">
            <text:p>98,3224</text:p>
          </table:table-cell>
          <table:table-cell office:value-type="float" office:value="117.754" calcext:value-type="float">
            <text:p>117,754</text:p>
          </table:table-cell>
          <table:table-cell office:value-type="float" office:value="726.412" calcext:value-type="float">
            <text:p>726,41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354.589" calcext:value-type="float">
            <text:p>354,589</text:p>
          </table:table-cell>
          <table:table-cell office:value-type="float" office:value="108.607" calcext:value-type="float">
            <text:p>108,607</text:p>
          </table:table-cell>
          <table:table-cell office:value-type="float" office:value="85.7233" calcext:value-type="float">
            <text:p>85,7233</text:p>
          </table:table-cell>
          <table:table-cell office:value-type="float" office:value="91.1924" calcext:value-type="float">
            <text:p>91,1924</text:p>
          </table:table-cell>
          <table:table-cell office:value-type="float" office:value="85.8693" calcext:value-type="float">
            <text:p>85,8693</text:p>
          </table:table-cell>
          <table:table-cell office:value-type="float" office:value="99.7063" calcext:value-type="float">
            <text:p>99,7063</text:p>
          </table:table-cell>
          <table:table-cell office:value-type="float" office:value="644.03" calcext:value-type="float">
            <text:p>644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355.03" calcext:value-type="float">
            <text:p>355,03</text:p>
          </table:table-cell>
          <table:table-cell office:value-type="float" office:value="103.712" calcext:value-type="float">
            <text:p>103,712</text:p>
          </table:table-cell>
          <table:table-cell office:value-type="float" office:value="88.7686" calcext:value-type="float">
            <text:p>88,7686</text:p>
          </table:table-cell>
          <table:table-cell office:value-type="float" office:value="83.5421" calcext:value-type="float">
            <text:p>83,5421</text:p>
          </table:table-cell>
          <table:table-cell office:value-type="float" office:value="84.6671" calcext:value-type="float">
            <text:p>84,6671</text:p>
          </table:table-cell>
          <table:table-cell office:value-type="float" office:value="98.7481" calcext:value-type="float">
            <text:p>98,7481</text:p>
          </table:table-cell>
          <table:table-cell office:value-type="float" office:value="658.024" calcext:value-type="float">
            <text:p>658,024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5293.83" calcext:value-type="float">
            <text:p>5293,83</text:p>
          </table:table-cell>
          <table:table-cell office:value-type="float" office:value="5210.27" calcext:value-type="float">
            <text:p>5210,27</text:p>
          </table:table-cell>
          <table:table-cell office:value-type="float" office:value="5097.21" calcext:value-type="float">
            <text:p>5097,21</text:p>
          </table:table-cell>
          <table:table-cell office:value-type="float" office:value="4513.49" calcext:value-type="float">
            <text:p>4513,49</text:p>
          </table:table-cell>
          <table:table-cell office:value-type="float" office:value="2998.84" calcext:value-type="float">
            <text:p>2998,84</text:p>
          </table:table-cell>
          <table:table-cell office:value-type="float" office:value="2558.37" calcext:value-type="float">
            <text:p>2558,37</text:p>
          </table:table-cell>
          <table:table-cell office:value-type="float" office:value="5551.02" calcext:value-type="float">
            <text:p>5551,0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942.056" calcext:value-type="float">
            <text:p>942,056</text:p>
          </table:table-cell>
          <table:table-cell office:value-type="float" office:value="638.781" calcext:value-type="float">
            <text:p>638,781</text:p>
          </table:table-cell>
          <table:table-cell office:value-type="float" office:value="304.981" calcext:value-type="float">
            <text:p>304,981</text:p>
          </table:table-cell>
          <table:table-cell office:value-type="float" office:value="483.778" calcext:value-type="float">
            <text:p>483,778</text:p>
          </table:table-cell>
          <table:table-cell office:value-type="float" office:value="293.883" calcext:value-type="float">
            <text:p>293,883</text:p>
          </table:table-cell>
          <table:table-cell office:value-type="float" office:value="508.335" calcext:value-type="float">
            <text:p>508,335</text:p>
          </table:table-cell>
          <table:table-cell office:value-type="float" office:value="1544.43" calcext:value-type="float">
            <text:p>1544,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236.027" calcext:value-type="float">
            <text:p>236,027</text:p>
          </table:table-cell>
          <table:table-cell office:value-type="float" office:value="205.9" calcext:value-type="float">
            <text:p>205,9</text:p>
          </table:table-cell>
          <table:table-cell office:value-type="float" office:value="197.972" calcext:value-type="float">
            <text:p>197,972</text:p>
          </table:table-cell>
          <table:table-cell office:value-type="float" office:value="190.933" calcext:value-type="float">
            <text:p>190,933</text:p>
          </table:table-cell>
          <table:table-cell office:value-type="float" office:value="194.956" calcext:value-type="float">
            <text:p>194,956</text:p>
          </table:table-cell>
          <table:table-cell office:value-type="float" office:value="192.331" calcext:value-type="float">
            <text:p>192,331</text:p>
          </table:table-cell>
          <table:table-cell office:value-type="float" office:value="1035.48" calcext:value-type="float">
            <text:p>1035,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2773.63" calcext:value-type="float">
            <text:p>2773,63</text:p>
          </table:table-cell>
          <table:table-cell office:value-type="float" office:value="2343.18" calcext:value-type="float">
            <text:p>2343,18</text:p>
          </table:table-cell>
          <table:table-cell office:value-type="float" office:value="1724.32" calcext:value-type="float">
            <text:p>1724,32</text:p>
          </table:table-cell>
          <table:table-cell office:value-type="float" office:value="642.418" calcext:value-type="float">
            <text:p>642,418</text:p>
          </table:table-cell>
          <table:table-cell office:value-type="float" office:value="635.574" calcext:value-type="float">
            <text:p>635,574</text:p>
          </table:table-cell>
          <table:table-cell office:value-type="float" office:value="757.152" calcext:value-type="float">
            <text:p>757,152</text:p>
          </table:table-cell>
          <table:table-cell office:value-type="float" office:value="3090.03" calcext:value-type="float">
            <text:p>3090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320.436" calcext:value-type="float">
            <text:p>320,436</text:p>
          </table:table-cell>
          <table:table-cell office:value-type="float" office:value="284.459" calcext:value-type="float">
            <text:p>284,459</text:p>
          </table:table-cell>
          <table:table-cell office:value-type="float" office:value="277.855" calcext:value-type="float">
            <text:p>277,855</text:p>
          </table:table-cell>
          <table:table-cell office:value-type="float" office:value="269.208" calcext:value-type="float">
            <text:p>269,208</text:p>
          </table:table-cell>
          <table:table-cell office:value-type="float" office:value="264.188" calcext:value-type="float">
            <text:p>264,188</text:p>
          </table:table-cell>
          <table:table-cell office:value-type="float" office:value="286.345" calcext:value-type="float">
            <text:p>286,345</text:p>
          </table:table-cell>
          <table:table-cell office:value-type="float" office:value="1313.69" calcext:value-type="float">
            <text:p>1313,6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125.17" calcext:value-type="float">
            <text:p>125,17</text:p>
          </table:table-cell>
          <table:table-cell office:value-type="float" office:value="285.456" calcext:value-type="float">
            <text:p>285,456</text:p>
          </table:table-cell>
          <table:table-cell office:value-type="float" office:value="253.866" calcext:value-type="float">
            <text:p>253,866</text:p>
          </table:table-cell>
          <table:table-cell office:value-type="float" office:value="246.807" calcext:value-type="float">
            <text:p>246,807</text:p>
          </table:table-cell>
          <table:table-cell office:value-type="float" office:value="240.595" calcext:value-type="float">
            <text:p>240,595</text:p>
          </table:table-cell>
          <table:table-cell office:value-type="float" office:value="233.922" calcext:value-type="float">
            <text:p>233,922</text:p>
          </table:table-cell>
          <table:table-cell office:value-type="float" office:value="275.283" calcext:value-type="float">
            <text:p>275,283</text:p>
          </table:table-cell>
          <table:table-cell office:value-type="float" office:value="1162.83" calcext:value-type="float">
            <text:p>1162,8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265.503" calcext:value-type="float">
            <text:p>265,503</text:p>
          </table:table-cell>
          <table:table-cell office:value-type="float" office:value="252.892" calcext:value-type="float">
            <text:p>252,892</text:p>
          </table:table-cell>
          <table:table-cell office:value-type="float" office:value="243.301" calcext:value-type="float">
            <text:p>243,301</text:p>
          </table:table-cell>
          <table:table-cell office:value-type="float" office:value="237.934" calcext:value-type="float">
            <text:p>237,934</text:p>
          </table:table-cell>
          <table:table-cell office:value-type="float" office:value="233.647" calcext:value-type="float">
            <text:p>233,647</text:p>
          </table:table-cell>
          <table:table-cell office:value-type="float" office:value="248.233" calcext:value-type="float">
            <text:p>248,233</text:p>
          </table:table-cell>
          <table:table-cell office:value-type="float" office:value="1182.02" calcext:value-type="float">
            <text:p>1182,02</text:p>
          </table:table-cell>
          <table:table-cell table:number-columns-repeated="1012"/>
        </table:table-row>
        <table:table-row table:style-name="ro3" table:number-rows-repeated="2">
          <table:table-cell/>
          <table:table-cell table:style-name="ce2" table:number-columns-repeated="5"/>
          <table:table-cell table:style-name="ce6"/>
          <table:table-cell table:style-name="ce2" table:number-columns-repeated="5"/>
          <table:table-cell table:number-columns-repeated="1012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2"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4.5353068592058" calcext:value-type="float">
            <text:p>14,5353068592</text:p>
          </table:table-cell>
          <table:table-cell table:formula="of:=[.D3]/[.B3]" office:value-type="float" office:value="13.5161010830325" calcext:value-type="float">
            <text:p>13,516101083</text:p>
          </table:table-cell>
          <table:table-cell table:formula="of:=[.E3]/[.B3]" office:value-type="float" office:value="326.129963898917" calcext:value-type="float">
            <text:p>326,1299638989</text:p>
          </table:table-cell>
          <table:table-cell table:formula="of:=[.F3]/[.B3]" office:value-type="float" office:value="1895.37184115523" calcext:value-type="float">
            <text:p>1895,3718411552</text:p>
          </table:table-cell>
          <table:table-cell table:formula="of:=[.G3]/[.B3]" office:value-type="float" office:value="1817.69675090253" calcext:value-type="float">
            <text:p>1817,6967509025</text:p>
          </table:table-cell>
          <table:table-cell table:formula="of:=[.H3]/[.B3]" office:value-type="float" office:value="1447.82671480144" calcext:value-type="float">
            <text:p>1447,8267148015</text:p>
          </table:table-cell>
          <table:table-cell table:formula="of:=[.I3]/[.B3]" office:value-type="float" office:value="1059.75451263538" calcext:value-type="float">
            <text:p>1059,7545126354</text:p>
          </table:table-cell>
          <table:table-cell table:formula="of:=[.J3]/[.B3]" office:value-type="float" office:value="603.478700361011" calcext:value-type="float">
            <text:p>603,478700361</text:p>
          </table:table-cell>
          <table:table-cell table:formula="of:=[.K3]/[.B3]" office:value-type="float" office:value="744.736462093863" calcext:value-type="float">
            <text:p>744,7364620939</text:p>
          </table:table-cell>
          <table:table-cell table:formula="of:=[.L3]/[.B3]" office:value-type="float" office:value="2025.24909747292" calcext:value-type="float">
            <text:p>2025,249097472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46953068592058" calcext:value-type="float">
            <text:p>8,4695306859</text:p>
          </table:table-cell>
          <table:table-cell table:formula="of:=[.D4]/[.B4]" office:value-type="float" office:value="7.8672202166065" calcext:value-type="float">
            <text:p>7,8672202166</text:p>
          </table:table-cell>
          <table:table-cell table:formula="of:=[.E4]/[.B4]" office:value-type="float" office:value="68.8051263537906" calcext:value-type="float">
            <text:p>68,8051263538</text:p>
          </table:table-cell>
          <table:table-cell table:formula="of:=[.F4]/[.B4]" office:value-type="float" office:value="258.761010830325" calcext:value-type="float">
            <text:p>258,7610108303</text:p>
          </table:table-cell>
          <table:table-cell table:formula="of:=[.G4]/[.B4]" office:value-type="float" office:value="183.364620938628" calcext:value-type="float">
            <text:p>183,3646209386</text:p>
          </table:table-cell>
          <table:table-cell table:formula="of:=[.H4]/[.B4]" office:value-type="float" office:value="78.8079422382671" calcext:value-type="float">
            <text:p>78,8079422383</text:p>
          </table:table-cell>
          <table:table-cell table:formula="of:=[.I4]/[.B4]" office:value-type="float" office:value="79.3718411552347" calcext:value-type="float">
            <text:p>79,3718411552</text:p>
          </table:table-cell>
          <table:table-cell table:formula="of:=[.J4]/[.B4]" office:value-type="float" office:value="78.6902527075812" calcext:value-type="float">
            <text:p>78,6902527076</text:p>
          </table:table-cell>
          <table:table-cell table:formula="of:=[.K4]/[.B4]" office:value-type="float" office:value="94.0281588447654" calcext:value-type="float">
            <text:p>94,0281588448</text:p>
          </table:table-cell>
          <table:table-cell table:formula="of:=[.L4]/[.B4]" office:value-type="float" office:value="559.072202166065" calcext:value-type="float">
            <text:p>559,072202166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7.55595667870036" calcext:value-type="float">
            <text:p>7,5559566787</text:p>
          </table:table-cell>
          <table:table-cell table:formula="of:=[.D5]/[.B5]" office:value-type="float" office:value="7.70613718411552" calcext:value-type="float">
            <text:p>7,7061371841</text:p>
          </table:table-cell>
          <table:table-cell table:formula="of:=[.E5]/[.B5]" office:value-type="float" office:value="36.0575451263538" calcext:value-type="float">
            <text:p>36,0575451264</text:p>
          </table:table-cell>
          <table:table-cell table:formula="of:=[.F5]/[.B5]" office:value-type="float" office:value="44.6297472924188" calcext:value-type="float">
            <text:p>44,6297472924</text:p>
          </table:table-cell>
          <table:table-cell table:formula="of:=[.G5]/[.B5]" office:value-type="float" office:value="44.0347292418773" calcext:value-type="float">
            <text:p>44,0347292419</text:p>
          </table:table-cell>
          <table:table-cell table:formula="of:=[.H5]/[.B5]" office:value-type="float" office:value="44.5267870036101" calcext:value-type="float">
            <text:p>44,5267870036</text:p>
          </table:table-cell>
          <table:table-cell table:formula="of:=[.I5]/[.B5]" office:value-type="float" office:value="44.2790613718412" calcext:value-type="float">
            <text:p>44,2790613718</text:p>
          </table:table-cell>
          <table:table-cell table:formula="of:=[.J5]/[.B5]" office:value-type="float" office:value="44.6472202166065" calcext:value-type="float">
            <text:p>44,6472202166</text:p>
          </table:table-cell>
          <table:table-cell table:formula="of:=[.K5]/[.B5]" office:value-type="float" office:value="49.682238267148" calcext:value-type="float">
            <text:p>49,6822382671</text:p>
          </table:table-cell>
          <table:table-cell table:formula="of:=[.L5]/[.B5]" office:value-type="float" office:value="378.714079422383" calcext:value-type="float">
            <text:p>378,714079422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9.16743682310469" calcext:value-type="float">
            <text:p>9,1674368231</text:p>
          </table:table-cell>
          <table:table-cell table:formula="of:=[.D6]/[.B6]" office:value-type="float" office:value="8.59985559566787" calcext:value-type="float">
            <text:p>8,5998555957</text:p>
          </table:table-cell>
          <table:table-cell table:formula="of:=[.E6]/[.B6]" office:value-type="float" office:value="159.704693140794" calcext:value-type="float">
            <text:p>159,7046931408</text:p>
          </table:table-cell>
          <table:table-cell table:formula="of:=[.F6]/[.B6]" office:value-type="float" office:value="819.205776173285" calcext:value-type="float">
            <text:p>819,2057761733</text:p>
          </table:table-cell>
          <table:table-cell table:formula="of:=[.G6]/[.B6]" office:value-type="float" office:value="471.711913357401" calcext:value-type="float">
            <text:p>471,7119133574</text:p>
          </table:table-cell>
          <table:table-cell table:formula="of:=[.H6]/[.B6]" office:value-type="float" office:value="181.690974729242" calcext:value-type="float">
            <text:p>181,6909747292</text:p>
          </table:table-cell>
          <table:table-cell table:formula="of:=[.I6]/[.B6]" office:value-type="float" office:value="185.926353790614" calcext:value-type="float">
            <text:p>185,9263537906</text:p>
          </table:table-cell>
          <table:table-cell table:formula="of:=[.J6]/[.B6]" office:value-type="float" office:value="182.585559566787" calcext:value-type="float">
            <text:p>182,5855595668</text:p>
          </table:table-cell>
          <table:table-cell table:formula="of:=[.K6]/[.B6]" office:value-type="float" office:value="226.107581227437" calcext:value-type="float">
            <text:p>226,1075812274</text:p>
          </table:table-cell>
          <table:table-cell table:formula="of:=[.L6]/[.B6]" office:value-type="float" office:value="1016.2238267148" calcext:value-type="float">
            <text:p>1016,22382671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7.50310469314079" calcext:value-type="float">
            <text:p>7,5031046931</text:p>
          </table:table-cell>
          <table:table-cell table:formula="of:=[.D7]/[.B7]" office:value-type="float" office:value="7.98180505415163" calcext:value-type="float">
            <text:p>7,9818050542</text:p>
          </table:table-cell>
          <table:table-cell table:formula="of:=[.E7]/[.B7]" office:value-type="float" office:value="57.1361010830325" calcext:value-type="float">
            <text:p>57,136101083</text:p>
          </table:table-cell>
          <table:table-cell table:formula="of:=[.F7]/[.B7]" office:value-type="float" office:value="67.1087364620939" calcext:value-type="float">
            <text:p>67,1087364621</text:p>
          </table:table-cell>
          <table:table-cell table:formula="of:=[.G7]/[.B7]" office:value-type="float" office:value="66.4916245487365" calcext:value-type="float">
            <text:p>66,4916245487</text:p>
          </table:table-cell>
          <table:table-cell table:formula="of:=[.H7]/[.B7]" office:value-type="float" office:value="65.8275090252708" calcext:value-type="float">
            <text:p>65,8275090253</text:p>
          </table:table-cell>
          <table:table-cell table:formula="of:=[.I7]/[.B7]" office:value-type="float" office:value="67.254440433213" calcext:value-type="float">
            <text:p>67,2544404332</text:p>
          </table:table-cell>
          <table:table-cell table:formula="of:=[.J7]/[.B7]" office:value-type="float" office:value="67.3564620938628" calcext:value-type="float">
            <text:p>67,3564620939</text:p>
          </table:table-cell>
          <table:table-cell table:formula="of:=[.K7]/[.B7]" office:value-type="float" office:value="78.8772563176895" calcext:value-type="float">
            <text:p>78,8772563177</text:p>
          </table:table-cell>
          <table:table-cell table:formula="of:=[.L7]/[.B7]" office:value-type="float" office:value="462.264981949458" calcext:value-type="float">
            <text:p>462,264981949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7.59610108303249" calcext:value-type="float">
            <text:p>7,596101083</text:p>
          </table:table-cell>
          <table:table-cell table:formula="of:=[.D8]/[.B8]" office:value-type="float" office:value="7.9156678700361" calcext:value-type="float">
            <text:p>7,91566787</text:p>
          </table:table-cell>
          <table:table-cell table:formula="of:=[.E8]/[.B8]" office:value-type="float" office:value="49.7232490974729" calcext:value-type="float">
            <text:p>49,7232490975</text:p>
          </table:table-cell>
          <table:table-cell table:formula="of:=[.F8]/[.B8]" office:value-type="float" office:value="58.9083032490975" calcext:value-type="float">
            <text:p>58,9083032491</text:p>
          </table:table-cell>
          <table:table-cell table:formula="of:=[.G8]/[.B8]" office:value-type="float" office:value="60.2512635379061" calcext:value-type="float">
            <text:p>60,2512635379</text:p>
          </table:table-cell>
          <table:table-cell table:formula="of:=[.H8]/[.B8]" office:value-type="float" office:value="60.8688086642599" calcext:value-type="float">
            <text:p>60,8688086643</text:p>
          </table:table-cell>
          <table:table-cell table:formula="of:=[.I8]/[.B8]" office:value-type="float" office:value="60.2912635379061" calcext:value-type="float">
            <text:p>60,2912635379</text:p>
          </table:table-cell>
          <table:table-cell table:formula="of:=[.J8]/[.B8]" office:value-type="float" office:value="60.2098194945848" calcext:value-type="float">
            <text:p>60,2098194946</text:p>
          </table:table-cell>
          <table:table-cell table:formula="of:=[.K8]/[.B8]" office:value-type="float" office:value="70.742166064982" calcext:value-type="float">
            <text:p>70,742166065</text:p>
          </table:table-cell>
          <table:table-cell table:formula="of:=[.L8]/[.B8]" office:value-type="float" office:value="434.142238267148" calcext:value-type="float">
            <text:p>434,142238267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8.47212996389892" calcext:value-type="float">
            <text:p>8,4721299639</text:p>
          </table:table-cell>
          <table:table-cell table:formula="of:=[.D9]/[.B9]" office:value-type="float" office:value="7.77718411552347" calcext:value-type="float">
            <text:p>7,7771841155</text:p>
          </table:table-cell>
          <table:table-cell table:formula="of:=[.E9]/[.B9]" office:value-type="float" office:value="49.283321299639" calcext:value-type="float">
            <text:p>49,2833212996</text:p>
          </table:table-cell>
          <table:table-cell table:formula="of:=[.F9]/[.B9]" office:value-type="float" office:value="59.8526353790614" calcext:value-type="float">
            <text:p>59,8526353791</text:p>
          </table:table-cell>
          <table:table-cell table:formula="of:=[.G9]/[.B9]" office:value-type="float" office:value="59.6038267148014" calcext:value-type="float">
            <text:p>59,6038267148</text:p>
          </table:table-cell>
          <table:table-cell table:formula="of:=[.H9]/[.B9]" office:value-type="float" office:value="60.0831768953069" calcext:value-type="float">
            <text:p>60,0831768953</text:p>
          </table:table-cell>
          <table:table-cell table:formula="of:=[.I9]/[.B9]" office:value-type="float" office:value="62.3956678700361" calcext:value-type="float">
            <text:p>62,39566787</text:p>
          </table:table-cell>
          <table:table-cell table:formula="of:=[.J9]/[.B9]" office:value-type="float" office:value="59.3412274368231" calcext:value-type="float">
            <text:p>59,3412274368</text:p>
          </table:table-cell>
          <table:table-cell table:formula="of:=[.K9]/[.B9]" office:value-type="float" office:value="70.2187003610108" calcext:value-type="float">
            <text:p>70,218700361</text:p>
          </table:table-cell>
          <table:table-cell table:formula="of:=[.L9]/[.B9]" office:value-type="float" office:value="443.670036101083" calcext:value-type="float">
            <text:p>443,670036101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18.2865531914894" calcext:value-type="float">
            <text:p>18,2865531915</text:p>
          </table:table-cell>
          <table:table-cell table:formula="of:=[.D11]/[.B11]" office:value-type="float" office:value="18.0882553191489" calcext:value-type="float">
            <text:p>18,0882553191</text:p>
          </table:table-cell>
          <table:table-cell table:formula="of:=[.E11]/[.B11]" office:value-type="float" office:value="379.151489361702" calcext:value-type="float">
            <text:p>379,1514893617</text:p>
          </table:table-cell>
          <table:table-cell table:formula="of:=[.F11]/[.B11]" office:value-type="float" office:value="2319.31914893617" calcext:value-type="float">
            <text:p>2319,3191489362</text:p>
          </table:table-cell>
          <table:table-cell table:formula="of:=[.G11]/[.B11]" office:value-type="float" office:value="2176.43404255319" calcext:value-type="float">
            <text:p>2176,4340425532</text:p>
          </table:table-cell>
          <table:table-cell table:formula="of:=[.H11]/[.B11]" office:value-type="float" office:value="2114.61276595745" calcext:value-type="float">
            <text:p>2114,6127659575</text:p>
          </table:table-cell>
          <table:table-cell table:formula="of:=[.I11]/[.B11]" office:value-type="float" office:value="1918.23829787234" calcext:value-type="float">
            <text:p>1918,2382978723</text:p>
          </table:table-cell>
          <table:table-cell table:formula="of:=[.J11]/[.B11]" office:value-type="float" office:value="1655.92340425532" calcext:value-type="float">
            <text:p>1655,9234042553</text:p>
          </table:table-cell>
          <table:table-cell table:formula="of:=[.K11]/[.B11]" office:value-type="float" office:value="1411.44680851064" calcext:value-type="float">
            <text:p>1411,4468085106</text:p>
          </table:table-cell>
          <table:table-cell table:formula="of:=[.L11]/[.B11]" office:value-type="float" office:value="2405.07234042553" calcext:value-type="float">
            <text:p>2405,072340425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9.02578723404255" calcext:value-type="float">
            <text:p>9,025787234</text:p>
          </table:table-cell>
          <table:table-cell table:formula="of:=[.D12]/[.B12]" office:value-type="float" office:value="9.36621276595745" calcext:value-type="float">
            <text:p>9,366212766</text:p>
          </table:table-cell>
          <table:table-cell table:formula="of:=[.E12]/[.B12]" office:value-type="float" office:value="74.096085106383" calcext:value-type="float">
            <text:p>74,0960851064</text:p>
          </table:table-cell>
          <table:table-cell table:formula="of:=[.F12]/[.B12]" office:value-type="float" office:value="456.435744680851" calcext:value-type="float">
            <text:p>456,4357446809</text:p>
          </table:table-cell>
          <table:table-cell table:formula="of:=[.G12]/[.B12]" office:value-type="float" office:value="201.645106382979" calcext:value-type="float">
            <text:p>201,645106383</text:p>
          </table:table-cell>
          <table:table-cell table:formula="of:=[.H12]/[.B12]" office:value-type="float" office:value="118.057872340426" calcext:value-type="float">
            <text:p>118,0578723404</text:p>
          </table:table-cell>
          <table:table-cell table:formula="of:=[.I12]/[.B12]" office:value-type="float" office:value="107.40085106383" calcext:value-type="float">
            <text:p>107,4008510638</text:p>
          </table:table-cell>
          <table:table-cell table:formula="of:=[.J12]/[.B12]" office:value-type="float" office:value="85.2221276595745" calcext:value-type="float">
            <text:p>85,2221276596</text:p>
          </table:table-cell>
          <table:table-cell table:formula="of:=[.K12]/[.B12]" office:value-type="float" office:value="102.343829787234" calcext:value-type="float">
            <text:p>102,3438297872</text:p>
          </table:table-cell>
          <table:table-cell table:formula="of:=[.L12]/[.B12]" office:value-type="float" office:value="646.017021276596" calcext:value-type="float">
            <text:p>646,017021276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C13]/[.B13]" office:value-type="float" office:value="9.19651063829787" calcext:value-type="float">
            <text:p>9,1965106383</text:p>
          </table:table-cell>
          <table:table-cell table:formula="of:=[.D13]/[.B13]" office:value-type="float" office:value="8.66034042553192" calcext:value-type="float">
            <text:p>8,6603404255</text:p>
          </table:table-cell>
          <table:table-cell table:formula="of:=[.E13]/[.B13]" office:value-type="float" office:value="42.2730212765957" calcext:value-type="float">
            <text:p>42,2730212766</text:p>
          </table:table-cell>
          <table:table-cell table:formula="of:=[.F13]/[.B13]" office:value-type="float" office:value="162.51914893617" calcext:value-type="float">
            <text:p>162,5191489362</text:p>
          </table:table-cell>
          <table:table-cell table:formula="of:=[.G13]/[.B13]" office:value-type="float" office:value="64.7512340425532" calcext:value-type="float">
            <text:p>64,7512340426</text:p>
          </table:table-cell>
          <table:table-cell table:formula="of:=[.H13]/[.B13]" office:value-type="float" office:value="53.9987234042553" calcext:value-type="float">
            <text:p>53,9987234043</text:p>
          </table:table-cell>
          <table:table-cell table:formula="of:=[.I13]/[.B13]" office:value-type="float" office:value="50.3972765957447" calcext:value-type="float">
            <text:p>50,3972765957</text:p>
          </table:table-cell>
          <table:table-cell table:formula="of:=[.J13]/[.B13]" office:value-type="float" office:value="50.020170212766" calcext:value-type="float">
            <text:p>50,0201702128</text:p>
          </table:table-cell>
          <table:table-cell table:formula="of:=[.K13]/[.B13]" office:value-type="float" office:value="57.5163404255319" calcext:value-type="float">
            <text:p>57,5163404255</text:p>
          </table:table-cell>
          <table:table-cell table:formula="of:=[.L13]/[.B13]" office:value-type="float" office:value="470.845957446809" calcext:value-type="float">
            <text:p>470,845957446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0.6461276595745" calcext:value-type="float">
            <text:p>10,6461276596</text:p>
          </table:table-cell>
          <table:table-cell table:formula="of:=[.D14]/[.B14]" office:value-type="float" office:value="11.0804255319149" calcext:value-type="float">
            <text:p>11,0804255319</text:p>
          </table:table-cell>
          <table:table-cell table:formula="of:=[.E14]/[.B14]" office:value-type="float" office:value="222.297021276596" calcext:value-type="float">
            <text:p>222,2970212766</text:p>
          </table:table-cell>
          <table:table-cell table:formula="of:=[.F14]/[.B14]" office:value-type="float" office:value="1359.76170212766" calcext:value-type="float">
            <text:p>1359,7617021277</text:p>
          </table:table-cell>
          <table:table-cell table:formula="of:=[.G14]/[.B14]" office:value-type="float" office:value="1266.91914893617" calcext:value-type="float">
            <text:p>1266,9191489362</text:p>
          </table:table-cell>
          <table:table-cell table:formula="of:=[.H14]/[.B14]" office:value-type="float" office:value="1094.83404255319" calcext:value-type="float">
            <text:p>1094,8340425532</text:p>
          </table:table-cell>
          <table:table-cell table:formula="of:=[.I14]/[.B14]" office:value-type="float" office:value="844.135319148936" calcext:value-type="float">
            <text:p>844,1353191489</text:p>
          </table:table-cell>
          <table:table-cell table:formula="of:=[.J14]/[.B14]" office:value-type="float" office:value="628.223829787234" calcext:value-type="float">
            <text:p>628,2238297872</text:p>
          </table:table-cell>
          <table:table-cell table:formula="of:=[.K14]/[.B14]" office:value-type="float" office:value="324.933617021277" calcext:value-type="float">
            <text:p>324,9336170213</text:p>
          </table:table-cell>
          <table:table-cell table:formula="of:=[.L14]/[.B14]" office:value-type="float" office:value="1424.11063829787" calcext:value-type="float">
            <text:p>1424,11063829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9.38885106382979" calcext:value-type="float">
            <text:p>9,3888510638</text:p>
          </table:table-cell>
          <table:table-cell table:formula="of:=[.D15]/[.B15]" office:value-type="float" office:value="9.24757446808511" calcext:value-type="float">
            <text:p>9,2475744681</text:p>
          </table:table-cell>
          <table:table-cell table:formula="of:=[.E15]/[.B15]" office:value-type="float" office:value="69.0054468085106" calcext:value-type="float">
            <text:p>69,0054468085</text:p>
          </table:table-cell>
          <table:table-cell table:formula="of:=[.F15]/[.B15]" office:value-type="float" office:value="386.809361702128" calcext:value-type="float">
            <text:p>386,8093617021</text:p>
          </table:table-cell>
          <table:table-cell table:formula="of:=[.G15]/[.B15]" office:value-type="float" office:value="205.15829787234" calcext:value-type="float">
            <text:p>205,1582978723</text:p>
          </table:table-cell>
          <table:table-cell table:formula="of:=[.H15]/[.B15]" office:value-type="float" office:value="84.8236595744681" calcext:value-type="float">
            <text:p>84,8236595745</text:p>
          </table:table-cell>
          <table:table-cell table:formula="of:=[.I15]/[.B15]" office:value-type="float" office:value="83.9988936170213" calcext:value-type="float">
            <text:p>83,998893617</text:p>
          </table:table-cell>
          <table:table-cell table:formula="of:=[.J15]/[.B15]" office:value-type="float" office:value="83.6786382978723" calcext:value-type="float">
            <text:p>83,6786382979</text:p>
          </table:table-cell>
          <table:table-cell table:formula="of:=[.K15]/[.B15]" office:value-type="float" office:value="100.216170212766" calcext:value-type="float">
            <text:p>100,2161702128</text:p>
          </table:table-cell>
          <table:table-cell table:formula="of:=[.L15]/[.B15]" office:value-type="float" office:value="618.222978723404" calcext:value-type="float">
            <text:p>618,222978723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8.87957446808511" calcext:value-type="float">
            <text:p>8,8795744681</text:p>
          </table:table-cell>
          <table:table-cell table:formula="of:=[.D16]/[.B16]" office:value-type="float" office:value="9.18340425531915" calcext:value-type="float">
            <text:p>9,1834042553</text:p>
          </table:table-cell>
          <table:table-cell table:formula="of:=[.E16]/[.B16]" office:value-type="float" office:value="59.0832340425532" calcext:value-type="float">
            <text:p>59,0832340426</text:p>
          </table:table-cell>
          <table:table-cell table:formula="of:=[.F16]/[.B16]" office:value-type="float" office:value="301.777872340425" calcext:value-type="float">
            <text:p>301,7778723404</text:p>
          </table:table-cell>
          <table:table-cell table:formula="of:=[.G16]/[.B16]" office:value-type="float" office:value="92.4314893617021" calcext:value-type="float">
            <text:p>92,4314893617</text:p>
          </table:table-cell>
          <table:table-cell table:formula="of:=[.H16]/[.B16]" office:value-type="float" office:value="72.956" calcext:value-type="float">
            <text:p>72,956</text:p>
          </table:table-cell>
          <table:table-cell table:formula="of:=[.I16]/[.B16]" office:value-type="float" office:value="77.6105531914894" calcext:value-type="float">
            <text:p>77,6105531915</text:p>
          </table:table-cell>
          <table:table-cell table:formula="of:=[.J16]/[.B16]" office:value-type="float" office:value="73.0802553191489" calcext:value-type="float">
            <text:p>73,0802553191</text:p>
          </table:table-cell>
          <table:table-cell table:formula="of:=[.K16]/[.B16]" office:value-type="float" office:value="84.8564255319149" calcext:value-type="float">
            <text:p>84,8564255319</text:p>
          </table:table-cell>
          <table:table-cell table:formula="of:=[.L16]/[.B16]" office:value-type="float" office:value="548.110638297872" calcext:value-type="float">
            <text:p>548,11063829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9.2976170212766" calcext:value-type="float">
            <text:p>9,2976170213</text:p>
          </table:table-cell>
          <table:table-cell table:formula="of:=[.D17]/[.B17]" office:value-type="float" office:value="9.24493617021277" calcext:value-type="float">
            <text:p>9,2449361702</text:p>
          </table:table-cell>
          <table:table-cell table:formula="of:=[.E17]/[.B17]" office:value-type="float" office:value="59.0429787234043" calcext:value-type="float">
            <text:p>59,0429787234</text:p>
          </table:table-cell>
          <table:table-cell table:formula="of:=[.F17]/[.B17]" office:value-type="float" office:value="302.153191489362" calcext:value-type="float">
            <text:p>302,1531914894</text:p>
          </table:table-cell>
          <table:table-cell table:formula="of:=[.G17]/[.B17]" office:value-type="float" office:value="88.2655319148936" calcext:value-type="float">
            <text:p>88,2655319149</text:p>
          </table:table-cell>
          <table:table-cell table:formula="of:=[.H17]/[.B17]" office:value-type="float" office:value="75.5477446808511" calcext:value-type="float">
            <text:p>75,5477446809</text:p>
          </table:table-cell>
          <table:table-cell table:formula="of:=[.I17]/[.B17]" office:value-type="float" office:value="71.0996595744681" calcext:value-type="float">
            <text:p>71,0996595745</text:p>
          </table:table-cell>
          <table:table-cell table:formula="of:=[.J17]/[.B17]" office:value-type="float" office:value="72.0571063829787" calcext:value-type="float">
            <text:p>72,057106383</text:p>
          </table:table-cell>
          <table:table-cell table:formula="of:=[.K17]/[.B17]" office:value-type="float" office:value="84.0409361702128" calcext:value-type="float">
            <text:p>84,0409361702</text:p>
          </table:table-cell>
          <table:table-cell table:formula="of:=[.L17]/[.B17]" office:value-type="float" office:value="560.020425531915" calcext:value-type="float">
            <text:p>560,0204255319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31.4636137071651" calcext:value-type="float">
            <text:p>31,4636137072</text:p>
          </table:table-cell>
          <table:table-cell table:formula="of:=[.D19]/[.B19]" office:value-type="float" office:value="28.9772585669782" calcext:value-type="float">
            <text:p>28,977258567</text:p>
          </table:table-cell>
          <table:table-cell table:formula="of:=[.E19]/[.B19]" office:value-type="float" office:value="548.604984423676" calcext:value-type="float">
            <text:p>548,6049844237</text:p>
          </table:table-cell>
          <table:table-cell table:formula="of:=[.F19]/[.B19]" office:value-type="float" office:value="3298.33644859813" calcext:value-type="float">
            <text:p>3298,3364485981</text:p>
          </table:table-cell>
          <table:table-cell table:formula="of:=[.G19]/[.B19]" office:value-type="float" office:value="3246.27414330218" calcext:value-type="float">
            <text:p>3246,2741433022</text:p>
          </table:table-cell>
          <table:table-cell table:formula="of:=[.H19]/[.B19]" office:value-type="float" office:value="3175.83177570093" calcext:value-type="float">
            <text:p>3175,8317757009</text:p>
          </table:table-cell>
          <table:table-cell table:formula="of:=[.I19]/[.B19]" office:value-type="float" office:value="2812.14330218069" calcext:value-type="float">
            <text:p>2812,1433021807</text:p>
          </table:table-cell>
          <table:table-cell table:formula="of:=[.J19]/[.B19]" office:value-type="float" office:value="1868.43613707165" calcext:value-type="float">
            <text:p>1868,4361370717</text:p>
          </table:table-cell>
          <table:table-cell table:formula="of:=[.K19]/[.B19]" office:value-type="float" office:value="1594" calcext:value-type="float">
            <text:p>1594</text:p>
          </table:table-cell>
          <table:table-cell table:formula="of:=[.L19]/[.B19]" office:value-type="float" office:value="3458.57943925234" calcext:value-type="float">
            <text:p>3458,579439252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9.565046728972" calcext:value-type="float">
            <text:p>19,565046729</text:p>
          </table:table-cell>
          <table:table-cell table:formula="of:=[.D20]/[.B20]" office:value-type="float" office:value="20.496261682243" calcext:value-type="float">
            <text:p>20,4962616822</text:p>
          </table:table-cell>
          <table:table-cell table:formula="of:=[.E20]/[.B20]" office:value-type="float" office:value="114.516510903427" calcext:value-type="float">
            <text:p>114,5165109034</text:p>
          </table:table-cell>
          <table:table-cell table:formula="of:=[.F20]/[.B20]" office:value-type="float" office:value="586.950778816199" calcext:value-type="float">
            <text:p>586,9507788162</text:p>
          </table:table-cell>
          <table:table-cell table:formula="of:=[.G20]/[.B20]" office:value-type="float" office:value="397.994392523364" calcext:value-type="float">
            <text:p>397,9943925234</text:p>
          </table:table-cell>
          <table:table-cell table:formula="of:=[.H20]/[.B20]" office:value-type="float" office:value="190.019314641745" calcext:value-type="float">
            <text:p>190,0193146417</text:p>
          </table:table-cell>
          <table:table-cell table:formula="of:=[.I20]/[.B20]" office:value-type="float" office:value="301.419314641745" calcext:value-type="float">
            <text:p>301,4193146417</text:p>
          </table:table-cell>
          <table:table-cell table:formula="of:=[.J20]/[.B20]" office:value-type="float" office:value="183.104672897196" calcext:value-type="float">
            <text:p>183,1046728972</text:p>
          </table:table-cell>
          <table:table-cell table:formula="of:=[.K20]/[.B20]" office:value-type="float" office:value="316.719626168224" calcext:value-type="float">
            <text:p>316,7196261682</text:p>
          </table:table-cell>
          <table:table-cell table:formula="of:=[.L20]/[.B20]" office:value-type="float" office:value="962.261682242991" calcext:value-type="float">
            <text:p>962,2616822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19.1322118380062" calcext:value-type="float">
            <text:p>19,132211838</text:p>
          </table:table-cell>
          <table:table-cell table:formula="of:=[.D21]/[.B21]" office:value-type="float" office:value="20.9406230529595" calcext:value-type="float">
            <text:p>20,940623053</text:p>
          </table:table-cell>
          <table:table-cell table:formula="of:=[.E21]/[.B21]" office:value-type="float" office:value="54.6680996884735" calcext:value-type="float">
            <text:p>54,6680996885</text:p>
          </table:table-cell>
          <table:table-cell table:formula="of:=[.F21]/[.B21]" office:value-type="float" office:value="147.057320872274" calcext:value-type="float">
            <text:p>147,0573208723</text:p>
          </table:table-cell>
          <table:table-cell table:formula="of:=[.G21]/[.B21]" office:value-type="float" office:value="128.286604361371" calcext:value-type="float">
            <text:p>128,2866043614</text:p>
          </table:table-cell>
          <table:table-cell table:formula="of:=[.H21]/[.B21]" office:value-type="float" office:value="123.347040498442" calcext:value-type="float">
            <text:p>123,3470404984</text:p>
          </table:table-cell>
          <table:table-cell table:formula="of:=[.I21]/[.B21]" office:value-type="float" office:value="118.961370716511" calcext:value-type="float">
            <text:p>118,9613707165</text:p>
          </table:table-cell>
          <table:table-cell table:formula="of:=[.J21]/[.B21]" office:value-type="float" office:value="121.467912772586" calcext:value-type="float">
            <text:p>121,4679127726</text:p>
          </table:table-cell>
          <table:table-cell table:formula="of:=[.K21]/[.B21]" office:value-type="float" office:value="119.832398753894" calcext:value-type="float">
            <text:p>119,8323987539</text:p>
          </table:table-cell>
          <table:table-cell table:formula="of:=[.L21]/[.B21]" office:value-type="float" office:value="645.158878504673" calcext:value-type="float">
            <text:p>645,15887850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23.6806230529595" calcext:value-type="float">
            <text:p>23,680623053</text:p>
          </table:table-cell>
          <table:table-cell table:formula="of:=[.D22]/[.B22]" office:value-type="float" office:value="24.8851713395639" calcext:value-type="float">
            <text:p>24,8851713396</text:p>
          </table:table-cell>
          <table:table-cell table:formula="of:=[.E22]/[.B22]" office:value-type="float" office:value="295.852959501558" calcext:value-type="float">
            <text:p>295,8529595016</text:p>
          </table:table-cell>
          <table:table-cell table:formula="of:=[.F22]/[.B22]" office:value-type="float" office:value="1728.11838006231" calcext:value-type="float">
            <text:p>1728,1183800623</text:p>
          </table:table-cell>
          <table:table-cell table:formula="of:=[.G22]/[.B22]" office:value-type="float" office:value="1459.92523364486" calcext:value-type="float">
            <text:p>1459,9252336449</text:p>
          </table:table-cell>
          <table:table-cell table:formula="of:=[.H22]/[.B22]" office:value-type="float" office:value="1074.34267912773" calcext:value-type="float">
            <text:p>1074,3426791277</text:p>
          </table:table-cell>
          <table:table-cell table:formula="of:=[.I22]/[.B22]" office:value-type="float" office:value="400.260436137072" calcext:value-type="float">
            <text:p>400,2604361371</text:p>
          </table:table-cell>
          <table:table-cell table:formula="of:=[.J22]/[.B22]" office:value-type="float" office:value="395.996261682243" calcext:value-type="float">
            <text:p>395,9962616822</text:p>
          </table:table-cell>
          <table:table-cell table:formula="of:=[.K22]/[.B22]" office:value-type="float" office:value="471.745794392523" calcext:value-type="float">
            <text:p>471,7457943925</text:p>
          </table:table-cell>
          <table:table-cell table:formula="of:=[.L22]/[.B22]" office:value-type="float" office:value="1925.2523364486" calcext:value-type="float">
            <text:p>1925,252336448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18.9978193146417" calcext:value-type="float">
            <text:p>18,9978193146</text:p>
          </table:table-cell>
          <table:table-cell table:formula="of:=[.D23]/[.B23]" office:value-type="float" office:value="21.1694704049844" calcext:value-type="float">
            <text:p>21,169470405</text:p>
          </table:table-cell>
          <table:table-cell table:formula="of:=[.E23]/[.B23]" office:value-type="float" office:value="102.189408099688" calcext:value-type="float">
            <text:p>102,1894080997</text:p>
          </table:table-cell>
          <table:table-cell table:formula="of:=[.F23]/[.B23]" office:value-type="float" office:value="199.648598130841" calcext:value-type="float">
            <text:p>199,6485981308</text:p>
          </table:table-cell>
          <table:table-cell table:formula="of:=[.G23]/[.B23]" office:value-type="float" office:value="177.233021806854" calcext:value-type="float">
            <text:p>177,2330218069</text:p>
          </table:table-cell>
          <table:table-cell table:formula="of:=[.H23]/[.B23]" office:value-type="float" office:value="173.118380062305" calcext:value-type="float">
            <text:p>173,1183800623</text:p>
          </table:table-cell>
          <table:table-cell table:formula="of:=[.I23]/[.B23]" office:value-type="float" office:value="167.730841121495" calcext:value-type="float">
            <text:p>167,7308411215</text:p>
          </table:table-cell>
          <table:table-cell table:formula="of:=[.J23]/[.B23]" office:value-type="float" office:value="164.603115264798" calcext:value-type="float">
            <text:p>164,6031152648</text:p>
          </table:table-cell>
          <table:table-cell table:formula="of:=[.K23]/[.B23]" office:value-type="float" office:value="178.408099688474" calcext:value-type="float">
            <text:p>178,4080996885</text:p>
          </table:table-cell>
          <table:table-cell table:formula="of:=[.L23]/[.B23]" office:value-type="float" office:value="818.498442367601" calcext:value-type="float">
            <text:p>818,498442367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24]/[.B24]" office:value-type="float" office:value="1" calcext:value-type="float">
            <text:p>1</text:p>
          </table:table-cell>
          <table:table-cell table:formula="of:=[.C24]/[.B24]" office:value-type="float" office:value="18.2235514018692" calcext:value-type="float">
            <text:p>18,2235514019</text:p>
          </table:table-cell>
          <table:table-cell table:formula="of:=[.D24]/[.B24]" office:value-type="float" office:value="21.0765109034268" calcext:value-type="float">
            <text:p>21,0765109034</text:p>
          </table:table-cell>
          <table:table-cell table:formula="of:=[.E24]/[.B24]" office:value-type="float" office:value="77.98753894081" calcext:value-type="float">
            <text:p>77,9875389408</text:p>
          </table:table-cell>
          <table:table-cell table:formula="of:=[.F24]/[.B24]" office:value-type="float" office:value="177.854205607477" calcext:value-type="float">
            <text:p>177,8542056075</text:p>
          </table:table-cell>
          <table:table-cell table:formula="of:=[.G24]/[.B24]" office:value-type="float" office:value="158.171962616822" calcext:value-type="float">
            <text:p>158,1719626168</text:p>
          </table:table-cell>
          <table:table-cell table:formula="of:=[.H24]/[.B24]" office:value-type="float" office:value="153.773831775701" calcext:value-type="float">
            <text:p>153,7738317757</text:p>
          </table:table-cell>
          <table:table-cell table:formula="of:=[.I24]/[.B24]" office:value-type="float" office:value="149.903426791277" calcext:value-type="float">
            <text:p>149,9034267913</text:p>
          </table:table-cell>
          <table:table-cell table:formula="of:=[.J24]/[.B24]" office:value-type="float" office:value="145.745794392523" calcext:value-type="float">
            <text:p>145,7457943925</text:p>
          </table:table-cell>
          <table:table-cell table:formula="of:=[.K24]/[.B24]" office:value-type="float" office:value="171.515887850467" calcext:value-type="float">
            <text:p>171,5158878505</text:p>
          </table:table-cell>
          <table:table-cell table:formula="of:=[.L24]/[.B24]" office:value-type="float" office:value="724.504672897196" calcext:value-type="float">
            <text:p>724,504672897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18.3882242990654" calcext:value-type="float">
            <text:p>18,3882242991</text:p>
          </table:table-cell>
          <table:table-cell table:formula="of:=[.D25]/[.B25]" office:value-type="float" office:value="20.2298442367601" calcext:value-type="float">
            <text:p>20,2298442368</text:p>
          </table:table-cell>
          <table:table-cell table:formula="of:=[.E25]/[.B25]" office:value-type="float" office:value="78.2479750778816" calcext:value-type="float">
            <text:p>78,2479750779</text:p>
          </table:table-cell>
          <table:table-cell table:formula="of:=[.F25]/[.B25]" office:value-type="float" office:value="165.422429906542" calcext:value-type="float">
            <text:p>165,4224299065</text:p>
          </table:table-cell>
          <table:table-cell table:formula="of:=[.G25]/[.B25]" office:value-type="float" office:value="157.565109034268" calcext:value-type="float">
            <text:p>157,5651090343</text:p>
          </table:table-cell>
          <table:table-cell table:formula="of:=[.H25]/[.B25]" office:value-type="float" office:value="151.589408099688" calcext:value-type="float">
            <text:p>151,5894080997</text:p>
          </table:table-cell>
          <table:table-cell table:formula="of:=[.I25]/[.B25]" office:value-type="float" office:value="148.245482866044" calcext:value-type="float">
            <text:p>148,245482866</text:p>
          </table:table-cell>
          <table:table-cell table:formula="of:=[.J25]/[.B25]" office:value-type="float" office:value="145.57445482866" calcext:value-type="float">
            <text:p>145,5744548287</text:p>
          </table:table-cell>
          <table:table-cell table:formula="of:=[.K25]/[.B25]" office:value-type="float" office:value="154.66230529595" calcext:value-type="float">
            <text:p>154,662305296</text:p>
          </table:table-cell>
          <table:table-cell table:formula="of:=[.L25]/[.B25]" office:value-type="float" office:value="736.461059190031" calcext:value-type="float">
            <text:p>736,46105919</text:p>
          </table:table-cell>
          <table:table-cell table:number-columns-repeated="1012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Φύλλο1" table:style-name="ta1">
        <table:table-column table:style-name="co28" table:default-cell-style-name="Default"/>
        <table:table-column table:style-name="co29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30" table:default-cell-style-name="ce8"/>
        <table:table-column table:style-name="co19" table:default-cell-style-name="Default"/>
        <table:table-column table:style-name="co13" table:number-columns-repeated="34" table:default-cell-style-name="Default"/>
        <table:table-row table:style-name="ro3">
          <table:table-cell table:style-name="ce1"/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CACHE 40(code)-40(data) (2 way set assoc)</text:p>
          </table:table-cell>
          <table:table-cell table:style-name="ce2" office:value-type="string" calcext:value-type="string">
            <text:p>INCLUDING MACS NO CACHE</text:p>
          </table:table-cell>
          <table:table-cell table:style-name="ce1" table:number-columns-repeated="5"/>
          <table:table-cell table:number-columns-repeated="29"/>
        </table:table-row>
        <table:table-row table:style-name="ro3">
          <table:table-cell table:style-name="ce1" office:value-type="string" calcext:value-type="string">
            <text:p>Variable length 1 primes 100k 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8.87" calcext:value-type="float">
            <text:p>8,87</text:p>
          </table:table-cell>
          <table:table-cell table:style-name="ce5" office:value-type="float" office:value="8.73" calcext:value-type="float">
            <text:p>8,73</text:p>
          </table:table-cell>
          <table:table-cell table:style-name="ce5" office:value-type="float" office:value="212.2" calcext:value-type="float">
            <text:p>212,2</text:p>
          </table:table-cell>
          <table:table-cell table:style-name="ce5" office:value-type="float" office:value="1207" calcext:value-type="float">
            <text:p>1207</text:p>
          </table:table-cell>
          <table:table-cell table:style-name="ce5" office:value-type="float" office:value="1292" calcext:value-type="float">
            <text:p>1292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7 primes 100k 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5.56" calcext:value-type="float">
            <text:p>5,56</text:p>
          </table:table-cell>
          <table:table-cell table:style-name="ce5" office:value-type="float" office:value="5.131" calcext:value-type="float">
            <text:p>5,131</text:p>
          </table:table-cell>
          <table:table-cell table:style-name="ce5" office:value-type="float" office:value="45.1" calcext:value-type="float">
            <text:p>45,1</text:p>
          </table:table-cell>
          <table:table-cell table:style-name="ce5" office:value-type="float" office:value="119.3" calcext:value-type="float">
            <text:p>119,3</text:p>
          </table:table-cell>
          <table:table-cell table:style-name="ce5" office:value-type="float" office:value="366" calcext:value-type="float">
            <text:p>366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39 (too big) primes 100k 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20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5.6" calcext:value-type="float">
            <text:p>5,6</text:p>
          </table:table-cell>
          <table:table-cell table:style-name="ce5" office:value-type="float" office:value="5.83" calcext:value-type="float">
            <text:p>5,83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319.4" calcext:value-type="float">
            <text:p>319,4</text:p>
          </table:table-cell>
          <table:table-cell table:style-name="ce5" office:value-type="float" office:value="684" calcext:value-type="float">
            <text:p>684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55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75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5.4" calcext:value-type="float">
            <text:p>5,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.5" calcext:value-type="float">
            <text:p>32,5</text:p>
          </table:table-cell>
          <table:table-cell table:style-name="ce5" office:value-type="float" office:value="38.4" calcext:value-type="float">
            <text:p>38,4</text:p>
          </table:table-cell>
          <table:table-cell table:style-name="ce5" office:value-type="float" office:value="295.6" calcext:value-type="float">
            <text:p>295,6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71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table:number-columns-repeated="4"/>
          <table:table-cell table:style-name="ce5" office:value-type="float" office:value="280.9" calcext:value-type="float">
            <text:p>280,9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1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7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20b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75b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matrix_multiplication_sec_800_2000</text:p>
          </table:table-cell>
          <table:table-cell table:style-name="ce5" office:value-type="float" office:value="1.585" calcext:value-type="float">
            <text:p>1,585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11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2"/>
          <table:table-cell table:style-name="ce5" office:value-type="string" calcext:value-type="string">
            <text:p>we put the mac bytes there</text:p>
          </table:table-cell>
          <table:table-cell table:style-name="ce5" office:value-type="string" calcext:value-type="string">
            <text:p>we put the mac bytes, verification code</text:p>
          </table:table-cell>
          <table:table-cell table:style-name="ce5" table:number-columns-repeated="7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2"/>
          <table:table-cell table:style-name="ce5" office:value-type="string" calcext:value-type="string">
            <text:p>but we do nothing about them</text:p>
          </table:table-cell>
          <table:table-cell table:style-name="ce5" office:value-type="string" calcext:value-type="string">
            <text:p>at the start of each block, forcing block</text:p>
          </table:table-cell>
          <table:table-cell table:style-name="ce5" office:value-type="string" calcext:value-type="string">
            <text:p>we do everything but we use cache in code and in data</text:p>
          </table:table-cell>
          <table:table-cell table:style-name="ce5" office:value-type="string" calcext:value-type="string">
            <text:p>we do everything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uses up to 20 commands</text:p>
          </table:table-cell>
          <table:table-cell table:style-name="ce5"/>
          <table:table-cell table:style-name="ce5" office:value-type="string" calcext:value-type="string">
            <text:p>only useful bytes and keys are present</text:p>
          </table:table-cell>
          <table:table-cell table:style-name="ce5"/>
          <table:table-cell table:style-name="ce5" office:value-type="string" calcext:value-type="string">
            <text:p>change when encountering label or function call</text:p>
          </table:table-cell>
          <table:table-cell table:style-name="ce5" office:value-type="string" calcext:value-type="string">
            <text:p>in order not to compute recent macs again</text:p>
          </table:table-cell>
          <table:table-cell table:style-name="ce5" table:number-columns-repeated="6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3"/>
          <table:table-cell table:style-name="ce5" office:value-type="string" calcext:value-type="string">
            <text:p>but do nothing when it comes to AES-CBC calculation</text:p>
          </table:table-cell>
          <table:table-cell table:style-name="ce5" table:number-columns-repeated="7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11"/>
          <table:table-cell table:style-name="ce7" table:number-columns-repeated="29"/>
        </table:table-row>
        <table:table-row table:style-name="ro3" table:number-rows-repeated="2">
          <table:table-cell table:style-name="ce1"/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2" office:value-type="string" calcext:value-type="string">
            <text:p>RATIOS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1 primes 100k </text:p>
          </table:table-cell>
          <table:table-cell table:style-name="ce5" table:formula="of:=[.B2]/[.B2]" office:value-type="float" office:value="1" calcext:value-type="float">
            <text:p>1</text:p>
          </table:table-cell>
          <table:table-cell table:style-name="ce5" table:formula="of:=[.C2]/[.B2]" office:value-type="float" office:value="13.9465408805031" calcext:value-type="float">
            <text:p>13,9465408805</text:p>
          </table:table-cell>
          <table:table-cell table:style-name="ce5" table:formula="of:=[.D2]/[.B2]" office:value-type="float" office:value="13.7264150943396" calcext:value-type="float">
            <text:p>13,7264150943</text:p>
          </table:table-cell>
          <table:table-cell table:style-name="ce5" table:formula="of:=[.E2]/[.B2]" office:value-type="float" office:value="333.647798742138" calcext:value-type="float">
            <text:p>333,6477987421</text:p>
          </table:table-cell>
          <table:table-cell table:style-name="ce5" table:formula="of:=[.F2]/[.B2]" office:value-type="float" office:value="1897.79874213837" calcext:value-type="float">
            <text:p>1897,7987421384</text:p>
          </table:table-cell>
          <table:table-cell table:style-name="ce5" table:formula="of:=[.G2]/[.B2]" office:value-type="float" office:value="2031.4465408805" calcext:value-type="float">
            <text:p>2031,4465408805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7 primes 100k </text:p>
          </table:table-cell>
          <table:table-cell table:style-name="ce5" table:formula="of:=[.B3]/[.B3]" office:value-type="float" office:value="1" calcext:value-type="float">
            <text:p>1</text:p>
          </table:table-cell>
          <table:table-cell table:style-name="ce5" table:formula="of:=[.C3]/[.B3]" office:value-type="float" office:value="8.74213836477987" calcext:value-type="float">
            <text:p>8,7421383648</text:p>
          </table:table-cell>
          <table:table-cell table:style-name="ce5" table:formula="of:=[.D3]/[.B3]" office:value-type="float" office:value="8.06761006289308" calcext:value-type="float">
            <text:p>8,0676100629</text:p>
          </table:table-cell>
          <table:table-cell table:style-name="ce5" table:formula="of:=[.E3]/[.B3]" office:value-type="float" office:value="70.9119496855346" calcext:value-type="float">
            <text:p>70,9119496855</text:p>
          </table:table-cell>
          <table:table-cell table:style-name="ce5" table:formula="of:=[.F3]/[.B3]" office:value-type="float" office:value="187.578616352201" calcext:value-type="float">
            <text:p>187,5786163522</text:p>
          </table:table-cell>
          <table:table-cell table:style-name="ce5" table:formula="of:=[.G3]/[.B3]" office:value-type="float" office:value="575.471698113208" calcext:value-type="float">
            <text:p>575,4716981132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39 (too big) primes 100k </text:p>
          </table:table-cell>
          <table:table-cell table:style-name="ce5" table:formula="of:=[.B4]/[.B4]" office:value-type="float" office:value="1" calcext:value-type="float">
            <text:p>1</text:p>
          </table:table-cell>
          <table:table-cell table:style-name="ce5" table:formula="of:=[.C4]/[.B4]" office:value-type="float" office:value="0" calcext:value-type="float">
            <text:p>0</text:p>
          </table:table-cell>
          <table:table-cell table:style-name="ce5" table:formula="of:=[.D4]/[.B4]" office:value-type="float" office:value="0" calcext:value-type="float">
            <text:p>0</text:p>
          </table:table-cell>
          <table:table-cell table:style-name="ce5" table:formula="of:=[.E4]/[.B4]" office:value-type="float" office:value="0" calcext:value-type="float">
            <text:p>0</text:p>
          </table:table-cell>
          <table:table-cell table:style-name="ce5" table:formula="of:=[.F4]/[.B4]" office:value-type="float" office:value="0" calcext:value-type="float">
            <text:p>0</text:p>
          </table:table-cell>
          <table:table-cell table:style-name="ce5" table:formula="of:=[.G4]/[.B4]" office:value-type="float" office:value="0" calcext:value-type="float">
            <text:p>0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20b primes 100k</text:p>
          </table:table-cell>
          <table:table-cell table:style-name="ce5" table:formula="of:=[.B5]/[.B5]" office:value-type="float" office:value="1" calcext:value-type="float">
            <text:p>1</text:p>
          </table:table-cell>
          <table:table-cell table:style-name="ce5" table:formula="of:=[.C5]/[.B5]" office:value-type="float" office:value="8.80503144654088" calcext:value-type="float">
            <text:p>8,8050314465</text:p>
          </table:table-cell>
          <table:table-cell table:style-name="ce5" table:formula="of:=[.D5]/[.B5]" office:value-type="float" office:value="9.16666666666667" calcext:value-type="float">
            <text:p>9,1666666667</text:p>
          </table:table-cell>
          <table:table-cell table:style-name="ce5" table:formula="of:=[.E5]/[.B5]" office:value-type="float" office:value="163.522012578616" calcext:value-type="float">
            <text:p>163,5220125786</text:p>
          </table:table-cell>
          <table:table-cell table:style-name="ce5" table:formula="of:=[.F5]/[.B5]" office:value-type="float" office:value="502.201257861635" calcext:value-type="float">
            <text:p>502,2012578616</text:p>
          </table:table-cell>
          <table:table-cell table:style-name="ce5" table:formula="of:=[.G5]/[.B5]" office:value-type="float" office:value="1075.47169811321" calcext:value-type="float">
            <text:p>1075,4716981132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55b primes 100k</text:p>
          </table:table-cell>
          <table:table-cell table:style-name="ce5" table:formula="of:=[.B6]/[.B6]" office:value-type="float" office:value="1" calcext:value-type="float">
            <text:p>1</text:p>
          </table:table-cell>
          <table:table-cell table:style-name="ce5" table:formula="of:=[.C6]/[.B6]" office:value-type="float" office:value="0" calcext:value-type="float">
            <text:p>0</text:p>
          </table:table-cell>
          <table:table-cell table:style-name="ce5" table:formula="of:=[.D6]/[.B6]" office:value-type="float" office:value="0" calcext:value-type="float">
            <text:p>0</text:p>
          </table:table-cell>
          <table:table-cell table:style-name="ce5" table:formula="of:=[.E6]/[.B6]" office:value-type="float" office:value="0" calcext:value-type="float">
            <text:p>0</text:p>
          </table:table-cell>
          <table:table-cell table:style-name="ce5" table:formula="of:=[.F6]/[.B6]" office:value-type="float" office:value="0" calcext:value-type="float">
            <text:p>0</text:p>
          </table:table-cell>
          <table:table-cell table:style-name="ce5" table:formula="of:=[.G6]/[.B6]" office:value-type="float" office:value="0" calcext:value-type="float">
            <text:p>0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75b primes 100k</text:p>
          </table:table-cell>
          <table:table-cell table:style-name="ce5" table:formula="of:=[.B7]/[.B7]" office:value-type="float" office:value="1" calcext:value-type="float">
            <text:p>1</text:p>
          </table:table-cell>
          <table:table-cell table:style-name="ce5" table:formula="of:=[.C7]/[.B7]" office:value-type="float" office:value="8.49056603773585" calcext:value-type="float">
            <text:p>8,4905660377</text:p>
          </table:table-cell>
          <table:table-cell table:style-name="ce5" table:formula="of:=[.D7]/[.B7]" office:value-type="float" office:value="7.86163522012579" calcext:value-type="float">
            <text:p>7,8616352201</text:p>
          </table:table-cell>
          <table:table-cell table:style-name="ce5" table:formula="of:=[.E7]/[.B7]" office:value-type="float" office:value="51.1006289308176" calcext:value-type="float">
            <text:p>51,1006289308</text:p>
          </table:table-cell>
          <table:table-cell table:style-name="ce5" table:formula="of:=[.F7]/[.B7]" office:value-type="float" office:value="60.377358490566" calcext:value-type="float">
            <text:p>60,3773584906</text:p>
          </table:table-cell>
          <table:table-cell table:style-name="ce5" table:formula="of:=[.G7]/[.B7]" office:value-type="float" office:value="464.779874213837" calcext:value-type="float">
            <text:p>464,7798742138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71b primes 100k</text:p>
          </table:table-cell>
          <table:table-cell table:style-name="ce5" table:formula="of:=[.B8]/[.B8]" office:value-type="float" office:value="1" calcext:value-type="float">
            <text:p>1</text:p>
          </table:table-cell>
          <table:table-cell table:style-name="ce5" table:formula="of:=[.C8]/[.B8]" office:value-type="float" office:value="0" calcext:value-type="float">
            <text:p>0</text:p>
          </table:table-cell>
          <table:table-cell table:style-name="ce5" table:formula="of:=[.D8]/[.B8]" office:value-type="float" office:value="0" calcext:value-type="float">
            <text:p>0</text:p>
          </table:table-cell>
          <table:table-cell table:style-name="ce5" table:formula="of:=[.E8]/[.B8]" office:value-type="float" office:value="0" calcext:value-type="float">
            <text:p>0</text:p>
          </table:table-cell>
          <table:table-cell table:style-name="ce5" table:formula="of:=[.F8]/[.B8]" office:value-type="float" office:value="0" calcext:value-type="float">
            <text:p>0</text:p>
          </table:table-cell>
          <table:table-cell table:style-name="ce5" table:formula="of:=[.G8]/[.B8]" office:value-type="float" office:value="441.666666666667" calcext:value-type="float">
            <text:p>441,6666666667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1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7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42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20b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75b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 table:number-rows-repeated="6">
          <table:table-cell table:style-name="ce1"/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primes normal 100k: 0,636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primes normal 150K: 1,594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hanoi normal 28: 1,02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hanoi normal 27: 0,514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matrix_mult_800_2000_normal:1,585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/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 table:number-rows-repeated="34">
          <table:table-cell/>
          <table:table-cell table:style-name="ce7" table:number-columns-repeated="39"/>
          <table:table-cell/>
        </table:table-row>
        <table:table-row table:style-name="ro3" table:number-rows-repeated="1048495">
          <table:table-cell table:number-columns-repeated="41"/>
        </table:table-row>
        <table:table-row table:style-name="ro3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17:23:39.366035764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1:44:54.975242180</meta:creation-date>
    <dc:date>2017-05-10T13:48:47.054720635</dc:date>
    <meta:editing-duration>P3DT6H6M44S</meta:editing-duration>
    <meta:editing-cycles>136</meta:editing-cycles>
    <meta:generator>LibreOffice/5.0.3.2$Linux_X86_64 LibreOffice_project/00m0$Build-2</meta:generator>
    <dc:creator>menoobs </dc:creator>
    <meta:document-statistic meta:table-count="4" meta:cell-count="3879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82cm" svg:height="10.163cm" xlink:href=".." xlink:type="simple" chart:class="chart:line" chart:style-name="ch1">
        <chart:title svg:x="7.514cm" svg:y="0.339cm" chart:style-name="ch2">
          <text:p>Primes 150k</text:p>
        </chart:title>
        <chart:legend chart:legend-position="end" svg:x="13.904cm" svg:y="4.284cm" style:legend-expansion="high" chart:style-name="ch3"/>
        <chart:plot-area chart:style-name="ch4" table:cell-range-address="mac_times_externally_calced.C128:mac_times_externally_calced.T128 mac_times_externally_calced.A129:mac_times_externally_calced.A130 mac_times_externally_calced.B49:mac_times_externally_calced.T50 mac_times_externally_calced.A135:mac_times_externally_calced.A135 mac_times_externally_calced.B55:mac_times_externally_calced.T55" chart:data-source-has-labels="both" svg:x="0.353cm" svg:y="1.347cm" svg:width="13.198cm" svg:height="8.613cm">
          <chartooo:coordinate-region svg:x="3.332cm" svg:y="1.347cm" svg:width="10.219cm" svg:height="3.598cm"/>
          <chart:axis chart:dimension="x" chart:name="primary-x" chart:style-name="ch5" chartooo:axis-type="auto">
            <chartooo:date-scale/>
            <chart:categories table:cell-range-address="mac_times_externally_calced.C128:mac_times_externally_calced.T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c_times_externally_calced.B49:mac_times_externally_calced.T49" chart:label-cell-address="mac_times_externally_calced.A129:mac_times_externally_calced.A129" chart:class="chart:line">
            <chart:data-point chart:repeated="19"/>
          </chart:series>
          <chart:series chart:style-name="ch8" chart:values-cell-range-address="mac_times_externally_calced.B50:mac_times_externally_calced.T50" chart:label-cell-address="mac_times_externally_calced.A130:mac_times_externally_calced.A130" chart:class="chart:line">
            <chart:data-point chart:repeated="19"/>
          </chart:series>
          <chart:series chart:style-name="ch9" chart:values-cell-range-address="mac_times_externally_calced.B55:mac_times_externally_calced.T55" chart:label-cell-address="mac_times_externally_calced.A135:mac_times_externally_calced.A135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  <draw:g>
                  <svg:desc>mac_times_externally_calced.C128:mac_times_externally_calced.T128</svg:desc>
                </draw:g>
              </table:table-cell>
              <table:table-cell office:value-type="string">
                <text:p>ignoring macs</text:p>
              </table:table-cell>
              <table:table-cell office:value-type="string">
                <text:p>Ignoring macs forcingcode block split</text:p>
              </table:table-cell>
              <table:table-cell office:value-type="string">
                <text:p>ignoring macs at last moment</text:p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mac_times_externally_calced.A129:mac_times_externally_calced.A129</svg:desc>
                </draw:g>
              </table:table-cell>
              <table:table-cell office:value-type="float" office:value="1">
                <text:p>1</text:p>
                <draw:g>
                  <svg:desc>mac_times_externally_calced.B49:mac_times_externally_calced.T49</svg:desc>
                </draw:g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13.4945848375451">
                <text:p>13.4945848375451</text:p>
              </table:table-cell>
              <table:table-cell office:value-type="float" office:value="326.129963898917">
                <text:p>326.129963898917</text:p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444.274223826715">
                <text:p>444.274223826715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</table:table-row>
            <table:table-row>
              <table:table-cell office:value-type="string">
                <text:p>var length 7</text:p>
                <draw:g>
                  <svg:desc>mac_times_externally_calced.A130:mac_times_externally_calced.A130</svg:desc>
                </draw:g>
              </table:table-cell>
              <table:table-cell office:value-type="float" office:value="1">
                <text:p>1</text:p>
                <draw:g>
                  <svg:desc>mac_times_externally_calced.B50:mac_times_externally_calced.T50</svg:desc>
                </draw:g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7.79386281588448">
                <text:p>7.79386281588448</text:p>
              </table:table-cell>
              <table:table-cell office:value-type="float" office:value="68.8051263537906">
                <text:p>68.8051263537906</text:p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</table:table-row>
            <table:table-row>
              <table:table-cell office:value-type="string">
                <text:p>fixed length 20b</text:p>
                <draw:g>
                  <svg:desc>mac_times_externally_calced.A135:mac_times_externally_calced.A135</svg:desc>
                </draw:g>
              </table:table-cell>
              <table:table-cell office:value-type="float" office:value="1">
                <text:p>1</text:p>
                <draw:g>
                  <svg:desc>mac_times_externally_calced.B55:mac_times_externally_calced.T55</svg:desc>
                </draw:g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10.072202166065">
                <text:p>10.072202166065</text:p>
              </table:table-cell>
              <table:table-cell office:value-type="float" office:value="159.704693140794">
                <text:p>159.704693140794</text:p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W128 graphs_mac_times_externally_calced.A130:graphs_mac_times_externally_calced.A131 graphs_mac_times_externally_calced.H61:graphs_mac_times_externally_calced.W62 graphs_mac_times_externally_calced.A135:graphs_mac_times_externally_calced.A135 graphs_mac_times_externally_calced.H66:graphs_mac_times_externally_calced.W66" chart:data-source-has-labels="both" svg:x="1.386cm" svg:y="1.403cm" svg:width="13.253cm" svg:height="9.953cm">
          <chartooo:coordinate-region svg:x="4.085cm" svg:y="1.403cm" svg:width="10.554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W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61:graphs_mac_times_externally_calced.W61" chart:label-cell-address="graphs_mac_times_externally_calced.A130:graphs_mac_times_externally_calced.A130" chart:class="chart:line">
            <chart:data-point chart:repeated="16"/>
          </chart:series>
          <chart:series chart:style-name="ch9" chart:values-cell-range-address="graphs_mac_times_externally_calced.H62:graphs_mac_times_externally_calced.W62" chart:label-cell-address="graphs_mac_times_externally_calced.A131:graphs_mac_times_externally_calced.A131" chart:class="chart:line">
            <chart:data-point chart:repeated="16"/>
          </chart:series>
          <chart:series chart:style-name="ch10" chart:values-cell-range-address="graphs_mac_times_externally_calced.H66:graphs_mac_times_externally_calced.W66" chart:label-cell-address="graphs_mac_times_externally_calced.A135:graphs_mac_times_externally_calced.A135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W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61:graphs_mac_times_externally_calced.W61</svg:desc>
                </draw:g>
              </table:table-cell>
              <table:table-cell office:value-type="float" office:value="444.030042553192">
                <text:p>444.030042553192</text:p>
              </table:table-cell>
              <table:table-cell office:value-type="float" office:value="85.0257872340426">
                <text:p>85.0257872340426</text:p>
              </table:table-cell>
              <table:table-cell office:value-type="float" office:value="30.132170212766">
                <text:p>30.132170212766</text:p>
              </table:table-cell>
              <table:table-cell office:value-type="float" office:value="55.2930212765958">
                <text:p>55.2930212765958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24.4164255319149">
                <text:p>24.4164255319149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24.4164255319149">
                <text:p>24.4164255319149</text:p>
              </table:table-cell>
              <table:table-cell office:value-type="float" office:value="418.158553191489">
                <text:p>418.158553191489</text:p>
              </table:table-cell>
              <table:table-cell office:value-type="float" office:value="406.648765957447">
                <text:p>406.648765957447</text:p>
              </table:table-cell>
              <table:table-cell office:value-type="float" office:value="370.03770212766">
                <text:p>370.03770212766</text:p>
              </table:table-cell>
              <table:table-cell office:value-type="float" office:value="358.097276595745">
                <text:p>358.097276595745</text:p>
              </table:table-cell>
              <table:table-cell office:value-type="float" office:value="290.133872340426">
                <text:p>290.133872340426</text:p>
              </table:table-cell>
              <table:table-cell office:value-type="float" office:value="312.19770212766">
                <text:p>312.19770212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62:graphs_mac_times_externally_calced.W62</svg:desc>
                </draw:g>
              </table:table-cell>
              <table:table-cell office:value-type="float" office:value="410.815659574468">
                <text:p>410.815659574468</text:p>
              </table:table-cell>
              <table:table-cell office:value-type="float" office:value="132.709276595745">
                <text:p>132.709276595745</text:p>
              </table:table-cell>
              <table:table-cell office:value-type="float" office:value="97.4667234042553">
                <text:p>97.4667234042553</text:p>
              </table:table-cell>
              <table:table-cell office:value-type="float" office:value="8.78587234042553">
                <text:p>8.78587234042553</text:p>
              </table:table-cell>
              <table:table-cell office:value-type="float" office:value="63.344170212766">
                <text:p>63.344170212766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386.946723404255">
                <text:p>386.946723404255</text:p>
              </table:table-cell>
              <table:table-cell office:value-type="float" office:value="376.213957446808">
                <text:p>376.213957446808</text:p>
              </table:table-cell>
              <table:table-cell office:value-type="float" office:value="321.310127659574">
                <text:p>321.310127659574</text:p>
              </table:table-cell>
              <table:table-cell office:value-type="float" office:value="306.654808510638">
                <text:p>306.654808510638</text:p>
              </table:table-cell>
              <table:table-cell office:value-type="float" office:value="270.036936170213">
                <text:p>270.036936170213</text:p>
              </table:table-cell>
              <table:table-cell office:value-type="float" office:value="234.562893617021">
                <text:p>234.562893617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66:graphs_mac_times_externally_calced.W66</svg:desc>
                </draw:g>
              </table:table-cell>
              <table:table-cell office:value-type="float" office:value="877.614042553191">
                <text:p>877.614042553191</text:p>
              </table:table-cell>
              <table:table-cell office:value-type="float" office:value="697.346808510638">
                <text:p>697.346808510638</text:p>
              </table:table-cell>
              <table:table-cell office:value-type="float" office:value="569.530638297872">
                <text:p>569.530638297872</text:p>
              </table:table-cell>
              <table:table-cell office:value-type="float" office:value="350.014893617021">
                <text:p>350.014893617021</text:p>
              </table:table-cell>
              <table:table-cell office:value-type="float" office:value="216.487234042553">
                <text:p>216.487234042553</text:p>
              </table:table-cell>
              <table:table-cell office:value-type="float" office:value="52.1612765957447">
                <text:p>52.1612765957447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857.456595744681">
                <text:p>857.456595744681</text:p>
              </table:table-cell>
              <table:table-cell office:value-type="float" office:value="850.134042553191">
                <text:p>850.134042553191</text:p>
              </table:table-cell>
              <table:table-cell office:value-type="float" office:value="813.523829787234">
                <text:p>813.523829787234</text:p>
              </table:table-cell>
              <table:table-cell office:value-type="float" office:value="810.313617021277">
                <text:p>810.313617021277</text:p>
              </table:table-cell>
              <table:table-cell office:value-type="float" office:value="767.282978723404">
                <text:p>767.282978723404</text:p>
              </table:table-cell>
              <table:table-cell office:value-type="float" office:value="751.26">
                <text:p>751.2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W128 graphs_mac_times_externally_calced.A132:graphs_mac_times_externally_calced.A134 graphs_mac_times_externally_calced.H63:graphs_mac_times_externally_calced.W65 graphs_mac_times_externally_calced.A136:graphs_mac_times_externally_calced.A138 graphs_mac_times_externally_calced.H67:graphs_mac_times_externally_calced.W69" chart:data-source-has-labels="both" svg:x="1.386cm" svg:y="1.403cm" svg:width="13.253cm" svg:height="9.953cm">
          <chartooo:coordinate-region svg:x="4.085cm" svg:y="1.403cm" svg:width="10.554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W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63:graphs_mac_times_externally_calced.W63" chart:label-cell-address="graphs_mac_times_externally_calced.A132:graphs_mac_times_externally_calced.A132" chart:class="chart:line">
            <chart:data-point chart:repeated="16"/>
          </chart:series>
          <chart:series chart:style-name="ch10" chart:values-cell-range-address="graphs_mac_times_externally_calced.H64:graphs_mac_times_externally_calced.W64" chart:label-cell-address="graphs_mac_times_externally_calced.A133:graphs_mac_times_externally_calced.A133" chart:class="chart:line">
            <chart:data-point chart:repeated="16"/>
          </chart:series>
          <chart:series chart:style-name="ch11" chart:values-cell-range-address="graphs_mac_times_externally_calced.H65:graphs_mac_times_externally_calced.W65" chart:label-cell-address="graphs_mac_times_externally_calced.A134:graphs_mac_times_externally_calced.A134" chart:class="chart:line">
            <chart:data-point chart:repeated="16"/>
          </chart:series>
          <chart:series chart:style-name="ch12" chart:values-cell-range-address="graphs_mac_times_externally_calced.H67:graphs_mac_times_externally_calced.W67" chart:label-cell-address="graphs_mac_times_externally_calced.A136:graphs_mac_times_externally_calced.A136" chart:class="chart:line">
            <chart:data-point chart:repeated="16"/>
          </chart:series>
          <chart:series chart:style-name="ch13" chart:values-cell-range-address="graphs_mac_times_externally_calced.H68:graphs_mac_times_externally_calced.W68" chart:label-cell-address="graphs_mac_times_externally_calced.A137:graphs_mac_times_externally_calced.A137" chart:class="chart:line">
            <chart:data-point chart:repeated="16"/>
          </chart:series>
          <chart:series chart:style-name="ch14" chart:values-cell-range-address="graphs_mac_times_externally_calced.H69:graphs_mac_times_externally_calced.W69" chart:label-cell-address="graphs_mac_times_externally_calced.A138:graphs_mac_times_externally_calced.A138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W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63:graphs_mac_times_externally_calced.W63</svg:desc>
                </draw:g>
              </table:table-cell>
              <table:table-cell office:value-type="float" office:value="363.265617021277">
                <text:p>363.265617021277</text:p>
              </table:table-cell>
              <table:table-cell office:value-type="float" office:value="64.8996595744681">
                <text:p>64.8996595744681</text:p>
              </table:table-cell>
              <table:table-cell office:value-type="float" office:value="35.1277446808511">
                <text:p>35.1277446808511</text:p>
              </table:table-cell>
              <table:table-cell office:value-type="float" office:value="34.7132765957447">
                <text:p>34.7132765957447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341.186468085106">
                <text:p>341.186468085106</text:p>
              </table:table-cell>
              <table:table-cell office:value-type="float" office:value="321.53285106383">
                <text:p>321.53285106383</text:p>
              </table:table-cell>
              <table:table-cell office:value-type="float" office:value="276.337957446809">
                <text:p>276.337957446809</text:p>
              </table:table-cell>
              <table:table-cell office:value-type="float" office:value="267.121787234043">
                <text:p>267.121787234043</text:p>
              </table:table-cell>
              <table:table-cell office:value-type="float" office:value="223.268170212766">
                <text:p>223.268170212766</text:p>
              </table:table-cell>
              <table:table-cell office:value-type="float" office:value="198.462212765957">
                <text:p>198.462212765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64:graphs_mac_times_externally_calced.W64</svg:desc>
                </draw:g>
              </table:table-cell>
              <table:table-cell office:value-type="float" office:value="348.232680851064">
                <text:p>348.232680851064</text:p>
              </table:table-cell>
              <table:table-cell office:value-type="float" office:value="42.2531063829787">
                <text:p>42.2531063829787</text:p>
              </table:table-cell>
              <table:table-cell office:value-type="float" office:value="9.31438297872341">
                <text:p>9.31438297872341</text:p>
              </table:table-cell>
              <table:table-cell office:value-type="float" office:value="8.89991489361702">
                <text:p>8.89991489361702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325.215659574468">
                <text:p>325.215659574468</text:p>
              </table:table-cell>
              <table:table-cell office:value-type="float" office:value="307.931404255319">
                <text:p>307.931404255319</text:p>
              </table:table-cell>
              <table:table-cell office:value-type="float" office:value="228.815659574468">
                <text:p>228.815659574468</text:p>
              </table:table-cell>
              <table:table-cell office:value-type="float" office:value="201.183319148936">
                <text:p>201.183319148936</text:p>
              </table:table-cell>
              <table:table-cell office:value-type="float" office:value="164.655659574468">
                <text:p>164.655659574468</text:p>
              </table:table-cell>
              <table:table-cell office:value-type="float" office:value="155.108425531915">
                <text:p>155.108425531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65:graphs_mac_times_externally_calced.W65</svg:desc>
                </draw:g>
              </table:table-cell>
              <table:table-cell office:value-type="float" office:value="348.090127659574">
                <text:p>348.090127659574</text:p>
              </table:table-cell>
              <table:table-cell office:value-type="float" office:value="101.781191489362">
                <text:p>101.781191489362</text:p>
              </table:table-cell>
              <table:table-cell office:value-type="float" office:value="27.2790638297872">
                <text:p>27.2790638297872</text:p>
              </table:table-cell>
              <table:table-cell office:value-type="float" office:value="58.3233191489362">
                <text:p>58.323319148936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325.697787234043">
                <text:p>325.697787234043</text:p>
              </table:table-cell>
              <table:table-cell office:value-type="float" office:value="306.044170212766">
                <text:p>306.044170212766</text:p>
              </table:table-cell>
              <table:table-cell office:value-type="float" office:value="255.919914893617">
                <text:p>255.919914893617</text:p>
              </table:table-cell>
              <table:table-cell office:value-type="float" office:value="241.515659574468">
                <text:p>241.515659574468</text:p>
              </table:table-cell>
              <table:table-cell office:value-type="float" office:value="178.183744680851">
                <text:p>178.183744680851</text:p>
              </table:table-cell>
              <table:table-cell office:value-type="float" office:value="206.66885106383">
                <text:p>206.66885106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67:graphs_mac_times_externally_calced.W67</svg:desc>
                </draw:g>
              </table:table-cell>
              <table:table-cell office:value-type="float" office:value="425.960765957447">
                <text:p>425.960765957447</text:p>
              </table:table-cell>
              <table:table-cell office:value-type="float" office:value="96.7454468085106">
                <text:p>96.7454468085106</text:p>
              </table:table-cell>
              <table:table-cell office:value-type="float" office:value="9.67565957446809">
                <text:p>9.67565957446809</text:p>
              </table:table-cell>
              <table:table-cell office:value-type="float" office:value="9.2611914893617">
                <text:p>9.2611914893617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402.033957446809">
                <text:p>402.033957446809</text:p>
              </table:table-cell>
              <table:table-cell office:value-type="float" office:value="389.692680851064">
                <text:p>389.692680851064</text:p>
              </table:table-cell>
              <table:table-cell office:value-type="float" office:value="333.005872340426">
                <text:p>333.005872340426</text:p>
              </table:table-cell>
              <table:table-cell office:value-type="float" office:value="316.590553191489">
                <text:p>316.590553191489</text:p>
              </table:table-cell>
              <table:table-cell office:value-type="float" office:value="277.264595744681">
                <text:p>277.264595744681</text:p>
              </table:table-cell>
              <table:table-cell office:value-type="float" office:value="258.073957446808">
                <text:p>258.073957446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68:graphs_mac_times_externally_calced.W68</svg:desc>
                </draw:g>
              </table:table-cell>
              <table:table-cell office:value-type="float" office:value="413.597021276596">
                <text:p>413.597021276596</text:p>
              </table:table-cell>
              <table:table-cell office:value-type="float" office:value="38.8846808510638">
                <text:p>38.8846808510638</text:p>
              </table:table-cell>
              <table:table-cell office:value-type="float" office:value="9.61148936170213">
                <text:p>9.61148936170213</text:p>
              </table:table-cell>
              <table:table-cell office:value-type="float" office:value="9.19702127659575">
                <text:p>9.1970212765957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388.457446808511">
                <text:p>388.457446808511</text:p>
              </table:table-cell>
              <table:table-cell office:value-type="float" office:value="375.242978723404">
                <text:p>375.242978723404</text:p>
              </table:table-cell>
              <table:table-cell office:value-type="float" office:value="332.74">
                <text:p>332.74</text:p>
              </table:table-cell>
              <table:table-cell office:value-type="float" office:value="301.047234042553">
                <text:p>301.047234042553</text:p>
              </table:table-cell>
              <table:table-cell office:value-type="float" office:value="259.974042553191">
                <text:p>259.974042553191</text:p>
              </table:table-cell>
              <table:table-cell office:value-type="float" office:value="174.22170212766">
                <text:p>174.22170212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69:graphs_mac_times_externally_calced.W69</svg:desc>
                </draw:g>
              </table:table-cell>
              <table:table-cell office:value-type="float" office:value="465.338553191489">
                <text:p>465.338553191489</text:p>
              </table:table-cell>
              <table:table-cell office:value-type="float" office:value="42.6372765957447">
                <text:p>42.6372765957447</text:p>
              </table:table-cell>
              <table:table-cell office:value-type="float" office:value="9.67302127659574">
                <text:p>9.67302127659574</text:p>
              </table:table-cell>
              <table:table-cell office:value-type="float" office:value="9.25855319148936">
                <text:p>9.25855319148936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431.429617021277">
                <text:p>431.429617021277</text:p>
              </table:table-cell>
              <table:table-cell office:value-type="float" office:value="417.193872340426">
                <text:p>417.193872340426</text:p>
              </table:table-cell>
              <table:table-cell office:value-type="float" office:value="373.668765957447">
                <text:p>373.668765957447</text:p>
              </table:table-cell>
              <table:table-cell office:value-type="float" office:value="335.846638297872">
                <text:p>335.846638297872</text:p>
              </table:table-cell>
              <table:table-cell office:value-type="float" office:value="292.730042553191">
                <text:p>292.730042553191</text:p>
              </table:table-cell>
              <table:table-cell office:value-type="float" office:value="193.69514893617">
                <text:p>193.6951489361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W128 graphs_mac_times_externally_calced.A129:graphs_mac_times_externally_calced.A129 graphs_mac_times_externally_calced.H71:graphs_mac_times_externally_calced.W71" chart:data-source-has-labels="both" svg:x="1.386cm" svg:y="1.403cm" svg:width="13.888cm" svg:height="9.953cm">
          <chartooo:coordinate-region svg:x="3.997cm" svg:y="1.403cm" svg:width="11.277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W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71:graphs_mac_times_externally_calced.W71" chart:label-cell-address="graphs_mac_times_externally_calced.A129:graphs_mac_times_externally_calced.A129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W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71:graphs_mac_times_externally_calced.W71</svg:desc>
                </draw:g>
              </table:table-cell>
              <table:table-cell office:value-type="float" office:value="2022.81028037383">
                <text:p>2022.81028037383</text:p>
              </table:table-cell>
              <table:table-cell office:value-type="float" office:value="1803.24080996885">
                <text:p>1803.24080996885</text:p>
              </table:table-cell>
              <table:table-cell office:value-type="float" office:value="1719.946105919">
                <text:p>1719.946105919</text:p>
              </table:table-cell>
              <table:table-cell office:value-type="float" office:value="1456.2707165109">
                <text:p>1456.2707165109</text:p>
              </table:table-cell>
              <table:table-cell office:value-type="float" office:value="966.420249221184">
                <text:p>966.420249221184</text:p>
              </table:table-cell>
              <table:table-cell office:value-type="float" office:value="785.419003115265">
                <text:p>785.419003115265</text:p>
              </table:table-cell>
              <table:table-cell office:value-type="float" office:value="555.695015576324">
                <text:p>555.695015576324</text:p>
              </table:table-cell>
              <table:table-cell office:value-type="float" office:value="181.210903426791">
                <text:p>181.210903426791</text:p>
              </table:table-cell>
              <table:table-cell office:value-type="float" office:value="1983.40965732087">
                <text:p>1983.40965732087</text:p>
              </table:table-cell>
              <table:table-cell office:value-type="float" office:value="1925.01277258567">
                <text:p>1925.01277258567</text:p>
              </table:table-cell>
              <table:table-cell office:value-type="float" office:value="1889.80280373832">
                <text:p>1889.80280373832</text:p>
              </table:table-cell>
              <table:table-cell office:value-type="float" office:value="1802.1292834891">
                <text:p>1802.1292834891</text:p>
              </table:table-cell>
              <table:table-cell office:value-type="float" office:value="1790.25451713396">
                <text:p>1790.25451713396</text:p>
              </table:table-cell>
              <table:table-cell office:value-type="float" office:value="1784.44018691589">
                <text:p>1784.4401869158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W128 graphs_mac_times_externally_calced.A130:graphs_mac_times_externally_calced.A131 graphs_mac_times_externally_calced.H72:graphs_mac_times_externally_calced.W73 graphs_mac_times_externally_calced.A135:graphs_mac_times_externally_calced.A135 graphs_mac_times_externally_calced.H77:graphs_mac_times_externally_calced.W77" chart:data-source-has-labels="both" svg:x="1.386cm" svg:y="1.403cm" svg:width="13.253cm" svg:height="9.953cm">
          <chartooo:coordinate-region svg:x="4.085cm" svg:y="1.403cm" svg:width="10.554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W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72:graphs_mac_times_externally_calced.W72" chart:label-cell-address="graphs_mac_times_externally_calced.A130:graphs_mac_times_externally_calced.A130" chart:class="chart:line">
            <chart:data-point chart:repeated="16"/>
          </chart:series>
          <chart:series chart:style-name="ch9" chart:values-cell-range-address="graphs_mac_times_externally_calced.H73:graphs_mac_times_externally_calced.W73" chart:label-cell-address="graphs_mac_times_externally_calced.A131:graphs_mac_times_externally_calced.A131" chart:class="chart:line">
            <chart:data-point chart:repeated="16"/>
          </chart:series>
          <chart:series chart:style-name="ch10" chart:values-cell-range-address="graphs_mac_times_externally_calced.H77:graphs_mac_times_externally_calced.W77" chart:label-cell-address="graphs_mac_times_externally_calced.A135:graphs_mac_times_externally_calced.A135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W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72:graphs_mac_times_externally_calced.W72</svg:desc>
                </draw:g>
              </table:table-cell>
              <table:table-cell office:value-type="float" office:value="663.619003115265">
                <text:p>663.619003115265</text:p>
              </table:table-cell>
              <table:table-cell office:value-type="float" office:value="174.625856697819">
                <text:p>174.625856697819</text:p>
              </table:table-cell>
              <table:table-cell office:value-type="float" office:value="138.951090342679">
                <text:p>138.951090342679</text:p>
              </table:table-cell>
              <table:table-cell office:value-type="float" office:value="52.9311526479751">
                <text:p>52.9311526479751</text:p>
              </table:table-cell>
              <table:table-cell office:value-type="float" office:value="51.8376947040498">
                <text:p>51.8376947040498</text:p>
              </table:table-cell>
              <table:table-cell office:value-type="float" office:value="136.013395638629">
                <text:p>136.013395638629</text:p>
              </table:table-cell>
              <table:table-cell office:value-type="float" office:value="50.8009345794393">
                <text:p>50.8009345794393</text:p>
              </table:table-cell>
              <table:table-cell office:value-type="float" office:value="135.126168224299">
                <text:p>135.126168224299</text:p>
              </table:table-cell>
              <table:table-cell office:value-type="float" office:value="635.915576323988">
                <text:p>635.915576323988</text:p>
              </table:table-cell>
              <table:table-cell office:value-type="float" office:value="577.518691588785">
                <text:p>577.518691588785</text:p>
              </table:table-cell>
              <table:table-cell office:value-type="float" office:value="542.279439252336">
                <text:p>542.279439252336</text:p>
              </table:table-cell>
              <table:table-cell office:value-type="float" office:value="424.504984423676">
                <text:p>424.504984423676</text:p>
              </table:table-cell>
              <table:table-cell office:value-type="float" office:value="306.096884735202">
                <text:p>306.096884735202</text:p>
              </table:table-cell>
              <table:table-cell office:value-type="float" office:value="347.864485981308">
                <text:p>347.864485981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73:graphs_mac_times_externally_calced.W73</svg:desc>
                </draw:g>
              </table:table-cell>
              <table:table-cell office:value-type="float" office:value="599.044049844237">
                <text:p>599.044049844237</text:p>
              </table:table-cell>
              <table:table-cell office:value-type="float" office:value="151.991090342679">
                <text:p>151.991090342679</text:p>
              </table:table-cell>
              <table:table-cell office:value-type="float" office:value="55.930031152648">
                <text:p>55.930031152648</text:p>
              </table:table-cell>
              <table:table-cell office:value-type="float" office:value="54.4290965732087">
                <text:p>54.4290965732087</text:p>
              </table:table-cell>
              <table:table-cell office:value-type="float" office:value="53.5431152647975">
                <text:p>53.5431152647975</text:p>
              </table:table-cell>
              <table:table-cell office:value-type="float" office:value="53.0963862928349">
                <text:p>53.0963862928349</text:p>
              </table:table-cell>
              <table:table-cell office:value-type="float" office:value="52.5063551401869">
                <text:p>52.5063551401869</text:p>
              </table:table-cell>
              <table:table-cell office:value-type="float" office:value="52.2091588785047">
                <text:p>52.2091588785047</text:p>
              </table:table-cell>
              <table:table-cell office:value-type="float" office:value="571.531900311526">
                <text:p>571.531900311526</text:p>
              </table:table-cell>
              <table:table-cell office:value-type="float" office:value="513.134392523364">
                <text:p>513.134392523364</text:p>
              </table:table-cell>
              <table:table-cell office:value-type="float" office:value="449.626604361371">
                <text:p>449.626604361371</text:p>
              </table:table-cell>
              <table:table-cell office:value-type="float" office:value="327.37738317757">
                <text:p>327.37738317757</text:p>
              </table:table-cell>
              <table:table-cell office:value-type="float" office:value="234.943738317757">
                <text:p>234.943738317757</text:p>
              </table:table-cell>
              <table:table-cell office:value-type="float" office:value="290.842180685358">
                <text:p>290.842180685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77:graphs_mac_times_externally_calced.W77</svg:desc>
                </draw:g>
              </table:table-cell>
              <table:table-cell office:value-type="float" office:value="1166.99420560748">
                <text:p>1166.99420560748</text:p>
              </table:table-cell>
              <table:table-cell office:value-type="float" office:value="900.550591900312">
                <text:p>900.550591900312</text:p>
              </table:table-cell>
              <table:table-cell office:value-type="float" office:value="288.761806853583">
                <text:p>288.761806853583</text:p>
              </table:table-cell>
              <table:table-cell office:value-type="float" office:value="58.351214953271">
                <text:p>58.351214953271</text:p>
              </table:table-cell>
              <table:table-cell office:value-type="float" office:value="56.2284735202492">
                <text:p>56.2284735202492</text:p>
              </table:table-cell>
              <table:table-cell office:value-type="float" office:value="55.7798753894081">
                <text:p>55.7798753894081</text:p>
              </table:table-cell>
              <table:table-cell office:value-type="float" office:value="55.1898442367601">
                <text:p>55.1898442367601</text:p>
              </table:table-cell>
              <table:table-cell office:value-type="float" office:value="54.8926479750779">
                <text:p>54.8926479750779</text:p>
              </table:table-cell>
              <table:table-cell office:value-type="float" office:value="1115.45401869159">
                <text:p>1115.45401869159</text:p>
              </table:table-cell>
              <table:table-cell office:value-type="float" office:value="1057.05651090343">
                <text:p>1057.05651090343</text:p>
              </table:table-cell>
              <table:table-cell office:value-type="float" office:value="1021.84654205608">
                <text:p>1021.84654205608</text:p>
              </table:table-cell>
              <table:table-cell office:value-type="float" office:value="934.173644859813">
                <text:p>934.173644859813</text:p>
              </table:table-cell>
              <table:table-cell office:value-type="float" office:value="922.298878504673">
                <text:p>922.298878504673</text:p>
              </table:table-cell>
              <table:table-cell office:value-type="float" office:value="916.484548286604">
                <text:p>916.48454828660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W128 graphs_mac_times_externally_calced.A132:graphs_mac_times_externally_calced.A134 graphs_mac_times_externally_calced.H74:graphs_mac_times_externally_calced.W76 graphs_mac_times_externally_calced.A136:graphs_mac_times_externally_calced.A138 graphs_mac_times_externally_calced.H78:graphs_mac_times_externally_calced.W80" chart:data-source-has-labels="both" svg:x="1.386cm" svg:y="1.403cm" svg:width="13.253cm" svg:height="9.953cm">
          <chartooo:coordinate-region svg:x="4.085cm" svg:y="1.403cm" svg:width="10.554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W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74:graphs_mac_times_externally_calced.W74" chart:label-cell-address="graphs_mac_times_externally_calced.A132:graphs_mac_times_externally_calced.A132" chart:class="chart:line">
            <chart:data-point chart:repeated="16"/>
          </chart:series>
          <chart:series chart:style-name="ch9" chart:values-cell-range-address="graphs_mac_times_externally_calced.H75:graphs_mac_times_externally_calced.W75" chart:label-cell-address="graphs_mac_times_externally_calced.A133:graphs_mac_times_externally_calced.A133" chart:class="chart:line">
            <chart:data-point chart:repeated="16"/>
          </chart:series>
          <chart:series chart:style-name="ch10" chart:values-cell-range-address="graphs_mac_times_externally_calced.H76:graphs_mac_times_externally_calced.W76" chart:label-cell-address="graphs_mac_times_externally_calced.A134:graphs_mac_times_externally_calced.A134" chart:class="chart:line">
            <chart:data-point chart:repeated="16"/>
          </chart:series>
          <chart:series chart:style-name="ch11" chart:values-cell-range-address="graphs_mac_times_externally_calced.H78:graphs_mac_times_externally_calced.W78" chart:label-cell-address="graphs_mac_times_externally_calced.A136:graphs_mac_times_externally_calced.A136" chart:class="chart:line">
            <chart:data-point chart:repeated="16"/>
          </chart:series>
          <chart:series chart:style-name="ch12" chart:values-cell-range-address="graphs_mac_times_externally_calced.H79:graphs_mac_times_externally_calced.W79" chart:label-cell-address="graphs_mac_times_externally_calced.A137:graphs_mac_times_externally_calced.A137" chart:class="chart:line">
            <chart:data-point chart:repeated="16"/>
          </chart:series>
          <chart:series chart:style-name="ch13" chart:values-cell-range-address="graphs_mac_times_externally_calced.H80:graphs_mac_times_externally_calced.W80" chart:label-cell-address="graphs_mac_times_externally_calced.A138:graphs_mac_times_externally_calced.A138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W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74:graphs_mac_times_externally_calced.W74</svg:desc>
                </draw:g>
              </table:table-cell>
              <table:table-cell office:value-type="float" office:value="504.371214953271">
                <text:p>504.371214953271</text:p>
              </table:table-cell>
              <table:table-cell office:value-type="float" office:value="60.340062305296">
                <text:p>60.340062305296</text:p>
              </table:table-cell>
              <table:table-cell office:value-type="float" office:value="55.6148286604361">
                <text:p>55.6148286604361</text:p>
              </table:table-cell>
              <table:table-cell office:value-type="float" office:value="54.1132710280374">
                <text:p>54.1132710280374</text:p>
              </table:table-cell>
              <table:table-cell office:value-type="float" office:value="53.342554517134">
                <text:p>53.342554517134</text:p>
              </table:table-cell>
              <table:table-cell office:value-type="float" office:value="52.8958255451713">
                <text:p>52.8958255451713</text:p>
              </table:table-cell>
              <table:table-cell office:value-type="float" office:value="52.3057943925234">
                <text:p>52.3057943925234</text:p>
              </table:table-cell>
              <table:table-cell office:value-type="float" office:value="52.0085981308411">
                <text:p>52.0085981308411</text:p>
              </table:table-cell>
              <table:table-cell office:value-type="float" office:value="477.875264797508">
                <text:p>477.875264797508</text:p>
              </table:table-cell>
              <table:table-cell office:value-type="float" office:value="419.477757009346">
                <text:p>419.477757009346</text:p>
              </table:table-cell>
              <table:table-cell office:value-type="float" office:value="257.471526479751">
                <text:p>257.471526479751</text:p>
              </table:table-cell>
              <table:table-cell office:value-type="float" office:value="254.456573208723">
                <text:p>254.456573208723</text:p>
              </table:table-cell>
              <table:table-cell office:value-type="float" office:value="81.5799376947041">
                <text:p>81.5799376947041</text:p>
              </table:table-cell>
              <table:table-cell office:value-type="float" office:value="151.826666666667">
                <text:p>151.82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75:graphs_mac_times_externally_calced.W75</svg:desc>
                </draw:g>
              </table:table-cell>
              <table:table-cell office:value-type="float" office:value="502.130031152648">
                <text:p>502.130031152648</text:p>
              </table:table-cell>
              <table:table-cell office:value-type="float" office:value="57.5979439252336">
                <text:p>57.5979439252336</text:p>
              </table:table-cell>
              <table:table-cell office:value-type="float" office:value="52.8727102803738">
                <text:p>52.8727102803738</text:p>
              </table:table-cell>
              <table:table-cell office:value-type="float" office:value="51.3711526479751">
                <text:p>51.3711526479751</text:p>
              </table:table-cell>
              <table:table-cell office:value-type="float" office:value="50.6004361370716">
                <text:p>50.6004361370716</text:p>
              </table:table-cell>
              <table:table-cell office:value-type="float" office:value="50.153707165109">
                <text:p>50.153707165109</text:p>
              </table:table-cell>
              <table:table-cell office:value-type="float" office:value="49.5636760124611">
                <text:p>49.5636760124611</text:p>
              </table:table-cell>
              <table:table-cell office:value-type="float" office:value="49.2664797507788">
                <text:p>49.2664797507788</text:p>
              </table:table-cell>
              <table:table-cell office:value-type="float" office:value="475.291401869159">
                <text:p>475.291401869159</text:p>
              </table:table-cell>
              <table:table-cell office:value-type="float" office:value="416.893894080997">
                <text:p>416.893894080997</text:p>
              </table:table-cell>
              <table:table-cell office:value-type="float" office:value="290.991090342679">
                <text:p>290.991090342679</text:p>
              </table:table-cell>
              <table:table-cell office:value-type="float" office:value="181.47769470405">
                <text:p>181.47769470405</text:p>
              </table:table-cell>
              <table:table-cell office:value-type="float" office:value="191.087663551402">
                <text:p>191.087663551402</text:p>
              </table:table-cell>
              <table:table-cell office:value-type="float" office:value="73.1294080996885">
                <text:p>73.1294080996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76:graphs_mac_times_externally_calced.W76</svg:desc>
                </draw:g>
              </table:table-cell>
              <table:table-cell office:value-type="float" office:value="491.754953271028">
                <text:p>491.754953271028</text:p>
              </table:table-cell>
              <table:table-cell office:value-type="float" office:value="59.2795638629284">
                <text:p>59.2795638629284</text:p>
              </table:table-cell>
              <table:table-cell office:value-type="float" office:value="54.5543302180685">
                <text:p>54.5543302180685</text:p>
              </table:table-cell>
              <table:table-cell office:value-type="float" office:value="53.0527725856698">
                <text:p>53.0527725856698</text:p>
              </table:table-cell>
              <table:table-cell office:value-type="float" office:value="52.2820560747664">
                <text:p>52.2820560747664</text:p>
              </table:table-cell>
              <table:table-cell office:value-type="float" office:value="51.8353271028037">
                <text:p>51.8353271028037</text:p>
              </table:table-cell>
              <table:table-cell office:value-type="float" office:value="51.2452959501558">
                <text:p>51.2452959501558</text:p>
              </table:table-cell>
              <table:table-cell office:value-type="float" office:value="50.9480996884735">
                <text:p>50.9480996884735</text:p>
              </table:table-cell>
              <table:table-cell office:value-type="float" office:value="462.960560747664">
                <text:p>462.960560747664</text:p>
              </table:table-cell>
              <table:table-cell office:value-type="float" office:value="340.182990654206">
                <text:p>340.182990654206</text:p>
              </table:table-cell>
              <table:table-cell office:value-type="float" office:value="304.804174454829">
                <text:p>304.804174454829</text:p>
              </table:table-cell>
              <table:table-cell office:value-type="float" office:value="92.5960747663551">
                <text:p>92.5960747663551</text:p>
              </table:table-cell>
              <table:table-cell office:value-type="float" office:value="80.3998130841121">
                <text:p>80.3998130841121</text:p>
              </table:table-cell>
              <table:table-cell office:value-type="float" office:value="74.3985669781931">
                <text:p>74.3985669781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78:graphs_mac_times_externally_calced.W78</svg:desc>
                </draw:g>
              </table:table-cell>
              <table:table-cell office:value-type="float" office:value="580.434267912773">
                <text:p>580.434267912773</text:p>
              </table:table-cell>
              <table:table-cell office:value-type="float" office:value="59.5084112149533">
                <text:p>59.5084112149533</text:p>
              </table:table-cell>
              <table:table-cell office:value-type="float" office:value="54.7831775700935">
                <text:p>54.7831775700935</text:p>
              </table:table-cell>
              <table:table-cell office:value-type="float" office:value="53.2816199376947">
                <text:p>53.2816199376947</text:p>
              </table:table-cell>
              <table:table-cell office:value-type="float" office:value="52.5109034267913">
                <text:p>52.5109034267913</text:p>
              </table:table-cell>
              <table:table-cell office:value-type="float" office:value="52.0641744548287">
                <text:p>52.0641744548287</text:p>
              </table:table-cell>
              <table:table-cell office:value-type="float" office:value="51.4741433021807">
                <text:p>51.4741433021807</text:p>
              </table:table-cell>
              <table:table-cell office:value-type="float" office:value="51.1769470404984">
                <text:p>51.1769470404984</text:p>
              </table:table-cell>
              <table:table-cell office:value-type="float" office:value="555.355763239875">
                <text:p>555.355763239875</text:p>
              </table:table-cell>
              <table:table-cell office:value-type="float" office:value="496.958255451713">
                <text:p>496.958255451713</text:p>
              </table:table-cell>
              <table:table-cell office:value-type="float" office:value="461.748286604361">
                <text:p>461.748286604361</text:p>
              </table:table-cell>
              <table:table-cell office:value-type="float" office:value="317.959501557632">
                <text:p>317.959501557632</text:p>
              </table:table-cell>
              <table:table-cell office:value-type="float" office:value="193.643613707165">
                <text:p>193.643613707165</text:p>
              </table:table-cell>
              <table:table-cell office:value-type="float" office:value="75.38753894081">
                <text:p>75.38753894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79:graphs_mac_times_externally_calced.W79</svg:desc>
                </draw:g>
              </table:table-cell>
              <table:table-cell office:value-type="float" office:value="531.940062305296">
                <text:p>531.940062305296</text:p>
              </table:table-cell>
              <table:table-cell office:value-type="float" office:value="59.4154517133956">
                <text:p>59.4154517133956</text:p>
              </table:table-cell>
              <table:table-cell office:value-type="float" office:value="54.6902180685358">
                <text:p>54.6902180685358</text:p>
              </table:table-cell>
              <table:table-cell office:value-type="float" office:value="53.1886604361371">
                <text:p>53.1886604361371</text:p>
              </table:table-cell>
              <table:table-cell office:value-type="float" office:value="52.4179439252336">
                <text:p>52.4179439252336</text:p>
              </table:table-cell>
              <table:table-cell office:value-type="float" office:value="51.971214953271">
                <text:p>51.971214953271</text:p>
              </table:table-cell>
              <table:table-cell office:value-type="float" office:value="51.3811838006231">
                <text:p>51.3811838006231</text:p>
              </table:table-cell>
              <table:table-cell office:value-type="float" office:value="51.0839875389408">
                <text:p>51.0839875389408</text:p>
              </table:table-cell>
              <table:table-cell office:value-type="float" office:value="506.444112149533">
                <text:p>506.444112149533</text:p>
              </table:table-cell>
              <table:table-cell office:value-type="float" office:value="448.046604361371">
                <text:p>448.046604361371</text:p>
              </table:table-cell>
              <table:table-cell office:value-type="float" office:value="379.704548286604">
                <text:p>379.704548286604</text:p>
              </table:table-cell>
              <table:table-cell office:value-type="float" office:value="159.293333333333">
                <text:p>159.293333333333</text:p>
              </table:table-cell>
              <table:table-cell office:value-type="float" office:value="80.9039252336449">
                <text:p>80.9039252336449</text:p>
              </table:table-cell>
              <table:table-cell office:value-type="float" office:value="74.9238629283489">
                <text:p>74.9238629283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80:graphs_mac_times_externally_calced.W80</svg:desc>
                </draw:g>
              </table:table-cell>
              <table:table-cell office:value-type="float" office:value="571.056635514019">
                <text:p>571.056635514019</text:p>
              </table:table-cell>
              <table:table-cell office:value-type="float" office:value="58.568785046729">
                <text:p>58.568785046729</text:p>
              </table:table-cell>
              <table:table-cell office:value-type="float" office:value="53.8435514018692">
                <text:p>53.8435514018692</text:p>
              </table:table-cell>
              <table:table-cell office:value-type="float" office:value="52.3419937694704">
                <text:p>52.3419937694704</text:p>
              </table:table-cell>
              <table:table-cell office:value-type="float" office:value="51.571277258567">
                <text:p>51.571277258567</text:p>
              </table:table-cell>
              <table:table-cell office:value-type="float" office:value="51.1245482866044">
                <text:p>51.1245482866044</text:p>
              </table:table-cell>
              <table:table-cell office:value-type="float" office:value="50.5345171339564">
                <text:p>50.5345171339564</text:p>
              </table:table-cell>
              <table:table-cell office:value-type="float" office:value="50.2373208722741">
                <text:p>50.2373208722741</text:p>
              </table:table-cell>
              <table:table-cell office:value-type="float" office:value="551.375638629284">
                <text:p>551.375638629284</text:p>
              </table:table-cell>
              <table:table-cell office:value-type="float" office:value="492.978130841122">
                <text:p>492.978130841122</text:p>
              </table:table-cell>
              <table:table-cell office:value-type="float" office:value="418.108971962617">
                <text:p>418.108971962617</text:p>
              </table:table-cell>
              <table:table-cell office:value-type="float" office:value="171.548847352025">
                <text:p>171.548847352025</text:p>
              </table:table-cell>
              <table:table-cell office:value-type="float" office:value="79.9569470404984">
                <text:p>79.9569470404984</text:p>
              </table:table-cell>
              <table:table-cell office:value-type="float" office:value="73.9438629283489">
                <text:p>73.943862928348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W128 graphs_mac_times_externally_calced.A129:graphs_mac_times_externally_calced.A129 graphs_mac_times_externally_calced.H82:graphs_mac_times_externally_calced.W82" chart:data-source-has-labels="both" svg:x="1.386cm" svg:y="1.403cm" svg:width="13.888cm" svg:height="9.953cm">
          <chartooo:coordinate-region svg:x="3.997cm" svg:y="1.403cm" svg:width="11.277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W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2:graphs_mac_times_externally_calced.W82" chart:label-cell-address="graphs_mac_times_externally_calced.A129:graphs_mac_times_externally_calced.A129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W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82:graphs_mac_times_externally_calced.W82</svg:desc>
                </draw:g>
              </table:table-cell>
              <table:table-cell office:value-type="float" office:value="1496.01739336493">
                <text:p>1496.01739336493</text:p>
              </table:table-cell>
              <table:table-cell office:value-type="float" office:value="1308.17616113744">
                <text:p>1308.17616113744</text:p>
              </table:table-cell>
              <table:table-cell office:value-type="float" office:value="1214.78990521327">
                <text:p>1214.78990521327</text:p>
              </table:table-cell>
              <table:table-cell office:value-type="float" office:value="1136.21739336493">
                <text:p>1136.21739336493</text:p>
              </table:table-cell>
              <table:table-cell office:value-type="float" office:value="1003.28658767773">
                <text:p>1003.28658767773</text:p>
              </table:table-cell>
              <table:table-cell office:value-type="float" office:value="888.544881516588">
                <text:p>888.544881516588</text:p>
              </table:table-cell>
              <table:table-cell office:value-type="float" office:value="742.794170616114">
                <text:p>742.794170616114</text:p>
              </table:table-cell>
              <table:table-cell office:value-type="float" office:value="499.731137440758">
                <text:p>499.731137440758</text:p>
              </table:table-cell>
              <table:table-cell office:value-type="float" office:value="1458.70317535545">
                <text:p>1458.70317535545</text:p>
              </table:table-cell>
              <table:table-cell office:value-type="float" office:value="1440.60601895735">
                <text:p>1440.60601895735</text:p>
              </table:table-cell>
              <table:table-cell office:value-type="float" office:value="1387.89559241706">
                <text:p>1387.89559241706</text:p>
              </table:table-cell>
              <table:table-cell office:value-type="float" office:value="1411.42829383886">
                <text:p>1411.42829383886</text:p>
              </table:table-cell>
              <table:table-cell office:value-type="float" office:value="1361.64109004739">
                <text:p>1361.64109004739</text:p>
              </table:table-cell>
              <table:table-cell office:value-type="float" office:value="1339.19796208531">
                <text:p>1339.197962085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W128 graphs_mac_times_externally_calced.A130:graphs_mac_times_externally_calced.A131 graphs_mac_times_externally_calced.H83:graphs_mac_times_externally_calced.W84 graphs_mac_times_externally_calced.A135:graphs_mac_times_externally_calced.A135 graphs_mac_times_externally_calced.H88:graphs_mac_times_externally_calced.W88" chart:data-source-has-labels="both" svg:x="1.386cm" svg:y="1.403cm" svg:width="13.253cm" svg:height="9.953cm">
          <chartooo:coordinate-region svg:x="4.085cm" svg:y="1.403cm" svg:width="10.554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W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3:graphs_mac_times_externally_calced.W83" chart:label-cell-address="graphs_mac_times_externally_calced.A130:graphs_mac_times_externally_calced.A130" chart:class="chart:line">
            <chart:data-point chart:repeated="16"/>
          </chart:series>
          <chart:series chart:style-name="ch9" chart:values-cell-range-address="graphs_mac_times_externally_calced.H84:graphs_mac_times_externally_calced.W84" chart:label-cell-address="graphs_mac_times_externally_calced.A131:graphs_mac_times_externally_calced.A131" chart:class="chart:line">
            <chart:data-point chart:repeated="16"/>
          </chart:series>
          <chart:series chart:style-name="ch10" chart:values-cell-range-address="graphs_mac_times_externally_calced.H88:graphs_mac_times_externally_calced.W88" chart:label-cell-address="graphs_mac_times_externally_calced.A135:graphs_mac_times_externally_calced.A135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W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83:graphs_mac_times_externally_calced.W83</svg:desc>
                </draw:g>
              </table:table-cell>
              <table:table-cell office:value-type="float" office:value="488.677393364929">
                <text:p>488.677393364929</text:p>
              </table:table-cell>
              <table:table-cell office:value-type="float" office:value="197.28355450237">
                <text:p>197.28355450237</text:p>
              </table:table-cell>
              <table:table-cell office:value-type="float" office:value="106.137582938389">
                <text:p>106.137582938389</text:p>
              </table:table-cell>
              <table:table-cell office:value-type="float" office:value="74.9622274881517">
                <text:p>74.9622274881517</text:p>
              </table:table-cell>
              <table:table-cell office:value-type="float" office:value="49.984028436019">
                <text:p>49.984028436019</text:p>
              </table:table-cell>
              <table:table-cell office:value-type="float" office:value="54.3764454976303">
                <text:p>54.3764454976303</text:p>
              </table:table-cell>
              <table:table-cell office:value-type="float" office:value="24.3247867298578">
                <text:p>24.3247867298578</text:p>
              </table:table-cell>
              <table:table-cell office:value-type="float" office:value="35.8754976303318">
                <text:p>35.8754976303318</text:p>
              </table:table-cell>
              <table:table-cell office:value-type="float" office:value="441.270758293839">
                <text:p>441.270758293839</text:p>
              </table:table-cell>
              <table:table-cell office:value-type="float" office:value="423.173601895735">
                <text:p>423.173601895735</text:p>
              </table:table-cell>
              <table:table-cell office:value-type="float" office:value="356.608199052133">
                <text:p>356.608199052133</text:p>
              </table:table-cell>
              <table:table-cell office:value-type="float" office:value="364.6636492891">
                <text:p>364.6636492891</text:p>
              </table:table-cell>
              <table:table-cell office:value-type="float" office:value="320.659383886256">
                <text:p>320.659383886256</text:p>
              </table:table-cell>
              <table:table-cell office:value-type="float" office:value="258.09682464455">
                <text:p>258.09682464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84:graphs_mac_times_externally_calced.W84</svg:desc>
                </draw:g>
              </table:table-cell>
              <table:table-cell office:value-type="float" office:value="448.816113744076">
                <text:p>448.816113744076</text:p>
              </table:table-cell>
              <table:table-cell office:value-type="float" office:value="134.591943127962">
                <text:p>134.591943127962</text:p>
              </table:table-cell>
              <table:table-cell office:value-type="float" office:value="72.1502369668247">
                <text:p>72.1502369668247</text:p>
              </table:table-cell>
              <table:table-cell office:value-type="float" office:value="52.4090047393365">
                <text:p>52.4090047393365</text:p>
              </table:table-cell>
              <table:table-cell office:value-type="float" office:value="40.9620853080569">
                <text:p>40.9620853080569</text:p>
              </table:table-cell>
              <table:table-cell office:value-type="float" office:value="40.4909952606635">
                <text:p>40.4909952606635</text:p>
              </table:table-cell>
              <table:table-cell office:value-type="float" office:value="25.2876777251185">
                <text:p>25.2876777251185</text:p>
              </table:table-cell>
              <table:table-cell office:value-type="float" office:value="27.2123222748815">
                <text:p>27.2123222748815</text:p>
              </table:table-cell>
              <table:table-cell office:value-type="float" office:value="402.543127962085">
                <text:p>402.543127962085</text:p>
              </table:table-cell>
              <table:table-cell office:value-type="float" office:value="382.920853080569">
                <text:p>382.920853080569</text:p>
              </table:table-cell>
              <table:table-cell office:value-type="float" office:value="318.488151658768">
                <text:p>318.488151658768</text:p>
              </table:table-cell>
              <table:table-cell office:value-type="float" office:value="323.992417061611">
                <text:p>323.992417061611</text:p>
              </table:table-cell>
              <table:table-cell office:value-type="float" office:value="262.091943127962">
                <text:p>262.091943127962</text:p>
              </table:table-cell>
              <table:table-cell office:value-type="float" office:value="210.610426540284">
                <text:p>210.610426540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88:graphs_mac_times_externally_calced.W88</svg:desc>
                </draw:g>
              </table:table-cell>
              <table:table-cell office:value-type="float" office:value="849.108909952607">
                <text:p>849.108909952607</text:p>
              </table:table-cell>
              <table:table-cell office:value-type="float" office:value="603.627393364929">
                <text:p>603.627393364929</text:p>
              </table:table-cell>
              <table:table-cell office:value-type="float" office:value="495.945402843602">
                <text:p>495.945402843602</text:p>
              </table:table-cell>
              <table:table-cell office:value-type="float" office:value="373.234502369668">
                <text:p>373.234502369668</text:p>
              </table:table-cell>
              <table:table-cell office:value-type="float" office:value="214.647298578199">
                <text:p>214.647298578199</text:p>
              </table:table-cell>
              <table:table-cell office:value-type="float" office:value="198.908909952607">
                <text:p>198.908909952607</text:p>
              </table:table-cell>
              <table:table-cell office:value-type="float" office:value="157.901327014218">
                <text:p>157.901327014218</text:p>
              </table:table-cell>
              <table:table-cell office:value-type="float" office:value="97.9084360189573">
                <text:p>97.9084360189573</text:p>
              </table:table-cell>
              <table:table-cell office:value-type="float" office:value="800.590426540284">
                <text:p>800.590426540284</text:p>
              </table:table-cell>
              <table:table-cell office:value-type="float" office:value="782.49327014218">
                <text:p>782.49327014218</text:p>
              </table:table-cell>
              <table:table-cell office:value-type="float" office:value="729.782843601896">
                <text:p>729.782843601896</text:p>
              </table:table-cell>
              <table:table-cell office:value-type="float" office:value="753.315545023697">
                <text:p>753.315545023697</text:p>
              </table:table-cell>
              <table:table-cell office:value-type="float" office:value="703.838767772512">
                <text:p>703.838767772512</text:p>
              </table:table-cell>
              <table:table-cell office:value-type="float" office:value="682.941611374408">
                <text:p>682.94161137440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W128 graphs_mac_times_externally_calced.A132:graphs_mac_times_externally_calced.A134 graphs_mac_times_externally_calced.H85:graphs_mac_times_externally_calced.W87 graphs_mac_times_externally_calced.A136:graphs_mac_times_externally_calced.A138 graphs_mac_times_externally_calced.H89:graphs_mac_times_externally_calced.W91" chart:data-source-has-labels="both" svg:x="1.386cm" svg:y="1.403cm" svg:width="13.253cm" svg:height="9.953cm">
          <chartooo:coordinate-region svg:x="4.085cm" svg:y="1.403cm" svg:width="10.554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W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5:graphs_mac_times_externally_calced.W85" chart:label-cell-address="graphs_mac_times_externally_calced.A132:graphs_mac_times_externally_calced.A132" chart:class="chart:line">
            <chart:data-point chart:repeated="16"/>
          </chart:series>
          <chart:series chart:style-name="ch9" chart:values-cell-range-address="graphs_mac_times_externally_calced.H86:graphs_mac_times_externally_calced.W86" chart:label-cell-address="graphs_mac_times_externally_calced.A133:graphs_mac_times_externally_calced.A133" chart:class="chart:line">
            <chart:data-point chart:repeated="16"/>
          </chart:series>
          <chart:series chart:style-name="ch10" chart:values-cell-range-address="graphs_mac_times_externally_calced.H87:graphs_mac_times_externally_calced.W87" chart:label-cell-address="graphs_mac_times_externally_calced.A134:graphs_mac_times_externally_calced.A134" chart:class="chart:line">
            <chart:data-point chart:repeated="16"/>
          </chart:series>
          <chart:series chart:style-name="ch11" chart:values-cell-range-address="graphs_mac_times_externally_calced.H89:graphs_mac_times_externally_calced.W89" chart:label-cell-address="graphs_mac_times_externally_calced.A136:graphs_mac_times_externally_calced.A136" chart:class="chart:line">
            <chart:data-point chart:repeated="16"/>
          </chart:series>
          <chart:series chart:style-name="ch12" chart:values-cell-range-address="graphs_mac_times_externally_calced.H90:graphs_mac_times_externally_calced.W90" chart:label-cell-address="graphs_mac_times_externally_calced.A137:graphs_mac_times_externally_calced.A137" chart:class="chart:line">
            <chart:data-point chart:repeated="16"/>
          </chart:series>
          <chart:series chart:style-name="ch13" chart:values-cell-range-address="graphs_mac_times_externally_calced.H91:graphs_mac_times_externally_calced.W91" chart:label-cell-address="graphs_mac_times_externally_calced.A138:graphs_mac_times_externally_calced.A138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W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85:graphs_mac_times_externally_calced.W85</svg:desc>
                </draw:g>
              </table:table-cell>
              <table:table-cell office:value-type="float" office:value="381.261753554502">
                <text:p>381.261753554502</text:p>
              </table:table-cell>
              <table:table-cell office:value-type="float" office:value="82.1499052132701">
                <text:p>82.1499052132701</text:p>
              </table:table-cell>
              <table:table-cell office:value-type="float" office:value="55.6522748815166">
                <text:p>55.6522748815166</text:p>
              </table:table-cell>
              <table:table-cell office:value-type="float" office:value="32.3190995260664">
                <text:p>32.3190995260664</text:p>
              </table:table-cell>
              <table:table-cell office:value-type="float" office:value="27.1930331753555">
                <text:p>27.1930331753555</text:p>
              </table:table-cell>
              <table:table-cell office:value-type="float" office:value="24.1816587677725">
                <text:p>24.1816587677725</text:p>
              </table:table-cell>
              <table:table-cell office:value-type="float" office:value="15.6503791469194">
                <text:p>15.6503791469194</text:p>
              </table:table-cell>
              <table:table-cell office:value-type="float" office:value="15.3608056872038">
                <text:p>15.3608056872038</text:p>
              </table:table-cell>
              <table:table-cell office:value-type="float" office:value="334.002511848341">
                <text:p>334.002511848341</text:p>
              </table:table-cell>
              <table:table-cell office:value-type="float" office:value="306.094928909953">
                <text:p>306.094928909953</text:p>
              </table:table-cell>
              <table:table-cell office:value-type="float" office:value="231.817203791469">
                <text:p>231.817203791469</text:p>
              </table:table-cell>
              <table:table-cell office:value-type="float" office:value="241.81009478673">
                <text:p>241.81009478673</text:p>
              </table:table-cell>
              <table:table-cell office:value-type="float" office:value="148.571232227488">
                <text:p>148.571232227488</text:p>
              </table:table-cell>
              <table:table-cell office:value-type="float" office:value="137.29018957346">
                <text:p>137.29018957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86:graphs_mac_times_externally_calced.W86</svg:desc>
                </draw:g>
              </table:table-cell>
              <table:table-cell office:value-type="float" office:value="379.650142180095">
                <text:p>379.650142180095</text:p>
              </table:table-cell>
              <table:table-cell office:value-type="float" office:value="60.6055924170616">
                <text:p>60.6055924170616</text:p>
              </table:table-cell>
              <table:table-cell office:value-type="float" office:value="36.7141232227488">
                <text:p>36.7141232227488</text:p>
              </table:table-cell>
              <table:table-cell office:value-type="float" office:value="21.583317535545">
                <text:p>21.583317535545</text:p>
              </table:table-cell>
              <table:table-cell office:value-type="float" office:value="18.9345023696682">
                <text:p>18.9345023696682</text:p>
              </table:table-cell>
              <table:table-cell office:value-type="float" office:value="25.5672037914692">
                <text:p>25.5672037914692</text:p>
              </table:table-cell>
              <table:table-cell office:value-type="float" office:value="14.6477725118483">
                <text:p>14.6477725118483</text:p>
              </table:table-cell>
              <table:table-cell office:value-type="float" office:value="14.2169668246446">
                <text:p>14.2169668246446</text:p>
              </table:table-cell>
              <table:table-cell office:value-type="float" office:value="333.628341232228">
                <text:p>333.628341232228</text:p>
              </table:table-cell>
              <table:table-cell office:value-type="float" office:value="304.617440758294">
                <text:p>304.617440758294</text:p>
              </table:table-cell>
              <table:table-cell office:value-type="float" office:value="227.508436018957">
                <text:p>227.508436018957</text:p>
              </table:table-cell>
              <table:table-cell office:value-type="float" office:value="195.195165876777">
                <text:p>195.195165876777</text:p>
              </table:table-cell>
              <table:table-cell office:value-type="float" office:value="196.064834123223">
                <text:p>196.064834123223</text:p>
              </table:table-cell>
              <table:table-cell office:value-type="float" office:value="100.762938388626">
                <text:p>100.762938388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87:graphs_mac_times_externally_calced.W87</svg:desc>
                </draw:g>
              </table:table-cell>
              <table:table-cell office:value-type="float" office:value="376.194834123223">
                <text:p>376.194834123223</text:p>
              </table:table-cell>
              <table:table-cell office:value-type="float" office:value="54.0161611374408">
                <text:p>54.0161611374408</text:p>
              </table:table-cell>
              <table:table-cell office:value-type="float" office:value="32.4550236966825">
                <text:p>32.4550236966825</text:p>
              </table:table-cell>
              <table:table-cell office:value-type="float" office:value="21.2531279620853">
                <text:p>21.2531279620853</text:p>
              </table:table-cell>
              <table:table-cell office:value-type="float" office:value="21.4697156398104">
                <text:p>21.4697156398104</text:p>
              </table:table-cell>
              <table:table-cell office:value-type="float" office:value="26.0896208530806">
                <text:p>26.0896208530806</text:p>
              </table:table-cell>
              <table:table-cell office:value-type="float" office:value="14.1611848341232">
                <text:p>14.1611848341232</text:p>
              </table:table-cell>
              <table:table-cell office:value-type="float" office:value="13.7303791469194">
                <text:p>13.7303791469194</text:p>
              </table:table-cell>
              <table:table-cell office:value-type="float" office:value="329.080142180095">
                <text:p>329.080142180095</text:p>
              </table:table-cell>
              <table:table-cell office:value-type="float" office:value="300.346018957346">
                <text:p>300.346018957346</text:p>
              </table:table-cell>
              <table:table-cell office:value-type="float" office:value="225.655497630332">
                <text:p>225.655497630332</text:p>
              </table:table-cell>
              <table:table-cell office:value-type="float" office:value="196.901943127962">
                <text:p>196.901943127962</text:p>
              </table:table-cell>
              <table:table-cell office:value-type="float" office:value="140.527535545024">
                <text:p>140.527535545024</text:p>
              </table:table-cell>
              <table:table-cell office:value-type="float" office:value="99.8294312796208">
                <text:p>99.8294312796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89:graphs_mac_times_externally_calced.W89</svg:desc>
                </draw:g>
              </table:table-cell>
              <table:table-cell office:value-type="float" office:value="434.239336492891">
                <text:p>434.239336492891</text:p>
              </table:table-cell>
              <table:table-cell office:value-type="float" office:value="96.0379146919431">
                <text:p>96.0379146919431</text:p>
              </table:table-cell>
              <table:table-cell office:value-type="float" office:value="66.2824644549763">
                <text:p>66.2824644549763</text:p>
              </table:table-cell>
              <table:table-cell office:value-type="float" office:value="26.2696682464455">
                <text:p>26.2696682464455</text:p>
              </table:table-cell>
              <table:table-cell office:value-type="float" office:value="18.4796208530806">
                <text:p>18.4796208530806</text:p>
              </table:table-cell>
              <table:table-cell office:value-type="float" office:value="22.4222748815166">
                <text:p>22.4222748815166</text:p>
              </table:table-cell>
              <table:table-cell office:value-type="float" office:value="15.5445497630332">
                <text:p>15.5445497630332</text:p>
              </table:table-cell>
              <table:table-cell office:value-type="float" office:value="15.1137440758294">
                <text:p>15.1137440758294</text:p>
              </table:table-cell>
              <table:table-cell office:value-type="float" office:value="402.235071090047">
                <text:p>402.235071090047</text:p>
              </table:table-cell>
              <table:table-cell office:value-type="float" office:value="384.137914691943">
                <text:p>384.137914691943</text:p>
              </table:table-cell>
              <table:table-cell office:value-type="float" office:value="311.712322274881">
                <text:p>311.712322274881</text:p>
              </table:table-cell>
              <table:table-cell office:value-type="float" office:value="320.380568720379">
                <text:p>320.380568720379</text:p>
              </table:table-cell>
              <table:table-cell office:value-type="float" office:value="243.783412322275">
                <text:p>243.783412322275</text:p>
              </table:table-cell>
              <table:table-cell office:value-type="float" office:value="208.955450236967">
                <text:p>208.955450236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90:graphs_mac_times_externally_calced.W90</svg:desc>
                </draw:g>
              </table:table-cell>
              <table:table-cell office:value-type="float" office:value="382.806350710901">
                <text:p>382.806350710901</text:p>
              </table:table-cell>
              <table:table-cell office:value-type="float" office:value="87.1030331753555">
                <text:p>87.1030331753555</text:p>
              </table:table-cell>
              <table:table-cell office:value-type="float" office:value="34.103981042654">
                <text:p>34.103981042654</text:p>
              </table:table-cell>
              <table:table-cell office:value-type="float" office:value="18.7020853080569">
                <text:p>18.7020853080569</text:p>
              </table:table-cell>
              <table:table-cell office:value-type="float" office:value="17.5684360189573">
                <text:p>17.5684360189573</text:p>
              </table:table-cell>
              <table:table-cell office:value-type="float" office:value="21.5110900473934">
                <text:p>21.5110900473934</text:p>
              </table:table-cell>
              <table:table-cell office:value-type="float" office:value="14.63336492891">
                <text:p>14.63336492891</text:p>
              </table:table-cell>
              <table:table-cell office:value-type="float" office:value="14.2025592417062">
                <text:p>14.2025592417062</text:p>
              </table:table-cell>
              <table:table-cell office:value-type="float" office:value="335.030521327014">
                <text:p>335.030521327014</text:p>
              </table:table-cell>
              <table:table-cell office:value-type="float" office:value="311.518199052133">
                <text:p>311.518199052133</text:p>
              </table:table-cell>
              <table:table-cell office:value-type="float" office:value="244.949952606635">
                <text:p>244.949952606635</text:p>
              </table:table-cell>
              <table:table-cell office:value-type="float" office:value="235.078862559242">
                <text:p>235.078862559242</text:p>
              </table:table-cell>
              <table:table-cell office:value-type="float" office:value="192.016777251185">
                <text:p>192.016777251185</text:p>
              </table:table-cell>
              <table:table-cell office:value-type="float" office:value="122.995924170616">
                <text:p>122.995924170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91:graphs_mac_times_externally_calced.W91</svg:desc>
                </draw:g>
              </table:table-cell>
              <table:table-cell office:value-type="float" office:value="416.574218009479">
                <text:p>416.574218009479</text:p>
              </table:table-cell>
              <table:table-cell office:value-type="float" office:value="91.0073933649289">
                <text:p>91.0073933649289</text:p>
              </table:table-cell>
              <table:table-cell office:value-type="float" office:value="35.3495734597156">
                <text:p>35.3495734597156</text:p>
              </table:table-cell>
              <table:table-cell office:value-type="float" office:value="19.056682464455">
                <text:p>19.056682464455</text:p>
              </table:table-cell>
              <table:table-cell office:value-type="float" office:value="17.9230331753555">
                <text:p>17.9230331753555</text:p>
              </table:table-cell>
              <table:table-cell office:value-type="float" office:value="21.8656872037915">
                <text:p>21.8656872037915</text:p>
              </table:table-cell>
              <table:table-cell office:value-type="float" office:value="14.9879620853081">
                <text:p>14.9879620853081</text:p>
              </table:table-cell>
              <table:table-cell office:value-type="float" office:value="14.5571563981043">
                <text:p>14.5571563981043</text:p>
              </table:table-cell>
              <table:table-cell office:value-type="float" office:value="364.598388625592">
                <text:p>364.598388625592</text:p>
              </table:table-cell>
              <table:table-cell office:value-type="float" office:value="340.061895734597">
                <text:p>340.061895734597</text:p>
              </table:table-cell>
              <table:table-cell office:value-type="float" office:value="270.872322274882">
                <text:p>270.872322274882</text:p>
              </table:table-cell>
              <table:table-cell office:value-type="float" office:value="254.17990521327">
                <text:p>254.17990521327</text:p>
              </table:table-cell>
              <table:table-cell office:value-type="float" office:value="211.666161137441">
                <text:p>211.666161137441</text:p>
              </table:table-cell>
              <table:table-cell office:value-type="float" office:value="132.517345971564">
                <text:p>132.5173459715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832cm" svg:y="0.367cm" chart:style-name="ch2">
          <text:p>Primes 150k</text:p>
        </chart:title>
        <chart:legend chart:legend-position="end" svg:x="14.256cm" svg:y="2.59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49:graphs_mac_times_externally_calced.F58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ac_times_externally_calced.C49:graphs_mac_times_externally_calced.F49" chart:label-cell-address="graphs_mac_times_externally_calced.A129:graphs_mac_times_externally_calced.A129" chart:class="chart:line">
            <chart:data-point chart:repeated="4"/>
          </chart:series>
          <chart:series chart:style-name="ch11" chart:values-cell-range-address="graphs_mac_times_externally_calced.C50:graphs_mac_times_externally_calced.F50" chart:label-cell-address="graphs_mac_times_externally_calced.A130:graphs_mac_times_externally_calced.A130" chart:class="chart:line">
            <chart:data-point chart:repeated="4"/>
          </chart:series>
          <chart:series chart:style-name="ch12" chart:values-cell-range-address="graphs_mac_times_externally_calced.C51:graphs_mac_times_externally_calced.F51" chart:label-cell-address="graphs_mac_times_externally_calced.A131:graphs_mac_times_externally_calced.A131" chart:class="chart:line">
            <chart:data-point chart:repeated="4"/>
          </chart:series>
          <chart:series chart:style-name="ch13" chart:values-cell-range-address="graphs_mac_times_externally_calced.C52:graphs_mac_times_externally_calced.F52" chart:label-cell-address="graphs_mac_times_externally_calced.A132:graphs_mac_times_externally_calced.A132" chart:class="chart:line">
            <chart:data-point chart:repeated="4"/>
          </chart:series>
          <chart:series chart:style-name="ch14" chart:values-cell-range-address="graphs_mac_times_externally_calced.C53:graphs_mac_times_externally_calced.F53" chart:label-cell-address="graphs_mac_times_externally_calced.A133:graphs_mac_times_externally_calced.A133" chart:class="chart:line">
            <chart:data-point chart:repeated="4"/>
          </chart:series>
          <chart:series chart:style-name="ch15" chart:values-cell-range-address="graphs_mac_times_externally_calced.C54:graphs_mac_times_externally_calced.F54" chart:label-cell-address="graphs_mac_times_externally_calced.A134:graphs_mac_times_externally_calced.A134" chart:class="chart:line">
            <chart:data-point chart:repeated="4"/>
          </chart:series>
          <chart:series chart:style-name="ch16" chart:values-cell-range-address="graphs_mac_times_externally_calced.C55:graphs_mac_times_externally_calced.F55" chart:label-cell-address="graphs_mac_times_externally_calced.A135:graphs_mac_times_externally_calced.A135" chart:class="chart:line">
            <chart:data-point chart:repeated="4"/>
          </chart:series>
          <chart:series chart:style-name="ch17" chart:values-cell-range-address="graphs_mac_times_externally_calced.C56:graphs_mac_times_externally_calced.F56" chart:label-cell-address="graphs_mac_times_externally_calced.A136:graphs_mac_times_externally_calced.A136" chart:class="chart:line">
            <chart:data-point chart:repeated="4"/>
          </chart:series>
          <chart:series chart:style-name="ch18" chart:values-cell-range-address="graphs_mac_times_externally_calced.C57:graphs_mac_times_externally_calced.F57" chart:label-cell-address="graphs_mac_times_externally_calced.A137:graphs_mac_times_externally_calced.A137" chart:class="chart:line">
            <chart:data-point chart:repeated="4"/>
          </chart:series>
          <chart:series chart:style-name="ch19" chart:values-cell-range-address="graphs_mac_times_externally_calced.C58:graphs_mac_times_externally_calced.F58" chart:label-cell-address="graphs_mac_times_externally_calced.A138:graphs_mac_times_externally_calced.A138" chart:class="chart:line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49:graphs_mac_times_externally_calced.F49</svg:desc>
                </draw:g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50:graphs_mac_times_externally_calced.F50</svg:desc>
                </draw:g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51:graphs_mac_times_externally_calced.F51</svg:desc>
                </draw:g>
              </table:table-cell>
              <table:table-cell office:value-type="float" office:value="8.06967509025271">
                <text:p>8.06967509025271</text:p>
              </table:table-cell>
              <table:table-cell office:value-type="float" office:value="7.82996389891697">
                <text:p>7.82996389891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52:graphs_mac_times_externally_calced.F52</svg:desc>
                </draw:g>
              </table:table-cell>
              <table:table-cell office:value-type="float" office:value="7.56252707581227">
                <text:p>7.56252707581227</text:p>
              </table:table-cell>
              <table:table-cell office:value-type="float" office:value="7.73740072202166">
                <text:p>7.73740072202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53:graphs_mac_times_externally_calced.F53</svg:desc>
                </draw:g>
              </table:table-cell>
              <table:table-cell office:value-type="float" office:value="7.55509025270758">
                <text:p>7.55509025270758</text:p>
              </table:table-cell>
              <table:table-cell office:value-type="float" office:value="8.03083032490975">
                <text:p>8.03083032490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54:graphs_mac_times_externally_calced.F54</svg:desc>
                </draw:g>
              </table:table-cell>
              <table:table-cell office:value-type="float" office:value="7.55595667870036">
                <text:p>7.55595667870036</text:p>
              </table:table-cell>
              <table:table-cell office:value-type="float" office:value="7.70613718411552">
                <text:p>7.70613718411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55:graphs_mac_times_externally_calced.F55</svg:desc>
                </draw:g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56:graphs_mac_times_externally_calced.F56</svg:desc>
                </draw:g>
              </table:table-cell>
              <table:table-cell office:value-type="float" office:value="7.50310469314079">
                <text:p>7.50310469314079</text:p>
              </table:table-cell>
              <table:table-cell office:value-type="float" office:value="7.98180505415163">
                <text:p>7.98180505415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57:graphs_mac_times_externally_calced.F57</svg:desc>
                </draw:g>
              </table:table-cell>
              <table:table-cell office:value-type="float" office:value="7.59610108303249">
                <text:p>7.59610108303249</text:p>
              </table:table-cell>
              <table:table-cell office:value-type="float" office:value="7.9156678700361">
                <text:p>7.9156678700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58:graphs_mac_times_externally_calced.F58</svg:desc>
                </draw:g>
              </table:table-cell>
              <table:table-cell office:value-type="float" office:value="8.47212996389892">
                <text:p>8.47212996389892</text:p>
              </table:table-cell>
              <table:table-cell office:value-type="float" office:value="7.77718411552347">
                <text:p>7.7771841155234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60:graphs_mac_times_externally_calced.F69" chart:data-source-has-labels="both" svg:x="1.386cm" svg:y="1.403cm" svg:width="13.253cm" svg:height="9.953cm">
          <chartooo:coordinate-region svg:x="2.007cm" svg:y="1.602cm" svg:width="12.632cm" svg:height="9.107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60:graphs_mac_times_externally_calced.F60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61:graphs_mac_times_externally_calced.F61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62:graphs_mac_times_externally_calced.F62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63:graphs_mac_times_externally_calced.F63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64:graphs_mac_times_externally_calced.F64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65:graphs_mac_times_externally_calced.F65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66:graphs_mac_times_externally_calced.F66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67:graphs_mac_times_externally_calced.F67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68:graphs_mac_times_externally_calced.F68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69:graphs_mac_times_externally_calced.F69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60:graphs_mac_times_externally_calced.F60</svg:desc>
                </draw:g>
              </table:table-cell>
              <table:table-cell office:value-type="float" office:value="18.2865531914894">
                <text:p>18.2865531914894</text:p>
              </table:table-cell>
              <table:table-cell office:value-type="float" office:value="18.0882553191489">
                <text:p>18.088255319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61:graphs_mac_times_externally_calced.F61</svg:desc>
                </draw:g>
              </table:table-cell>
              <table:table-cell office:value-type="float" office:value="9.02578723404255">
                <text:p>9.02578723404255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62:graphs_mac_times_externally_calced.F62</svg:desc>
                </draw:g>
              </table:table-cell>
              <table:table-cell office:value-type="float" office:value="8.87157446808511">
                <text:p>8.87157446808511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63:graphs_mac_times_externally_calced.F63</svg:desc>
                </draw:g>
              </table:table-cell>
              <table:table-cell office:value-type="float" office:value="8.97293617021277">
                <text:p>8.97293617021277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64:graphs_mac_times_externally_calced.F64</svg:desc>
                </draw:g>
              </table:table-cell>
              <table:table-cell office:value-type="float" office:value="8.93617021276596">
                <text:p>8.93617021276596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65:graphs_mac_times_externally_calced.F65</svg:desc>
                </draw:g>
              </table:table-cell>
              <table:table-cell office:value-type="float" office:value="9.19651063829787">
                <text:p>9.19651063829787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66:graphs_mac_times_externally_calced.F66</svg:desc>
                </draw:g>
              </table:table-cell>
              <table:table-cell office:value-type="float" office:value="10.6461276595745">
                <text:p>10.6461276595745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67:graphs_mac_times_externally_calced.F67</svg:desc>
                </draw:g>
              </table:table-cell>
              <table:table-cell office:value-type="float" office:value="9.38885106382979">
                <text:p>9.38885106382979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68:graphs_mac_times_externally_calced.F68</svg:desc>
                </draw:g>
              </table:table-cell>
              <table:table-cell office:value-type="float" office:value="8.87957446808511">
                <text:p>8.87957446808511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69:graphs_mac_times_externally_calced.F69</svg:desc>
                </draw:g>
              </table:table-cell>
              <table:table-cell office:value-type="float" office:value="9.2976170212766">
                <text:p>9.2976170212766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71:graphs_mac_times_externally_calced.F80" chart:data-source-has-labels="both" svg:x="1.386cm" svg:y="1.403cm" svg:width="13.253cm" svg:height="9.953cm">
          <chartooo:coordinate-region svg:x="2.007cm" svg:y="1.602cm" svg:width="12.632cm" svg:height="9.107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71:graphs_mac_times_externally_calced.F71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72:graphs_mac_times_externally_calced.F72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73:graphs_mac_times_externally_calced.F73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74:graphs_mac_times_externally_calced.F74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75:graphs_mac_times_externally_calced.F75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76:graphs_mac_times_externally_calced.F76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77:graphs_mac_times_externally_calced.F77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78:graphs_mac_times_externally_calced.F78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79:graphs_mac_times_externally_calced.F79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80:graphs_mac_times_externally_calced.F80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71:graphs_mac_times_externally_calced.F71</svg:desc>
                </draw:g>
              </table:table-cell>
              <table:table-cell office:value-type="float" office:value="31.4636137071651">
                <text:p>31.4636137071651</text:p>
              </table:table-cell>
              <table:table-cell office:value-type="float" office:value="28.9772585669782">
                <text:p>28.9772585669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72:graphs_mac_times_externally_calced.F72</svg:desc>
                </draw:g>
              </table:table-cell>
              <table:table-cell office:value-type="float" office:value="19.565046728972">
                <text:p>19.565046728972</text:p>
              </table:table-cell>
              <table:table-cell office:value-type="float" office:value="20.496261682243">
                <text:p>20.496261682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73:graphs_mac_times_externally_calced.F73</svg:desc>
                </draw:g>
              </table:table-cell>
              <table:table-cell office:value-type="float" office:value="20.8789408099688">
                <text:p>20.8789408099688</text:p>
              </table:table-cell>
              <table:table-cell office:value-type="float" office:value="22.2016822429907">
                <text:p>22.2016822429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74:graphs_mac_times_externally_calced.F74</svg:desc>
                </draw:g>
              </table:table-cell>
              <table:table-cell office:value-type="float" office:value="19.1755140186916">
                <text:p>19.1755140186916</text:p>
              </table:table-cell>
              <table:table-cell office:value-type="float" office:value="22.0011214953271">
                <text:p>22.00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75:graphs_mac_times_externally_calced.F75</svg:desc>
                </draw:g>
              </table:table-cell>
              <table:table-cell office:value-type="float" office:value="19.2943302180685">
                <text:p>19.2943302180685</text:p>
              </table:table-cell>
              <table:table-cell office:value-type="float" office:value="19.2590031152648">
                <text:p>19.2590031152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76:graphs_mac_times_externally_calced.F76</svg:desc>
                </draw:g>
              </table:table-cell>
              <table:table-cell office:value-type="float" office:value="19.1322118380062">
                <text:p>19.1322118380062</text:p>
              </table:table-cell>
              <table:table-cell office:value-type="float" office:value="20.9406230529595">
                <text:p>20.9406230529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77:graphs_mac_times_externally_calced.F77</svg:desc>
                </draw:g>
              </table:table-cell>
              <table:table-cell office:value-type="float" office:value="23.6806230529595">
                <text:p>23.6806230529595</text:p>
              </table:table-cell>
              <table:table-cell office:value-type="float" office:value="24.8851713395639">
                <text:p>24.8851713395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78:graphs_mac_times_externally_calced.F78</svg:desc>
                </draw:g>
              </table:table-cell>
              <table:table-cell office:value-type="float" office:value="18.9978193146417">
                <text:p>18.9978193146417</text:p>
              </table:table-cell>
              <table:table-cell office:value-type="float" office:value="21.1694704049844">
                <text:p>21.1694704049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79:graphs_mac_times_externally_calced.F79</svg:desc>
                </draw:g>
              </table:table-cell>
              <table:table-cell office:value-type="float" office:value="18.2235514018692">
                <text:p>18.2235514018692</text:p>
              </table:table-cell>
              <table:table-cell office:value-type="float" office:value="21.0765109034268">
                <text:p>21.0765109034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80:graphs_mac_times_externally_calced.F80</svg:desc>
                </draw:g>
              </table:table-cell>
              <table:table-cell office:value-type="float" office:value="18.3882242990654">
                <text:p>18.3882242990654</text:p>
              </table:table-cell>
              <table:table-cell office:value-type="float" office:value="20.2298442367601">
                <text:p>20.22984423676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82:graphs_mac_times_externally_calced.F91" chart:data-source-has-labels="both" svg:x="1.386cm" svg:y="1.403cm" svg:width="13.253cm" svg:height="9.953cm">
          <chartooo:coordinate-region svg:x="2.007cm" svg:y="1.602cm" svg:width="12.632cm" svg:height="9.107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82:graphs_mac_times_externally_calced.F82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83:graphs_mac_times_externally_calced.F83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84:graphs_mac_times_externally_calced.F84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85:graphs_mac_times_externally_calced.F85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86:graphs_mac_times_externally_calced.F86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87:graphs_mac_times_externally_calced.F87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88:graphs_mac_times_externally_calced.F88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89:graphs_mac_times_externally_calced.F89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90:graphs_mac_times_externally_calced.F90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91:graphs_mac_times_externally_calced.F91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82:graphs_mac_times_externally_calced.F82</svg:desc>
                </draw:g>
              </table:table-cell>
              <table:table-cell office:value-type="float" office:value="21.0341232227488">
                <text:p>21.0341232227488</text:p>
              </table:table-cell>
              <table:table-cell office:value-type="float" office:value="21.3472511848341">
                <text:p>21.3472511848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83:graphs_mac_times_externally_calced.F83</svg:desc>
                </draw:g>
              </table:table-cell>
              <table:table-cell office:value-type="float" office:value="13.1443127962085">
                <text:p>13.1443127962085</text:p>
              </table:table-cell>
              <table:table-cell office:value-type="float" office:value="13.4134123222749">
                <text:p>13.4134123222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84:graphs_mac_times_externally_calced.F84</svg:desc>
                </draw:g>
              </table:table-cell>
              <table:table-cell office:value-type="float" office:value="13.0158767772512">
                <text:p>13.0158767772512</text:p>
              </table:table-cell>
              <table:table-cell office:value-type="float" office:value="12.2132701421801">
                <text:p>12.2132701421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85:graphs_mac_times_externally_calced.F85</svg:desc>
                </draw:g>
              </table:table-cell>
              <table:table-cell office:value-type="float" office:value="11.6445971563981">
                <text:p>11.6445971563981</text:p>
              </table:table-cell>
              <table:table-cell office:value-type="float" office:value="11.9081990521327">
                <text:p>11.9081990521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86:graphs_mac_times_externally_calced.F86</svg:desc>
                </draw:g>
              </table:table-cell>
              <table:table-cell office:value-type="float" office:value="11.3674881516588">
                <text:p>11.3674881516588</text:p>
              </table:table-cell>
              <table:table-cell office:value-type="float" office:value="11.9951658767773">
                <text:p>11.9951658767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87:graphs_mac_times_externally_calced.F87</svg:desc>
                </draw:g>
              </table:table-cell>
              <table:table-cell office:value-type="float" office:value="11.4094786729858">
                <text:p>11.4094786729858</text:p>
              </table:table-cell>
              <table:table-cell office:value-type="float" office:value="11.5085781990521">
                <text:p>11.5085781990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88:graphs_mac_times_externally_calced.F88</svg:desc>
                </draw:g>
              </table:table-cell>
              <table:table-cell office:value-type="float" office:value="15.2615165876777">
                <text:p>15.2615165876777</text:p>
              </table:table-cell>
              <table:table-cell office:value-type="float" office:value="14.5055924170616">
                <text:p>14.5055924170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89:graphs_mac_times_externally_calced.F89</svg:desc>
                </draw:g>
              </table:table-cell>
              <table:table-cell office:value-type="float" office:value="11.816018957346">
                <text:p>11.816018957346</text:p>
              </table:table-cell>
              <table:table-cell office:value-type="float" office:value="12.8919431279621">
                <text:p>12.8919431279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90:graphs_mac_times_externally_calced.F90</svg:desc>
                </draw:g>
              </table:table-cell>
              <table:table-cell office:value-type="float" office:value="11.9556872037915">
                <text:p>11.9556872037915</text:p>
              </table:table-cell>
              <table:table-cell office:value-type="float" office:value="11.9807582938389">
                <text:p>11.9807582938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91:graphs_mac_times_externally_calced.F91</svg:desc>
                </draw:g>
              </table:table-cell>
              <table:table-cell office:value-type="float" office:value="12.0516113744076">
                <text:p>12.0516113744076</text:p>
              </table:table-cell>
              <table:table-cell office:value-type="float" office:value="12.335355450237">
                <text:p>12.3353554502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832cm" svg:y="0.367cm" chart:style-name="ch2">
          <text:p>Primes 150k</text:p>
        </chart:title>
        <chart:legend chart:legend-position="end" svg:x="14.256cm" svg:y="4.798cm" style:legend-expansion="high" chart:style-name="ch3"/>
        <chart:plot-area chart:style-name="ch4" table:cell-range-address="graphs_mac_times_externally_calced.H128:graphs_mac_times_externally_calced.W128 graphs_mac_times_externally_calced.A130:graphs_mac_times_externally_calced.A131 graphs_mac_times_externally_calced.H50:graphs_mac_times_externally_calced.W51 graphs_mac_times_externally_calced.A135:graphs_mac_times_externally_calced.A135 graphs_mac_times_externally_calced.H55:graphs_mac_times_externally_calced.W55" chart:data-source-has-labels="both" svg:x="1.534cm" svg:y="1.551cm" svg:width="12.347cm" svg:height="9.805cm">
          <chartooo:coordinate-region svg:x="4.359cm" svg:y="1.551cm" svg:width="9.522cm" svg:height="4.7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W128"/>
          </chart:axis>
          <chart:axis chart:dimension="y" chart:name="primary-y" chart:style-name="ch6">
            <chart:title svg:x="0.451cm" svg:y="7.079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ac_times_externally_calced.H50:graphs_mac_times_externally_calced.W50" chart:label-cell-address="graphs_mac_times_externally_calced.A130:graphs_mac_times_externally_calced.A130" chart:class="chart:line">
            <chart:data-point chart:repeated="16"/>
          </chart:series>
          <chart:series chart:style-name="ch11" chart:values-cell-range-address="graphs_mac_times_externally_calced.H51:graphs_mac_times_externally_calced.W51" chart:label-cell-address="graphs_mac_times_externally_calced.A131:graphs_mac_times_externally_calced.A131" chart:class="chart:line">
            <chart:data-point chart:repeated="16"/>
          </chart:series>
          <chart:series chart:style-name="ch12" chart:values-cell-range-address="graphs_mac_times_externally_calced.H55:graphs_mac_times_externally_calced.W55" chart:label-cell-address="graphs_mac_times_externally_calced.A135:graphs_mac_times_externally_calced.A135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W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50:graphs_mac_times_externally_calced.W50</svg:desc>
                </draw:g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51:graphs_mac_times_externally_calced.W51</svg:desc>
                </draw:g>
              </table:table-cell>
              <table:table-cell office:value-type="float" office:value="323.818411552347">
                <text:p>323.818411552347</text:p>
              </table:table-cell>
              <table:table-cell office:value-type="float" office:value="7.84945848375451">
                <text:p>7.84945848375451</text:p>
              </table:table-cell>
              <table:table-cell office:value-type="float" office:value="7.83285198555957">
                <text:p>7.83285198555957</text:p>
              </table:table-cell>
              <table:table-cell office:value-type="float" office:value="7.83285198555957">
                <text:p>7.83285198555957</text:p>
              </table:table-cell>
              <table:table-cell office:value-type="float" office:value="7.83068592057762">
                <text:p>7.83068592057762</text:p>
              </table:table-cell>
              <table:table-cell office:value-type="float" office:value="7.84729241877256">
                <text:p>7.84729241877256</text:p>
              </table:table-cell>
              <table:table-cell office:value-type="float" office:value="7.83357400722022">
                <text:p>7.83357400722022</text:p>
              </table:table-cell>
              <table:table-cell office:value-type="float" office:value="7.83068592057762">
                <text:p>7.83068592057762</text:p>
              </table:table-cell>
              <table:table-cell office:value-type="float" office:value="191.495667870036">
                <text:p>191.495667870036</text:p>
              </table:table-cell>
              <table:table-cell office:value-type="float" office:value="191.482671480144">
                <text:p>191.482671480144</text:p>
              </table:table-cell>
              <table:table-cell office:value-type="float" office:value="169.217689530686">
                <text:p>169.217689530686</text:p>
              </table:table-cell>
              <table:table-cell office:value-type="float" office:value="191.4559566787">
                <text:p>191.4559566787</text:p>
              </table:table-cell>
              <table:table-cell office:value-type="float" office:value="79.0848375451264">
                <text:p>79.0848375451264</text:p>
              </table:table-cell>
              <table:table-cell office:value-type="float" office:value="72.4148014440433">
                <text:p>72.4148014440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55:graphs_mac_times_externally_calced.W55</svg:desc>
                </draw:g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069cm" svg:y="0.367cm" chart:style-name="ch2">
          <text:p>Primes 150k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W128 graphs_mac_times_externally_calced.A129:graphs_mac_times_externally_calced.A129 graphs_mac_times_externally_calced.H49:graphs_mac_times_externally_calced.W49" chart:data-source-has-labels="both" svg:x="1.386cm" svg:y="1.403cm" svg:width="13.888cm" svg:height="9.953cm">
          <chartooo:coordinate-region svg:x="3.997cm" svg:y="1.403cm" svg:width="11.277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W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49:graphs_mac_times_externally_calced.W49" chart:label-cell-address="graphs_mac_times_externally_calced.A129:graphs_mac_times_externally_calced.A129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W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49:graphs_mac_times_externally_calced.W49</svg:desc>
                </draw:g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444.274223826715">
                <text:p>444.274223826715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069cm" svg:y="0.367cm" chart:style-name="ch2">
          <text:p>Primes 150k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W128 graphs_mac_times_externally_calced.A132:graphs_mac_times_externally_calced.A134 graphs_mac_times_externally_calced.H52:graphs_mac_times_externally_calced.W54 graphs_mac_times_externally_calced.A136:graphs_mac_times_externally_calced.A138 graphs_mac_times_externally_calced.H56:graphs_mac_times_externally_calced.W58" chart:data-source-has-labels="both" svg:x="1.386cm" svg:y="1.403cm" svg:width="13.253cm" svg:height="9.953cm">
          <chartooo:coordinate-region svg:x="4.085cm" svg:y="1.403cm" svg:width="10.554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W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52:graphs_mac_times_externally_calced.W52" chart:label-cell-address="graphs_mac_times_externally_calced.A132:graphs_mac_times_externally_calced.A132" chart:class="chart:line">
            <chart:data-point chart:repeated="16"/>
          </chart:series>
          <chart:series chart:style-name="ch10" chart:values-cell-range-address="graphs_mac_times_externally_calced.H53:graphs_mac_times_externally_calced.W53" chart:label-cell-address="graphs_mac_times_externally_calced.A133:graphs_mac_times_externally_calced.A133" chart:class="chart:line">
            <chart:data-point chart:repeated="16"/>
          </chart:series>
          <chart:series chart:style-name="ch11" chart:values-cell-range-address="graphs_mac_times_externally_calced.H54:graphs_mac_times_externally_calced.W54" chart:label-cell-address="graphs_mac_times_externally_calced.A134:graphs_mac_times_externally_calced.A134" chart:class="chart:line">
            <chart:data-point chart:repeated="16"/>
          </chart:series>
          <chart:series chart:style-name="ch12" chart:values-cell-range-address="graphs_mac_times_externally_calced.H56:graphs_mac_times_externally_calced.W56" chart:label-cell-address="graphs_mac_times_externally_calced.A136:graphs_mac_times_externally_calced.A136" chart:class="chart:line">
            <chart:data-point chart:repeated="16"/>
          </chart:series>
          <chart:series chart:style-name="ch13" chart:values-cell-range-address="graphs_mac_times_externally_calced.H57:graphs_mac_times_externally_calced.W57" chart:label-cell-address="graphs_mac_times_externally_calced.A137:graphs_mac_times_externally_calced.A137" chart:class="chart:line">
            <chart:data-point chart:repeated="16"/>
          </chart:series>
          <chart:series chart:style-name="ch14" chart:values-cell-range-address="graphs_mac_times_externally_calced.H58:graphs_mac_times_externally_calced.W58" chart:label-cell-address="graphs_mac_times_externally_calced.A138:graphs_mac_times_externally_calced.A138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W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52:graphs_mac_times_externally_calced.W52</svg:desc>
                </draw:g>
              </table:table-cell>
              <table:table-cell office:value-type="float" office:value="269.150397111913">
                <text:p>269.150397111913</text:p>
              </table:table-cell>
              <table:table-cell office:value-type="float" office:value="7.74101083032491">
                <text:p>7.7410108303249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4101083032491">
                <text:p>7.7410108303249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137.595884476534">
                <text:p>137.595884476534</text:p>
              </table:table-cell>
              <table:table-cell office:value-type="float" office:value="98.2940794223827">
                <text:p>98.2940794223827</text:p>
              </table:table-cell>
              <table:table-cell office:value-type="float" office:value="98.2890252707581">
                <text:p>98.2890252707581</text:p>
              </table:table-cell>
              <table:table-cell office:value-type="float" office:value="7.7727797833935">
                <text:p>7.7727797833935</text:p>
              </table:table-cell>
              <table:table-cell office:value-type="float" office:value="7.7626714801444">
                <text:p>7.7626714801444</text:p>
              </table:table-cell>
              <table:table-cell office:value-type="float" office:value="7.7771119133574">
                <text:p>7.7771119133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53:graphs_mac_times_externally_calced.W53</svg:desc>
                </draw:g>
              </table:table-cell>
              <table:table-cell office:value-type="float" office:value="275.258267148014">
                <text:p>275.25826714801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144.183898916968">
                <text:p>144.183898916968</text:p>
              </table:table-cell>
              <table:table-cell office:value-type="float" office:value="104.881371841155">
                <text:p>104.881371841155</text:p>
              </table:table-cell>
              <table:table-cell office:value-type="float" office:value="104.874151624549">
                <text:p>104.874151624549</text:p>
              </table:table-cell>
              <table:table-cell office:value-type="float" office:value="8.06620938628159">
                <text:p>8.06620938628159</text:p>
              </table:table-cell>
              <table:table-cell office:value-type="float" office:value="8.04527075812274">
                <text:p>8.04527075812274</text:p>
              </table:table-cell>
              <table:table-cell office:value-type="float" office:value="8.034440433213">
                <text:p>8.034440433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54:graphs_mac_times_externally_calced.W54</svg:desc>
                </draw:g>
              </table:table-cell>
              <table:table-cell office:value-type="float" office:value="274.936462093863">
                <text:p>274.936462093863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143.861371841155">
                <text:p>143.861371841155</text:p>
              </table:table-cell>
              <table:table-cell office:value-type="float" office:value="104.559566787004">
                <text:p>104.559566787004</text:p>
              </table:table-cell>
              <table:table-cell office:value-type="float" office:value="104.553068592058">
                <text:p>104.553068592058</text:p>
              </table:table-cell>
              <table:table-cell office:value-type="float" office:value="7.74368231046931">
                <text:p>7.74368231046931</text:p>
              </table:table-cell>
              <table:table-cell office:value-type="float" office:value="7.72202166064982">
                <text:p>7.72202166064982</text:p>
              </table:table-cell>
              <table:table-cell office:value-type="float" office:value="7.70902527075812">
                <text:p>7.70902527075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56:graphs_mac_times_externally_calced.W56</svg:desc>
                </draw:g>
              </table:table-cell>
              <table:table-cell office:value-type="float" office:value="329.848231046931">
                <text:p>329.848231046931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198.066281588448">
                <text:p>198.066281588448</text:p>
              </table:table-cell>
              <table:table-cell office:value-type="float" office:value="198.053285198556">
                <text:p>198.053285198556</text:p>
              </table:table-cell>
              <table:table-cell office:value-type="float" office:value="134.721155234657">
                <text:p>134.721155234657</text:p>
              </table:table-cell>
              <table:table-cell office:value-type="float" office:value="71.3839711191336">
                <text:p>71.3839711191336</text:p>
              </table:table-cell>
              <table:table-cell office:value-type="float" office:value="8.03812274368231">
                <text:p>8.03812274368231</text:p>
              </table:table-cell>
              <table:table-cell office:value-type="float" office:value="8.02729241877256">
                <text:p>8.02729241877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57:graphs_mac_times_externally_calced.W57</svg:desc>
                </draw:g>
              </table:table-cell>
              <table:table-cell office:value-type="float" office:value="323.384981949458">
                <text:p>323.384981949458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191.870180505415">
                <text:p>191.870180505415</text:p>
              </table:table-cell>
              <table:table-cell office:value-type="float" office:value="191.857184115523">
                <text:p>191.857184115523</text:p>
              </table:table-cell>
              <table:table-cell office:value-type="float" office:value="81.5329963898917">
                <text:p>81.5329963898917</text:p>
              </table:table-cell>
              <table:table-cell office:value-type="float" office:value="7.96765342960289">
                <text:p>7.96765342960289</text:p>
              </table:table-cell>
              <table:table-cell office:value-type="float" office:value="7.94382671480144">
                <text:p>7.94382671480144</text:p>
              </table:table-cell>
              <table:table-cell office:value-type="float" office:value="7.93949458483755">
                <text:p>7.93949458483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58:graphs_mac_times_externally_calced.W58</svg:desc>
                </draw:g>
              </table:table-cell>
              <table:table-cell office:value-type="float" office:value="358.19523465704">
                <text:p>358.19523465704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224.652996389892">
                <text:p>224.652996389892</text:p>
              </table:table-cell>
              <table:table-cell office:value-type="float" office:value="224.64">
                <text:p>224.64</text:p>
              </table:table-cell>
              <table:table-cell office:value-type="float" office:value="94.5598555956679">
                <text:p>94.5598555956679</text:p>
              </table:table-cell>
              <table:table-cell office:value-type="float" office:value="7.82483754512635">
                <text:p>7.82483754512635</text:p>
              </table:table-cell>
              <table:table-cell office:value-type="float" office:value="7.80750902527076">
                <text:p>7.80750902527076</text:p>
              </table:table-cell>
              <table:table-cell office:value-type="float" office:value="7.79162454873646">
                <text:p>7.7916245487364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W128 graphs_mac_times_externally_calced.A129:graphs_mac_times_externally_calced.A129 graphs_mac_times_externally_calced.H60:graphs_mac_times_externally_calced.W60" chart:data-source-has-labels="both" svg:x="1.386cm" svg:y="1.403cm" svg:width="13.888cm" svg:height="9.953cm">
          <chartooo:coordinate-region svg:x="3.997cm" svg:y="1.403cm" svg:width="11.277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W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60:graphs_mac_times_externally_calced.W60" chart:label-cell-address="graphs_mac_times_externally_calced.A129:graphs_mac_times_externally_calced.A129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W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60:graphs_mac_times_externally_calced.W60</svg:desc>
                </draw:g>
              </table:table-cell>
              <table:table-cell office:value-type="float" office:value="1366.93591489362">
                <text:p>1366.93591489362</text:p>
              </table:table-cell>
              <table:table-cell office:value-type="float" office:value="1192.17421276596">
                <text:p>1192.17421276596</text:p>
              </table:table-cell>
              <table:table-cell office:value-type="float" office:value="1116.58868085106">
                <text:p>1116.58868085106</text:p>
              </table:table-cell>
              <table:table-cell office:value-type="float" office:value="976.858468085107">
                <text:p>976.858468085107</text:p>
              </table:table-cell>
              <table:table-cell office:value-type="float" office:value="918.505276595745">
                <text:p>918.505276595745</text:p>
              </table:table-cell>
              <table:table-cell office:value-type="float" office:value="725.118893617021">
                <text:p>725.118893617021</text:p>
              </table:table-cell>
              <table:table-cell office:value-type="float" office:value="644.601446808511">
                <text:p>644.601446808511</text:p>
              </table:table-cell>
              <table:table-cell office:value-type="float" office:value="399.607404255319">
                <text:p>399.607404255319</text:p>
              </table:table-cell>
              <table:table-cell office:value-type="float" office:value="1349.46272340426">
                <text:p>1349.46272340426</text:p>
              </table:table-cell>
              <table:table-cell office:value-type="float" office:value="1342.14017021277">
                <text:p>1342.14017021277</text:p>
              </table:table-cell>
              <table:table-cell office:value-type="float" office:value="1301.86868085106">
                <text:p>1301.86868085106</text:p>
              </table:table-cell>
              <table:table-cell office:value-type="float" office:value="1302.11123404255">
                <text:p>1302.11123404255</text:p>
              </table:table-cell>
              <table:table-cell office:value-type="float" office:value="1269.16144680851">
                <text:p>1269.16144680851</text:p>
              </table:table-cell>
              <table:table-cell office:value-type="float" office:value="1256.46953191489">
                <text:p>1256.4695319148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